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Every week, current affairs analysis: NATO's offices in Tokyo may be stranded (Free Version)</text:span>
</text:h>
      <text:p text:style-name="P4">
Authors: ['曹辛']</text:p>
      <text:p text:style-name="P4">
Publisher: 英国《金融时报》</text:p>
      <text:p text:style-name="P4">
Time: 2023-06-08T03:51:29+00:00</text:p>
      <text:p text:style-name="P4">
Published Time: 2023-06-07T12:00:99+08:00</text:p>
      <text:p text:style-name="P4">
Modified Time: 2023-06-07T23:49:99+08:00</text:p>
      <text:p text:style-name="P4">
Description: Cao Xin: France does have the ability to put NATO into Asia. This is because the voting method of the North Atlantic Council is the whole principle of consistent. At the same time, France's diplomacy actually implements the dual -foreign minister system.</text:p>
      <text:p text:style-name="P4">
Images: ["<text:a xlink:type="simple" xlink:href="https://thumbor.ftacademy.cn/unsafe/picture/5/000183725_piclink.jpg" text:style-name="Internet_20_link" text:visited-style-name="Visited_20_Internet_20_Link">
000183725_pic...</text:a>
"]</text:p>
      <text:p text:style-name="P4">
Themes: ['法国', '关注']</text:p>
      <text:p text:style-name="P4">
Keywords: ['法国', '北约', '马克龙', '中法关系']</text:p>
      <text:p text:style-name="P4">
Type: Article</text:p>
      <!--METADATA-->
      <text:p text:style-name="P4">
<draw:frame draw:style-name="fr1" draw:name="Image2" text:anchor-type="as-char" svg:width="6.9236in" svg:height="4.617987in" draw:z-index="0">
<draw:image xlink:href="../Images/FT Chinese Free Version/2023-06-08T03-51-29-00-00/000183725_piclink.jpg" xlink:type="simple" xlink:show="embed" xlink:actuate="onLoad" draw:mime-type="image/jpeg"/>
</draw:frame>
Recently, French President Macron denied the establishment of a office in Tokyo, which aroused widespread attention in the world. According to reports: Macron said at a meeting that NATO should not expand its tentacles to the North Atlantic region, and added: "If ... we promote the expansion of NATO expansion and geographical areas, we will make a big mistake. . "This statement aroused a great uproar, and more importantly, this actually made NATO's establishment office in Tokyo, which became complicated and would not go smoothly.</text:p>
      <text:p text:style-name="P4">
However, objectively speaking, France does have the ability to put NATO into Asia. On the one hand, this is because the voting method of the North Atlantic Council of NATO's decision -making agencies is the integration principle of the whole; on the other hand, French diplomacy is actually a double foreign minister system, and the French government and French president have each diplomatic team. This reality also makes it not easy for NATO to enter the Asian station.</text:p>
      <text:p text:style-name="P4">
News Source: <text:a xlink:type="simple" xlink:href="http://www.ftchinese.com/story/001099898" text:style-name="Internet_20_link" text:visited-style-name="Visited_20_Internet_20_Link">
http://www.ftchinese.com/story/001099898</text:a>
</text:p>
      <!--NEWS-->
      <text:h text:style-name="P10" text:outline-level="1">
<text:span text:style-name="T4">
Volcanication connections between the United States and China further weakened (Free Version)</text:span>
</text:h>
      <text:p text:style-name="P4">
Author: Yuliya Chernova</text:p>
      <text:p text:style-name="P4">
Publisher: 华尔街日报中文网</text:p>
      <text:p text:style-name="P4">
Published Time: 2023-06-08T03:55:00.000Z</text:p>
      <text:p text:style-name="P4">
Modified Time: 2023-06-08T03:55:00.000Z</text:p>
      <text:p text:style-name="P4">
Created Time: 2023-06-08T01:25:00.000Z</text:p>
      <text:p text:style-name="P4">
Description: The large -scale US venture capital of Sequoia Capital made the Chinese sector a plan to become an independent entity reflected that the US venture capital is increasingly withdrawn from China.</text:p>
      <text:p text:style-name="P4">
Images: []</text:p>
      <text:p text:style-name="P4">
Categories: ['商业']</text:p>
      <text:p text:style-name="P4">
Keywords: SYND,LINK:EN|WP-WSJ-0000958730</text:p>
      <text:p text:style-name="P4">
Type: Article</text:p>
      <!--METADATA-->
      <text:p text:style-name="P4">
China's booming technology market and huge consumer groups have attracted American venture capital. However, the supervision rectification of these two countries has made investment challenges.</text:p>
      <text:p text:style-name="P4">
News Source: <text:a xlink:type="simple" xlink:href="https://cn.wsj.com/articles/%E7%BE%8E%E4%B8%AD%E4%B8%A4%E5%9B%BD%E7%9A%84%E9%A3%8E%E6%8A%95%E8%81%94%E7%B3%BB%E8%BF%9B%E4%B8%80%E6%AD%A5%E5%BC%B1%E5%8C%96-e62e1a63" text:style-name="Internet_20_link" text:visited-style-name="Visited_20_Internet_20_Link">
https://cn.wsj.com/articles/%E7%BE%8E%E4%B8%AD%E4%B8%A4%E5%9B%BD%E7%9A%84%E9%A3%8E%E6%8A%95%E8%81%94%E7%B3%BB%E8%BF%9B%E4%B8%80%E6%AD%A5%E5%BC%B1%E5%8C%96-e62e1a63</text:a>
</text:p>
      <!--NEWS-->
      <text:h text:style-name="P10" text:outline-level="1">
<text:span text:style-name="T4">
Why is Germany falling into an economic recession?</text:span>
</text:h>
      <text:p text:style-name="P4">
Authors: ['张冬方']</text:p>
      <text:p text:style-name="P4">
Publisher: 英国《金融时报》</text:p>
      <text:p text:style-name="P4">
Time: 2023-06-08T05:05:51+00:00</text:p>
      <text:p text:style-name="P4">
Published Time: 2023-06-07T12:00:99+08:00</text:p>
      <text:p text:style-name="P4">
Modified Time: 2023-06-07T19:28:99+08:00</text:p>
      <text:p text:style-name="P4">
Description: Zhang Dongfang: In fact, Germany has largely alleviated the consequences of energy to Russia and high inflation, and there is no increase in unemployment rate.</text:p>
      <text:p text:style-name="P4">
Images: ["<text:a xlink:type="simple" xlink:href="https://thumbor.ftacademy.cn/unsafe/picture/6/000183186_piclink.jpg" text:style-name="Internet_20_link" text:visited-style-name="Visited_20_Internet_20_Link">
000183186_pic...</text:a>
"]</text:p>
      <text:p text:style-name="P4">
Themes: ['专栏', '德国经济', '关注']</text:p>
      <text:p text:style-name="P4">
Keywords: ['德国经济', '欧盟', '能源危机']</text:p>
      <text:p text:style-name="P4">
Type: Article</text:p>
      <!--METADATA-->
      <text:p text:style-name="P4">
<draw:frame draw:style-name="fr1" draw:name="Image3" text:anchor-type="as-char" svg:width="6.9236in" svg:height="4.604464in" draw:z-index="0">
<draw:image xlink:href="../Images/FT Chinese Free Version/2023-06-08T05-05-51-00-00/000183186_piclink.jpg" xlink:type="simple" xlink:show="embed" xlink:actuate="onLoad" draw:mime-type="image/jpeg"/>
</draw:frame>
The "economic recession" was still landing. The official data released by the German Federal Bureau of Statistics on May 25 shows that the German economy has fallen into a recession. After the price, seasons and working days were adjusted, Germany fell 0.3%from the previous quarter of this year, a correction of the 0%growth forecast released in the previous month. In the fourth quarter of 2022, Germany's GDP fell 0.5%month -on -month. Here, Germany's GDP declined in two consecutive quarters and fell into the "technical recession" of economists. Germany has temporarily survived the energy crisis in the winter in the past, but unable to stop the economy from continuing to decline.</text:p>
      <text:p text:style-name="P4">
After 2000, the German economy has experienced two economic contractions under the financial crisis and the new crisis. In 2009, the German economy fell 5.7%and fell 3.7%in 2020. Between the two crises, Germany has experienced ten years of economic prosperity. Today, under the strikes of the epidemic and the Russian and Ukraine War, the German economy ushered in a dim prospective prospect.</text:p>
      <text:p text:style-name="P4">
News Source: <text:a xlink:type="simple" xlink:href="http://www.ftchinese.com/story/001099895" text:style-name="Internet_20_link" text:visited-style-name="Visited_20_Internet_20_Link">
http://www.ftchinese.com/story/001099895</text:a>
</text:p>
      <!--NEWS-->
      <text:h text:style-name="P10" text:outline-level="1">
<text:span text:style-name="T4">
Sexual violence: The mastermind behind the scenes of sexual assault on sexual assault</text:span>
</text:h>
      <text:p text:style-name="P4">
Author: https://www.facebook.com/bbcworldservice/</text:p>
      <text:p text:style-name="P4">
Publisher: BBC News 中文</text:p>
      <text:p text:style-name="P4">
Published Time: 2023-06-08T05:32:28.000Z</text:p>
      <text:p text:style-name="P4">
Modified Time: 2023-06-08T05:32:28.000Z</text:p>
      <text:p text:style-name="P4">
Description: Women who have encountered sexual assault on public transport in East Asia are also facing another risk: sexual assaulters secretly shooting the indecent process and placed the film on the Internet for sale. After more than a year of investigation, the BBC International Channel Survey Group "BBC's Eye" was undercover to expose behind the scenes of the scene through sexual violence.</text:p>
      <text:p text:style-name="P4">
Images: ["<text:a xlink:type="simple" xlink:href="https://ichef.bbci.co.uk/news/640/cpsprodpb/4904/production/_130029681_chikan_japan_37.jpg" text:style-name="Internet_20_link" text:visited-style-name="Visited_20_Internet_20_Link">
_130029681_ch...</text:a>
", "<text:a xlink:type="simple" xlink:href="https://ichef.bbci.co.uk/news/640/cpsprodpb/1FCD/production/_105914180_line976-nc.png" text:style-name="Internet_20_link" text:visited-style-name="Visited_20_Internet_20_Link">
_105914180_li...</text:a>
", "<text:a xlink:type="simple" xlink:href="https://ichef.bbci.co.uk/news/640/cpsprodpb/7014/production/_130029682_train.jpg" text:style-name="Internet_20_link" text:visited-style-name="Visited_20_Internet_20_Link">
_130029682_tr...</text:a>
", "<text:a xlink:type="simple" xlink:href="https://ichef.bbci.co.uk/news/640/cpsprodpb/9724/production/_130029683_cp_promo_noctis1.jpg" text:style-name="Internet_20_link" text:visited-style-name="Visited_20_Internet_20_Link">
_130029683_cp...</text:a>
", "<text:a xlink:type="simple" xlink:href="https://ichef.bbci.co.uk/news/640/cpsprodpb/7B71/production/_130010613_chikan_japan_nh_51.jpg" text:style-name="Internet_20_link" text:visited-style-name="Visited_20_Internet_20_Link">
_130010613_ch...</text:a>
", "<text:a xlink:type="simple" xlink:href="https://ichef.bbci.co.uk/news/640/cpsprodpb/E544/production/_130029685_cp_nuctus-lupus3.jpg" text:style-name="Internet_20_link" text:visited-style-name="Visited_20_Internet_20_Link">
_130029685_cp...</text:a>
", "<text:a xlink:type="simple" xlink:href="https://ichef.bbci.co.uk/news/640/cpsprodpb/C991/production/_130010615_chikan_japan_19.jpg" text:style-name="Internet_20_link" text:visited-style-name="Visited_20_Internet_20_Link">
_130010615_ch...</text:a>
", "<text:a xlink:type="simple" xlink:href="https://ichef.bbci.co.uk/news/640/cpsprodpb/13EC1/production/_130010618_chikan_japan_nh_17.jpg" text:style-name="Internet_20_link" text:visited-style-name="Visited_20_Internet_20_Link">
_130010618_ch...</text:a>
", "<text:a xlink:type="simple" xlink:href="https://ichef.bbci.co.uk/news/640/cpsprodpb/18184/production/_130029689_cp_maomi4.jpg" text:style-name="Internet_20_link" text:visited-style-name="Visited_20_Internet_20_Link">
_130029689_cp...</text:a>
"]</text:p>
      <text:p text:style-name="P4">
Videos: []</text:p>
      <text:p text:style-name="P4">
Tags: ['性别', '日本', '性暴力', '互联网', '女权', '性', '摄影', '女人', '妇女健康']</text:p>
      <text:p text:style-name="P4">
Type: Article</text:p>
      <!--METADATA-->
      <text:h text:style-name="P12" text:outline-level="3">
<text:span text:style-name="T4">
sex violence: exposed the behind -the -scenes of sexual assault on the website of sexual assault</text:span>
</text:h>
      <ul>
        <li>
Feng Zhaoyin, Aliaume Leroy, Chen Shanshan * BBC International Channel Survey Group "BBC Eye"</li>
      </ul>
      <text:p text:style-name="P4">
June 8, 2023![] <text:a xlink:type="simple" xlink:href="Images/BBC Chinese/2023-06-08T05-32-28.000Z/_130029681_chikan_japan_37.jpg" text:style-name="Internet_20_link" text:visited-style-name="Visited_20_Internet_20_Link">
</text:a>
Image source, noriko hayashi</text:p>
      <text:p text:style-name="P4">
Image adding text,</text:p>
      <text:p text:style-name="P4">
The filial son was sexually assaulted many times when he was teenage. She later launched the anti -"idiot" campaign, including the colorful badge. The badge reads: "‘ idiot ’is a crime!” People can express their attitudes towards “idiots” through wearing badges.</text:p>
      <text:p text:style-name="P4">
<text:span text:style-name="T4">
 Women who have encountered sexual assault on public transport in East Asia are also facing another risk: sexual assaults secretly shooting the indecent process and put the film on the Internet for sale. After more than a year of investigation, the BBC International Channel Survey Group "BBC's Eye" was undercover to expose behind the scenes of the scene through sexual violence. </text:span>
</text:p>
      <text:p text:style-name="P4">
<draw:frame draw:style-name="fr1" draw:name="Image4" text:anchor-type="as-char" svg:width="6.9236in" svg:height="0.022191in" draw:z-index="0">
<draw:image xlink:href="../Images/BBC Chinese/2023-06-08T05-32-28.000Z/_105914180_line976-nc.png" xlink:type="simple" xlink:show="embed" xlink:actuate="onLoad" draw:mime-type="image/png"/>
</draw:frame>
In the early peak time in Tokyo, the train car was crowded and shaking.</text:p>
      <text:p text:style-name="P4">
The 15 -year -old filial piety (pseudonym) is going to school, and she tries to hold the armrest in the car.</text:p>
      <text:p text:style-name="P4">
Suddenly, she felt that she touched her skirt with one hand. She thought someone accidentally hit her.</text:p>
      <text:p text:style-name="P4">
But the hand then grabbed her.</text:p>
      <text:p text:style-name="P4">
"At that time, I realized that I encountered 'idiots'," Xiaozi recalled.</text:p>
      <text:p text:style-name="P4">
The hand disappeared quickly in the crowd.</text:p>
      <text:p text:style-name="P4">
"I can't do anything," that day, Xiaozi cried to school.</text:p>
      <text:p text:style-name="P4">
It was the first time she was obscene on public transportation (Volkswagen Transport System), but after that, she repeatedly encountered sexual harassment on the train. On many nights, she washed her face with tears.</text:p>
      <text:p text:style-name="P4">
"I think my life has no hope."</text:p>
      <text:p text:style-name="P4">
Many women encounter obscenity in public places like filial piety. Some of them have to face another kind of infringement: the process of sexual assault is photographed, and the film is even sold online.</text:p>
      <text:p text:style-name="P4">
We found that three Chinese websites sold and produced thousands of sexual assault films.</text:p>
      <text:p text:style-name="P4">
Most of the films are exactly the same: a man shot and track a woman from the back. A few seconds later, he was obscene of the woman. The behavior of these men was hidden, and the victims did not seem to realize that they were being sexually assaulted.</text:p>
      <text:p text:style-name="P4">
After more than a year of investigation, we tracked behind the scenes behind this dark industry through sexual violence: a rock musician, a sociological graduate, and their cautious "leaders".</text:p>
      <text:h text:style-name="P12" text:outline-level="3">
<text:span text:style-name="T4">
"idiot": Japan's serious social problem</text:span>
</text:h>
      <text:p text:style-name="P4">
<draw:frame draw:style-name="fr1" draw:name="Image5" text:anchor-type="as-char" svg:width="6.9236in" svg:height="3.894525in" draw:z-index="0">
<draw:image xlink:href="../Images/BBC Chinese/2023-06-08T05-32-28.000Z/_130029682_train.jpg" xlink:type="simple" xlink:show="embed" xlink:actuate="onLoad" draw:mime-type="image/jpeg"/>
</draw:frame>
Image source, getty images</text:p>
      <text:p text:style-name="P4">
Image adding text,</text:p>
      <text:p text:style-name="P4">
Tokyo's subway trains sometimes become abnormally crowded.</text:p>
      <text:p text:style-name="P4">
The filial son encountered obscenity on the train to school almost every day. Due to fear and shame, she did not speak up when the victim. But every night, she will cover her mouth with a towel, and repeatedly practice how to drink a degenerate sexual assault person in front of the mirror: "This person is a" idiot "!"</text:p>
      <text:p text:style-name="P4">
"Idiot" is Japanese, which refers to sexual assault occurred in public places, especially the "salty pig hand" behavior on public transport. The word is also used to describe the criminals who have made this obscene behavior.</text:p>
      <text:p text:style-name="P4">
"Idiot" criminals usually start in a crowded place, using the victims to do not want to make trouble in public. In Japan, speaking is too directly frank, it may be regarded as a rude performance.</text:p>
      <text:p text:style-name="P4">
There are thousands of cases arrested every year due to the "idiot" behavior. However, more such crimes have not been discovered and punished. Mental Health Expert Saito Zhang Jia wrote a book about "idiot". He believes that only about 10 % of the victims will report to the police such crimes.</text:p>
      <text:p text:style-name="P4">
The Japanese police encouraged the victims and witnesses to speak, but the crime was far from being eradicated. The British and Canadian governments even reminded their citizens who are about to go to Japan to prevent them from "idiots".</text:p>
      <text:p text:style-name="P4">
Commodities and services with the theme of "idiots" are ubiquitous in the Japanese adult entertainment industry, and people are gradually accustomed to them. Adult films of "idiot" theme are one of the most popular pornographic films in Japan, and these films have also been spread to other countries in Asia.</text:p>
      <text:p text:style-name="P4">
In the Chinese world, the word "idiot" is becoming more and more widely known. In recent years, the crime of "salty pig hands" similar to "idiot" has also occurred.</text:p>
      <text:h text:style-name="P12" text:outline-level="3">
<text:span text:style-name="T4">
"idiot" website</text:span>
</text:h>
      <text:p text:style-name="P4">
A Chinese website called "can't stand" caught our attention.</text:p>
      <text:p text:style-name="P4">
This website sells real "idiots" obscenity short films. These films are filmed with mobile phones. The location is usually in public places where people are crowded, such as subways and buses. The film is filmed in East Asia, including Japan, South Korea, Taiwan and Hong Kong. Most of the films are shot in mainland China.</text:p>
      <text:p text:style-name="P4">
On this website, some short films are sold at a price of RMB. The website even allows users to customize sexual assaults.</text:p>
      <text:p text:style-name="P4">
We found two related sites on "unable to hold": "street shooting" and "idiot club", both selling the same type of film.</text:p>
      <text:p text:style-name="P4">
The website also has a Telegram group, with 4,000 members to share sexual assault skills in it.</text:p>
      <text:p text:style-name="P4">
A name has repeatedly appeared on these "idiots" websites: "Uncle Qi".</text:p>
      <text:p text:style-name="P4">
He was called "Great God" by the people in this community. There are no dozens of sexual assault films he signed. On Twitter, he publicly published a preview of website films, and there were more than 80,000 fans. But who is "Uncle Qi"?</text:p>
      <text:p text:style-name="P4">
We observed silently in that telegram group and found a clue. One day, a administrator sent several information, claiming that he had sex with a woman with "Uncle Qi".</text:p>
      <text:p text:style-name="P4">
He also posted a few photos, and there was a woman standing in a place that looked like a subway platform.</text:p>
      <text:p text:style-name="P4">
Within a few hours, we found this place: Ikebukuro Station in Tokyo.</text:p>
      <text:p text:style-name="P4">
There are more clues to bring us to Japan.</text:p>
      <text:p text:style-name="P4">
There is a PayPal account on the "Can't Hold", which is charged for yen payment. We found the registered mailbox of this account. When we entered the mailbox in the Google contact person, the displayed user avatar was a young man with exquisite makeup and exaggerated shapes.</text:p>
      <text:p text:style-name="P4">
Through reverse search, we found the man in the photo. His name is NOCTIS ZANG (Zang Xinyu), a 30 -year -old Chinese musician. He lived in Tokyo and was the lead singer of a heavy metal band called "TheVersus".</text:p>
      <text:p text:style-name="P4">
<draw:frame draw:style-name="fr1" draw:name="Image6" text:anchor-type="as-char" svg:width="6.9236in" svg:height="3.894525in" draw:z-index="0">
<draw:image xlink:href="../Images/BBC Chinese/2023-06-08T05-32-28.000Z/_130029683_cp_promo_noctis1.jpg" xlink:type="simple" xlink:show="embed" xlink:actuate="onLoad" draw:mime-type="image/jpeg"/>
</draw:frame>
Image source, Google</text:p>
      <text:p text:style-name="P4">
Image adding text,</text:p>
      <text:p text:style-name="P4">
Through reverse search, we found the man in the photo. His name is NOCTIS ZANG (Zang Xinyu), a 30 -year -old Chinese musician (the picture shows Noctis Zang's Facebook picture).</text:p>
      <text:p text:style-name="P4">
NOCTIS's public image is bright, but we soon discovered that it was Jinyu Qi.The photographer also posted some laptop photos, including some accounting accounts and notes similar to the category of website videos. He said these notes were written by Noctis. He also released a video, which seemed to be a NOCTIS web browsing record, including the "idiot club" and "street shooting" pages, as well as the "unable to top" management center.</text:p>
      <text:p text:style-name="P4">
Is this rock musician might be "Uncle Qi"?</text:p>
      <text:h text:style-name="P12" text:outline-level="3">
<text:span text:style-name="T4">
website administrator</text:span>
</text:h>
      <text:p text:style-name="P4">
Our undercover reporter "Ian" contacted NOCTIS as a music agent and asked him to meet in a high -end rooftop bar in Tokyo.</text:p>
      <text:p text:style-name="P4">
They talked about music first, but the topic slowly turned. When Ian said his company had made adult movies before, NOCTIS seemed interested.</text:p>
      <text:p text:style-name="P4">
The two of them met many times and celebrated NOCTIS's birthday together.</text:p>
      <text:p text:style-name="P4">
NOCTIS introduced Ian to know his band member Lupus. Lupus is also a Chinese, and he studied sociology in Japan before.</text:p>
      <text:p text:style-name="P4">
Ian said his company plans to invest in pornographic websites in Japan, and he asked them if they had contacted the business.</text:p>
      <text:p text:style-name="P4">
NOCTIS frankly said that he had "a little contact a little bit" before. His friend "Cat" founded his pornographic website and sold the "niche content" related to "subway" on it.</text:p>
      <text:p text:style-name="P4">
IAN lightly mentioned the website "Can't Top Top".</text:p>
      <text:p text:style-name="P4">
<draw:frame draw:style-name="fr1" draw:name="Image7" text:anchor-type="as-char" svg:width="6.9236in" svg:height="4.240705in" draw:z-index="0">
<draw:image xlink:href="../Images/BBC Chinese/2023-06-08T05-32-28.000Z/_130010613_chikan_japan_nh_51.jpg" xlink:type="simple" xlink:show="embed" xlink:actuate="onLoad" draw:mime-type="image/jpeg"/>
</draw:frame>
Image source, noriko hayashi</text:p>
      <text:p text:style-name="P4">
Image adding text,</text:p>
      <text:p text:style-name="P4">
Our undercover reporter Ian met with key figures related to one of the personal assault movies in a bar in Tokyo.</text:p>
      <text:p text:style-name="P4">
Lupus and Noctis laughed at the same time, and they replied, "That's a" cat "website!"</text:p>
      <text:p text:style-name="P4">
They revealed that the behind -the -scenes of the three "idiots" websites were a Chinese who was a "cat" and in Tokyo. According to them, the "cat" has a weird personality and suspicious paranoia.</text:p>
      <text:p text:style-name="P4">
NOCTIS and Lupus also admit that they have served as administrators for these websites.</text:p>
      <text:p text:style-name="P4">
They talk about the business model of the website. "China is the most depressed place," Noctis said. "Some men are psychologically perverted, and they want to see these women's quilt." Lupus took over the stubble: "Det."</text:p>
      <text:p text:style-name="P4">
<draw:frame draw:style-name="fr1" draw:name="Image8" text:anchor-type="as-char" svg:width="6.9236in" svg:height="3.894525in" draw:z-index="0">
<draw:image xlink:href="../Images/BBC Chinese/2023-06-08T05-32-28.000Z/_130029685_cp_nuctus-lupus3.jpg" xlink:type="simple" xlink:show="embed" xlink:actuate="onLoad" draw:mime-type="image/jpeg"/>
</draw:frame>
Image adding text,</text:p>
      <text:p text:style-name="P4">
Photos of NOCTIS and Lupus by BBC reporters undercover.</text:p>
      <text:p text:style-name="P4">
Noctis revealed that he uploaded more than 5,000 films for the website. He was also responsible for receiving money for the website. He took 30%of the commission and transferred the remaining income to "cat".</text:p>
      <text:p text:style-name="P4">
Lupus said he was responsible for promoting sexual assault on Twitter. He also said that he could help introduce Ian to know "cats".</text:p>
      <text:h text:style-name="P12" text:outline-level="3">
<text:span text:style-name="T4">
"idiot" club</text:span>
</text:h>
      <text:p text:style-name="P4">
In a quiet back alley in Yokohama, Japan, a store decorated into a subway station is very eye -catching. The sign of the door summarizes the concept of this custom store: "legal 'idiot' train."</text:p>
      <text:p text:style-name="P4">
In this custom store called "peak time", customers can pay the experience of "idiots" legal.</text:p>
      <text:p text:style-name="P4">
Lian Xiuping, the manager of the store, welcomes us to "get on the car". "We let people do what they can't do outside. This is why they patronize here."</text:p>
      <text:p text:style-name="P4">
The shop is filled with clean and greasy taste. The private room is decorated as a train carriage, and the sound system can play the sound of the subway station. Even the member card in the store is exactly the same as the Japanese traffic card.</text:p>
      <text:p text:style-name="P4">
<draw:frame draw:style-name="fr1" draw:name="Image9" text:anchor-type="as-char" svg:width="6.9236in" svg:height="3.894525in" draw:z-index="0">
<draw:image xlink:href="../Images/BBC Chinese/2023-06-08T05-32-28.000Z/_130010615_chikan_japan_19.jpg" xlink:type="simple" xlink:show="embed" xlink:actuate="onLoad" draw:mime-type="image/jpeg"/>
</draw:frame>
Image source, noriko hayashi</text:p>
      <text:p text:style-name="P4">
Image adding text,</text:p>
      <text:p text:style-name="P4">
The "Peak Moment" Sexual Club is decorated like a train car, providing customers with the opportunity to realize the fantasy of public sex.</text:p>
      <text:p text:style-name="P4">
"I think men are necessary to vent in such a place, so that they can avoid rape," Mr. Lian Tian said.</text:p>
      <text:p text:style-name="P4">
But Japanese mental health expert Saito Zhangjia said that sexual crimes are not as simple as sexual desire.</text:p>
      <text:p text:style-name="P4">
He said that the desire to control women has driven most of the sexual criminals to commit crimes.</text:p>
      <text:p text:style-name="P4">
"They do not treat their victims as equal people, but materialize them," Said Saito Zhang Jia said.</text:p>
      <text:p text:style-name="P4">
After a year of sexual assault, the filial son decided to fight back one day.</text:p>
      <text:p text:style-name="P4">
In the crowded carriage, she felt that a hand reached into her skirt, and she immediately shouted: "This person is a" idiot "!" She grabbed the wrist of sexual assaults and gave him to the police.</text:p>
      <text:p text:style-name="P4">
The filial son finally brought the man to court, but he was only sentenced to probation, although he had been arrested many times before because of "idiot".</text:p>
      <text:p text:style-name="P4">
Xiaozi was disappointed with the results of the case. She began to carry out the anti -"idiot" campaign, including the colorful badge. The badge reads: "‘ idiot ’is a crime!” People can express their attitudes towards “idiots” through wearing badges.</text:p>
      <text:p text:style-name="P4">
"This is a warning for the offender," Xiaozi said. She is now 24 years old. The anti -"idiot" movement she supports has gradually grown. Now Japan has an annual anti -"idiot" badge design competition to open to high school students across the country.</text:p>
      <text:h text:style-name="P12" text:outline-level="3">
<text:span text:style-name="T4">
hamster</text:span>
</text:h>
      <text:p text:style-name="P4">
<draw:frame draw:style-name="fr1" draw:name="Image10" text:anchor-type="as-char" svg:width="6.9236in" svg:height="3.894525in" draw:z-index="0">
<draw:image xlink:href="../Images/BBC Chinese/2023-06-08T05-32-28.000Z/_130010618_chikan_japan_nh_17.jpg" xlink:type="simple" xlink:show="embed" xlink:actuate="onLoad" draw:mime-type="image/jpeg"/>
</draw:frame>
Image source, noriko hayashi</text:p>
      <text:p text:style-name="P4">
Image adding text,</text:p>
      <text:p text:style-name="P4">
Activists make anti -"idiot" badges to improve the public's understanding of sexual assault incidents on public transport.</text:p>
      <text:p text:style-name="P4">
According to Lupus, the character of "cat" is like hamsters.</text:p>
      <text:p text:style-name="P4">
"Human and animals are harmless, but be careful about everything, and sometimes it is easy to be excited."</text:p>
      <text:p text:style-name="P4">
Lupus is right. "Cat" repeatedly refused to meet Ian.</text:p>
      <text:p text:style-name="P4">
But on New Year's Eve in the Lunar New Year, our luck suddenly came. "Cat" agreed to meet at a karaoke club in Tokyo.</text:p>
      <text:p text:style-name="P4">
The club is filled with a strong smell of smoke. Some people sing Chinese popular songs, and the sound of guests touch the cup.</text:p>
      <text:p text:style-name="P4">
Those who come to the appointment are unexpected. It was a thin young man, wearing half -edged glasses, wearing a dark long trench coat. "Cat" looks like a college student. He said he was 27 years old.</text:p>
      <text:p text:style-name="P4">
Ian showed his interest in investing in the "Cat" website and asked him how the income of this business was.</text:p>
      <text:p text:style-name="P4">
"Our turnover is about 5,000 to 100,000 (RMB) per day," "Cat" proudly, and still showing the transaction details on mobile phones. "The amount is very stable."</text:p>
      <text:p text:style-name="P4">
Ian pretended to admire and mentioned the name "Uncle Qi".</text:p>
      <text:p text:style-name="P4">
"Cat" immediately admitted: "I am Uncle Qi."</text:p>
      <text:p text:style-name="P4">
<draw:frame draw:style-name="fr1" draw:name="Image11" text:anchor-type="as-char" svg:width="6.9236in" svg:height="3.894525in" draw:z-index="0">
<draw:image xlink:href="../Images/BBC Chinese/2023-06-08T05-32-28.000Z/_130029689_cp_maomi4.jpg" xlink:type="simple" xlink:show="embed" xlink:actuate="onLoad" draw:mime-type="image/jpeg"/>
</draw:frame>
Image adding text,But what surprised us was that he also revealed that "Uncle Qi" was not just a person.</text:p>
      <text:p text:style-name="P4">
"Cat" manages a 15 -person team, of which 10 of them produced a film in China under the name "Uncle Qi". Every month, "cats" received 30 to 100 pieces from them.</text:p>
      <text:p text:style-name="P4">
These films were immediately sold on three "idiots" websites, and "cats" acknowledged that he was the owner of these websites. There are more than 10,000 paid members on the website, most of which are Chinese men.</text:p>
      <text:p text:style-name="P4">
"The most important thing must be true, and it must be true," "Cat" said. He later told us that his website even sold real rape films.</text:p>
      <text:p text:style-name="P4">
When talking about his business, "cat" is like talking about a startup startup. He described his team "very hot" and "dare to go to break". He even said lightly that he was training other people to perform sexual assaults and shoot movies in public places.</text:p>
      <text:p text:style-name="P4">
But one thing he never mentioned: those women in his film seem to be worthless for him.</text:p>
      <text:h text:style-name="P12" text:outline-level="3">
<text:span text:style-name="T4">
Demonstrate "Cat"</text:span>
</text:h>
      <text:p text:style-name="P4">
We want to know the true identity of "cat". Ian met with "cat" again, and he revealed how he first came into contact with the industry.</text:p>
      <text:p text:style-name="P4">
Like many boys, "cats" liked Superman, Anime and Games when they were young. But when he was 14 years old, he started watching sexual assault on the Internet, and the content inside was not far from the films he was selling.</text:p>
      <text:p text:style-name="P4">
He knew that this business was not risky.</text:p>
      <text:p text:style-name="P4">
"Do you know why I am so cautious and only let myself operate? Because I can do it for so long, it is always safety first." In order to avoid the investigation of Chinese law enforcement agencies, he plans to join the Japanese nationality.</text:p>
      <text:p text:style-name="P4">
Although "cat" was so cautious, he made a mistake.</text:p>
      <text:p text:style-name="P4">
When Ian asked where to transfer the investment funds, the "cat" took out his bank card from his wallet and handed it to Ian.</text:p>
      <text:p text:style-name="P4">
There is his real name on the card: Tang Zhuoran (transliteration).</text:p>
      <text:p text:style-name="P4">
After that, we found his address in Tokyo and proposed our allegations to "cats".</text:p>
      <text:p text:style-name="P4">
When we approached him, he did not answer our inquiries, and tried to cover his face and walk in other directions. Then, he suddenly started to attack the camera and the BBC team.</text:p>
      <text:p text:style-name="P4">
Coincidentally, we saw "cats" at the airport the next day. He left Japan.</text:p>
      <text:p text:style-name="P4">
The Twitter account of "Uncle Qi" is still active, and it is still publicly promoting sexual assault. Twitter did not respond to our comment request. They only sent us a symbol of stool, which is an automatic reply from Twitter News mailboxes since March this year.</text:p>
      <text:p text:style-name="P4">
We put forward our allegations to NOCTIS and Lupus. They did not respond. During the reporting production, we learned that the two no longer cooperated with "cats".</text:p>
      <text:p text:style-name="P4">
On a gentle spring day, we reunited with filial piety and shared our investigations with her.</text:p>
      <text:p text:style-name="P4">
She was shocked. She said: "Our women are just the content of the film that satisfies their desire to them. They materialize us. They don't think we are living people."</text:p>
      <text:p text:style-name="P4">
Xiaozi advocated more severe laws to crack down on these crimes.</text:p>
      <text:p text:style-name="P4">
Japan is about to pass the first pushing method, which will prohibit films and photos containing sexual exploitation content without the consent. Actors are advocating the introduction of laws that severely punish "idiots".</text:p>
      <text:p text:style-name="P4">
Before that, filial piety would not give up lightly. "We won't cry and fall asleep."</text:p>
      <text:p text:style-name="P4">
_ 小 _ <text:span text:style-name="T5">
 _ </text:span>
, Tsuani Roma, Takahashi Yingjiang, Joel Gargat _ _ _ 吧 _</text:p>
      <text:p text:style-name="P4">
_ Lin Dianzi took most of the photos in this article. _ _ _ 吧 _</text:p>
      <text:p text:style-name="P4">
News Source: <text:a xlink:type="simple" xlink:href="https://www.bbc.com/zhongwen/simp/world-65840998" text:style-name="Internet_20_link" text:visited-style-name="Visited_20_Internet_20_Link">
https://www.bbc.com/zhongwen/simp/world-65840998</text:a>
</text:p>
      <!--NEWS-->
      <text:h text:style-name="P10" text:outline-level="1">
<text:span text:style-name="T4">
Before the byte beating, the senior management called the Communist Party of China to read the Hong Kong user data TIKTOK to refute all allegations</text:span>
</text:h>
      <text:p text:style-name="P4">
Author: https://www.facebook.com/bbcworldservice/</text:p>
      <text:p text:style-name="P4">
Publisher: BBC News 中文</text:p>
      <text:p text:style-name="P4">
Published Time: 2023-06-08T06:58:59.000Z</text:p>
      <text:p text:style-name="P4">
Modified Time: 2023-06-08T06:58:59.000Z</text:p>
      <text:p text:style-name="P4">
Description: The previous byte beating executive Yu Yingtao claimed in the document submitted by the US court that users who uploaded the relevant content of the demonstration event were identified and monitored by the company.</text:p>
      <text:p text:style-name="P4">
Images: ["<text:a xlink:type="simple" xlink:href="https://ichef.bbci.co.uk/news/640/cpsprodpb/1784/production/_130002060_b752302b243bcf22f5a50ba0eade87802840fe82.jpg" text:style-name="Internet_20_link" text:visited-style-name="Visited_20_Internet_20_Link">
_130002060_b7...</text:a>
", "<text:a xlink:type="simple" xlink:href="https://ichef.bbci.co.uk/news/640/cpsprodpb/A5F8/production/_129088424_gettyimages-1248379078.jpg" text:style-name="Internet_20_link" text:visited-style-name="Visited_20_Internet_20_Link">
_129088424_ge...</text:a>
"]</text:p>
      <text:p text:style-name="P4">
Videos: ["<text:a xlink:type="simple" xlink:href="https://www.bbc.com/ws/av-embeds/cps/zhongwen/simp/business-65841176/p0d8kj3g/zh-hans" text:style-name="Internet_20_link" text:visited-style-name="Visited_20_Internet_20_Link">
zh-hans</text:a>
"]</text:p>
      <text:p text:style-name="P4">
Tags: ['技术新知', '抖音', '香港版国安法', '中國', '政治', '美国', '香港', '犯罪', '法律', '社交媒体']</text:p>
      <text:p text:style-name="P4">
Type: Article</text:p>
      <!--METADATA-->
      <text:h text:style-name="P12" text:outline-level="3">
<text:span text:style-name="T4">
Byte Before the beating</text:span>
</text:h>
      <ul>
        <li>
Peter Hoskins * BBC Business Affairs Reporter</li>
      </ul>
      <text:p text:style-name="P4">
June 8, 2023![] <text:a xlink:type="simple" xlink:href="Images/BBC Chinese/2023-06-08T06-58-59.000Z/_130002060_b752302b243bcf22f5a50ba0eade87802840fe82.jpg" text:style-name="Internet_20_link" text:visited-style-name="Visited_20_Internet_20_Link">
</text:a>
Image source, reuters</text:p>
      <text:p text:style-name="P4">
Image adding text,</text:p>
      <text:p text:style-name="P4">
TIKTOK claims it has 150 million U.S. users.</text:p>
      <text:p text:style-name="P4">
<text:span text:style-name="T4">
 Byte Betting (TIKTOK parent company) is accused of allowing members of the Communist Party of China (CCP) to obtain user data from Hong Kong civil rights and demonstrators. </text:span>
</text:p>
      <text:p text:style-name="P4">
The previous byte beating executive Yintao Yu (transliteration) claims in a document submitted by the US court that users who upload "demonstrations related to demonstrations" will also be identified and monitored by the company.</text:p>
      <text:p text:style-name="P4">
Yu Yingtao also said that some senior officials of the Communist Party of China can also read data from Tiktok users in the United States. The spokesperson of byte beating denied these allegations and called it "basically basically."</text:p>
      <text:p text:style-name="P4">
These allegations appeared in a lawsuit submitted by Yu Yingtao in the San Francisco High Court this week.</text:p>
      <text:p text:style-name="P4">
In the document, Yu Yingtao claimed that the CCP has a committee in the company that can obtain "super user" certification. It is also known as the so -called "God certification" and can review all the data collected by "byte beating".</text:p>
      <text:p text:style-name="P4">
He said that these Communist Party committees are not byte -by -line mobilization employees, but they can move around the company's office in Beijing.</text:p>
      <text:p text:style-name="P4">
Yu Yingtao said that this is what company executives know. He served as an engineering director in the United States from August 2017 to 2018.</text:p>
      <text:p text:style-name="P4">
<draw:frame draw:style-name="fr1" draw:name="Image12" text:anchor-type="as-char" svg:width="6.9236in" svg:height="3.894525in" draw:z-index="0">
<draw:image xlink:href="../Images/BBC Chinese/2023-06-08T06-58-59.000Z/_129088424_gettyimages-1248379078.jpg" xlink:type="simple" xlink:show="embed" xlink:actuate="onLoad" draw:mime-type="image/jpeg"/>
</draw:frame>
Image source, getty images</text:p>
      <text:p text:style-name="P4">
<text:a xlink:type="simple" xlink:href="https://www.bbc.com/zhongwen/simp/world-65679761" text:style-name="Internet_20_link" text:visited-style-name="Visited_20_Internet_20_Link">
Tiktok filed a legal lawsuit on the comprehensive ban on the US Montana</text:a>
<text:span text:style-name="T5">
 <text:a xlink:type="simple" xlink:href="https://www.bbc.com/zhongwen/simp/business-65048060" text:style-name="Internet_20_link" text:visited-style-name="Visited_20_Internet_20_Link">
Key figures in the Tiktok American hearing, capital, capital capital</text:a>
</text:span>
 <text:a xlink:type="simple" xlink:href="https://www.bbc.com/zhongwen/simp/chinese-news-64062953" text:style-name="Internet_20_link" text:visited-style-name="Visited_20_Internet_20_Link">
"Cognitive War" worry vs to defend the value of democracy, will Taiwan completely block Douyin and TIKTOK</text:a>
* <text:a xlink:type="simple" xlink:href="https://www.bbc.com/zhongwen/simp/business-64948169" text:style-name="Internet_20_link" text:visited-style-name="Visited_20_Internet_20_Link">
Tiktok's young users of the United States disdain the Chinese threat theory</text:a>
His litigation documents said that after 2018, members of the Communist Party of China can use their "God Volume" to "determine and track Hong Kong protesters, civil rights activists and support protesters."</text:p>
      <text:p text:style-name="P4">
In 2014, large -scale protests broke out in Hong Kong, the so -called "umbrella movement", and people demanded that they have the right to vote for their own chief executives. Since then, the protesters have begun a series of smaller demonstration protests. In 2019, the protest of the "Anti -Repair" movement reached its peak. However, Beijing's severe "Hong Kong National Security Law" suppressed, which made Hong Kong's public protests almost extinct.</text:p>
      <text:h text:style-name="P12" text:outline-level="3">
<text:span text:style-name="T4">
tiktok refute</text:span>
</text:h>
      <text:p text:style-name="P4">
When the BBC contact the byte beating, a spokesman denied the allegations: "We firmly deny this complaint and have no current allegations and claims."</text:p>
      <text:p text:style-name="P4">
A spokesman for the company also said that Yu Yingtao has worked in the company for less than a year and during this period, and during this period, he participated in a suspended application Flipagram: "It is strange that his work in Flipagram was in July 2018 In the five years after the termination, these allegations have never been proposed. His behavior is obviously to attract media attention. "</text:p>
      <text:p text:style-name="P4">
Image source, getty images</text:p>
      <text:p text:style-name="P4">
Image adding text,</text:p>
      <text:p text:style-name="P4">
Zhou Yinhe and his wife, Vivian Kao, attended the annual charitable party photo held by the New York Museum Academy of Arts in 2022.</text:p>
      <text:p text:style-name="P4">
Yu Yingtao's allegations appeared when Tiktok faced rigorous review worldwide.</text:p>
      <text:p text:style-name="P4">
In March of this year, Tiktok's CEO Zhou received a four -and -a -half -hour question at the US Congress hearing.</text:p>
      <text:p text:style-name="P4">
Zhou's capital was questioned by the US Democratic and Republican MPs at the hearing, which involved the data security and privacy issues of the application, as well as the company's connection with Beijing.</text:p>
      <text:p text:style-name="P4">
A Tiktok spokesman subsequently said that these members were "making superficial articles."</text:p>
      <text:p text:style-name="P4">
[Video-1-Link:/WS/AV-EMBEDS/CPS/ZHONGWEN/SIMP/Business-65841176/P0D8kj3g/ZH-HansS]](https://www.bbc.com/ws/av-embeds/cps/zhongwen/simp/business-65841176/p0d8kj3g/zh-hans)<text:span text:style-name="T4">
 Your equipment does not support playing multimedia materials </text:span>
 video plus injection text,</text:p>
      <text:p text:style-name="P4">
Previous bytes jumping employees tell how to make Chinese online censorship tools</text:p>
      <text:p text:style-name="P4">
In May this year, Montana became the first American state to fully ban all the audio and video sharing platforms in China. The ban will take effect in January 2024. The ban allows the application store to not provide Tiktok, but users who have already owned Tiktok continue to use Tiktok.</text:p>
      <text:p text:style-name="P4">
Tiktok has sued Montana, saying that the ban conflicts with the freedom of speech in the United States. Montana, which has just exceeded one million, has banned government equipment from loading Tiktok in December last year.</text:p>
      <text:p text:style-name="P4">
TIKTOK claims it has 150 million U.S. users. Although the user base has continued to expand in recent years, young people in their teens and 20s are the company's most loyal users.</text:p>
      <text:p text:style-name="P4">
News Source: <text:a xlink:type="simple" xlink:href="https://www.bbc.com/zhongwen/simp/business-65841176" text:style-name="Internet_20_link" text:visited-style-name="Visited_20_Internet_20_Link">
https://www.bbc.com/zhongwen/simp/business-65841176</text:a>
</text:p>
      <!--NEWS-->
      <text:h text:style-name="P10" text:outline-level="1">
<text:span text:style-name="T4">
China's college entrance examination composition is now "Xi Jinping's Quotations" requires candidates to "reflect thinking" according to the proposition</text:span>
</text:h>
      <text:p text:style-name="P4">
Author: https://www.facebook.com/bbcworldservice/</text:p>
      <text:p text:style-name="P4">
Publisher: BBC News 中文</text:p>
      <text:p text:style-name="P4">
Published Time: 2023-06-08T07:05:18.000Z</text:p>
      <text:p text:style-name="P4">
Modified Time: 2023-06-08T07:05:18.000Z</text:p>
      <text:p text:style-name="P4">
Description: Some netizens said, "The first feeling for me is to talk about Sino -US relations. The United States wants to do my best to hinder China's great rejuvenation and the process of adverse globalization will not be good for others."</text:p>
      <text:p text:style-name="P4">
Images: ["<text:a xlink:type="simple" xlink:href="https://ichef.bbci.co.uk/news/640/cpsprodpb/1763B/production/_130030859_gettyimages-1496637479.jpg" text:style-name="Internet_20_link" text:visited-style-name="Visited_20_Internet_20_Link">
_130030859_ge...</text:a>
"]</text:p>
      <text:p text:style-name="P4">
Videos: []</text:p>
      <text:p text:style-name="P4">
Tags: ['习近平', '中國', '教育概況']</text:p>
      <text:p text:style-name="P4">
Type: Article</text:p>
      <!--METADATA-->
      <text:h text:style-name="P12" text:outline-level="3">
<text:span text:style-name="T4">
China's college entrance examination composition first "Xi Jinping's quotation" requires candidates to "reflect thinking" according to the proposition</text:span>
</text:h>
      <text:p text:style-name="P4">
June 8, 2023![] <text:a xlink:type="simple" xlink:href="Images/BBC Chinese/2023-06-08T07-05-18.000Z/_130030859_gettyimages-1496637479.jpg" text:style-name="Internet_20_link" text:visited-style-name="Visited_20_Internet_20_Link">
</text:a>
Image source, getty images</text:p>
      <text:p text:style-name="P4">
Image adding text,</text:p>
      <text:p text:style-name="P4">
On June 7, 2023, Beijing candidates walked out of the examination room.</text:p>
      <text:p text:style-name="P4">
<text:span text:style-name="T4">
 China's annual university enrollment examination "college entrance examination" kicked off on Wednesday (June 7). In a Chinese test paper adopted by multiple provinces, the composition test quotes the speech of Chinese leader Xi Jinping, asking candidates to write a sense based on this. </text:span>
</text:p>
      <text:p text:style-name="P4">
This is the rare Chinese college entrance examination to incorporate the quotes of the current leaders into the college entrance examination composition. Previously, only the poems of the Chinese Communist Party's establishment of the political leader Mao Zedong have been on the test paper. Mao Zedong wrote a large number of poems during his lifetime, and was known as "thinkers" and "poetry giant" within the Communist Party of China. His poems such as "Qinyuan Chunxue" were included in Chinese middle school Chinese textbooks.</text:p>
      <text:p text:style-name="P4">
According to Chinese official media reports, in the college entrance examination, the national volume B composition test questions of the Ministry of Education were "blowing out the lights of others and will not make themselves more bright; "," One flower is not spring alone, and the flowers are full of spring. If there is only one kind of flower in the world, even if this flower is beautiful, it is monotonous. "As a summary, it is required to write an article in this way to reflect his own own. think.</text:p>
      <text:p text:style-name="P4">
The topic emphasizes that these two sentences are "General Secretary Xi Jinping's speech, and the general reason is spoken in vivid and vivid language."</text:p>
      <text:p text:style-name="P4">
<text:a xlink:type="simple" xlink:href="https://www.bbc.com/zhongwen/simp/chinese-news-63396910" text:style-name="Internet_20_link" text:visited-style-name="Visited_20_Internet_20_Link">
Xi Jinping’s CCP only revealed the front</text:a>
<text:span text:style-name="T5">
 <text:a xlink:type="simple" xlink:href="https://www.bbc.com/zhongwen/simp/world-57678921" text:style-name="Internet_20_link" text:visited-style-name="Visited_20_Internet_20_Link">
CPC century -old: how to deal with the 100 -year -old Communist Party of China</text:a>
</text:span>
 <text:a xlink:type="simple" xlink:href="https://www.bbc.com/zhongwen/simp/chinese-news-45802413" text:style-name="Internet_20_link" text:visited-style-name="Visited_20_Internet_20_Link">
Xi Jinping promotes the new program of the heat to continue to push the "approachable" in China</text:a>
<text:span text:style-name="T5">
 <text:a xlink:type="simple" xlink:href="https://www.bbc.com/zhongwen/simp/multimedia/2015/10/151023_vid_xi_factor_pt_1" text:style-name="Internet_20_link" text:visited-style-name="Visited_20_Internet_20_Link">
BBC documentary: Interpretation Xi Jinping (Part 1)</text:a>
</text:span>
 <text:a xlink:type="simple" xlink:href="https://www.bbc.com/zhongwen/simp/multimedia/2015/10/151025_vid_xi_factor_pt_2" text:style-name="Internet_20_link" text:visited-style-name="Visited_20_Internet_20_Link">
BBC documentary: Interpretation Xi Jinping (below)</text:a>
Public information shows that the first paragraph is from March this March, Xi Jinping's conversation issued by the Chinese Communist Party of China and the high -level dialogue between the Chinese Communist Party in Beijing.</text:p>
      <text:p text:style-name="P4">
The second paragraph is Xi Jinping's speech at the UNESCO Headquarters in March 2014. This sentence is used to promote the concept of "building a community of human destiny" proposed by the Chinese government.</text:p>
      <text:p text:style-name="P4">
Image source, getty images</text:p>
      <text:p text:style-name="P4">
Image adding text,</text:p>
      <text:p text:style-name="P4">
The areas used in this set of Chinese test questions include 12 provinces including Henan, Shanxi, Jiangxi, Jiangxi, Inner Mongolia, Xinjiang, and Shaanxi.</text:p>
      <text:p text:style-name="P4">
Image source, getty images</text:p>
      <text:p text:style-name="P4">
There are seven sets of test papers in Chinese college entrance examinations this year. Among them, there are four sets of test papers of the test center of the Ministry of Education, while Beijing, Tianjin, and Shanghai proposition on their own.</text:p>
      <text:p text:style-name="P4">
This set of national Volume B with the "Xizhiques" is a proposition of the Ministry of Education. The areas used include 12 provinces including Henan, Shanxi, Jiangxi, Inner Mongolia, Xinjiang, Shaanxi, etc., covering candidates widely.</text:p>
      <text:p text:style-name="P4">
In the social media that is reviewed in China, the title of this composition has aroused heated discussion among netizens. Some netizens said, "The first feeling for me is to talk about Sino -US relations. The United States wants to do my best to hinder China's great rejuvenation and the process of adverse globalization will not be good for others."</text:p>
      <text:p text:style-name="P4">
Some netizens in some overseas social media criticized the title of this composition as "political invasion education". Some people refer to them as "political statements".</text:p>
      <text:p text:style-name="P4">
Image source, getty images</text:p>
      <text:p text:style-name="P4">
Image adding text,</text:p>
      <text:p text:style-name="P4">
It is criticized that the title of this composition is to let students make "political statements".</text:p>
      <text:p text:style-name="P4">
Candidates are directly required to write the college entrance examination composition with leaders' quotations. In 2017, the two volumes of the country asked students to write a sense of writing the title, including Mao Zedong's poem "several characters, and seeing the present dynasty", and wrote a touch.</text:p>
      <text:p text:style-name="P4">
In recent years, China's propaganda departments have continuously strengthened their praise for Xi Jinping. As early as 2018, some TV stations launched variety shows about Xi Jinping's thoughts. For example, Hunan Satellite TV, which is famous for entertainment variety shows, broadcasts the TV Q &amp; A program "New Era Learning Conference", which has studied Xi Jinping's thoughts, and CCTV followed the "Ping" Language "close to the People -General Secretary Xi Jinping".</text:p>
      <text:p text:style-name="P4">
All localities have carried out theme education activities for learning "Xi Thought", and many universities have established Xi Jinping ideological research centers.</text:p>
      <text:p text:style-name="P4">
After Xi Jinping's third term began, senior officials also set off a wave of praise of Xi Jinping. After the release of "Xi Jinping's Works", Cai Qi, a member of the Political Bureau of the Communist Party of China and the Secretary of the Central Secretariat of the Political Bureau of the Communist Party of China, who is regarded as Xi Jinping, emphasized that he should promote Xi's thoughts to "into the mind into the heart."</text:p>
      <text:p text:style-name="P4">
Except for Volume B across the country, the other three national volumes of composition are "time", "good story", and "your own space".</text:p>
      <text:p text:style-name="P4">
In the local volume, the composition of the Shanghai volume is: "One person is willing to explore the strange world, just because of curiosity?" Guide candidates took a lot of praise again with the concept of "exploration".</text:p>
      <text:p text:style-name="P4">
Candidates from Beijing Volumes choose an article on "Endurance" or "appearance". The Tianjin Volume requires candidates to write the idea of "the mission and challenge of a generation with a generation, and the responsibility and responsibility of a generation of a generation."</text:p>
      <text:p text:style-name="P4">
News Source: <text:a xlink:type="simple" xlink:href="https://www.bbc.com/zhongwen/simp/chinese-news-65841963" text:style-name="Internet_20_link" text:visited-style-name="Visited_20_Internet_20_Link">
https://www.bbc.com/zhongwen/simp/chinese-news-65841963</text:a>
</text:p>
      <!--NEWS-->
      <text:h text:style-name="P10" text:outline-level="1">
<text:span text:style-name="T4">
The US -Japan -Taiwan shared drone data? China opposes, Taiwan denies</text:span>
</text:h>
      <text:p text:style-name="P4">
Author: None (Language: zh)</text:p>
      <text:p text:style-name="P4">
Publisher: None</text:p>
      <text:p text:style-name="P4">
Time: 2023-06-08T08:29:00Z</text:p>
      <text:p text:style-name="P4">
Description: The Financial Times quoted sources saying that the United States, Taiwan and Japan will share the instant data of the Navy drone. Experts pointed out that if the matter is true, the three parties have a high degree of political mutual trust. However, the Ministry of National Defense of Taiwan denied the news later; the Chinese Ministry of Foreign Affairs reiterated the principle of "One Middle School" and did not conduct military connection with Taiwan.</text:p>
      <text:p text:style-name="P4">
Videos: []</text:p>
      <text:p text:style-name="P4">
Images: []</text:p>
      <text:p text:style-name="P4">
Subject: 时政风云</text:p>
      <text:p text:style-name="P4">
Subjects: ['专题报道：习近平访美', '南希·佩洛西']</text:p>
      <text:p text:style-name="P4">
Keywords: ['台海局势', '岛屿争议', '中美关系', '美日关系', '无人机', '军事合作', '第一岛链', '台美关系']</text:p>
      <text:p text:style-name="P4">
Id: 65857144</text:p>
      <!--METADATA-->
      <text:p text:style-name="P4">
<text:a xlink:type="simple" xlink:href="https://www.dw.com/zh/overlay/image/article/65857144/60864672" text:style-name="Internet_20_link" text:visited-style-name="Visited_20_Internet_20_Link">
 </text:a>
MQ-9B "Sea Guardian" drone flew over the US warships over the US warship</text:p>
      <text:p text:style-name="P4">
(Voice of Germany in Chinese) The Financial Times quoted 4 sources on Thursday (June 8) that the United States, Taiwan, and Japan will share the instant data of unmanned naval unmanned reconnaissance aircraft. The report states that this shows that Washington is attacking Taiwan for China, strengthening Taiwan and <text:a xlink:type="simple" xlink:href="https://www.dw.com/zh/zh/南海情勢升溫-美日菲將首次舉行海防聯合演習/a-65766653" text:style-name="Internet_20_link" text:visited-style-name="Visited_20_Internet_20_Link">
American Allies</text:a>
Coordination.</text:p>
      <text:p text:style-name="P4">
In this regard, the Taiwan Ministry of National Defense said on the evening of the 8th that the report was "speculation", which said that it had nothing to know about the relevant content.</text:p>
      <text:p text:style-name="P4">
The Chinese Ministry of Foreign Affairs responded on the same day that the principle of "one China" is the political basis of China -US, China and Japan relations. China opposes that the establishment of diplomatic relations with the establishment of diplomatic relations with Taiwan has any forms of military connection with Taiwan and requires relevant countries to "do not make the Taiwan Strait's tension factors." Otherwise, the Chinese side will be firm Maintain your sovereignty and territorial integrity.</text:p>
      <text:p text:style-name="P4">
According to the Financial Times, in early 2025, the US defense contractor "General Atomics" will deliver 4 MQ-9B "Seaguardian" drones to Taipei for the US "MQ-9 Death Reconnament" for the United States The sea modification. The MQ-9 death reconnaissance aircraft was widely used by the US military in Afghanistan, Iraq, Libya and Syria to track and target enemy ships and radars.</text:p>
      <text:p text:style-name="P4">
The U.S. military has widely used the MQ-9 death reconnaissance aircraft to track and target enemy ships and radars (data photos)</text:p>
      <text:p text:style-name="P4">
Four people with unknown sources told the Financial Times that Washington will allow these drones to integrate into the same system used by the U.S. military and the Japanese Self -Defense Force in the region. Information and general combat maps (Commonoperation Piction); through the transaction and integration of "Sea Guard", it can also help Taiwan and its neighbors to master more comprehensive and instantly <text:a xlink:type="simple" xlink:href="https://www.dw.com/zh/zh/中国山东号航母编队通过台湾海峡/a-65752410" text:style-name="Internet_20_link" text:visited-style-name="Visited_20_Internet_20_Link">
Chinese Navy's activities on the first island chain</text:a>
Essence</text:p>
      <text:p text:style-name="P4">
A high -level military official in the United States said that such data such as Taiwan, Japan, the Philippines, and the United States are an important and taboo move because China will regard this matter as a "upgrade" of the situation.</text:p>
      <text:p text:style-name="P4">
The Financial Times pointed out that the Pentagon and the Presidential Palace of Taiwan have refused to comment on the matter.</text:p>
      <text:h text:style-name="P12" text:outline-level="3">
<text:span text:style-name="T4">
Experts: Improved Political Mutual Trust of the United States, Japan and Taiwan</text:span>
</text:h>
      <text:p text:style-name="P4">
Su Ziyun, director of the National Defense Strategy and Resources Research Institute of the Taiwan National Defense Council, told DW that he believed that the matter had a certain degree of credibility. In addition to obtaining the news many times in the past, the current international situation has indeed allowed the United States and Japan to share no one to share no one. The airfield intelligence is "operable".</text:p>
      <text:p text:style-name="P4">
He pointed out that in May, the United States stated that it would assist Taiwan to obtain NATO LINK-22 data chain system technology and carry out military upgrades. Then, the three-party shared drone instant data reported by this time, observed that they have cooperated with each other and have a technical and political level. Su Ziyun said that the incident showed that the political mutual trust of the United States and Japan was improved.</text:p>
      <text:p text:style-name="P4">
Link-22 is a military strategic data contact system. Su Ziyun explained that its "the most important function is to integrate this kind of sensor, radar, and warships." Let the objects of shared information be seen in the intelligence images collected to each other to enhance the management capabilities of the battlefield. He is metaphoric, "This is a bit like pulling your friends into the group, and you can immediately share the map information of some restaurants on the group." The steps to greatly improve the efficiency of information sharing.</text:p>
      <text:p text:style-name="P4">
Su Ziyun told DW that the drone plays the role of "terminal" and is responsible for collecting about 200 to 300 kilometers of sea intelligence in the surrounding area of its flight. These emotional funds are shared with allies through Link-22 and other communication networks. For example, the current radar in Taiwan can detect about information within about 300 to 400 kilometers around. If the allies' drone sharing information is added, "it is equivalent to the coverage of the original 400 kilometers to 1,000 kilometers to 1,000 kilometers. , Or even 1500 kilometers ", forming a" General Combat Map "liaison network that can play an early warning effectiveness can not only make the battlefield management capabilities among the allies more complete, but also make Taiwan's firepower and troops more effective.</text:p>
      <text:h text:style-name="P12" text:outline-level="3">
<text:span text:style-name="T4">
Not only relying on the US military fire Taiwan to strengthen the defense capabilities</text:span>
</text:h>
      <text:h text:style-name="P12" text:outline-level="3">
<text:span text:style-name="T4">
will co -discuss drone cooperation strategies</text:span>
</text:h>
      <text:p text:style-name="P4">
According to the Financial Times, a military official involved in the plan said that the US, Japan, and Taiwan military will receive training using the UAV system together.</text:p>
      <text:p text:style-name="P4">
Former U.S. Pacific Marine Corps Commander and Retired Lieutenant General Stevenrudder said that the MQ-9 Death Investigation machine is a relatively new system for the Taiwan Strait, so the United States is committed to developing M- Q9's navigation rail network.</text:p>
      <text:p text:style-name="P4">
Rudel added that the U.S. Marine Corps received the first MQ-9 in Hawaii, and that after the US Air Force deployed in Japan was also allowed to fly out of Japan, the Japanese maritime police team and the Navy immediately started to deploy drones The allies participating in this plan will also begin exploring common combat plans.</text:p>
      <text:p text:style-name="P4">
Heinoklinck, former senior official of Asian affairs, said that in view of the recent invasion of Taiwan ’s air defense identification zone, the Chinese PLA has increasingly invaded the air defense identification zone in Taiwan. Want to strengthen the intention of cooperation.</text:p>
      <text:h text:style-name="P12" text:outline-level="3">
<text:span text:style-name="T4">
Do people believe in the United States in the United States?</text:span>
</text:h>
      <text:p text:style-name="P4">
(Comprehensive report)</text:p>
      <text:p text:style-name="P4">
News Source: <text:a xlink:type="simple" xlink:href="https://www.dw.com/zh/美日台共享無人機數據？中國反對、台灣否認/a-65857144" text:style-name="Internet_20_link" text:visited-style-name="Visited_20_Internet_20_Link">
https://www.dw.com/zh/美日台共享無人機數據？中國反對、台灣否認/a-65857144?maca=chi-rss-chi-all-1127-rdf</text:a>
</text:p>
      <!--NEWS-->
      <text:h text:style-name="P10" text:outline-level="1">
<text:span text:style-name="T4">
LEX column: European startups want to challenge the American cloud giant (Free Version)</text:span>
</text:h>
      <text:p text:style-name="P4">
Authors: ['Lex专栏']</text:p>
      <text:p text:style-name="P4">
Publisher: 英国《金融时报》</text:p>
      <text:p text:style-name="P4">
Time: 2023-06-08T22:55:57+00:00</text:p>
      <text:p text:style-name="P4">
Published Time: 2023-06-08T12:00:99+08:00</text:p>
      <text:p text:style-name="P4">
Modified Time: 2023-06-08T18:54:99+08:00</text:p>
      <text:p text:style-name="P4">
Description: Amazon, Microsoft, Google, and IBM control over three -quarters of the public cloud market in Europe, and it will need a lot of time and funds for such a powerful oligopoly monopoly.</text:p>
      <text:p text:style-name="P4">
Images: ["<text:a xlink:type="simple" xlink:href="https://thumbor.ftacademy.cn/unsafe/picture/8/000085368_piclink.jpg" text:style-name="Internet_20_link" text:visited-style-name="Visited_20_Internet_20_Link">
000085368_pic...</text:a>
"]</text:p>
      <text:p text:style-name="P4">
Themes: ['云计算', '关注']</text:p>
      <text:p text:style-name="P4">
Keywords: ['云计算', '谷歌', '亚马逊', '微软', 'IBM']</text:p>
      <text:p text:style-name="P4">
Type: Article</text:p>
      <!--METADATA-->
      <text:p text:style-name="P4">
<draw:frame draw:style-name="fr1" draw:name="Image20" text:anchor-type="as-char" svg:width="6.9236in" svg:height="3.894525in" draw:z-index="0">
<draw:image xlink:href="../Images/FT Chinese Free Version/2023-06-08T22-55-57-00-00/000085368_piclink.jpg" xlink:type="simple" xlink:show="embed" xlink:actuate="onLoad" draw:mime-type="image/jpeg"/>
</draw:frame>
In Europe, the power of large data sets is in the hands of very few companies. Amazon(Amazon),Microsoft(Microsoft),Google(Google)And IBM adds up to control more than three -quarters of the public cloud computing market in Europe. A championship company should have emerged in Europe, but this requires grand ambitions.</text:p>
      <text:p text:style-name="P4">
Private equity companies are now involved. Yin Tuo, a listed private equity company(EQT)With the support of venture capital funds, the EVROC of Sweden hopes to meet this challenge. The startup plans to spend 3 billion euros to build two large -scale data centers in the next few years. So far, it has only received millions of euros of seed investment.</text:p>
      <text:p text:style-name="P4">
News Source: <text:a xlink:type="simple" xlink:href="http://www.ftchinese.com/story/001099907" text:style-name="Internet_20_link" text:visited-style-name="Visited_20_Internet_20_Link">
http://www.ftchinese.com/story/001099907</text:a>
</text:p>
      <!--NEWS-->
      <text:h text:style-name="P10" text:outline-level="1">
<text:span text:style-name="T4">
The Michelin Guide in the Age of Algorithms (Free Version)</text:span>
</text:h>
      <text:p text:style-name="P4">
Authors: ['为FT中文网撰稿']</text:p>
      <text:p text:style-name="P4">
Publisher: 英国《金融时报》</text:p>
      <text:p text:style-name="P4">
Time: 2023-06-08T22:56:18+00:00</text:p>
      <text:p text:style-name="P4">
Published Time: 2023-06-08T12:00:99+08:00</text:p>
      <text:p text:style-name="P4">
Modified Time: 2023-06-08T18:54:99+08:00</text:p>
      <text:p text:style-name="P4">
Description: Fan Tingluo: Michelin Guide is often considered "special and opaque", as if disconnected from this era. But through the analysis and push of algorithms, can you really find a satisfactory restaurant?</text:p>
      <text:p text:style-name="P4">
Images: ["<text:a xlink:type="simple" xlink:href="https://thumbor.ftacademy.cn/unsafe/picture/0/000183810_piclink.jpg" text:style-name="Internet_20_link" text:visited-style-name="Visited_20_Internet_20_Link">
000183810_pic...</text:a>
"]</text:p>
      <text:p text:style-name="P4">
Themes: ['美食', '关注']</text:p>
      <text:p text:style-name="P4">
Keywords: ['美食', '米其林']</text:p>
      <text:p text:style-name="P4">
Type: Article</text:p>
      <!--METADATA-->
      <text:p text:style-name="P4">
<draw:frame draw:style-name="fr1" draw:name="Image21" text:anchor-type="as-char" svg:width="6.9236in" svg:height="4.617987in" draw:z-index="0">
<draw:image xlink:href="../Images/FT Chinese Free Version/2023-06-08T22-56-18-00-00/00018381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lthough the Michelin tire full mascot was discovered by the majority of netizens when the Hangzhou Restaurant Guide was announced, but this Bible in the global gourmet industry in 123 years has not been given. Essence Michelin's Red Book was born in 1900, while the first star restaurant in Michelin appeared in France was in 1926. Coincidentally, after reading history, I saw Hangzhou drama that originated in Hangzhou 100 years ago. It officially took shape in 1923 and started a business performance.</text:p>
      <text:p text:style-name="P4">
In 100 years, it is only about 40 years with the food life talked about today. Since the reform and opening up, the individual private economy has broken the deadlock of the planned economy in many places in many places, and truly entered a market economy with a broad concept. From the initial government organization to sell breakfast for the citizens, but foreign workers successfully solved the problem of urban breakfast through individual breakfast stalls. From the explicit text of the business management department, the size of the restaurant dishes, and no consumers have complained why there are only a small food in the plate in the plate today, without him, just to set up the plate. From the initial price limit of certain dishes, even stipulated that only four dishes and one soup can be eaten, to a unknown mysterious Arab prince in a restaurant in Shanghai, a luncheon of 200,000 yuan. eat. All these changes must thank the impact of the invisible hands of the market economy.</text:p>
      <text:p text:style-name="P4">
The catering market of nearly 5 trillion yuan per year is also completely consumers' own choice. Although the high -end restaurants in Shanghai have begun to appear 50 % off promotional package, there are too many seats and too little buttocks in the market, indicating that your favorite high -end restaurant is changing quietly.</text:p>
      <text:p text:style-name="P4">
The 40 years of China's Catering Turburning Development, which has happened to the 40 years from the beginning of global integration from the beginning to leaflets. The global integration itself is also the process of exporting cultural values in backward areas in developed regions. In this long process, catering practitioners in the underwriting area will slowly throw away the old tradition of the year and enter the tide of rapid expansion of gold rush, and after the traditional culture encounters the baptism of globalization, it has it. The taste and form of pursuit, the pursuit of the decoration style, or the decoration style of the store are slowly eliminated by the emerging trend.</text:p>
      <text:p text:style-name="P4">
Because the way of survival in the market has changed fundamentally, the traditional old -fashioned living habits pursued by the wealthy businessmen are replaced by the fast -paced living habits of young people. A large number of young people who are eager for wealthy people have poured into large -scale economic cities from remote rural or county seats, because they can only have more opportunities for young people in such a large city. You can make money where you can make money, and there will be more young people. This is almost the direction of the flow of people in the past. After the taste of light people became mainstream, those traditional and elegant tastes slowly retreated. Although it still exists, it is already non -mainstream. Compared with the so -called faint taste of the Hong Kong Rich Dining, the various fun tastes that young people like today, and the taste of all kinds of food has long been on the other side.</text:p>
      <text:p text:style-name="P4">
In front of me, there are two "Guidelines for Hong Kong Macau in 2008" and "Michelin Guide in 2022", known as the Hong Kong Macau Michelin. In 2008, when the Michelin Guide was released in the Chinese market for the first time, the local official name was "Michelian" in Hong Kong and Macao. After the publishing of the Michelin Guide in 2022, the Michelin Guide of the paper officially withdrawn from the historical stage. This time the Hangzhou Michelin Guide has fully realized the presentation of paperless mobile apps, which is also a manifestation of the food guide in the Internet era. The Chinese Internet capital, known for its popularity and distribution of traffic, did not appear in the Hangzhou Michelin Guide. There were no expectations of two -star restaurants and Samsung restaurants. And 33 Michelin selected restaurants formed the list of Hangzhou Michelin Guide in 2023. The disappointment of the circle of friends is like the first Michelin guide in Guangzhou at that time. People always feel that eating in Guangzhou, how can there be a Michelin Samsung, but not.</text:p>
      <text:p text:style-name="P4">
How to treat the Michelin guide correctly and fairly is always a topic that food lovers like to discuss. Especially when the tire baby appeared in a certain city for the first time, it was definitely a big discussion in the food enthusiast group. However, the Michelin Guide is considered to be ruthless and very opaque, as if it is out of touch with this era. Even the most mysterious US Central Intelligence Agency will decrypt some historical documents at the time after 50 years of historical events, but the Michelin Guide with 123 years of history has never been announced by any food report written by their gourmet detectives. Essence They will not even tell the restaurants and consumers even the reasons for giving lower scores. In addition to introducing some special dishes and a series of prices, the restaurant's rating is based on the stars and a series of knife and fork tableware patterns. Describe the level of service and atmosphere. How many foods in the world work in the Michelin Guide, even more difficult than asking how many beauties in the Arabia harem. But is more of the gourmet list of social media, and is it really so good to promote their gourmet selection experts? The answer is obviously benevolent. After all, it is still necessary to get to know each other, but there are more things that Lixia's hearts in front of melon. The judges blended with the brand's gold master father privately, and the public will slowly feel that the gold content is reduced.</text:p>
      <text:p text:style-name="P4">
There is a less appropriate metaphor, as if the international capital market has a higher degree of trust in Moody's, S &amp; P, or Fitch International, but if it is a domestic capital market, everyone is in good faith, Pengyuan Credit, or United Credit Credit. It will also be favored by domestic credit rating agencies. In terms of catering authority, the food guide still depends on the influential audience. Is it aimed at global tourists or local tourists. Relying on the world's 140 Michelin Samsung chefs and 16,000 restaurants in the world, Michelin has established a gourmet list of global restaurants and chefs in the world. What benefits can the stars of the Michelin guide get? Borrowing from the 31 stars, the famous French chef Joelrobuchon's evaluation of the Michelin Guide in 2017, "Get a Michelin star, your restaurant business will increase by about 20%, get two stars, your business will increase by 40%. Get three stars, your business will increase by about 100%. "So when the French began to hold a food guide conference for a certain city worldwide, the tourism promotion institutions of those cities that were qualified for qualifications were very clear. Ready to welcome guests around the world.Of course, in the era of decentralization of the Internet, even if it is a gourmet list, there are Meituan and Ctrip in China, internationally with TripAdvisor and Yelp, which does not include Google, a network giant specializing in search engines. And the byte beating in the country and the overseas TIKTOK, through the way of destructive presentation of short videos, began to enter such vertical fields like rowing mountains and sea. , Buying books and beauty services have established very loyal user communities. The process of evaluating a restaurant through short videos seems to be more transparent and authentic. Most consumers will feel that everyone can become a food expert similar to Michelin food dense detection, but the omnipotent algorithm hidden behind the huge traffic is the omnipresent algorithm. Will we really believe that the browsing data on social media collected by computer programs is more fair? The time, place, weather, seasons we appear in the restaurant, as well as the price, quantity of our care, or the cycle we posted videos, and then more likes from friends, family members, and netizens who have never met Massive personal user reviews and more real -time data point consumption amounts, as well as the historical records and satisfaction evaluation of online shopping, and the data that the artificial intelligence needs to be known in the background clearly in the background Essence Then these data were all analyzed by artificial intelligence to push us all kinds of attention lists or play lists, and the praise videos of the person you follow. Can we find a restaurant that makes us very satisfied?</text:p>
      <text:p text:style-name="P4">
For the first Michelin guide in Hangzhou, we are very curious about which city of Michelin's next stop will be in China. Regarding this issue, I and Michelin's international director, Frenchman GWENDALPOULLENEC exchanged my opinion. The spokesperson of the global gourmet culture joined the Michelin's map and guidelines in France in 2004. Ten years later, due to the active performance in the digital transformation of Michelin, he became the secretary -general of the Michelin Guide and replaced in 2018 to replace it in 2018. Michaelellis is an international director. In the fall of 2018, Michelin announced the acquisition of Tablethotels, a professional service agency specializing in the selection and recommendation of boutique hotels. In 2019, the Robert Parker WineAdvocate wine guide, which was originally held 40%of the previous shares in 2017, became 100 %Of Michelin owned. These two acquisitions are considered to help consolidate the leading position and international influence of Michelin in the hotel industry and the restaurant industry and the alcoholics industry. I think the next stop of Michelin should be Shenzhen, the most important city in the Greater Bay Area, because every time Michelin chose a new city, it usually considers the city's catering quality and the influence of this city. These are closely related to exquisite dining. He wouldn't have any guessing.</text:p>
      <text:p text:style-name="P4">
(This article only represents the author's personal point of view, edit mailbox: zhen.zhu@ftchinese.com)</text:p>
      <text:p text:style-name="P4">
News Source: <text:a xlink:type="simple" xlink:href="http://www.ftchinese.com/story/001099906" text:style-name="Internet_20_link" text:visited-style-name="Visited_20_Internet_20_Link">
http://www.ftchinese.com/story/001099906</text:a>
</text:p>
      <!--NEWS-->
      <text:h text:style-name="P10" text:outline-level="1">
<text:span text:style-name="T4">
Biden's "Indo -Pacific Economic Framework" is just a flower shelf</text:span>
</text:h>
      <text:p text:style-name="P4">
Authors: ['艾伦•贝蒂']</text:p>
      <text:p text:style-name="P4">
Publisher: 英国《金融时报》</text:p>
      <text:p text:style-name="P4">
Time: 2023-06-08T22:56:36+00:00</text:p>
      <text:p text:style-name="P4">
Published Time: 2023-06-08T12:00:99+08:00</text:p>
      <text:p text:style-name="P4">
Modified Time: 2023-06-08T18:55:99+08:00</text:p>
      <text:p text:style-name="P4">
Description: Betty: The "Indo -Pacific Economic Framework" produced a large number of new words, but there was almost no commercial return. The true efforts to establish a trade alliance will be carried out elsewhere.</text:p>
      <text:p text:style-name="P4">
Images: ["<text:a xlink:type="simple" xlink:href="https://thumbor.ftacademy.cn/unsafe/picture/4/000182664_piclink.jpg" text:style-name="Internet_20_link" text:visited-style-name="Visited_20_Internet_20_Link">
000182664_pic...</text:a>
"]</text:p>
      <text:p text:style-name="P4">
Themes: ['观点', '印太', '关注']</text:p>
      <text:p text:style-name="P4">
Keywords: ['印太', '美国外交', '贸易', 'CPTPP', '供应链']</text:p>
      <text:p text:style-name="P4">
Type: Article</text:p>
      <!--METADATA-->
      <text:p text:style-name="P4">
<draw:frame draw:style-name="fr1" draw:name="Image22" text:anchor-type="as-char" svg:width="6.9236in" svg:height="3.894525in" draw:z-index="0">
<draw:image xlink:href="../Images/FT Chinese Free Version/2023-06-08T22-56-36-00-00/000182664_piclink.jpg" xlink:type="simple" xlink:show="embed" xlink:actuate="onLoad" draw:mime-type="image/jpeg"/>
</draw:frame>
When you cannot sign a binding trade agreement, it is very tormented as a global trading country with a geopolitical advantage, but this is more or less than Biden(Biden)Leading White House is currently. Ten years ago, when Obama(Obama)The government promotes the large -scale regional "Cross -Pacific Partnership Agreement"(TPP)At this time, if you predict that the United States will withdraw from the agreement, and China will apply to join the agreement that originally aims to fight against its economic strength, you will definitely be laughed at Washington. But the formal trade agreement is extremely popular in the US Congress -this is earlier than the current President Joe Bayeng(Joe Biden), Even earlier than Donald Trump(Donald Trump)During the ruling period -also unpopular in the voter foundation of Biden, which actually closed one of the main tools of the US's economic influence.</text:p>
      <text:p text:style-name="P4">
In order to give today's "Agreement on Comprehensive and Progressive Trans -Pacific Partnerships"(CPTPP)Looking for a substitute Asia Pacific version, the United States announced the "Indo -Pacific Economic Framework" last year(IPEF)That is a series of agreements reached with other 13 countries.</text:p>
      <text:p text:style-name="P4">
News Source: <text:a xlink:type="simple" xlink:href="http://www.ftchinese.com/story/001099905" text:style-name="Internet_20_link" text:visited-style-name="Visited_20_Internet_20_Link">
http://www.ftchinese.com/story/001099905</text:a>
</text:p>
      <!--NEWS-->
      <text:h text:style-name="P10" text:outline-level="1">
<text:span text:style-name="T4">
Apple is late, Tesla's return</text:span>
</text:h>
      <text:p text:style-name="P4">
Authors: ['']</text:p>
      <text:p text:style-name="P4">
Publisher: 英国《金融时报》</text:p>
      <text:p text:style-name="P4">
Time: 2023-06-08T22:56:52+00:00</text:p>
      <text:p text:style-name="P4">
Published Time: 2023-06-08T12:00:99+08:00</text:p>
      <text:p text:style-name="P4">
Modified Time: 2023-06-08T18:56:99+08:00</text:p>
      <text:p text:style-name="P4">
Description: Zhou Shopkeeper: At a historic moment when Apple's market value creates a historic high, let's re -torture its long -term value: Is Apple's historic stock price in highlights? Will Apple's market value be surpassed by Tesla in the future?</text:p>
      <text:p text:style-name="P4">
Images: ["<text:a xlink:type="simple" xlink:href="https://thumbor.ftacademy.cn/unsafe/picture/4/000183364_piclink.jpg" text:style-name="Internet_20_link" text:visited-style-name="Visited_20_Internet_20_Link">
000183364_pic...</text:a>
"]</text:p>
      <text:p text:style-name="P4">
Themes: ['专栏', '人工智能', '关注']</text:p>
      <text:p text:style-name="P4">
Keywords: ['人工智能', '特斯拉', '苹果', '智能手机', '新能源汽车']</text:p>
      <text:p text:style-name="P4">
Type: Article</text:p>
      <!--METADATA-->
      <text:p text:style-name="P4">
<draw:frame draw:style-name="fr1" draw:name="Image23" text:anchor-type="as-char" svg:width="6.9236in" svg:height="3.894525in" draw:z-index="0">
<draw:image xlink:href="../Images/FT Chinese Free Version/2023-06-08T22-56-52-00-00/00018336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pple's VISION PRO product release has caused collective cheers in the Chinese science and technology community. Indeed, we need good news under the economic downturn.</text:p>
      <text:p text:style-name="P4">
Most people think that this Apple product has created a revolutionary user experience and opened a new growth space for the global technology industry; many big coffees and executives in China's smartphone industry have fully affirmed this. Some It is believed that "Apple directly answered many brands to explore how many years of AR/VR/MR/XR products are the category problem: Space Computing Platform". This industry's perspective is very accurate. Of course, it is also an important affirmation of Apple's new products.</text:p>
      <text:p text:style-name="P4">
If we seek the technical details behind VisionPro, we may deepen this impression. Simple listing three points. First, industry experts expect that the delay of Apple VR is 22 milliseconds, but Apple's release has achieved 12 milliseconds, which will definitely greatly reduce the sense of dizziness. The leading difference may reach 2-3 generations; third, Apple has opened up the connection with Facetime through VisionPro, and realizes seamless connections with products such as iPhone and Apple TV, making Apple more powerful.</text:p>
      <text:p text:style-name="P4">
It should be said that the above high evaluation, in terms of reality and logic, both agrees that VisionPro is a high -level product carefully polished by Apple. The cutting -edge attempt of the universe innovation. "Who will be the ultimate challenger of Apple's high -end machines in December 2022 FT Chinese website in December 2022? In the ", the essence of Apple's strategy is" productism "superimposed the" revolutionary ecosystem ", which has always been highly evaluated by Apple's strategic stability. However, we think about it from another angle and can't help but ask: Does VisionPro surpass the previously established Apple strategic pattern? Obviously, no.</text:p>
      <text:p text:style-name="P4">
Therefore, this article will provide a new perspective to evaluate Apple. From Apple's market value growth expectations and comparison of Tesla's two perspectives, at the moment when Apple's market value creates a historic high, we will re -torture its long -term value: Is Apple's historic stock price in highlights? Will Apple's market value be surpassed by Tesla in the future?</text:p>
      <text:p text:style-name="P4">
However, if we change the coordinate system to look at the apple, there is indeed a perfect negative expectation. What needs to be reminded is that the reality is perfect and the expected imperfection is indeed possible. From a critical perspective, as a global innovation leader in the mobile phone industry, the Apple does not subversive, and the fundamental logic of the Vision PRO product concept is disappointing:</text:p>
      <text:p text:style-name="P4">
First, great products must respond to the call of the times, not just an extension of its own business value. In today's world, Apple's level of global innovation leaders must answer the profound questions faced by several humans in today's world, including: How can the subjective value of humans in the era of human -computer intelligence be reflected? Facing the relationship between humans and nature threatening extreme climate? How is the new scene switching of personal productivity and social productivity? In other words, although Apple's VR products have expanded people's vision, this is just a natural business response from the perspective of the refined and self -reliance of the mobile phone industry. Compared with the mission and value proposition that great companies should have, this product is obviously used as a product as a product as a product. Revolutionary innovative new products have not completed such mission. To put it simply, Apple's new products have not fully answered the major propositions of "how human life live in the future". Of course, this is also based on high -expected high standards.</text:p>
      <text:p text:style-name="P4">
Second, Apple VisionPro highlights more visual experience, but does not introduce more physical and natural world interaction logic. Although VR is not an AR nor the XR somatosensory device, it should be so positioned in itself, and it is understandable. However, from the perspective of commercial expansion space, improving human vision as a comprehensive and extreme experience is only part of them. Compared with human and external world interactions in AR experience, and many human behavior in XR devices AI and digitalization, visual experience, visual experience, visual experience, visual experience, visual experience, visual experience. Evolution is not a big logic, but a small logic. Even if this small logic is magnified several times, it objectively makes Apple's vision deeper into the traditional consumer electronics traditional pattern. Here, we judge that this product may start research and development 3-5 years ago and continuously optimize technical parameters, but innovative thinking continues the relatively old concepts before.</text:p>
      <text:p text:style-name="P4">
Third, from the current experience of Apple VISIONPRO in the application Facetime and other experiences, in addition to connecting Apple ecological applications and display visual amplification effects, Apple VR applications are still poor. In other words, for a long time along this route, VisionPro may not have much application -level innovation, but only add some content. Perhaps there is a space for entertainment, medical and long -range education, but not ready to be super super super -ready. Application and other blessings. Therefore, from this perspective, Apple's VR products still need to be polished multiple times, especially a large explosion phase of iTunes-level application. Then roughly estimate that according to Apple's current technical route, it takes 5-10 years to achieve this mission. VisionPro may be more than 5 years to support Apple's market value amplification.</text:p>
      <text:p text:style-name="P4">
Fourth, "space calculation" is a non -core pain point for hardware. In the future, this role may be more weakened through the large model of the Yuan universe. The hardware space calculation should not be able to talk about subversive innovation. Of course, this also explains why the stock price fell sharply after the release of Apple VisionPro, but the Yuandi software company such as Unity has skyrocketed. In addition to the favorable cooperation with Apple, the most important signal is that the demand for building 3D space content has been amplified.</text:p>
      <text:p text:style-name="P4">
In other words, Apple VISIONPRO is the most important product of Apple in the past three years. We can also be very good from various technical parameters. It can even be confirmed that this is a good product, but Apple is currently the world's market value first (US $ 2.8 trillion) Innovative technology companies, obviously this level of achievement is not enough to support the continuous growth of market value in the next 3-5 years. But from another perspective, Apple's current imagination is lacking just to bring a historic opportunity to the Chinese smartphone industry. If you can use the Android system to launch a revolutionary Yuan cosmic entrance product, the higher cost performance should reach the industry period The long -awaited curve overtaking is not just a question of a technical parameter, but also a problem of strategic forward -looking and imagination.However, with the recovery of Nasdaq, and Musk gave up Twitter's management to return to Tesla, Cybertruck (electric pickup), FSD (fully autonomous driving), Megapack (energy storage), Teslaoptimus (robot) The technical route gradually became clear, and the Aura in interstellar exploration related to SpaceX related to Musk, the Neuralink (brain machine interface) technology began to apply, and even SpaceLink (Star Chain) began to emerge in the Russia and Ukraine War. Tesla and its founding The new human civilization of Musk is starting to give the world's new scientific and technological innovation incentives. Its commercial value has gradually begun to explode:</text:p>
      <text:p text:style-name="P4">
Cybertruck electric pickup: This car appeared in November 2019, has been polished for 4 years, and began to be close to mass production delivery in 2023. At present, the order volume has exceeded 1.5 million units. In 2021, the US pickup market is a huge and continuous market. According to Statista data, the sales volume of American light trucks (including pickups) in 2020 was about 1.246 million. Compared with these two numbers, it can be seen that Tesla's electric pickup card has become a leading brand in the industry.</text:p>
      <text:p text:style-name="P4">
FSD (fully autonomous driving): MCKINSEY &amp; Company pointed out in its report that by 2030, the market potential of global autonomous vehicles and related services may reach $ 1.7 trillion. According to the analysis of the market research company IDTeChex, by 2030, the global electric vehicle market is expected to exceed 1.5 trillion US dollars. This includes various electric models such as electric cars, electric SUVs, electric pickups. In a less accurate contrast, the market value of Tesla FSD may even surpass the market value of the global electric vehicle industry. At least these professional data research has this possibility. From a strategic logic point of view, Tesla completely changed the low -hairy operating model of the automotive industry through hardware innovation before, making smart electric vehicles a real banknote printing industry.</text:p>
      <text:p text:style-name="P4">
TESLALALALITHIUM (Lithium Mine Refining): The Tesla Lithium Mine Refining Project Factory released in April 2023 has broken ground and plans to invest 375 million U.S. dollars. Essence Musk expects that this plant will provide a lithium for about 1 million vehicles.(The plant)The production of car -grade lithium is more than the sum of other North American manufacturers. As we all know, at present, Tesla Motors still maintain a gross profit margin of more than 20%, which is the highest profit margin among all smart cars, and the most important point in this is lithium batteries. A variety of raw materials, including lithium, constitute 80%of the cost of power batteries. The breakthrough of this project is almost equivalent to Tesla's another banknote printing machine.</text:p>
      <text:p text:style-name="P4">
MEGAPACK (Energy Storage): On April 9, Tesla announced that it would build a new energy storage super factory in Shanghai to produce Tesla super large commercial energy storage batteries. According to reports, the energy storage plant is planned to start in the third quarter of 2023 and put into production in the second quarter of 2024. The initial planned annual commercial energy storage battery was planned for 10,000 units, and the energy storage scale was nearly 40 GWH (GWH). Judging from Tesla's announcement, each MEGAPACK battery can store more than 3MWH energy to meet the one -hour electricity demand for 3,600 households. At present, the Tesla Megapack battery has provided new energy for the development of new energy for the United States, the United Kingdom, Australia and other places. This also means that Tesla is becoming an innovative era of China Power Grid Corporation+Global Energy Storage Industry, and has a larger global operating scale potential.</text:p>
      <text:p text:style-name="P4">
TESLAOPTIMUS: The industry predicts that the large -scale production foundation of Tesla's smart car may allow Tesla robotics to reach millions of units in the next 10 years, and the price will be much cheaper than cars. It may be less than 20,000 The US dollar is expected to be delivered within 3-5 years. However, its manufacturing cost may be only $ 5,000, and FSD's intelligent technology can be used directly to quickly obtain intelligent capabilities. Even an exaggerated evaluation in the industry said that Tesla robotic hand ability can make it the only robot in the world that can make Tesla robots.</text:p>
      <text:p text:style-name="P4">
If we summarize the entire strategic pattern of Tesla or above, we will find that Tesla's strategic pattern can be included: 10 times the commercial space of Apple smartphones (simple reference: data shows that the automotive industry is 10 times more than smart phones), A quasi -monopolyman of the autonomous driving market that is similar to the entire smart automobile industry, a LG chemical -level lithium refinement company, a new era global Mobil oil plus national power grid, plus the current speculation may be 10 times more than smart electric The automotive industry is very likely to be the robotic industry in the history of human industry. Judging from this pattern, it is not the most important question for Tesla electric vehicles to make a profit and whether it has become the first in the industry. This is the greatest dream in the history of human industry.</text:p>
      <text:p text:style-name="P4">
News Source: <text:a xlink:type="simple" xlink:href="http://www.ftchinese.com/story/001099904" text:style-name="Internet_20_link" text:visited-style-name="Visited_20_Internet_20_Link">
http://www.ftchinese.com/story/001099904</text:a>
</text:p>
      <!--NEWS-->
      <text:h text:style-name="P10" text:outline-level="1">
<text:span text:style-name="T4">
30 -year -old naked "gown" feels: I have to eat a full meal first, and then talk about other (Free Version)</text:span>
</text:h>
      <text:p text:style-name="P4">
Authors: ['为FT中文网撰稿']</text:p>
      <text:p text:style-name="P4">
Publisher: 英国《金融时报》</text:p>
      <text:p text:style-name="P4">
Time: 2023-06-08T22:57:07+00:00</text:p>
      <text:p text:style-name="P4">
Published Time: 2023-06-08T12:00:99+08:00</text:p>
      <text:p text:style-name="P4">
Modified Time: 2023-06-08T18:56:99+08:00</text:p>
      <text:p text:style-name="P4">
Description: Say 1: Difficulties in life are not to overcome, try to avoid it? If possible, try throwing away the social clock and let's watch it yourself.</text:p>
      <text:p text:style-name="P4">
Images: ["<text:a xlink:type="simple" xlink:href="https://thumbor.ftacademy.cn/unsafe/picture/1/000183761_piclink.jpg" text:style-name="Internet_20_link" text:visited-style-name="Visited_20_Internet_20_Link">
000183761_pic...</text:a>
", "<text:a xlink:type="simple" xlink:href="https://thumbor.ftacademy.cn/unsafe/picture/6/000183756_piclink.jpg" text:style-name="Internet_20_link" text:visited-style-name="Visited_20_Internet_20_Link">
000183756_pic...</text:a>
"]</text:p>
      <text:p text:style-name="P4">
Themes: ['青年就业', '关注']</text:p>
      <text:p text:style-name="P4">
Keywords: ['青年就业', '社会现象', '成长', '职业发展', '中国社会']</text:p>
      <text:p text:style-name="P4">
Type: Article</text:p>
      <!--METADATA-->
      <text:p text:style-name="P4">
<draw:frame draw:style-name="fr1" draw:name="Image24" text:anchor-type="as-char" svg:width="6.9236in" svg:height="4.590942in" draw:z-index="0">
<draw:image xlink:href="../Images/FT Chinese Free Version/2023-06-08T22-57-07-00-00/000183761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 resigned naked, temporarily, on the first day of work after the new year.</text:p>
      <text:p text:style-name="P4">
On the first day of work, I held a pen and pen in the leadership office. After taking a week of work, I found that there were 8 items, so I started to plan. Time, I want to talk to you about work. "At this time, the voice of my heart is: This is the end of this XX class.</text:p>
      <text:p text:style-name="P4">
At the moment when he resigned, the leader was a little shocked. After all, this job was considered a nominal "iron rice bowl". The salary and the corresponding workload were considered considerable as Beijing's standards. Perhaps from the perspective of the leader, I have no reason to resign. For a while with the leader, he attached the grand excuses of "I want to take the exam", and finally successfully resigned the resignation process. After half a month, I officially signed the resignation agreement as a free person to "live in a residence. "in Beijing.</text:p>
      <text:p text:style-name="P4">
When I decided to naked, I already knew that I would no longer be engaged in this "office work" in a short time. I want to explore other possibilities of life. The confusion in the future still exists. On the one hand, I am 30 years old. I think life should not be just spent in the cycle of "work, get off work, work and get off work"; on the other hand, without work, it is bound to bring survival anxiety. Therefore, the first thing after nakedness is to take stock of their deposits. There is no "mine" in the family to inherit. Five -digit deposits can barely support the year of life. I can't bear a little accident. Fortunately, it is naturally optimistic. The brain automatically removes all negative information, and even social security and medical insurance are not paid. I just have to go to a life without an accident.</text:p>
      <text:p text:style-name="P4">
<text:span text:style-name="T4">
 Full meal is the first important righteousness of life </text:span>
</text:p>
      <text:p text:style-name="P4">
The first thing to solve is to eat and live in Beijing, which is the biggest part of the overall expenditure. I chose to live in a friend's house with no money. Responsible for our monthly hydropower costs. I usually do it by myself, save money and healthy, so that the overall expenditure of eating and accommodation is controlled at about 1,500 yuan.</text:p>
      <text:p text:style-name="P4">
In order to get some additional income, I started to do part -time ideas. I have two needs for part -time jobs. One is that the daily working hours should not be too long, and the working hours can be adjusted flexibly. The second is that "light physical labor" is needed. For too long, brainpower labor has eliminated my interest in work, and light physical labor can also meet fitness needs. As for the salary, I know that part -time salary is not high, so I don't expect much expectations.</text:p>
      <text:p text:style-name="P4">
Based on the above needs, I quickly found a part -time job in a bookstore, but it became a waiter in the coffee shop in the bookstore. The coffee shop has a free working hours, and of course the salary is also very low. My salary is 18 yuan/h. Therefore, at that time, 18 yuan/hour became a measurement unit for my life. I thought about the price for a few hours before ordering a takeaway and buying a fruit. Maybe with such a measure and comparison, I found that Beijing's prices are really high. There is no five insurances and one gold in part -time job. I adhering to the mentality of "small illness and dying", I have no insurance every day. In the conversation with other clerks, I learned that some of the full -time clerks were only about 3K, and they could only live in Beijing. If they were sick, living expenses even needed to help at home. Another shop where I worked after me, the clerk did not have five insurances and one gold, but they would also think that if the store paid five insurances and one fund, the salary was less.</text:p>
      <text:p text:style-name="P4">
I usually choose to work late, and I can leave after 5 hours. The work content is also simple, that is, coffee, cleaning the desktop hygiene, and answering the doubts of some guests. In my spare time, I can also read freely. In the months of working in a coffee shop, my reading has caught up with the past year. It can be seen that leisure is the first productive forces of reading.</text:p>
      <text:p text:style-name="P4">
The owner of the coffee shop and bookstore is a couple, which is a bit famous in the cultural field. The male boss is working in the bookstore every day, and the female boss came occasionally for a few days a week. Whenever the female boss comes, I think the air pressure between colleagues becomes very low, and at the same time, the expression starts to be nervous. It seems that no matter what you are doing, the boss seems to be dissatisfied. I always feel that you are lazy. Find something to do. For example, the coffee shop requires two people to work during the same period. The manager is part -time with a part -time job. Part -time jobs are mainly responsible for ordering, coffee, and cleaning. When there is no guest, part -time jobs generally need to stand in front of the computer to prepare, because once a guest suddenly enters the door, if part -time, if you do not stand in the bar, you need to take a large circle to go into the bar to give the guests to order for the time. However, because our head station was on the bar, the female boss felt unhappy, and criticized the shop chief several times, asking "why two people (including the store manager) are standing inside." The manager explained many times, but every time the boss came to the store, he always asked for a part -time job to wash the rags, wipe it.</text:p>
      <text:p text:style-name="P4">
The male boss's attitude towards employees is similar. I remember that once he was going to sell his bookmark name, the bookstore could not be tuned, and asked me to help. As a result, he only needed to sign 10 books, and my role was to help him take 10 books out of the box. When he signed the second book, he said, "You help me turn over the book, otherwise what do you want you to do?" I laughed dumbly, but I did it. When he signed in the 5th and 6th books, he suddenly looked up at me and said, "Can you not see it? Didn't I teach you all? You see, I will fold the title page like this." The tone made me very uncomfortable. He came immediately and said directly, "I am a coffee shop clerk, not a bookstore, I haven't done this." Afterwards, why the two bosses made me feel uncomfortable because they felt that they did not hold me in their tone and behavior. As a staff member, it always reminds me of the relationship between the landlord and the long -term worker in the literary works.</text:p>
      <text:p text:style-name="P4">
Being a waiter will encounter various customers. Some guests are very, very kind. A couple often came to drink coffee, and they were very polite to our waiters. They always hung "thank you" and "hard work" to my mouth, making me feel like they met with them for a long time. Some guests are completely opposite. For example, a beard man always comes at night, come in and sit down without ordering. When we go to ask, the discourse has not finished, and he doesn’t lift his head. One sentence: "American." There are also guests who blame us why we do not remind the membership cards to discount, but the slogans that can be discounted obviously are posted on the bar. Some people will propose all kinds of dissatisfaction, but I generally don't be more true. Per attention will pass. The more you confess, the easier they are. I am afraid that the situation will develop into a "part -time clerk beating customers and being fired" ascended to social news. (This is a joke.)</text:p>
      <text:p text:style-name="P4">
After working hard in the coffee shop for three months, freshness passed, and repeated labor made me start to get tired. When I just did this kind of physical work, I went to work every day, leaped to work underground, jumped alive, and the brain did get a brief relaxation. There is no need to "engravrate the carved flowers". Trouble, there is no job message after work, you need to reply, and you will not think about and outline the work task the next day before going to bed.It happened that "naked words" and "light physical work" have recently become hot spots. I also pay attention to many people who have naked and high -paying work to do physical work and self -media, showing the beauty and relaxation of light physical work. After these four months, I think it is time to shatter the filter of light -fitting. The ideals and beauty of coffee shops, flower shops, pet shops, baking shops and other industries are not universally shown on the workers. Physical work does not mean freedom, no competition, no pressure, and not tired, but it will cause difficulties in life because of low salary. After I left the coffee shop, I went to the bakery and found that there are some common points in the so -called light physical work:</text:p>
      <ol>
        <li>
          <text:p text:style-name="P4">
Not as free as expected. Even if you are a part-time waiter, you need to work 5-6 days a week, and work at least 5 hours a day (the requirements of different stores are different). You need to go to get off work on time. Holidays are usually the busiest time in the store. The clerk does not have a holiday on holidays, and there are no salary of three times.</text:p>
        </li>
        <li>
          <text:p text:style-name="P4">
There are certain requirements for physical strength. Light physical work generally requires operations or running back and forth, which will be tired. You need you to have a good physique, especially the waist and legs.</text:p>
        </li>
        <li>
          <text:p text:style-name="P4">
Work benefits are basically zero. Most of them do not have five insurances and one gold. If needed, you have to pay it yourself. As far as I know, some shop owners provide employee dormitories, but the posts that provide accommodation will lower their wages to a certain extent.</text:p>
        </li>
        <li>
          <text:p text:style-name="P4">
Always take on some extra work. For example, I was originally a waiter in the coffee shop, but as long as the bookstore owner is happy, I have to wipe the screen, move the book, etc.</text:p>
        </li>
        <li>
          <text:p text:style-name="P4">
After a long time, it will really make young people feel boring. To a certain extent, physical work is "simple duplication". It is not necessary to think and change. It is also that you want to get off work as soon as you go to work every day.</text:p>
        </li>
      </ol>
      <text:p text:style-name="P4">
After experiencing this, I think work is work, don't look for meaning in work, and don't add any significance to work. Thinking about it in other places, if you were not a young white -collar worker who experienced life in order to escape the "shit work", but a really relying on this labor to make a living, the meaning of labor can only be to make money. Identity and time will change the nature of things. The cleansing aunt in the coffee shop worked for more than ten years in the store. She hoped that she could reduce labor time or, and the boss could open more salary for her.</text:p>
      <text:p text:style-name="P4">
Physical work is not the redemption of anyone. Eating full is the first essential of life.</text:p>
      <text:p text:style-name="P4">
<text:span text:style-name="T4">
 Is the East Asian people "intermediate rest"? </text:span>
</text:p>
      <text:p text:style-name="P4">
I gave myself a year to exile myself. In this year, I can do nothing. I can become a waste in a secular sense. I can also try what I like to do. Because of a little deposit, I get relative freedom.</text:p>
      <text:p text:style-name="P4">
In the Japanese drama "Restarting Life" some time ago, the protagonist Mami continued to reborn to accumulate virtue in order to reincarnate. Before the birth, Mami asked the clerk: "So isn't it similar to the interval between midfielders?" The clerk replied: "We do not have a midfield rest."</text:p>
      <text:p text:style-name="P4">
In the months of Gap, I deeply appreciated the incident of "East Asian people without Gapyear". Big data push let me see a lot of posts about the plan of my naked resignation -entrepreneurship, examination certificate, and learning technology. As soon as I saw it, I made me dark, "Is this not as easy to go to work?" After I started GAP, because of the regular schedule and exercise, coupled with a healthy diet, my emotions became extremely stable. During the explosion. I successfully found part -time jobs in my favorite industry, and I also got a lot of attention from the media account. I encouraged other young people and earned a little advertising fee.</text:p>
      <text:p text:style-name="P4">
In fact, in 2019, I had a short unemployment for two months, when I was 26 years old. During that time, I would feel anxious, uneasy, urgent, and superstitious. I shared my unemployment experience on my public account. I wrote this passage:</text:p>
      <text:p text:style-name="P4">
<draw:frame draw:style-name="fr1" draw:name="Image25" text:anchor-type="as-char" svg:width="6.9236in" svg:height="5.124648in" draw:z-index="0">
<draw:image xlink:href="../Images/FT Chinese Free Version/2023-06-08T22-57-07-00-00/000183756_piclink.jpg" xlink:type="simple" xlink:show="embed" xlink:actuate="onLoad" draw:mime-type="image/jpeg"/>
</draw:frame>
Four years later, at this time I was 30 years old, and I was no longer afraid, helpless and anxious about "unemployment". Because I think clearly, no matter what I do, I can always live in this world, then I want to do a happy thing.</text:p>
      <text:p text:style-name="P4">
A game that recently played "Legend of Zelda" is said to have "re -activated" a lot of people. Players can choose to go to the main task in "Zelda" -to defeat the ultimate BOSS, rescue the princess, and create a peaceful world. The NPC encountered in the game will guide you to this road. It is also an open game. If you choose to run around, play mobs, pick fruit, and catch fish in the game, you can also harvest endless happiness. Monsters in the game, I know that when I can't beat it, I can choose to go quietly, just like the difficulties in life. Isn't it necessary to overcome it? Try to avoid it? There are many NPCs in the game, and some will recommend what players should do, and some are hypocritical enemies. I think that people encountered in real life can also be regarded as NPCs in life games. Maybe it is not important not to see them. Even interpersonal relationships are not necessarily necessary courses.</text:p>
      <text:p text:style-name="P4">
This is the significance conveyed by the Zelda series. Life is an open game. It needs to be continuously explored and created, not only one way. One opportunity, step by step.</text:p>
      <text:p text:style-name="P4">
I chose the latter between the main line of the princess and what I wanted, but I also understand that not everyone has to choose. Especially for people with economic burdens and family responsibilities, while panicing for unemployment and hate work, they are constantly being rubbed by two emotions, and even anxiety and depression are most silent norms. Some of the colleagues who work part -time jobs are amateur in the band, and some are preparing for the postgraduate entrance examination. I think the ability of many of them can find a better salary job. It is difficult for individuals to know how to solve the situation and do all the time, but they are looking for exports a little bit.</text:p>
      <text:p text:style-name="P4">
First of all, do not blame yourself.</text:p>
      <text:p text:style-name="P4">
If it is possible, you don't have to follow the game settings, try throwing away the social clock, and come to watch it yourself.</text:p>
      <text:p text:style-name="P4">
(This article only represents the author's personal point of view. Responsible for the mailbox: yilin.yuan@ftchinese.com)</text:p>
      <text:p text:style-name="P4">
News Source: <text:a xlink:type="simple" xlink:href="http://www.ftchinese.com/story/001099900" text:style-name="Internet_20_link" text:visited-style-name="Visited_20_Internet_20_Link">
http://www.ftchinese.com/story/001099900</text:a>
</text:p>
      <!--NEWS-->
      <text:h text:style-name="P10" text:outline-level="1">
<text:span text:style-name="T4">
"Affordable" art expo: free version for art</text:span>
</text:h>
      <text:p text:style-name="P4">
Authors: ['']</text:p>
      <text:p text:style-name="P4">
Publisher: 英国《金融时报》</text:p>
      <text:p text:style-name="P4">
Time: 2023-06-08T22:57:52+00:00</text:p>
      <text:p text:style-name="P4">
Published Time: 2023-06-08T12:00:99+08:00</text:p>
      <text:p text:style-name="P4">
Modified Time: 2023-06-08T18:57:99+08:00</text:p>
      <text:p text:style-name="P4">
Description: Xue Li: Hanging to sell is the usual posture of the art market. The founder of "Ranqi Contemporary" Ranville decided to mark the arts yield, 100,000 tops, and unveiled the mysterious veil of art.</text:p>
      <text:p text:style-name="P4">
Images: ["<text:a xlink:type="simple" xlink:href="https://thumbor.ftacademy.cn/unsafe/picture/3/000183533_piclink.jpg" text:style-name="Internet_20_link" text:visited-style-name="Visited_20_Internet_20_Link">
000183533_pic...</text:a>
", "<text:a xlink:type="simple" xlink:href="https://thumbor.ftacademy.cn/unsafe/picture/4/000183534_piclink.jpg" text:style-name="Internet_20_link" text:visited-style-name="Visited_20_Internet_20_Link">
000183534_pic...</text:a>
", "<text:a xlink:type="simple" xlink:href="https://thumbor.ftacademy.cn/unsafe/picture/5/000183535_piclink.jpg" text:style-name="Internet_20_link" text:visited-style-name="Visited_20_Internet_20_Link">
000183535_pic...</text:a>
", "<text:a xlink:type="simple" xlink:href="https://thumbor.ftacademy.cn/unsafe/picture/6/000183536_piclink.jpg" text:style-name="Internet_20_link" text:visited-style-name="Visited_20_Internet_20_Link">
000183536_pic...</text:a>
", "<text:a xlink:type="simple" xlink:href="https://thumbor.ftacademy.cn/unsafe/picture/7/000183537_piclink.jpg" text:style-name="Internet_20_link" text:visited-style-name="Visited_20_Internet_20_Link">
000183537_pic...</text:a>
"]</text:p>
      <text:p text:style-name="P4">
Themes: ['专栏', '艺术', '关注']</text:p>
      <text:p text:style-name="P4">
Keywords: ['艺术', '艺术展', '艺术博览会']</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Many people are curious about the gallery but never lift their feet and enter. In the first place, unlike the humble posture of opening the door and welcome customers, the door of the gallery is often closed, so that you have to get the courage to push the door in order; You have a courage to ask again, get a "20,000" reply, and you are no longer embarrassed to ask which currency is.</text:p>
      <text:p text:style-name="P4">
"Hang up and sell" is the usual posture of the art market. For a long time, the artistic attitude carefully maintained the supreme status and the elusive price of the artist with this attitude.</text:p>
      <text:p text:style-name="P4">
But there are always people who do not play cards. For example: Will Ramsay, the founder of "Ranqi Contemporary Art Fair". The English of this art fair he founded was called "Affordable Artfair"(Lingly translated as "affordable art expo")There are two distinctive features: first, the price is transparent; second, there is a maximum price limit in various markets, and the top price of the Chinese exhibition is 100,000 yuan.</text:p>
      <text:p text:style-name="P4">
<draw:frame draw:style-name="fr1" draw:name="Image26" text:anchor-type="as-char" svg:width="6.9236in" svg:height="5.536323in" draw:z-index="0">
<draw:image xlink:href="../Images/FT Chinese Free Version/2023-06-08T22-57-52-00-00/000183533_piclink.jpg" xlink:type="simple" xlink:show="embed" xlink:actuate="onLoad" draw:mime-type="image/jpeg"/>
</draw:frame>
(Will Ramsay, the founder of the Contemporary Art Expo)</text:p>
      <text:p text:style-name="P4">
A small price label, easily removes the intangible obstacles between artworks and potential collectors who have not yet become artistic consumers.</text:p>
      <text:p text:style-name="P4">
<text:span text:style-name="T4">
 "Become a art collector, you don't need to be a rich" </text:span>
 **</text:p>
      <text:p text:style-name="P4">
In 1999, Ranville founded the "Ranqi Contemporary Art Fair" in London. Now this art expo has settled in 11 cities around the world, including London, Brussels, New York, Singapore, Hong Kong, Sydney, etc.</text:p>
      <text:p text:style-name="P4">
However, Shanghai already has the "Art 021", known as the people, the "West Coast Art Expo" known as the academicity, and the "Image Art Fair" focusing on the art of video art. Do you not think this market is crowded?</text:p>
      <text:p text:style-name="P4">
"Never!" Ranville said: "With the development of the Chinese economy and the improvement of the quality of life, the demand for art will be strongly improved, and everyone's taste is personalized. Friendly, we successfully held in Hong Kong for ten years, and also verified that Chinese collectors like this experience. We will welcome more art lovers in Shanghai to help them take the first step to become collectors. "</text:p>
      <text:p text:style-name="P4">
<draw:frame draw:style-name="fr1" draw:name="Image27" text:anchor-type="as-char" svg:width="6.9236in" svg:height="5.17079in" draw:z-index="0">
<draw:image xlink:href="../Images/FT Chinese Free Version/2023-06-08T22-57-52-00-00/000183534_piclink.jpg" xlink:type="simple" xlink:show="embed" xlink:actuate="onLoad" draw:mime-type="image/jpeg"/>
</draw:frame>
(Pan Yue "Summer Cool", 2022, cloth surface acrylic, 60x80 cm picture thanks to artists and An Gallery)</text:p>
      <text:p text:style-name="P4">
So, in addition to the price of transparent prices and the price of 100,000 yuan, compared with the Basel Art Expo and the Friz Art Fair, what are the other characteristics of "Ranqi Contemporary"?</text:p>
      <text:p text:style-name="P4">
"Basel and Friz Art Expo are relatively high -end, attracting blue chip trapees and mature collectors, and we want to create an environment where everyone can enjoy the art, and we can find the taste and budget of everyone's taste and budget here. Art. For the price of art, there is a misunderstanding that artworks are only the elite, but in fact you don't have to become a rich man to become a collector of art. "Ranville emphasized.</text:p>
      <text:p text:style-name="P4">
<text:span text:style-name="T4">
 How to ensure academicity? </text:span>
</text:p>
      <text:p text:style-name="P4">
In the past 24 years, the Ranqi Contemporary Art Fair has attracted nearly 200,000 visitors worldwide every year, 40%of them purchased the first artwork of life and became new collectors.</text:p>
      <text:p text:style-name="P4">
As an entry -level art expo, facing large -scale potential collectors, how does "Ranqi Contemporary" ensure the academicity of the work while putting forward the price limit requirements? After all, if an art expo wants to have a long -term development, it will eventually speak by high reputation works.</text:p>
      <text:p text:style-name="P4">
One of the most successful artists excavated by "Ran Qi Contemporary" is Antonymicallef. His works are considered to review the new generation of consumerism and attract Angelina Jolie, Angelina Jolie, and cloth. Bradpitt and Christina Aguilera (Christina Aguilera)</text:p>
      <text:p text:style-name="P4">
Waiting for celebrities collectors. Michael's work is now as high as 300,000 pounds, but when he was sold at the "Ranqi Contemporary Art Fair" in Bartle Park, London, the price of the work was only about 1,000 pounds.</text:p>
      <text:p text:style-name="P4">
<draw:frame draw:style-name="fr1" draw:name="Image28" text:anchor-type="as-char" svg:width="6.9236in" svg:height="8.084361in" draw:z-index="0">
<draw:image xlink:href="../Images/FT Chinese Free Version/2023-06-08T22-57-52-00-00/000183535_piclink.jpg" xlink:type="simple" xlink:show="embed" xlink:actuate="onLoad" draw:mime-type="image/jpeg"/>
</draw:frame>
(The works of Antony Micallef (Antony Micallef, not this "Ranqi Contemporary" exhibits)</text:p>
      <text:p text:style-name="P4">
Regarding the exhibitors, Ranville explained: "Nine months before the opening of the exhibition, local and international galleries began to apply for exhibition. In addition, the jury consisting of professionals from the art industry will also evaluate the exhibitors to ensure the quality and diversity of the gallery. "</text:p>
      <text:p text:style-name="P4">
<draw:frame draw:style-name="fr1" draw:name="Image29" text:anchor-type="as-char" svg:width="6.9236in" svg:height="9.535655in" draw:z-index="0">
<draw:image xlink:href="../Images/FT Chinese Free Version/2023-06-08T22-57-52-00-00/000183536_piclink.jpg" xlink:type="simple" xlink:show="embed" xlink:actuate="onLoad" draw:mime-type="image/jpeg"/>
</draw:frame>
 (Zhang Ding, "Amendment of Unlimited Collection#2", 2021, aluminum alloy board, UV printing pictures thanks to the artist)In fact, artists and galleries participating in the "Ranqi Contemporary" are not only young artists, but also works of artists who are famous in the contemporary art market: such as the installation of artist Zhang Ding. In addition, the curator You Yang, in the special project of the theme of "Star and River", focused on the representative potential of the graduates such as Chuanmei and Yangmei.</text:p>
      <text:p text:style-name="P4">
<text:span text:style-name="T4">
 "I want to break the barriers between art and ordinary people" </text:span>
</text:p>
      <text:p text:style-name="P4">
"When the" Ranqi Contemporary "was created at first, my mission was to allow everyone to come into contact with art. I want to break the barriers between art and ordinary people, so that people have the opportunity to enjoy and collect art." Ranville said: "I also want people to realize that you don't need to be an expert or rich in order to buy art. Until today, this is still my mission."</text:p>
      <text:p text:style-name="P4">
<draw:frame draw:style-name="fr1" draw:name="Image30" text:anchor-type="as-char" svg:width="6.9236in" svg:height="4.613749in" draw:z-index="0">
<draw:image xlink:href="../Images/FT Chinese Free Version/2023-06-08T22-57-52-00-00/000183537_piclink.jpg" xlink:type="simple" xlink:show="embed" xlink:actuate="onLoad" draw:mime-type="image/jpeg"/>
</draw:frame>
(Ask Wu Benjunsong "The Popular Music" Iron Model Pacium Mud 2022)</text:p>
      <text:p text:style-name="P4">
Obviously Ranville's idea has achieved commercial success. Shanghai has become the 11th city where "Ranqi Contemporary" has settled in this year. In 2024, "Ranqi Contemporary" will land on Berlin and Austin, the capital of Texas, USA, to more ordinary people. Ranville said: "From our" humble 'to this day, the ‘Ranqi Contemporary’ welcome 3.1 million ginseng viewers. They bring 500,000 pieces of arts with a total value of $ 560 million back home. "<text:span text:style-name="T5">
 Exhibition Information: The first Ranqi Contemporary Shanghai Art Fair, Time: June 8-11, location: Shanghai Exhibition Center Xiyihe</text:span>
 吧 _</text:p>
      <text:p text:style-name="P4">
(This article only represents the author's own point of view. Author mailbox: shirleyft@163.com, edit mailbox: zhen.zhu@ftchinese.com)</text:p>
      <text:p text:style-name="P4">
News Source: <text:a xlink:type="simple" xlink:href="http://www.ftchinese.com/story/001099875" text:style-name="Internet_20_link" text:visited-style-name="Visited_20_Internet_20_Link">
http://www.ftchinese.com/story/001099875</text:a>
</text:p>
      <!--NEWS-->
      <text:h text:style-name="P10" text:outline-level="1">
<text:span text:style-name="T4">
Maragascean Museum: How to surpass the "Famous Hometown Museum"? (Free version)</text:span>
</text:h>
      <text:p text:style-name="P4">
Authors: ['为FT中文网撰稿']</text:p>
      <text:p text:style-name="P4">
Publisher: 英国《金融时报》</text:p>
      <text:p text:style-name="P4">
Time: 2023-06-08T22:58:13+00:00</text:p>
      <text:p text:style-name="P4">
Published Time: 2023-06-08T12:00:99+08:00</text:p>
      <text:p text:style-name="P4">
Modified Time: 2023-06-08T18:58:99+08:00</text:p>
      <text:p text:style-name="P4">
Description: Song Peifen: Picasso's celebrity charm cannot be ignored, but the Malagas Picasso Museum believes that its sustainable development cannot rely only on the signboard of "Picasso's hometown".</text:p>
      <text:p text:style-name="P4">
Images: ["<text:a xlink:type="simple" xlink:href="https://thumbor.ftacademy.cn/unsafe/picture/1/000183521_piclink.jpg" text:style-name="Internet_20_link" text:visited-style-name="Visited_20_Internet_20_Link">
000183521_pic...</text:a>
", "<text:a xlink:type="simple" xlink:href="https://thumbor.ftacademy.cn/unsafe/picture/2/000183542_piclink.jpg" text:style-name="Internet_20_link" text:visited-style-name="Visited_20_Internet_20_Link">
000183542_pic...</text:a>
", "<text:a xlink:type="simple" xlink:href="https://thumbor.ftacademy.cn/unsafe/picture/3/000183523_piclink.jpg" text:style-name="Internet_20_link" text:visited-style-name="Visited_20_Internet_20_Link">
000183523_pic...</text:a>
", "<text:a xlink:type="simple" xlink:href="https://thumbor.ftacademy.cn/unsafe/picture/6/000183526_piclink.png" text:style-name="Internet_20_link" text:visited-style-name="Visited_20_Internet_20_Link">
000183526_pic...</text:a>
", "<text:a xlink:type="simple" xlink:href="https://thumbor.ftacademy.cn/unsafe/picture/4/000183524_piclink.jpg" text:style-name="Internet_20_link" text:visited-style-name="Visited_20_Internet_20_Link">
000183524_pic...</text:a>
"]</text:p>
      <text:p text:style-name="P4">
Themes: ['毕加索', '关注']</text:p>
      <text:p text:style-name="P4">
Keywords: ['毕加索', '毕加索博物馆', '艺术']</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On October 27 this year, the Malagas Pacific Museum will celebrate the 20th anniversary of the opening. The 20th anniversary coincides with the 50th anniversary of Picasso's death. To this end, the Spanish and the French government joined hands to celebrate the status and influence of Picasso in art history. The Marakasas Museum for this "Double Jubilee" launched Spain's first large -scale exhibition "Sculptor Picasso material and body" in May this year(Picasso sculptor. Matter and body)In early October, the works of 30 contemporary artists will also talk to Picasso dialogue "Echo Picasso"(Picasso's echo)Essence</text:p>
      <text:p text:style-name="P4">
There are 5 Picasso Museum in Europe, of which Paris is the largest and most important. However, Antibes, located in the Mediterranean coast of southeastern France, was the first museum converted by Chilagrimaldi, a former Picasso Studio. There is a family in Münster in Germany, mainly prints. There are two in Spain, one is in Barcelona, and the other is in the birthplace of Picasso.(Costa del Sol)It belongs to Maraga, a Andalusia Autonomous Region.</text:p>
      <text:p text:style-name="P4">
There are more than 5,000 Picasso's works in Paris, and Maraa has only 233, and there are not many masterpieces. However, Maraa's Picasso Museum has been able to "make great achievements" in 20 years to promote Maraa's cultural development, promote Maraa's cultural tourism, and even in the evolution of the diversified socio -economic structure of the city. Play a pivotal role.</text:p>
      <text:p text:style-name="P4">
Different from Bilbao's shiny Pom -Dudu Art Museum building to attract sightseeing, Maraga has always been a resort for Europeans to chase the sun. But since the opening of the Picasso Museum, many people have not been far away. These people are not only for sunshine beaches, but also for art and culture. All of them are attributed to the "Maraa's most famous son" Picasso!</text:p>
      <text:p text:style-name="P4">
<draw:frame draw:style-name="fr1" draw:name="Image31" text:anchor-type="as-char" svg:width="6.9236in" svg:height="5.019174in" draw:z-index="0">
<draw:image xlink:href="../Images/FT Chinese Free Version/2023-06-08T22-58-13-00-00/000183521_piclink.jpg" xlink:type="simple" xlink:show="embed" xlink:actuate="onLoad" draw:mime-type="image/jpeg"/>
</draw:frame>
<text:span text:style-name="T4">
 Maraa's most famous son </text:span>
</text:p>
      <text:p text:style-name="P4">
Picasso was born on October 25, 1881 at No. 15, Mystedid Square, Malaga. His father, Jose Royce Brasco(Jose Ruiz Blasco)The curator of the art teacher and the municipal art gallery, the mother Maria Picasso Lopez(MARIA PICASOLEZ)It comes from the grape -made family. Picasso was baptized in the Church of San Diego, and the church now showed his baptism certificate. Picasso is the eldest son, and there are two younger sisters under him, but one of them died at the age of 3. When Picasso was 3 years old, the whole family moved to live with her grandmother and two aunts. So he has been surrounded by women since he was a child, and was loved by his aunt and grandmother.</text:p>
      <text:p text:style-name="P4">
Picasso once said that he would paint before he learned to speak. Although this statement is a bit exaggerated, it is encouraged by his father. Picasso has officially studied painting since the age of 7. The oil painting "Maraka" completed at the age of 8 has signed "PRUIZ". At the beginning, Picasso's signatures used his father's surname "Royce", and it was not until the age of 20 that he changed his signature to his mother's surname "Picasso".</text:p>
      <text:p text:style-name="P4">
Due to his father's work, Picasso moved to Columbia in the northwest corner of Spain at the age of 10(Lacoruña)At the age of 14, move to Barcelona again. Although Barcelona was 1,000 kilometers from Maraa, Picasso still returned to Maraga for three summer vacations. He last arrived in Maraga on January 28, 1901, and he never stepped into his hometown afterwards. In his 91 -year -old life, Maraga only took a short period of time, but his impact on him was a lifetime. When he was a kid, he often went to Maraga with his father Maraga(LaMalagueta)Watching bullfighting in the bullfighting field, this experience not only cultivates his enthusiasm for bullfighting, bulls and bulls also repeatedly appear in his works, including his masterpiece "Gelneyca", which condemn the violence of war,(Guernica)Essence Malaga's childhood left an indelible mark on Picasso, allowing him to retain the unique personality and spirit of Andalusia for a lifetime.</text:p>
      <text:p text:style-name="P4">
<draw:frame draw:style-name="fr1" draw:name="Image32" text:anchor-type="as-char" svg:width="6.9236in" svg:height="8.057309in" draw:z-index="0">
<draw:image xlink:href="../Images/FT Chinese Free Version/2023-06-08T22-58-13-00-00/000183542_piclink.jpg" xlink:type="simple" xlink:show="embed" xlink:actuate="onLoad" draw:mime-type="image/jpeg"/>
</draw:frame>
<text:span text:style-name="T4">
 Maraa </text:span>
</text:p>
      <text:p text:style-name="P4">
Maraga became the colonies of the Phoenicians in the 7th century BC, and is known for its reputation of "Pearl of the Mediterranean." In the next hundreds of years, Malaga has gone through the rule of Phoenicians, Romans, Germans and Byzantine. In 743 AD, the Arabs formally ruled Malaga and continued to rule for more than 700 years. Arabic rule has a profound impact on local music, art and architecture. Madéjar -style buildings are seen everywhere, and Flamenco music and dance are full of deep Arabic style.</text:p>
      <text:p text:style-name="P4">
In 1487, Malaga was conquered by the monarchs of Catholicism, Fedannan and Isabella, and became a Christian city. Due to geographical advantages, Malaga has always been an important trading center, and it is also very famous in fish processing and other industries. Since the 19th century, the rapid development of industry and agriculture has made Malaga one of Spain's economic town. In addition to the prosperous economy, Maraa's pleasant climate and beautiful beach have also attracted many holiday tourists who chase the sun.</text:p>
      <text:p text:style-name="P4">
<text:span text:style-name="T4">
 The birth of the museum </text:span>
</text:p>
      <text:p text:style-name="P4">
When Picasso was still alive, someone proposed to build a art museum for him in Maraa, but the proposal had not been executed before Picasso's death. Picasso's eldest son Paul's widow Christie(Christine RuizPicasso)I did not forget the idea of Maraa's construction of art museums. While borrowing collection in the Picasso exhibition held in 1992 and 1994, it again suggested to the Malaga Municipal Authority to recommend the Picasso Museum. At that time, the Secretary of Culture of Andalucia Calwa(Carmen Calvo)She helped a lot of lobbying. In order to build a museum, in 1997, she acquired the municipal museum in the city center of Maraa and Picasso who had just served as the curator.(The Buenavista Palace)And about 15 buildings of different sizes near the palace. American architect Grookman(Richard Gluckman)Invited to renovate and design expansion for the museum. Christie and her son Bernard(Bernard Ruiz Picasso)Specially set up a museum management agency "Maraa Picasso Museum Foundation", and donated 233 works to the Foundation to invite Picasso scholar Jamenes(Carmen Giménez)As the curator.</text:p>
      <text:p text:style-name="P4">
<draw:frame draw:style-name="fr1" draw:name="Image33" text:anchor-type="as-char" svg:width="6.9236in" svg:height="4.614113in" draw:z-index="0">
<draw:image xlink:href="../Images/FT Chinese Free Version/2023-06-08T22-58-13-00-00/000183523_piclink.jpg" xlink:type="simple" xlink:show="embed" xlink:actuate="onLoad" draw:mime-type="image/jpeg"/>
</draw:frame>
<text:span text:style-name="T4">
 Growth of the Museum </text:span>
 **</text:p>
      <text:p text:style-name="P4">
The current curator Lebrello(José Lebrero)He took office in 2009. He pointed out that since he took office, although Malaga's population has not changed much, the number of tourists has increased significantly, making Malaga gradually transforming from a pure vacation city to a destination for vacation and cultural tourism. Taking last year's data as an example, the number of tourists in Maraa increased from 740,000 in 2009 to about 1.3 million, while the Sun Coast increased from 8.4 million to 17 million. This shows the vigorous development of Maraga and its surrounding areas.</text:p>
      <text:p text:style-name="P4">
The Picasso Museum is undoubtedly an important tourist attraction. Since the opening, nearly 9 million people have visited the museum. Last year alone, 641,216 people visited the Picasso Museum, surpassing the total number of visitors to other well -known art institutions in Maraa. Digital shows the popularity of the Picasso Museum in local residents and tourists.</text:p>
      <text:p text:style-name="P4">
<draw:frame draw:style-name="fr1" draw:name="Image34" text:anchor-type="as-char" svg:width="6.9236in" svg:height="8.836197in" draw:z-index="0">
<draw:image xlink:href="../Images/FT Chinese Free Version/2023-06-08T22-58-13-00-00/000183526_piclink.png" xlink:type="simple" xlink:show="embed" xlink:actuate="onLoad" draw:mime-type="image/png"/>
</draw:frame>
When the Picasso Museum was just open, because the public funds from the local government of Andalusia and did not have much administrative or economic exchanges with the Maraa Municipal Government, the number of visitors to the museum was increasing. The municipal government will be aware of the potential and importance of the cultural industry, and is committed to improving the promotion of the local cultural economy, and also increases the attractiveness of Maraa as a tourist destination.</text:p>
      <text:p text:style-name="P4">
The Picasso Museum is a private foundation with public control. Because it is a private foundation, the museum has a certain degree of flexibility and can carry out exhibitions, educational and cultural activities and publishing plans according to needs. However, as far as budget is concerned, museums are facing considerable challenges. Lebrelo pointed out that the 2009 annual budget was about 8.8 million euros, of which 79%came from the regional government and 21%came from museum revenue. The 2022 budget is 10 million euros, but only 42%come from the government, and the remaining 58%must rely on themselves. At the same time, the museum must also face the challenge of surge in the number of visitors.</text:p>
      <text:p text:style-name="P4">
Labralo is very fortunate that the museum has such a good signboard as Picasso. "We are the winners because we have the best horse racing." Picasso has the attraction of superstar, and people naturally have romantic emotions and obsession with his birthplace. The most important thing is the content. In the past 20 years, the museum regularly updates the collection exhibition by combining the works borrowed by FABA, and carefully planned special exhibitions. The museum focuses on contemporary cultural debates, questioned the inherent concept, and reinterpreted Picasso's works from a contemporary perspective. This not only enables the museum to keep pace with the times, but also allows the audience to appreciate and interpret Picasso's art from a new perspective. At the same time, the museum provides education, workshops, and cooperation with international art through exhibitions, seminars, and research methods. In addition, the digital and innovation of the museum not only expands the group of audiences, but also makes it easier for young people to contact and understand Picasso's art, while popularizing and spreading.</text:p>
      <text:p text:style-name="P4">
<draw:frame draw:style-name="fr1" draw:name="Image35" text:anchor-type="as-char" svg:width="6.9236in" svg:height="5.54026in" draw:z-index="0">
<draw:image xlink:href="../Images/FT Chinese Free Version/2023-06-08T22-58-13-00-00/000183524_piclink.jpg" xlink:type="simple" xlink:show="embed" xlink:actuate="onLoad" draw:mime-type="image/jpeg"/>
</draw:frame>
Picasso's charm and hometown feelings, coupled with the efforts of the museum itself, enables the museum to surpass the image of the simple "hometown museum". Is it a good example of the small soldier?</text:p>
      <text:p text:style-name="P4">
(This article only represents the author's point of view. The picture of this article is provided by the museum. Edit mailbox: zhen.zhu@ftchinese.com)</text:p>
      <text:p text:style-name="P4">
News Source: <text:a xlink:type="simple" xlink:href="http://www.ftchinese.com/story/001099874" text:style-name="Internet_20_link" text:visited-style-name="Visited_20_Internet_20_Link">
http://www.ftchinese.com/story/001099874</text:a>
</text:p>
      <!--NEWS-->
      <text:h text:style-name="P10" text:outline-level="1">
<text:span text:style-name="T4">
American Senator calls for Criminal Survey (Free Version) to lie on Congress</text:span>
</text:h>
      <text:p text:style-name="P4">
Author: Chris Matthews</text:p>
      <text:p text:style-name="P4">
Publisher: 华尔街日报中文网</text:p>
      <text:p text:style-name="P4">
Published Time: 2023-06-08T23:50:00.000Z</text:p>
      <text:p text:style-name="P4">
Modified Time: 2023-06-08T23:50:00.000Z</text:p>
      <text:p text:style-name="P4">
Created Time: 2023-06-08T22:23:00.000Z</text:p>
      <text:p text:style-name="P4">
Description: The cryptocurrency exchange, Binance, is facing a major civil lawsuit from the US regulatory agency. Now the two US Senators have asked the Ministry of Justice to conduct a criminal investigation on the company's false statement to Congress.</text:p>
      <text:p text:style-name="P4">
Images: []</text:p>
      <text:p text:style-name="P4">
Categories: ['金融市场']</text:p>
      <text:p text:style-name="P4">
Keywords: SYND</text:p>
      <text:p text:style-name="P4">
Type: Article</text:p>
      <!--METADATA-->
      <text:p text:style-name="P4">
Cryptocurrency Exchange Binance(BinanceHoldings)It is facing a major civil lawsuit from the US regulatory agency. Now the two US Senators demanded a criminal investigation on the company's false statement on the company.</text:p>
      <text:p text:style-name="P4">
News Source: <text:a xlink:type="simple" xlink:href="https://cn.wsj.com/articles/%E5%8F%82%E8%AE%AE%E5%91%98%E5%91%BC%E5%90%81%E5%B0%B1%E5%B8%81%E5%AE%89%E5%90%91%E5%9B%BD%E4%BC%9A%E6%92%92%E8%B0%8E%E5%B1%95%E5%BC%80%E5%88%91%E4%BA%8B%E8%B0%83%E6%9F%A5-94a9da5e" text:style-name="Internet_20_link" text:visited-style-name="Visited_20_Internet_20_Link">
https://cn.wsj.com/articles/%E5%8F%82%E8%AE%AE%E5%91%98%E5%91%BC%E5%90%81%E5%B0%B1%E5%B8%81%E5%AE%89%E5%90%91%E5%9B%BD%E4%BC%9A%E6%92%92%E8%B0%8E%E5%B1%95%E5%BC%80%E5%88%91%E4%BA%8B%E8%B0%83%E6%9F%A5-94a9da5e</text:a>
</text:p>
      <!--NEWS-->
      <text:h text:style-name="P10" text:outline-level="1">
<text:span text:style-name="T4">
The British Conservative Party has once again obsessed with tax cuts (Free Version)</text:span>
</text:h>
      <text:p text:style-name="P4">
Authors: ['克里斯•贾尔斯']</text:p>
      <text:p text:style-name="P4">
Publisher: 英国《金融时报》</text:p>
      <text:p text:style-name="P4">
Time: 2023-06-08T23:52:07+00:00</text:p>
      <text:p text:style-name="P4">
Published Time: 2023-06-08T12:00:99+08:00</text:p>
      <text:p text:style-name="P4">
Modified Time: 2023-06-08T19:51:99+08:00</text:p>
      <text:p text:style-name="P4">
Description: The British Conservative Party once again was excited about the tax reduction measures issued by the Prime Minister this fall, as if the catastrophic "mini" budget last year did not occur.</text:p>
      <text:p text:style-name="P4">
Images: ["<text:a xlink:type="simple" xlink:href="https://thumbor.ftacademy.cn/unsafe/picture/5/000182545_piclink.jpg" text:style-name="Internet_20_link" text:visited-style-name="Visited_20_Internet_20_Link">
000182545_pic...</text:a>
"]</text:p>
      <text:p text:style-name="P4">
Themes: ['观点', '英国经济', '关注']</text:p>
      <text:p text:style-name="P4">
Keywords: ['英国经济', '英国政府', '英国公共财政', '英国保守党', '英国税收', '税收', '英国政治与政策', '英格兰央行', '英国劳工党', '利兹·特拉斯']</text:p>
      <text:p text:style-name="P4">
Type: Article</text:p>
      <!--METADATA-->
      <text:p text:style-name="P4">
<draw:frame draw:style-name="fr1" draw:name="Image36" text:anchor-type="as-char" svg:width="6.9236in" svg:height="4.617987in" draw:z-index="0">
<draw:image xlink:href="../Images/FT Chinese Free Version/2023-06-08T23-52-07-00-00/000182545_piclink.jpg" xlink:type="simple" xlink:show="embed" xlink:actuate="onLoad" draw:mime-type="image/jpeg"/>
</draw:frame>
The British Conservative Party once again was excited about the tax reduction measures issued by the Prime Minister this fall, almost like the disastrous "mini" budget last year did not occur. Government sources have recently been busy notifying a good news: The Prime Minister wants to reduce the income tax rate, which is equivalent to the reduction of 2 pence at each pound; at the same time, 50 conservative members demand the abolition of the "moral errors" inheritance tax.</text:p>
      <text:p text:style-name="P4">
Financial Minister Jerry Hunter(Jeremy Hunt)It should not be surprised to these recent movements. He in the March budget(MarchBudget)This kind of speculation was encouraged. At that time, he promised that "once we can do this responsible", it will make the tax exemption of 9 billion pounds of £ 9 billion per year permanently. He also provided evidence to parliament members that "the Conservative Party's approach is to reduce taxes when we can do it."</text:p>
      <text:p text:style-name="P4">
News Source: <text:a xlink:type="simple" xlink:href="http://www.ftchinese.com/story/001099908" text:style-name="Internet_20_link" text:visited-style-name="Visited_20_Internet_20_Link">
http://www.ftchinese.com/story/001099908</text:a>
</text:p>
      <!--NEWS-->
      <text:h text:style-name="P10" text:outline-level="1">
<text:span text:style-name="T4">
It is rumored that China intends to set up an eavesdropping base in Cuba to refute</text:span>
</text:h>
      <text:p text:style-name="P4">
Publisher: 法新社</text:p>
      <text:p text:style-name="P4">
Published Time: 2023-06-09T-11:02:07+00:00</text:p>
      <text:p text:style-name="P4">
Modified Time: 2023-06-09T08:35:02+00:00</text:p>
      <text:p text:style-name="P4">
Description: (Agence France -Presse Havana, 8th) US media reported that China has reached an agreement with Cuba, and China will eavesdrop about neighboring the United States in Cuba in the Caribbean Island country in Cuba. The Havana authorities refuted today that the White House also said that the report was incorrec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09T-11-02-07-00-00/000000.png" xlink:type="simple" xlink:show="embed" xlink:actuate="onLoad" draw:mime-type="image/png"/>
</draw:frame>
These two US media reports pointed out that the Beijing and Havana authorities have reached a secret agreement. China will set up a set of Chinese electronic eavesdropping facilities in Cuba, the islands of the Caribbean to monitor information from southeast of the United States. The area includes Florida, USA USSOUTHERN Command and US Central Command headquarters.</text:p>
      <text:p text:style-name="P4">
The "Wall Street Journal" quoted the saying that the unknown US officials said that China set the "billions of dollars" to Cuba in order to set up this facility.</text:p>
      <text:p text:style-name="P4">
Cuba Foreign Minister Carlos Fernandez de COSSIO said that the "The Wall Streetjournal" and the United States CNN (CNN) "are all lies and have no basis."</text:p>
      <text:p text:style-name="P4">
He pointed out that Cuba has always opposed Latin America with any foreign garrison and military bases, "including many US bases and military." "This kind of slander is often fabricated by American officials."</text:p>
      <text:p text:style-name="P4">
White House National Security Conference spokesman Johnkirby pointed out that the "Wall Street Journal" report was incorrect. Cerbon told Microsoft National Broadcasting Corporation (MSNBC): "I have read that news report, it is not correct."</text:p>
      <text:p text:style-name="P4">
Cerbine pointed out: "I can conclude that from the first day of this government, we have always concerned about China's global influence activities, including the Western Hemisphere and this area."</text:p>
      <text:p text:style-name="P4">
Cerma said, "We are paying close attention to this."</text:p>
      <text:p text:style-name="P4">
News Source: <text:a xlink:type="simple" xlink:href="https://www.rfi.fr/cn/%E5%9B%BD%E9%99%85%E6%8A%A5%E9%81%93/20230609-%E4%BC%A0%E4%B8%AD%E5%9B%BD%E6%8B%9F%E4%BA%8E%E5%8F%A4%E5%B7%B4%E8%AE%BE%E7%AA%83%E5%90%AC%E5%9F%BA%E5%9C%B0-%E5%93%88%E7%93%A6%E9%82%A3%E5%BD%93%E5%B1%80%E9%A9%B3%E6%96%A5" text:style-name="Internet_20_link" text:visited-style-name="Visited_20_Internet_20_Link">
https://www.rfi.fr/cn/%E5%9B%BD%E9%99%85%E6%8A%A5%E9%81%93/20230609-%E4%BC%A0%E4%B8%AD%E5%9B%BD%E6%8B%9F%E4%BA%8E%E5%8F%A4%E5%B7%B4%E8%AE%BE%E7%AA%83%E5%90%AC%E5%9F%BA%E5%9C%B0-%E5%93%88%E7%93%A6%E9%82%A3%E5%BD%93%E5%B1%80%E9%A9%B3%E6%96%A5</text:a>
</text:p>
      <!--NEWS-->
      <text:h text:style-name="P10" text:outline-level="1">
<text:span text:style-name="T4">
In response to China's competition in the United States and Britain, the establishment of a new economic partnership</text:span>
</text:h>
      <text:p text:style-name="P4">
Publisher: 法新社</text:p>
      <text:p text:style-name="P4">
Published Time: 2023-06-09T-17:32:08+00:00</text:p>
      <text:p text:style-name="P4">
Modified Time: 2023-06-09T07:20:04+00:00</text:p>
      <text:p text:style-name="P4">
Description: (Agence France -Presse, Washington, 8th) The United States and British leaders today announced the formation of new economic partnerships. When facing the increasingly fierce competition in China, it will improve the industrial relations of national defense and renewable ener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6-09T-17-32-08-00-00/000000.png" xlink:type="simple" xlink:show="embed" xlink:actuate="onLoad" draw:mime-type="image/png"/>
</draw:frame>
When British Prime Minister Rishi Sunak visited the White House, he released the "AtlanticDeclaration" with US President Bynden. Biden shattered the hope of the London authorities, so that Britain after Brexit could not reach a broader free trade agreement with the United States.</text:p>
      <text:p text:style-name="P4">
The Atlantic Declaration mentioned: "We face new challenges in international stability, including transnational challenges such as autocratic countries such as Russia and the People's Republic of China, disruptive technology, non -national actors and climate change."</text:p>
      <text:p text:style-name="P4">
The Atlantic Declaration mentioned a key concern for American allies to Biden's "Inflation ReductionAct" by Biden. The bill has greatly expanded the United States' commitment to green energy, hoping that the United States has achieved a leading position in China by improving domestic industries.</text:p>
      <text:p text:style-name="P4">
According to the agreement reached with Sunak, the United States and Britain will negotiate about how the United States handle key minerals used in British batteries and "immediately". Biden also agreed to ask Congress to designate Britain as a source of defense procurement to accelerate the development of the next generation of weapons such as sound speed missiles.</text:p>
      <text:p text:style-name="P4">
Sonak said in a statement: "Britain and the United States are always challenging the limit to see what achievements between the two countries can achieve. Therefore, when we face the biggest transformation since the industrial revolution, we will naturally look forward to each other and create a stronger together to create more powerful together The future of the economy. "</text:p>
      <text:p text:style-name="P4">
News Source: <text:a xlink:type="simple" xlink:href="https://www.rfi.fr/cn/%E5%9B%BD%E9%99%85%E6%8A%A5%E9%81%93/20230609-%E5%9B%A0%E5%BA%94%E4%B8%AD%E5%9B%BD%E7%AB%9E%E4%BA%89-%E7%BE%8E%E8%8B%B1%E5%BB%BA%E7%AB%8B%E6%96%B0%E7%BB%8F%E6%B5%8E%E4%BC%99%E4%BC%B4%E5%85%B3%E7%B3%BB" text:style-name="Internet_20_link" text:visited-style-name="Visited_20_Internet_20_Link">
https://www.rfi.fr/cn/%E5%9B%BD%E9%99%85%E6%8A%A5%E9%81%93/20230609-%E5%9B%A0%E5%BA%94%E4%B8%AD%E5%9B%BD%E7%AB%9E%E4%BA%89-%E7%BE%8E%E8%8B%B1%E5%BB%BA%E7%AB%8B%E6%96%B0%E7%BB%8F%E6%B5%8E%E4%BC%99%E4%BC%B4%E5%85%B3%E7%B3%BB</text:a>
</text:p>
      <!--NEWS-->
      <text:h text:style-name="P10" text:outline-level="1">
<text:span text:style-name="T4">
The first country visited Indonesia on the 17th after the visit to Indonesia on the 17th</text:span>
</text:h>
      <text:p text:style-name="P4">
Publisher: 法新社</text:p>
      <text:p text:style-name="P4">
Published Time: 2023-06-09T-19:32:08+00:00</text:p>
      <text:p text:style-name="P4">
Modified Time: 2023-06-09T07:20:03+00:00</text:p>
      <text:p text:style-name="P4">
Description: (Agence France -Presse, Tokyo, 9th) Emperor Deren, Japan is in 2019. The government of the country announced today that their couples will go to Indonesia this month for their first country to vis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6-09T-19-32-08-00-00/000000.png" xlink:type="simple" xlink:show="embed" xlink:actuate="onLoad" draw:mime-type="image/png"/>
</draw:frame>
The invitation of Emperor Naruhito and Empress Masako will visit Indonesia from 17th to 23rd at the invitation of Indonesian President Jokowidodo. When Zokowe visited Tokyo last year, he invited the Emperor and his wife to visit Indonesia.</text:p>
      <text:p text:style-name="P4">
Japanese Prime Minister Fumio Kishida said in a statement: "This visit will further strengthen the close friendship with Indonesia."</text:p>
      <text:p text:style-name="P4">
During the outbreak of COVID-19 (2019 coronary virus disease), the epidemic has restricted the official duties of the Japanese Emperor Deren and his wife, and it has gradually recovered.</text:p>
      <text:p text:style-name="P4">
Last year, the Emperor Deren went abroad for the first time. At that time, he went to the national funeral ceremony of Queen Elizabeth II.</text:p>
      <text:p text:style-name="P4">
Last month's seven major industrial groups (G7) meetings in Hiroshima, Japan, Kishida Wenxiong invited Zokova to participate with leaders of several other developed powers.</text:p>
      <text:p text:style-name="P4">
News Source: <text:a xlink:type="simple" xlink:href="https://www.rfi.fr/cn/%E5%9B%BD%E9%99%85%E6%8A%A5%E9%81%93/20230609-%E6%97%A5%E7%9A%87%E5%BE%B7%E4%BB%81%E5%A4%AB%E5%A6%8717%E6%97%A5%E5%87%BA%E8%AE%BF%E5%8D%B0%E5%B0%BC-%E5%8D%B3%E4%BD%8D%E5%90%8E%E9%A6%96%E6%AC%A1%E5%9B%BD%E6%98%AF%E8%AE%BF%E9%97%AE" text:style-name="Internet_20_link" text:visited-style-name="Visited_20_Internet_20_Link">
https://www.rfi.fr/cn/%E5%9B%BD%E9%99%85%E6%8A%A5%E9%81%93/20230609-%E6%97%A5%E7%9A%87%E5%BE%B7%E4%BB%81%E5%A4%AB%E5%A6%8717%E6%97%A5%E5%87%BA%E8%AE%BF%E5%8D%B0%E5%B0%BC-%E5%8D%B3%E4%BD%8D%E5%90%8E%E9%A6%96%E6%AC%A1%E5%9B%BD%E6%98%AF%E8%AE%BF%E9%97%AE</text:a>
</text:p>
      <!--NEWS-->
      <text:h text:style-name="P10" text:outline-level="1">
<text:span text:style-name="T4">
Reduce fossil fuel use COP28 chairman admits "potential"</text:span>
</text:h>
      <text:p text:style-name="P4">
Publisher: 法新社</text:p>
      <text:p text:style-name="P4">
Published Time: 2023-06-09T-21:32:08+00:00</text:p>
      <text:p text:style-name="P4">
Modified Time: 2023-06-09T07:05:02+00:00</text:p>
      <text:p text:style-name="P4">
Description: (AFP, Germany, Germany, 8th) Sultan Al Jaber, the CEO of the National Petroleum Corporation, will be the chairman of the UN Climate Change Conference held at the end of the year. avoidab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6-09T-21-32-08-00-00/000000.png" xlink:type="simple" xlink:show="embed" xlink:actuate="onLoad" draw:mime-type="image/png"/>
</draw:frame>
During the 6 -month climate technical talks of the 28th Conference (COP28) of the Convention on Climate Change of the United Nations, Jobil said outside the court: "The gradual decrease in fossil fuel is inevitable."</text:p>
      <text:p text:style-name="P4">
Jobil, the head of Abu Dhabi National Oil Company (Adnoc), added: "The speed of decreased fossil fuel depends on our use of zero carbon alternatives, and at the same time to ensure energy safety, availability, affordable, affordable burden, The speed of sex. "</text:p>
      <text:p text:style-name="P4">
Jobil defended COP28 planning, including "the common goal of the world, increased renewable energy to three times before 2030, increase energy efficiency by double, and double the clean hydrogen."</text:p>
      <text:p text:style-name="P4">
At the time of Jobil's comments, many participants and observers of the United Nations Climate negotiations called on Jobil to clearly acknowledge the importance of stopping the use of fossil fuels. So far, no COP meeting can list the goal of stopping the use of fossil fuel in writing in writing, white paper and black.</text:p>
      <text:p text:style-name="P4">
News Source: <text:a xlink:type="simple" xlink:href="https://www.rfi.fr/cn/%E5%9B%BD%E9%99%85%E6%8A%A5%E9%81%93/20230609-%E5%87%8F%E5%B0%91%E5%8C%96%E7%9F%B3%E7%87%83%E6%96%99%E4%BD%BF%E7%94%A8-cop28%E4%B8%BB%E5%B8%AD%E5%9D%A6%E6%89%BF-%E5%8A%BF%E4%B8%8D%E5%8F%AF%E5%85%8D" text:style-name="Internet_20_link" text:visited-style-name="Visited_20_Internet_20_Link">
https://www.rfi.fr/cn/%E5%9B%BD%E9%99%85%E6%8A%A5%E9%81%93/20230609-%E5%87%8F%E5%B0%91%E5%8C%96%E7%9F%B3%E7%87%83%E6%96%99%E4%BD%BF%E7%94%A8-cop28%E4%B8%BB%E5%B8%AD%E5%9D%A6%E6%89%BF-%E5%8A%BF%E4%B8%8D%E5%8F%AF%E5%85%8D</text:a>
</text:p>
      <!--NEWS-->
      <text:h text:style-name="P10" text:outline-level="1">
<text:span text:style-name="T4">
China is reportedly reported to be in the Cuban -Elementary Base.</text:span>
</text:h>
      <text:p text:style-name="P4">
Author: None (Language: zh)</text:p>
      <text:p text:style-name="P4">
Publisher: None</text:p>
      <text:p text:style-name="P4">
Time: 2023-06-09T00:32:00Z</text:p>
      <text:p text:style-name="P4">
Description: The Wall Street Journal reported on the 8th that China will make heavy money to build an electronic eavesdropping base in Cuba, which is only 100 miles away from Florida, but the news is questioned or denied by the Three Kingdoms involved. How do countries respond to this report?</text:p>
      <text:p text:style-name="P4">
Videos: []</text:p>
      <text:p text:style-name="P4">
Images: []</text:p>
      <text:p text:style-name="P4">
Subject: 时政风云</text:p>
      <text:p text:style-name="P4">
Subjects: ['岛屿主权争端', '专题报道：全景观看“习马会”', '中国', '中共十九大', '古巴', '德中关系']</text:p>
      <text:p text:style-name="P4">
Keywords: ['中国', '古巴', '窃听设施', '拜登', '电子通信', '柯比', '古巴导弹危机']</text:p>
      <text:p text:style-name="P4">
Id: 65861382</text:p>
      <!--METADATA-->
      <text:p text:style-name="P4">
<text:a xlink:type="simple" xlink:href="https://www.dw.com/zh/overlay/image/article/65861382/64280811" text:style-name="Internet_20_link" text:visited-style-name="Visited_20_Internet_20_Link">
 </text:a>
The United States believes that the Wall Street Journal reports are incorrect. The picture shows the US Embassy in Cuban</text:p>
      <text:p text:style-name="P4">
(Voice of German in Chinese) The Wall Street Journal quoted anonymous news on Thursday (June 8) that China will build eavesdropping facilities on Cuba Island, about 100 miles from Florida. The authenticity of this news was questioned by the White House and Pentagon, while the Chinese and Cuban government said "unknown" and denied it.</text:p>
      <text:p text:style-name="P4">
John Kirby, a spokesman for the White House National Security Council, told Reuters after the report was published: "We have seen (report), it is not correct." But it was not specifically incorrect.</text:p>
      <text:p text:style-name="P4">
Earlier, Cerbon told the Wall Street Journal that he could not express his opinions on this specific report, but at the same time, he said, "We are very clear, and many times mentioned that the People's Republic of China is working hard to invest in the basis of military purposes around the world. Facilities, including in the Western Hemisphere. He said that the United States is monitoring closely, taking countermeasures, and confidence to fulfill all security commitments in the United States, regions and around the world.</text:p>
      <text:p text:style-name="P4">
Pat Ryder, spokesman for the US Department of Defense, also told Reuters that the report was incorrect. He said, "We haven't noticed that China and Cuba are developing any form of love stations."</text:p>
      <text:p text:style-name="P4">
The Cuban Embassy in Washington stated on the 8th that the article of the Wall Street Journal conveys "completely wrong, unfounded information." Cuba Vice Minister of Foreign Affairs, Carlosfernandez Decossio, also refuted the report, called the US fabrication, the purpose was to defend the economic embargo on Cuban Island for decades of economic embargo for decades, and said Cuba refuses to have any military bases in other countries in Latin America and Caribbean.</text:p>
      <text:p text:style-name="P4">
A spokesman for the Chinese Embassy in the United States said: "We don't know this case, so we cannot comment at present." According to Reuters, Chinese Foreign Ministry spokesman Wang Wenbin It is said that the United States should stop interfering in Cuba's internal affairs, and he also said that "rumoring and slander are the usual tricks of the United States."</text:p>
      <text:p text:style-name="P4">
Cuban Havana Revolution Plaza</text:p>
      <text:h text:style-name="P12" text:outline-level="3">
<text:span text:style-name="T4">
What did you say?</text:span>
</text:h>
      <text:p text:style-name="P4">
The Wall Street Journal quoted U.S. officials who understand confidential intelligence that China will build an eavesdropping facility about 100 miles from Florida. To this end, China agrees to pay billions of dollars to Cuba, which has a shortage of cash. The two countries have secretly reached a principled agreement. However, insidious officials refused to disclose more details about the possible location, construction time, and how the United States would respond to the facilities.</text:p>
      <text:p text:style-name="P4">
According to the news, the disclosure of the plan caused the internal uneasiness of the Biden government, because building an eavesdropping facilities in Cuba will enable the Chinese intelligence department to eavesdo the electronic communications from the entire United States with many military bases and monitor American ship traffic.</text:p>
      <text:p text:style-name="P4">
Marco Rubio, a US Senator, who has criticized China and Cuba, said on Twitter, "The threat from Cuba to the United States is not only real, but also worse than this."</text:p>
      <text:p text:style-name="P4">
The Wall Street Journal pointed out that the United States had previously intervened in preventing foreign forces from the influence of the western hemisphere. The most prominent example was during the Cuban missile crisis in 1962. At that time, the Soviet Union deployed a nuclear -capable missile to Cuba, prompting the US Navy to block Cuba. The United States and the Soviet Union once walked to the edge of the nuclear war.</text:p>
      <text:p text:style-name="P4">
Last month, <text:a xlink:type="simple" xlink:href="https://www.dw.com/zh/zh/美国中央情报局长秘密访问中国/a-65815540" text:style-name="Internet_20_link" text:visited-style-name="Visited_20_Internet_20_Link">
President Bayeng sent the Central Intelligence Bureau Director Bernes to visit Beijing secretly</text:a>
Essence On May 10th and 11th, Jacksana, a US National Security Consultant, held a two -day meeting with Wang Yi, director of the Foreign Affairs Office of the Central Committee of the Communist Party of China.("Wall Street Journal", Reuters)</text:p>
      <text:p text:style-name="P4">
News Source: <text:a xlink:type="simple" xlink:href="https://www.dw.com/zh/中国据报将在古巴建窃听基地-美称报导有误/a-65861382" text:style-name="Internet_20_link" text:visited-style-name="Visited_20_Internet_20_Link">
https://www.dw.com/zh/中国据报将在古巴建窃听基地-美称报导有误/a-65861382?maca=chi-rss-chi-all-1127-rdf</text:a>
</text:p>
      <!--NEWS-->
      <text:h text:style-name="P10" text:outline-level="1">
<text:span text:style-name="T4">
Walking like this, the effect does not lose the high intensity motion (free version)</text:span>
</text:h>
      <text:p text:style-name="P4">
Author: Jen Murphy</text:p>
      <text:p text:style-name="P4">
Publisher: 华尔街日报中文网</text:p>
      <text:p text:style-name="P4">
Published Time: 2023-06-09T00:50:00.000Z</text:p>
      <text:p text:style-name="P4">
Modified Time: 2023-06-09T00:50:00.000Z</text:p>
      <text:p text:style-name="P4">
Created Time: 2023-06-08T23:04:00.000Z</text:p>
      <text:p text:style-name="P4">
Description: You don't need to spend a lot of time and money to burn more calories. In the process of walking, combining weight, climbing, acceleration, etc. can increase the strength of the exercise. Let's take a look at the most saved exercise guide.</text:p>
      <text:p text:style-name="P4">
Images: []</text:p>
      <text:p text:style-name="P4">
Categories: ['派', '生活']</text:p>
      <text:p text:style-name="P4">
Keywords: SYND,LINK:EN|WP-WSJ-0000643810</text:p>
      <text:p text:style-name="P4">
Type: Article</text:p>
      <!--METADATA-->
      <text:p text:style-name="P4">
If you want to increase the intensity of exercise, you may only need to change the simplest change: adjust your way of walking.</text:p>
      <text:p text:style-name="P4">
News Source: <text:a xlink:type="simple" xlink:href="https://cn.wsj.com/articles/%E8%BF%99%E6%A0%B7%E8%B5%B0%E8%B7%AF-%E6%95%88%E6%9E%9C%E4%B8%8D%E8%BE%93%E9%AB%98%E5%BC%BA%E5%BA%A6%E8%BF%90%E5%8A%A8-cc2ff8ca" text:style-name="Internet_20_link" text:visited-style-name="Visited_20_Internet_20_Link">
https://cn.wsj.com/articles/%E8%BF%99%E6%A0%B7%E8%B5%B0%E8%B7%AF-%E6%95%88%E6%9E%9C%E4%B8%8D%E8%BE%93%E9%AB%98%E5%BC%BA%E5%BA%A6%E8%BF%90%E5%8A%A8-cc2ff8ca</text:a>
</text:p>
      <!--NEWS-->
      <text:h text:style-name="P10" text:outline-level="1">
<text:span text:style-name="T4">
Kiev denied a counter -offensive report with Russia announced the destroy of the Ukrainian tank team</text:span>
</text:h>
      <text:p text:style-name="P4">
Author: 半岛电视台＋通讯社</text:p>
      <text:p text:style-name="P4">
Publisher: Al Jazeera</text:p>
      <text:p text:style-name="P4">
Published Time: 2023-06-09T02:15:36</text:p>
      <text:p text:style-name="P4">
Modified Time: 2023-06-09T02:15:36</text:p>
      <text:p text:style-name="P4">
Description: The Ukrainian army denied reports on Western media on Thursday's expected counterattack on the Russian army on Thursday. Moscow did not comment on the news, but Russia stated that it had destroyed the Ukrainian tank team that was going to the front line.</text:p>
      <text:p text:style-name="P4">
Images: ["<text:a xlink:type="simple" xlink:href="https://chinese.aljazeera.net/wp-content/uploads/2023/06/1-1686276620.jpg" text:style-name="Internet_20_link" text:visited-style-name="Visited_20_Internet_20_Link">
1-1686276620.jpg</text:a>
", "<text:a xlink:type="simple" xlink:href="https://chinese.aljazeera.net/wp-content/uploads/2023/06/2-1686276663.jpg" text:style-name="Internet_20_link" text:visited-style-name="Visited_20_Internet_20_Link">
2-1686276663.jpg</text:a>
", "<text:a xlink:type="simple" xlink:href="https://chinese.aljazeera.net/wp-content/uploads/2023/06/1-1686276699.jpg" text:style-name="Internet_20_link" text:visited-style-name="Visited_20_Internet_20_Link">
1-168627669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3" text:anchor-type="as-char" svg:width="6.9236in" svg:height="4.610042in" draw:z-index="0">
<draw:image xlink:href="../Images/Aljazeera Chinese/2023-06-09T02-15-36/1-1686276620.jpg" xlink:type="simple" xlink:show="embed" xlink:actuate="onLoad" draw:mime-type="image/jpeg"/>
</draw:frame>
What is the most serious impact of the Hermuson Carkka Dam?</text:p>
      <text:p text:style-name="P4">
The Ukrainian army denied reports on Western media on Thursday's expected counterattack on the Russian army on Thursday. Moscow did not comment on the news, but Russia stated that it had destroyed the Ukrainian tank team that was going to the front line.</text:p>
      <text:p text:style-name="P4">
Reuters quoted a spokesman for the General Staff of the Ukraine Army and reported that "we have no such information."</text:p>
      <text:p text:style-name="P4">
The Washington Post quoted the Ukrainian military officials as saying that the Ukrainian army had launched a counterattack against the Russian army and confirmed that the Ukrainian army has increased its attack on the front line of the country.</text:p>
      <text:p text:style-name="P4">
NBC News also quoted a senior Ukrainian officer and a soldier near the front line that the attack had begun.</text:p>
      <text:p text:style-name="P4">
In this context, the Ukrainian ground force commander announced the scene where Russian vehicles were destroyed in the city of Bachurut on Thursday. As part of the Ukrainian army counterattack the Russian army, and said that his troops continued to make progress in the city in this city. Essence</text:p>
      <text:p text:style-name="P4">
On the other hand, the British Ministry of Defense on Thursday was confirmed in its daily briefing on the Russia -Ukraine War that "several areas of the front line" are fighting fiercely.</text:p>
      <text:p text:style-name="P4">
<draw:frame draw:style-name="fr1" draw:name="Image44" text:anchor-type="as-char" svg:width="6.9236in" svg:height="3.894525in" draw:z-index="0">
<draw:image xlink:href="../Images/Aljazeera Chinese/2023-06-09T02-15-36/2-1686276663.jpg" xlink:type="simple" xlink:show="embed" xlink:actuate="onLoad" draw:mime-type="image/jpeg"/>
</draw:frame>
The Russian Ministry of Defense announced the scene where the Ukrainian armored vehicle was destroyed on the Zapolo hot axis</text:p>
      <text:h text:style-name="P13" text:outline-level="4">
<text:span text:style-name="T4">
Russia No comments</text:span>
</text:h>
      <text:p text:style-name="P4">
On the other hand, Russia has not commented on the counterattack. However, the Russian Ministry of Defense released a video clip on Thursday, showing the Ukraine tank column, which is said to be on the front line.</text:p>
      <text:p text:style-name="P4">
According to the Russian satellite news agency, the Russian Ministry of Defense confirmed that the Russian artillery destroyed the vast majority of armored vehicles, including western tanks such as leopard tanks.</text:p>
      <text:p text:style-name="P4">
At the same time, Belarusian President Alexander Lukashenko accused Ukraine from exploding the Khahofka dam to cover up his losses in counterattacks.</text:p>
      <text:p text:style-name="P4">
When Lukashenko met with the Russian Security Conference Secretary Nicholas Patrusev in Minsk, Ukraine's military attack was tantamount to the false information of the Ukrainian authorities, and emphasized that the Ukrainian crisis has no choice but to pass Negotiations are resolved.</text:p>
      <text:h text:style-name="P13" text:outline-level="4">
<text:span text:style-name="T4">
accusations and rescue operations</text:span>
</text:h>
      <text:p text:style-name="P4">
At the same time, the Ukraine authorities continued to carry out rescue operations for residents in the Hermuson region of the flood. Prior to, after the Khahova Dam was destroyed, the villages, fields and roads were drowned.</text:p>
      <text:p text:style-name="P4">
Governor of the region said that about 600 square kilometers of land was flooded, and the Ukrainian military said that Hermuson's floods forced the Russian army to retreat and "reduced the Russian shells by half."</text:p>
      <text:p text:style-name="P4">
Russia and Ukraine blamed each other on the Bloga Dam. On Thursday, the two countries accused each other of the bombing of assistants to try to rescue personnel and animals from the rising floods.</text:p>
      <text:p text:style-name="P4">
Ukrainian Attorney General said that a civilian was killed in the bombing of Hermuson in Russia. The Ukrainian military authorities accused the Russian army of continuing to bomb and intimidate civilians.</text:p>
      <text:p text:style-name="P4">
On the other hand, the Kremlin accused Ukraine with Russian rescue workers who bombed the flooded area after the dam collapsed, and accused the Ukrainian army of bombing a substation in the Cornesh Card near the Calshka near the Carhofka Dam.</text:p>
      <text:p text:style-name="P4">
<draw:frame draw:style-name="fr1" draw:name="Image45" text:anchor-type="as-char" svg:width="6.9236in" svg:height="3.894525in" draw:z-index="0">
<draw:image xlink:href="../Images/Aljazeera Chinese/2023-06-09T02-15-36/1-1686276699.jpg" xlink:type="simple" xlink:show="embed" xlink:actuate="onLoad" draw:mime-type="image/jpeg"/>
</draw:frame>
 乌克兰南部卡霍夫卡大坝爆炸后发生了什么？</text:p>
      <text:h text:style-name="P13" text:outline-level="4">
<text:span text:style-name="T4">
扎波罗热核电站</text:span>
</text:h>
      <text:p text:style-name="P4">
与此同时，法新社报道称，卡霍夫卡大坝运营公司周四宣布，乌克兰南部大坝形成的水库无法再提供水来冷却扎波罗热核电站的反应堆。</text:p>
      <text:p text:style-name="P4">
乌克兰国营水力发电公司Ukrhydroenergo主管西罗塔(Ihor Syrota)表示，水位“低于 12.7米的分界点”，这意味着不再可能为“扎波罗热核电站反应堆提供冷却”。</text:p>
      <text:p text:style-name="P4">
乌克兰当局还宣布，轰炸卡霍夫卡大坝可能导致数百万吨粮食损失。</text:p>
      <text:p text:style-name="P4">
大坝被炸毁后，当局此前曾报告说，赫尔松地区，特别是河流以南地区的近10000公顷农田将被淹没。</text:p>
      <text:h text:style-name="P13" text:outline-level="4">
<text:span text:style-name="T4">
联合国协议</text:span>
</text:h>
      <text:p text:style-name="P4">
乌克兰外交部宣布与联合国达成协议，在洪泛区第聂伯河左岸进行撤离行动，并在确保安全通行到乌克兰政府控制的领土的条件下，派遣团队提供人道主义援助。</text:p>
      <text:p text:style-name="P4">
乌克兰外交部发表声明称，已与联合国达成共识，其部队撤离受灾地区，从俄罗斯控制下的第聂伯河南岸到乌克兰控制下的北岸。</text:p>
      <text:p text:style-name="P4">
乌克兰总统泽连斯基访问了赫尔松市，视察卡霍夫卡大坝爆炸造成的洪水影响，并将这种情况描述为一场灾难。</text:p>
      <text:p text:style-name="P4">
泽连斯基表示，他与当地政府讨论了赫尔松的局势、疏散、恢复该地区秩序的努力以及军事局势等问题。</text:p>
      <text:h text:style-name="P13" text:outline-level="4">
<text:span text:style-name="T4">
拜登与苏纳克</text:span>
</text:h>
      <text:p text:style-name="P4">
有关政治方面的事态发展，美国总统乔·拜登和英国首相里希·苏纳克周四在华盛顿举行会谈后举行的新闻发布会上谈到了乌克兰局势，拜登在会上表示，他认为俄罗斯不会停在基辅门口，并补充说，“这是我们与许多人分享的看法。”</text:p>
      <text:p text:style-name="P4">
这位美国总统表示，他与英国首相讨论了面对俄罗斯可怕侵略时对乌克兰人民共同支持问题，并强调，必须“提供乌克兰支持其军队所需的一切”，他并补充说，他的政府将从国会获得必要的资金。</text:p>
      <text:p text:style-name="P4">
另一方面，苏纳克表示，“俄罗斯的威胁需要威慑，因为普京总统会继续拖延，因此，我们必须加强对基辅的支持。”</text:p>
      <text:p text:style-name="P4">
News Source: <text:a xlink:type="simple" xlink:href="https://chinese.aljazeera.net/news/war-in-ukraine/2023/6/9/%e5%9f%ba%e8%be%85%e5%90%a6%e8%ae%a4%e5%bc%80%e5%a7%8b%e5%8f%8d%e6%94%bb%e7%9a%84%e6%8a%a5%e9%81%93%e4%b8%8e%e4%bf%84%e7%bd%97%e6%96%af%e5%ae%a3%e5%b8%83%e6%91%a7%e6%af%81%e4%b9%8c%e5%85%8b%e5%85%b0" text:style-name="Internet_20_link" text:visited-style-name="Visited_20_Internet_20_Link">
https://chinese.aljazeera.net/news/war-in-ukraine/2023/6/9/%e5%9f%ba%e8%be%85%e5%90%a6%e8%ae%a4%e5%bc%80%e5%a7%8b%e5%8f%8d%e6%94%bb%e7%9a%84%e6%8a%a5%e9%81%93%e4%b8%8e%e4%bf%84%e7%bd%97%e6%96%af%e5%ae%a3%e5%b8%83%e6%91%a7%e6%af%81%e4%b9%8c%e5%85%8b%e5%85%b0</text:a>
</text:p>
      <!--NEWS-->
      <text:h text:style-name="P10" text:outline-level="1">
<text:span text:style-name="T4">
Food stocks cool down, and investors will receive it if they see it.</text:span>
</text:h>
      <text:p text:style-name="P4">
Author: Aaron Back</text:p>
      <text:p text:style-name="P4">
Publisher: 华尔街日报中文网</text:p>
      <text:p text:style-name="P4">
Published Time: 2023-06-09T02:20:00.000Z</text:p>
      <text:p text:style-name="P4">
Modified Time: 2023-06-09T02:20:00.000Z</text:p>
      <text:p text:style-name="P4">
Created Time: 2023-06-09T01:06:00.000Z</text:p>
      <text:p text:style-name="P4">
Description: Investors' attitudes towards packaging food companies were suddenly cold. One of the main concerns is that these stocks' assistance from the rise may soon end.</text:p>
      <text:p text:style-name="P4">
Images: []</text:p>
      <text:p text:style-name="P4">
Categories: ['金融市场', '股闻天下']</text:p>
      <text:p text:style-name="P4">
Keywords: SYND,LINK:EN|WP-WSJ-0000960641</text:p>
      <text:p text:style-name="P4">
Type: Article</text:p>
      <!--METADATA-->
      <text:p text:style-name="P4">
Investors' attitudes towards packaging food companies were suddenly cold. One of the main concerns is that the assistance obtained by these stocks from the price increase may soon fade. The factors that drive this wave of price increase are first to increase demand during the epidemic situation, and the second is to respond to the input cost inflation.</text:p>
      <text:p text:style-name="P4">
News Source: <text:a xlink:type="simple" xlink:href="https://cn.wsj.com/articles/%E9%A3%9F%E5%93%81%E8%82%A1%E9%99%8D%E6%B8%A9-%E6%8A%95%E8%B5%84%E8%80%85%E8%A7%81%E5%A5%BD%E5%B0%B1%E6%94%B6-ea2c5fb6" text:style-name="Internet_20_link" text:visited-style-name="Visited_20_Internet_20_Link">
https://cn.wsj.com/articles/%E9%A3%9F%E5%93%81%E8%82%A1%E9%99%8D%E6%B8%A9-%E6%8A%95%E8%B5%84%E8%80%85%E8%A7%81%E5%A5%BD%E5%B0%B1%E6%94%B6-ea2c5fb6</text:a>
</text:p>
      <!--NEWS-->
      <text:h text:style-name="P10" text:outline-level="1">
<text:span text:style-name="T4">
US officials said that China plans to build an eavesdropping station in Cuba</text:span>
</text:h>
      <text:p text:style-name="P4">
Creator: KAROUN DEMIRJIAN,黄安伟</text:p>
      <text:p text:style-name="P4">
Publisher: https://www.facebook.com/nytimeschinese</text:p>
      <text:p text:style-name="P4">
Published Time: 2023-06-09T02:22:44+08:00</text:p>
      <text:p text:style-name="P4">
Description: Officials claim that the planned facilities are close to the United States, and they are worried that it will enhance the technical capabilities of the sensitive operations in Beijing to monitor the southeast of the southeast, including several military bases. Cuba denied the relevant reports, and China said that they did not understand the situation. Ramon Espinosa/Associated Press Congress Congress.</text:p>
      <text:p text:style-name="P4">
Images: ["<text:a xlink:type="simple" xlink:href="https://static01.nyt.com/images/2023/06/08/multimedia/08dc-spybase-kmfq/08dc-spybase-kmfq-master1050.jpg" text:style-name="Internet_20_link" text:visited-style-name="Visited_20_Internet_20_Link">
08dc-spybase-...</text:a>
"]</text:p>
      <text:p text:style-name="P4">
Category: 美国</text:p>
      <text:p text:style-name="P4">
Type: Article</text:p>
      <!--METADATA-->
      <text:p text:style-name="P4">
<draw:frame draw:style-name="fr1" draw:name="Image46" text:anchor-type="as-char" svg:width="6.9236in" svg:height="4.615733in" draw:z-index="0">
<draw:image xlink:href="../Images/cnnytimes/2023-06-09T02-22-44-08-00/08dc-spybase-kmfq-master1050.jpg" xlink:type="simple" xlink:show="embed" xlink:actuate="onLoad" draw:mime-type="image/jpeg"/>
</draw:frame>
According to three informed U.S. officials, China is planning to establish a facility in Cuba. U.S. officials are worried that the facility can perform spy activities on the United States by intercepting the electronic signals of nearby US military and commercial facilities.</text:p>
      <text:p text:style-name="P4">
Beijing has established monitoring posts elsewhere and has military existence in Cuba, but an eavesdropping station allows China to get a foothold about 160 kilometers from Florida coastline. It may monitor the United States from there.</text:p>
      <text:p text:style-name="P4">
Officials said that the planned facilities are close to the United States, which is particularly worrying because it may enhance the sensitive operations of Beijing monitoring in the southeast of the southeast, including the technical capabilities of several military bases.</text:p>
      <text:p text:style-name="P4">
"It is reported that Havana and Beijing are working with the people of the United States and our people. We are deeply disturbed," "Virginia Democratic Senator Mark Waner and Florida Republican Senator Malcow Lubero from the Senate Intelligence Committee It was said in a joint statement on Thursday. "The United States must respond to China's continuous and shameless attacks on our national security."</text:p>
      <text:p text:style-name="P4">
As the details of the negotiations between China and Cuba (American officials insist on anonymous discussion on this sensitive information), the Bayeng government is trying to stabilize the relationship with Beijing's main strategic opponent after intensifying tensions. "<text:a xlink:type="simple" xlink:href="https://www.wsj.com/articles/cuba-to-host-secret-chinese-spy-base-focusing-on-u-s-b2fed0e0" text:style-name="Internet_20_link" text:visited-style-name="Visited_20_Internet_20_Link">
Wall Street Journal</text:a>
"First reported the plan to establish facilities in Cuba.</text:p>
      <text:p text:style-name="P4">
President Biden's National Security Council refuted reports on the facility plan. "The report was not accurate," the committee spokesman John Kobe said in the statement, but he refused to disclose more details. "We really worry about the relationship between China and Cuba. From the first day of the government, we have always worried that China in our hemisphere and around the world."</text:p>
      <text:p text:style-name="P4">
Cerbin said that the government is paying close attention to these activities and taking measures to respond. He added, "We still believe that we have the ability to fulfill all our security commitments in China and the region."</text:p>
      <text:p text:style-name="P4">
Last year, after the former US Speaker Pelosi visited Taiwan, several diplomatic, military and climate cooperation between the two countries were frozen. Earlier this year, a Chinese spy balloon was found around the United States sensitive military location, and bilateral relations were further frustrated.</text:p>
      <text:p text:style-name="P4">
The balloon incident caused a strong rebound in Congress and prompted Secretary of State Brillin to cancel the trip originally scheduled to visit Beijing in February. According to U.S. officials, after several weeks of intense diplomatic activities, including the meeting between the national security adviser Sha Liwen and the senior Chinese official Wang Yi, Brinken plans to visit China soon. It is unclear whether the latest news about the establishment of facilities in Cuba will affect his visit again.</text:p>
      <text:p text:style-name="P4">
Representatives of the Central Intelligence Bureau and the Office of the National Intelligence Director refused to comment.</text:p>
      <text:p text:style-name="P4">
advertise</text:p>
      <text:p text:style-name="P4">
Cuban Foreign Ministry official Carlos Fernandez Dikko said that reports on the establishment of a spy base in Cuba are "completely wrong and unfounded." A representative of the Chinese Embassy said that Beijing "does not know this situation."</text:p>
      <text:p text:style-name="P4">
China and the United States often carry out monitoring operations. U.S. over the South China Sea <text:a xlink:type="simple" xlink:href="https://www.nytimes.com/2015/05/23/world/asia/us-flies-over-a-chinese-project-at-sea-and-beijing-objects.html" text:style-name="Internet_20_link" text:visited-style-name="Visited_20_Internet_20_Link">
send reconnaissance aircraft</text:a>
, Allied deployment on the Pacific coast <text:a xlink:type="simple" xlink:href="https://cn.nytimes.com/asia-pacific/20230203/philippines-united-states-military-bases/" text:style-name="Internet_20_link" text:visited-style-name="Visited_20_Internet_20_Link">
Military Resources</text:a>
And to Taiwan <text:a xlink:type="simple" xlink:href="https://www.nytimes.com/2022/12/16/us/politics/congress-defense-bill-military.html" text:style-name="Internet_20_link" text:visited-style-name="Visited_20_Internet_20_Link">
Selling and supplying weapons</text:a>
Essence Taiwan is a democratic island, and the Chinese government believes it is part of its territory.</text:p>
      <text:p text:style-name="P4">
In recent years, U.S. officials have accused China of its ambitious [hacker attack] for the US government and enterprises.(https://www.nytimes.com/2015/06/05/us/breach-in-a-federal-computer-system-exposes-personnel-data.html), Try to in the United States <text:a xlink:type="simple" xlink:href="https://www.nytimes.com/2019/08/27/world/asia/china-linkedin-spies.html" text:style-name="Internet_20_link" text:visited-style-name="Visited_20_Internet_20_Link">
recruiting agents</text:a>
And intelligence assets, surveillance and <text:a xlink:type="simple" xlink:href="https://cn.nytimes.com/usa/20221116/china-iran-private-detectives/" text:style-name="Internet_20_link" text:visited-style-name="Visited_20_Internet_20_Link">
Chinese dissidents who threatened overseas</text:a>
Essence</text:p>
      <text:p text:style-name="P4">
Analysts said that Beijing seems to be seeking closer arrangements with Cuba, which is not surprising. Since the end of the Cold War, the two countries have established increasingly close relationships. China is the largest trading partner in Cuba and plays an important role in the areas of this island country's agriculture, medicine, telecommunications, and infrastructure. Beijing also has a large part of Havana's foreign debt.</text:p>
      <text:p text:style-name="P4">
Cuba is close to the United States. It has long been an ideal strategy of American opponents for a long time. Perhaps the most famous is during the Cuban missile crisis, when the Soviet Union formulated a plan to deploy nuclear missiles in this island country, but later gave up. Today, the relationship between the United States and Cuba is largely hostile. Cuba, like China, is controlled by the Communist Party government.</text:p>
      <text:p text:style-name="P4">
Shortly after the communist regime led by Castro in 1959, the diplomatic relations between the United States and Cuba fell into an deadlock; the relationship between the two countries was only during the term of President Obama <text:a xlink:type="simple" xlink:href="https://www.nytimes.com/2014/12/18/world/americas/us-cuba-relations.html" text:style-name="Internet_20_link" text:visited-style-name="Visited_20_Internet_20_Link">
fully recovered</text:a>
Essence President Trump restored the <text:a xlink:type="simple" xlink:href="https://www.nytimes.com/2019/06/04/travel/cuba-travel-restrictions-trump.html" text:style-name="Internet_20_link" text:visited-style-name="Visited_20_Internet_20_Link">
certain travel ban</text:a>
, And re -identify the country as <text:a xlink:type="simple" xlink:href="https://www.nytimes.com/2021/01/11/us/politics/cuba-terrorism-trump-pompeo.html" text:style-name="Internet_20_link" text:visited-style-name="Visited_20_Internet_20_Link">
country that supports terrorism</text:a>
, Thus partial reversal the Obama administration's measures.</text:p>
      <text:p text:style-name="P4">
advertise</text:p>
      <text:p text:style-name="P4">
News Source: <text:a xlink:type="simple" xlink:href="https://cn.nytimes.com/usa/20230609/china-spy-cuba-station/" text:style-name="Internet_20_link" text:visited-style-name="Visited_20_Internet_20_Link">
https://cn.nytimes.com/usa/20230609/china-spy-cuba-station/</text:a>
</text:p>
      <!--NEWS-->
      <text:h text:style-name="P10" text:outline-level="1">
<text:span text:style-name="T4">
The number of college entrance examinations in rural areas and first -tier cities decreased by polarization of Beijing -Shanghai candidates</text:span>
</text:h>
      <text:p text:style-name="P4">
Author: None</text:p>
      <text:p text:style-name="P4">
Publisher: Radio Free Asia (Organization)</text:p>
      <text:p text:style-name="P4">
Published Time: 2023-06-09T02:50:00-04:00</text:p>
      <text:p text:style-name="P4">
Modified Time: 2023-06-09T13:48:06-04:00</text:p>
      <text:p text:style-name="P4">
Description: None</text:p>
      <text:p text:style-name="P4">
Videos: []</text:p>
      <text:p text:style-name="P4">
Audios: ["<text:a xlink:type="simple" xlink:href="https://www.rfa.org/mandarin/yataibaodao/kejiaowen/gt-060920230239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4.623178in" draw:z-index="0">
<draw:image xlink:href="../Images/rfamandarin/2023-06-09T02-50-00-04-00/000000.png" xlink:type="simple" xlink:show="embed" xlink:actuate="onLoad" draw:mime-type="image/png"/>
</draw:frame>
In 2023, candidates in various provinces and municipalities in China were ranked first in Henan, and more than 50,000 people in Shanghai and Beijing were located in the last three. The picture shows Beijing candidates. <text:a xlink:type="simple" xlink:href="https://www.rfa.org/mandarin/yataibaodao/kejiaowen/gt-06092023023944.html/@@images/image" text:style-name="Internet_20_link" text:visited-style-name="Visited_20_Internet_20_Link">
</text:a>
Reuters-1-LINK: https://www.rfa.org/mandarin/yatabaodao/kejiaowen/gt -GT -GT -GT -GT -GT -GT -GT -GT -GT -GT -GT -GT -GT -GT -GT -GT -GT -GT -GT -GT -GT -GT -GT -HTML/@stream]](https://www.rfa.org/mandarin/yataibaodao/kejiaowen/gt-06092023023944.html/@@stream)China ’s college entrance examination ended on Friday in 2023. Summarizing the characteristics of this year's college entrance examination, the number of applicants across the country reached 12.91 million, an increase of 980,000 over last year, and reached a new high. According to the number of newly released provinces and municipalities, 1.31 million candidates in Henan signed up, followed by 830,000 in Shandong, 800,000 in Hebei, 770,000 in Sichuan, and 700,000 in Guangdong. The last three in 31 provinces and cities are Beijing, Shanghai and Tibet, respectively, 54,000, 51,000, and 32,000, respectively. Data show that in 2019, 59,000 people in Beijing signed up for the college entrance examination. In Shanghai, 145,000 people signed up for the college entrance examination, and Tibet was 27,000.</text:p>
      <text:p text:style-name="P4">
<text:a xlink:type="simple" xlink:href="https://www.rfa.org/mandarin/Xinwen/5-06012023124013.html" text:style-name="Internet_20_link" text:visited-style-name="Visited_20_Internet_20_Link">
<text:span text:style-name="T4">
 After the clearance is over, the first college entrance examination can decide whether to wear a mask by themselves </text:span>
</text:a>
<text:span text:style-name="T4">
* <text:a xlink:type="simple" xlink:href="https://www.rfa.org/mandarin/yataibaodao/kejiaowen/hcm1-06082023041300.html" text:style-name="Internet_20_link" text:visited-style-name="Visited_20_Internet_20_Link">
Analysis of the number of Chinese college entrance examination questions: Personal worship violates the party constitution</text:a>
</text:span>
</text:p>
      <text:p text:style-name="P4">
<text:span text:style-name="T4">
 The number of universities in first -tier cities has gradually declined </text:span>
</text:p>
      <text:p text:style-name="P4">
The number of people in other cities in China has increased, while Beijing and Shanghai remain low, and even candidates have decreased significantly. Cai Shenkun, a financial commentator, told this station that this may be related to the decline in the concept and population of Shanghai residents: "Objective analysis, on the one hand, on the one hand, on the one hand Some people have gone abroad, and more are fewer and fewer first -tier cities, especially young people, so the number of people in the college entrance examination is seriously affected. Especially cities such as Shanghai and Beijing have relatively strict control of population inflows. You are in Working in Shanghai and Beijing, obtaining the so -called blue -collar account, your children can not be in the local college entrance examination. "</text:p>
      <text:p text:style-name="P4">
China Education Online Statistics show that from 2008 to 2013, the number of applicants for the college entrance examination in Beijing was about 40 %. However, the official did not explain. Some students also believe that a part of Beijing will move to Xiong'an New District, Hebei this year, and they are unwilling to go to Xiong'an New District to study university.</text:p>
      <text:p text:style-name="P4">
Cai Shenkun said that ten years ago, more than 70,000 people in Beijing participated in the college entrance examination each year, which is now decreased year by year. He said: "Hunan, Guangdong and other young people in college entrance examinations are significantly reduced. In a few years, fewer and fewer young people may participate in the college entrance examination in coastal provinces."</text:p>
      <text:p text:style-name="P4">
In 2023, among the provinces and municipalities in China, 1.31 million candidates in Henan ranked first, and more than 50,000 people in Shanghai and Beijing were located in the last three. (Weibo screenshot) <text:a xlink:type="simple" xlink:href="https://www.rfa.org/mandarin/yataibaodao/kejiaowen/gt-06092023023944.html/m0609-gtp4.png" text:style-name="Internet_20_link" text:visited-style-name="Visited_20_Internet_20_Link">
</text:a>
<text:span text:style-name="T4">
 Insufficient enrollment of universities in the future of school industrialization will present </text:span>
</text:p>
      <text:p text:style-name="P4">
There are 65 universities in Shanghai, of which 21+985 colleges and universities have a total of 14 universities. As the cities with the richest educational resources in China, the number of candidates is the second largest (more than 50,000) in the country, which is lower than most provinces. Mr. Dai, a retired teacher of Shanghai No. 1 University, told this station that since the three -year epidemic, many college graduates have not found a job, and it is difficult to send takeaway. Parents in Shanghai today are enthusiastic about their children to go to college and are retreating. He said that as the birth rate decreases, candidates will also decline: "As the peak period of the population passes, the proportion of college entrances will become higher and higher. It is mainly for cities, from autumn in 1977 to 1978 college entrance examinations To this day, there should be forty -four or five years of dividends. The attractiveness of the college entrance examination is estimated to change. Just kidding, admitted to college, and takeaway after four years. , I can't say it in four years. "</text:p>
      <text:p text:style-name="P4">
Mr. Dai said that the student's college entrance examination did not ask for knowledge in China, cultivating self -cultivation, and becoming a tool for entering the commercial market. In recent years, various industries in China are quickly losing the international market, and the demand for college students in China is getting lower and lower. He said that in China, "there is no college entrance examination without the market, so what else is needed to go to the college entrance examination. The process of the equal number deviates from the direction of education. In short, the school industrialization, I want to rest. "</text:p>
      <text:p text:style-name="P4">
Reporter: Ancient Pavilion Editor: Chen Meihua, Xu Shuting, and Qi Qing.com Editor: Hong Wei</text:p>
      <text:p text:style-name="P4">
News Source: <text:a xlink:type="simple" xlink:href="https://www.rfa.org/mandarin/yataibaodao/kejiaowen/gt-06092023023944.html" text:style-name="Internet_20_link" text:visited-style-name="Visited_20_Internet_20_Link">
https://www.rfa.org/mandarin/yataibaodao/kejiaowen/gt-06092023023944.html</text:a>
</text:p>
      <!--NEWS-->
      <text:h text:style-name="P10" text:outline-level="1">
<text:span text:style-name="T4">
The Chinese Navy broke into Kagoshima, a strong protest of Japan, Japan</text:span>
</text:h>
      <text:p text:style-name="P4">
Author: None (Language: zh)</text:p>
      <text:p text:style-name="P4">
Publisher: None</text:p>
      <text:p text:style-name="P4">
Time: 2023-06-09T03:09:00Z</text:p>
      <text:p text:style-name="P4">
Description: Japanese media pointed out that this was the 11th time that the Chinese warship broke into the Japanese waters in the past two years. On the same day, two other Chinese maritime police ships also entered the controversy of the two countries. The Ministry of Defense in Japan said it had expressed "solemn concerns" to Beijing.</text:p>
      <text:p text:style-name="P4">
Videos: []</text:p>
      <text:p text:style-name="P4">
Images: []</text:p>
      <text:p text:style-name="P4">
Subject: 时政风云</text:p>
      <text:p text:style-name="P4">
Subjects: ['岛屿主权争端', '专题报道：全景观看“习马会”', '中日关系', '中国', '东中国海主权争端', '日本', '中共十九大', '德中关系']</text:p>
      <text:p text:style-name="P4">
Keywords: ['中日关系', '钓鱼台', '尖阁诸岛', '领海争议', '东海', '日本', '中国']</text:p>
      <text:p text:style-name="P4">
Id: 65864616</text:p>
      <!--METADATA-->
      <text:p text:style-name="P4">
<text:a xlink:type="simple" xlink:href="https://www.dw.com/zh/overlay/image/article/65864616/63164570" text:style-name="Internet_20_link" text:visited-style-name="Visited_20_Internet_20_Link">
 </text:a>
The Ministry of Defense of Japan said that a Chinese Navy's measurement ship went through the waters around Kukoshima Prefecture on the 8th. The picture shows one of the ferrys in Kagoshima.</text:p>
      <text:p text:style-name="P4">
(Voice of Germany Chinese Network) The Japanese Defense Provincial Provincial Provincial Provincial Provincial Provincial Said on Thursday (June 8) that a Chinese Navy's measurement ship entered the Japanese territorial sea on the same day, and the Japanese side had expressed "serious concerns" to China and protested. Military activities in Japanese waters](https://www.dw.com/zh/zh/日本防卫省中国军舰进入日本领海/a-19330568)Essence</text:p>
      <text:p text:style-name="P4">
According to the Japanese side, about 7:30 in the morning of the Japanese Maritime Self -Defense Force, a Chinese navy was found to measure the West Airlines along the southeast of Koshima in Kagoshima Prefecture along the southeast of Kujiu Island, and entered the west of Yoshima West in Jiu Island at 10 am in the west of the sea. After about 3 hours after sailing in the southern area, he left the East China Sea around 1 pm.</text:p>
      <text:p text:style-name="P4">
The Japanese current Affairs News Agency pointed out that this is the 11th time that the Chinese warship broke into the Japanese waters since November 2021. These measured vessels are often used for research, such as determining the underwater terrain to benefit the submarine.</text:p>
      <text:p text:style-name="P4">
On the same day, Matsuna Matsuna Matsuna, the official house of Japanese cabinet, also told Reuters that the ships of two Chinese maritime police teams also entered the Tyrannosaurus of Japan near the Shougie Islands (known as the Diaoyu Islands) and tried to approach a Japanese fishing boat.</text:p>
      <text:p text:style-name="P4">
The Kyodo News Agency of Japan pointed out that <text:a xlink:type="simple" xlink:href="https://www.dw.com/zh/zh/就东海争议-中日举行新一轮高级别磋商/a-65270662" text:style-name="Internet_20_link" text:visited-style-name="Visited_20_Internet_20_Link">
about these sovereign disputes about these Lieyu</text:a>
It is the root cause of the continued tension of Japan -China relations.</text:p>
      <text:p text:style-name="P4">
The Jian Ge islands in Japan are called the Diaoyu Islands in China. Both countries and Taiwan claim to have the sovereignty of the island.</text:p>
      <text:p text:style-name="P4">
In early June, during the Shangri -La Dialogue Safety Summit in Singapore, Chinese Defense Minister Li Shangfu said to the Japanese Defense Minister Hamada Yinichi that Sino -Japanese relations were not all the Diaoyu Islands. He said: "Both sides should look at this problem from the perspective of long -term and overall situation," and said that he hopes that Japan can cooperate closely with China and "avoid any friction or collision."</text:p>
      <text:p text:style-name="P4">
At that time, Hamada Jingyi was "deeply concerned" about the situation in the East China Sea.(https://www.dw.com/zh/zh/日方称中国海警船再闯尖阁诸岛附近水域/a-55234332)Essence He said, "[<text:a xlink:type="simple" xlink:href="https://www.dw.com/zh/zh/中日防长同意明年开设热线/a-60273411" text:style-name="Internet_20_link" text:visited-style-name="Visited_20_Internet_20_Link">
Two countries should discuss frank discussion through national defense officials</text:a>
, Strive to build a constructive stability relationship ", based on the mutual trust of both parties, we can avoid misunderstanding and misunderstanding.</text:p>
      <text:p text:style-name="P4">
Prior to the latest maritime disputes that occurred on the 8th, "Nikkei Asia" reported that according to the data published on the website of the Japan Maritime Security Agency, no Chinese ships have entered from May 30, which seems to reflect that China tries to try to try Expressing friendliness and meeting with Hamada Jingyi in Shangri -La.</text:p>
      <text:p text:style-name="P4">
(Kyalthe News Agency, current affairs news agency, Reuters, "Nikkei Asia")</text:p>
      <text:p text:style-name="P4">
News Source: <text:a xlink:type="simple" xlink:href="https://www.dw.com/zh/中國海軍闖入鹿兒島附近領海-日本強烈抗議/a-65864616" text:style-name="Internet_20_link" text:visited-style-name="Visited_20_Internet_20_Link">
https://www.dw.com/zh/中國海軍闖入鹿兒島附近領海-日本強烈抗議/a-65864616?maca=chi-rss-chi-all-1127-rdf</text:a>
</text:p>
      <!--NEWS-->
      <text:h text:style-name="P10" text:outline-level="1">
<text:span text:style-name="T4">
Is the state leader before the prosecution?</text:span>
</text:h>
      <text:p text:style-name="P4">
Creator: RICHARD PÉREZ-PEÑA</text:p>
      <text:p text:style-name="P4">
Publisher: https://www.facebook.com/nytimeschinese</text:p>
      <text:p text:style-name="P4">
Published Time: 2023-06-09T03:45:38+08:00</text:p>
      <text:p text:style-name="P4">
Description: From Sarkozy, Park Geun -hye to Trump, dozens of countries have sued the former government leaders. This prosecution can reflect the power of the rule of law, but it may also indicate that the rule of law is weak, that is, the legal system is easily weaponized to deal with political opponents. Former President Trump, former President Trump, was taken in March. Unlike other countries, the United States is unwilling to accuse its former leaders, which did not change until recent years.</text:p>
      <text:p text:style-name="P4">
Images: ["<text:a xlink:type="simple" xlink:href="https://static01.nyt.com/images/2023/03/24/multimedia/00world-leaders-indicted-01-hbfp/00world-leaders-indicted-01-hbfp-master1050.jpg" text:style-name="Internet_20_link" text:visited-style-name="Visited_20_Internet_20_Link">
00world-leade...</text:a>
"]</text:p>
      <text:p text:style-name="P4">
Category: 国际</text:p>
      <text:p text:style-name="P4">
Type: Article</text:p>
      <!--METADATA-->
      <text:p text:style-name="P4">
<draw:frame draw:style-name="fr1" draw:name="Image53" text:anchor-type="as-char" svg:width="6.9236in" svg:height="4.615733in" draw:z-index="0">
<draw:image xlink:href="../Images/cnnytimes/2023-06-09T03-45-38-08-00/00world-leaders-indicted-01-hbfp-master1050.jpg" xlink:type="simple" xlink:show="embed" xlink:actuate="onLoad" draw:mime-type="image/jpeg"/>
</draw:frame>
Former President Trump <text:a xlink:type="simple" xlink:href="https://www.nytimes.com/live/2023/06/08/us/trump-indictment-documents#justice-department-charges-trump-in-documents-case" text:style-name="Internet_20_link" text:visited-style-name="Visited_20_Internet_20_Link">
Metal of Criminal Federation</text:a>
For the United States, it is unprecedented, but it is quite common globally. Over the past 20 years, dozens of countries have filed public prosecution to the former head of the government or head of state.</text:p>
      <text:p text:style-name="P4">
Although Trump's allies have repeatedly <text:a xlink:type="simple" xlink:href="https://twitter.com/HawleyMO/status/1637159258197315584" text:style-name="Internet_20_link" text:visited-style-name="Visited_20_Internet_20_Link">
Represents</text:a>
Such allegations -he also in March <text:a xlink:type="simple" xlink:href="https://www.nytimes.com/live/2023/03/30/nyregion/trump-indictment-news" text:style-name="Internet_20_link" text:visited-style-name="Visited_20_Internet_20_Link">
another state allegations</text:a>
Prosecution by New York State -"<text:a xlink:type="simple" xlink:href="https://twitter.com/Eric_Schmitt/status/1637098981762252800" text:style-name="Internet_20_link" text:visited-style-name="Visited_20_Internet_20_Link">
Banana Republic</text:a>
"The practice, but some of these cases occur in the most free, democratic and wealthy countries in the world.</text:p>
      <text:p text:style-name="P4">
In the past 15 years, France’s <text:a xlink:type="simple" xlink:href="https://www.nytimes.com/2021/03/01/world/europe/france-sarkozy-trial-guilty.html" text:style-name="Internet_20_link" text:visited-style-name="Visited_20_Internet_20_Link">
Sarkozy</text:a>
<text:a xlink:type="simple" xlink:href="https://www.nytimes.com/2011/12/16/world/europe/chirac-found-guilty-in-political-funding-case.html" text:style-name="Internet_20_link" text:visited-style-name="Visited_20_Internet_20_Link">
Hillary</text:a>
, [Park Geun -hye] in South Korea(https://www.nytimes.com/2018/04/06/world/asia/park-geun-hye-south-korea.html)<text:a xlink:type="simple" xlink:href="https://www.nytimes.com/2018/10/05/world/asia/lee-myung-bak-south-korea-convicted.html" text:style-name="Internet_20_link" text:visited-style-name="Visited_20_Internet_20_Link">
Li Mingbo</text:a>
, Italy's <text:a xlink:type="simple" xlink:href="https://www.nytimes.com/2012/10/27/world/europe/berlusconi-convicted-and-sentenced-in-tax-fraud.html" text:style-name="Internet_20_link" text:visited-style-name="Visited_20_Internet_20_Link">
Berluskini</text:a>
They were sued for corruption and were convicted. The list of criminal charges also includes <text:a xlink:type="simple" xlink:href="https://www.nytimes.com/2022/12/06/world/americas/argentina-corruption-trial-verdict-kirchner.html" text:style-name="Internet_20_link" text:visited-style-name="Visited_20_Internet_20_Link">
Argentina</text:a>
, <text:a xlink:type="simple" xlink:href="https://www.nytimes.com/2017/07/12/world/americas/brazil-lula-da-silva-corruption.html" text:style-name="Internet_20_link" text:visited-style-name="Visited_20_Internet_20_Link">
 Brazil</text:a>
, <text:a xlink:type="simple" xlink:href="https://www.nytimes.com/2023/03/18/world/asia/imran-khan-pakistan-court.html" text:style-name="Internet_20_link" text:visited-style-name="Visited_20_Internet_20_Link">
Pakistan</text:a>
, <text:a xlink:type="simple" xlink:href="https://www.nytimes.com/2022/03/17/world/americas/peru-alberto-fujimori.html" text:style-name="Internet_20_link" text:visited-style-name="Visited_20_Internet_20_Link">
Peru</text:a>
, <text:a xlink:type="simple" xlink:href="https://www.nytimes.com/2018/03/16/world/africa/jacob-zuma-south-africa-corruption.html" text:style-name="Internet_20_link" text:visited-style-name="Visited_20_Internet_20_Link">
South Africa</text:a>
And <text:a xlink:type="simple" xlink:href="https://www.nytimes.com/2009/09/12/world/asia/12taiwan.html" text:style-name="Internet_20_link" text:visited-style-name="Visited_20_Internet_20_Link">
Taiwan</text:a>
Former -elected leaders.</text:p>
      <text:p text:style-name="P4">
In the 1980s, former Japanese Prime Minister <text:a xlink:type="simple" xlink:href="https://www.nytimes.com/1983/10/12/world/tanaka-is-guilty-in-bribery-trial.html#:~:text=Tanaka.,half%20years%20in%20prison%2C%20Mr." text:style-name="Internet_20_link" text:visited-style-name="Visited_20_Internet_20_Link">
Tanaka Kok Rong</text:a>
is convicted. Israel Prime Minister <text:a xlink:type="simple" xlink:href="https://www.nytimes.com/2022/11/03/world/middleeast/netanyahu-corruption-charges-israel.html" text:style-name="Internet_20_link" text:visited-style-name="Visited_20_Internet_20_Link">
Neitanahu</text:a>
It is currently being accepted by the charges of corruption.</text:p>
      <text:p text:style-name="P4">
advertise</text:p>
      <text:p text:style-name="P4">
"Former President or Prime Minister's sue is always a major event, but in most democratic countries, it is normal for them to accuse them of serious crimes," He said that he wrote an article on the democratic transition of dozens of countries. He said that the United States is an exception and it is unwilling to accuse its former leaders.</text:p>
      <text:p text:style-name="P4">
"The political system must be dealt with," he also said. "They must do this. Because another choice is worse, it means that some people can override the law."</text:p>
      <text:p text:style-name="P4">
Berluskini, who had served as the Prime Minister for three times, was repeatedly prosecuted and was convicted of tax fraud. Gianni Cipriano for the New York Times</text:p>
      <text:p text:style-name="P4">
Public prosecution can reflect the strongness of the rule of law. Even powerful people cannot override the court and can be held accountable. However, these prosecution may also indicate that the rule of law is weak, that is, the legal system is easily regarded as a weapon against political opponents.</text:p>
      <text:p text:style-name="P4">
"Many people will immediately assume that this is for political reasons, and it is very difficult to persuade them to convince them. Even if it is not impossible, it is very difficult." John B. B. B. B. B. B. B. B. B. B. Bush's government said.Italian political scientist Natalie Takin poured cold water for prosecutors who considers such lawsuits with good motivation: "I don't think you can do this."</text:p>
      <text:p text:style-name="P4">
This is different from not recommended to prosecute.</text:p>
      <text:p text:style-name="P4">
advertise</text:p>
      <text:p text:style-name="P4">
"If you think there is a crime in law and you must advance, you will do it," Takki said. "But there are always two levels of justice and politics. People should try to separate them, but that is impossible."</text:p>
      <text:p text:style-name="P4">
Historically, authoritarian leaders have always suppressed their opponents, and even superficial procedural justice does not need to worry too much. But in recent years, dozens of such governments <text:a xlink:type="simple" xlink:href="https://www.nytimes.com/2013/12/19/world/middleeast/egypt-accuses-morsi-of-vast-terrorist-plot.html" text:style-name="Internet_20_link" text:visited-style-name="Visited_20_Internet_20_Link">
Turning in the court</text:a>
, Use a pre -determined judgment to publicly condemn the opponent who was kicked off, and threatened others.</text:p>
      <text:p text:style-name="P4">
In March, Trump's supporters were outside the Mariaho Manor in his Florida. For many years, Trump has described himself as a victim who was out of control and political persecution to unite his supporters. Joshritie for the New York Times</text:p>
      <text:p text:style-name="P4">
Prosecutors' work is the most tricky in democratic countries, because in these countries, public opinion is more important, and at least some expectations for fair judicial justice. The fair application of the law may be depicted as a political retaliation, and vice versa, which has increased pressure on the prosecutor's decision whether to carry out a lawsuit.</text:p>
      <text:p text:style-name="P4">
Berluskini, who has served as the Prime Minister for three times, has been prosecuted many times. He was convicted of tax fraud. Other crime judgments were overturned through the appeal, and some allegations were <text:a xlink:type="simple" xlink:href="https://www.nytimes.com/2003/06/19/world/parliament-in-italy-passes-immunity-law-for-berlusconi.html" text:style-name="Internet_20_link" text:visited-style-name="Visited_20_Internet_20_Link">
by modifying the law</text:a>
Escape.</text:p>
      <text:p text:style-name="P4">
From beginning to end, like Neitanahu and Trump, he spent several years to portray himself as a victim who was out of control and political persecution. The scandal survived one by one.</text:p>
      <text:p text:style-name="P4">
Tak said that the combination of these situations will seriously damage the public's confidence in the judicial system -the defendant's supporters believe that the judicial system is unknown, and the opponent of the leader believes it does not work.</text:p>
      <text:p text:style-name="P4">
advertise</text:p>
      <text:p text:style-name="P4">
"If the judgment is not guilty, it can prove that the judicial system plays a role," she said. "But people claim that all this is out of nothing, for political purposes."</text:p>
      <text:p text:style-name="P4">
However, she also said, "Considering the case of Berluskini, I still say that this is correct. Even if there is no change, even if this extends his political life."</text:p>
      <text:p text:style-name="P4">
Legal experts point out a large number of moral gray areas. The allegations may be surrounded by real crimes, but they can still have political motivations or are doubtful.</text:p>
      <text:p text:style-name="P4">
Brazil's Louis Inario Lula Dalva was sentenced to money laundering and corruption.(https://www.nytimes.com/2021/03/08/world/americas/brazil-lula-supreme-court.html)Earlier, it was reported that the judge and the prosecutor performed <text:a xlink:type="simple" xlink:href="https://www.nytimes.com/2019/06/10/world/americas/brazil-car-wash-lava-jato.html" text:style-name="Internet_20_link" text:visited-style-name="Visited_20_Internet_20_Link">
a large number of improper private communication</text:a>
, Consultation with them strategies. Lula was released from prison 19 months later, and re -elected president last year and <text:a xlink:type="simple" xlink:href="https://www.nytimes.com/2022/10/30/world/americas/lula-election-results-brazil-bolsonaro.html" text:style-name="Internet_20_link" text:visited-style-name="Visited_20_Internet_20_Link">
won</text:a>
 。</text:p>
      <text:p text:style-name="P4">
In February, Brazilian President Louis Inaro Lula Dalva was in the White House. Facing the charges of corruption and serving for 19 months, he came back politically. Sarah Silbiger for thenew York Times</text:p>
      <text:p text:style-name="P4">
Another unclear field involves a widely used and non -punished form of corruption.</text:p>
      <text:p text:style-name="P4">
Former French Ministry of Foreign Affairs officials and historians Justin Wayos said that Lula "violated some rules and principles, but everyone did this, and some even worse." Out of the goal of targeted prosecution for political motivation.</text:p>
      <text:p text:style-name="P4">
advertise</text:p>
      <text:p text:style-name="P4">
He also said that Hillary was not subject to the "weapon of the legal system", but was planted in the transformation of the routine. Hillary was convicted after he stepped down as the president of France because he established a false official position for political allies when he served as the mayor of Paris decades ago.</text:p>
      <text:p text:style-name="P4">
"Hillary did some things that were commonplace at the time," Voyce said.</text:p>
      <text:p text:style-name="P4">
Belins said that in order to ensure fair -or superficial fairness -like prosecutors and judges, they should "not be affected by political pressure." He also said that they should "try to" go to politics as much as possible.</text:p>
      <text:p text:style-name="P4">
He acknowledged that when officials were constantly accused of prejudice, and when they were appointed by the elected public officials or themselves, they were difficult to make the public believe in their fairness.</text:p>
      <text:p text:style-name="P4">
But he and other experts said that even if they faced such a difficult challenge, the judicial system should dare to promote reasonable cases against political leaders.</text:p>
      <text:p text:style-name="P4">
"When people are arrested, they always launch a wanton attack on judicial procedures, which is common," Levitzki said. "But if you snatched a bank, I arrested you, you threatened to throw grenades at the court, then it was not in that I would arrest you because you robbed the bank."</text:p>
      <text:p text:style-name="P4">
News Source: <text:a xlink:type="simple" xlink:href="https://cn.nytimes.com/world/20230609/trump-world-leaders-indicted/" text:style-name="Internet_20_link" text:visited-style-name="Visited_20_Internet_20_Link">
https://cn.nytimes.com/world/20230609/trump-world-leaders-indicted/</text:a>
</text:p>
      <!--NEWS-->
      <text:h text:style-name="P10" text:outline-level="1">
<text:span text:style-name="T4">
Ningde Times and PTT will establish an electric vehicle battery plant in Thailand</text:span>
</text:h>
      <text:p text:style-name="P4">
Author: Ben Otto</text:p>
      <text:p text:style-name="P4">
Publisher: 华尔街日报中文网</text:p>
      <text:p text:style-name="P4">
Published Time: 2023-06-09T03:50:00.000Z</text:p>
      <text:p text:style-name="P4">
Modified Time: 2023-06-09T03:50:00.000Z</text:p>
      <text:p text:style-name="P4">
Created Time: 2023-06-09T02:41:00.000Z</text:p>
      <text:p text:style-name="P4">
Description: Chinese battery manufacturer Ningde Times New Energy Technology Co., Ltd. and PTT PCL plans to establish a battery production facility in Thailand. This is part of this Thai oil giant launched the electric vehicle plan sold in Southeast Asia in the next few years.</text:p>
      <text:p text:style-name="P4">
Images: []</text:p>
      <text:p text:style-name="P4">
Categories: ['商业']</text:p>
      <text:p text:style-name="P4">
Keywords: SYND</text:p>
      <text:p text:style-name="P4">
Type: Article</text:p>
      <!--METADATA-->
      <text:p text:style-name="P4">
Chinese battery manufacturer Ningde Times New Energy Technology Co., Ltd.(Contemporary amperex technology, 300750.SZ, abbreviated: Ningde Times)And PTT PCL plans to establish a battery production facility in Thailand, which is part of the Thai oil giant launched an electric vehicle plan sold in Southeast Asia in the next few years.</text:p>
      <text:p text:style-name="P4">
News Source: <text:a xlink:type="simple" xlink:href="https://cn.wsj.com/articles/%E5%AE%81%E5%BE%B7%E6%97%B6%E4%BB%A3%E5%92%8Cptt%E5%B0%86%E5%9C%A8%E6%B3%B0%E5%9B%BD%E5%BB%BA%E7%AB%8B%E7%94%B5%E5%8A%A8%E8%BD%A6%E7%94%B5%E6%B1%A0%E5%8E%82-51804755" text:style-name="Internet_20_link" text:visited-style-name="Visited_20_Internet_20_Link">
https://cn.wsj.com/articles/%E5%AE%81%E5%BE%B7%E6%97%B6%E4%BB%A3%E5%92%8Cptt%E5%B0%86%E5%9C%A8%E6%B3%B0%E5%9B%BD%E5%BB%BA%E7%AB%8B%E7%94%B5%E5%8A%A8%E8%BD%A6%E7%94%B5%E6%B1%A0%E5%8E%82-51804755</text:a>
</text:p>
      <!--NEWS-->
      <text:h text:style-name="P10" text:outline-level="1">
<text:span text:style-name="T4">
The war in southern Khamoum in the southern part of the Sudan notified the United Nations' special envoy as an unpopular person</text:span>
</text:h>
      <text:p text:style-name="P4">
Author: 半岛电视台＋通讯社</text:p>
      <text:p text:style-name="P4">
Publisher: Al Jazeera</text:p>
      <text:p text:style-name="P4">
Published Time: 2023-06-09T03:51:00</text:p>
      <text:p text:style-name="P4">
Modified Time: 2023-06-09T03:51:00</text:p>
      <text:p text:style-name="P4">
Description: The war between the Sudan military and the rapid support forces continued to upgrade. After the Yelmuk national defense industrial complex in southern Khamoum was attacked, its oil and gas facilities continued to fire.</text:p>
      <text:p text:style-name="P4">
Images: ["<text:a xlink:type="simple" xlink:href="https://chinese.aljazeera.net/wp-content/uploads/2023/06/image-138-1686282044.jpg" text:style-name="Internet_20_link" text:visited-style-name="Visited_20_Internet_20_Link">
image-138-168...</text:a>
", "<text:a xlink:type="simple" xlink:href="https://chinese.aljazeera.net/wp-content/uploads/2023/06/image-2-1686282091.jpg" text:style-name="Internet_20_link" text:visited-style-name="Visited_20_Internet_20_Link">
image-2-16862...</text:a>
", "<text:a xlink:type="simple" xlink:href="https://chinese.aljazeera.net/wp-content/uploads/2023/06/image-3-1686282201.jpg" text:style-name="Internet_20_link" text:visited-style-name="Visited_20_Internet_20_Link">
image-3-16862...</text:a>
"]</text:p>
      <text:p text:style-name="P4">
Topics: ['军事', '政治', '新闻']</text:p>
      <text:p text:style-name="P4">
Keywords: ['军事', '政治', '新闻', '世界', '苏丹']</text:p>
      <text:p text:style-name="P4">
Type: Article</text:p>
      <!--METADATA-->
      <text:p text:style-name="P4">
<draw:frame draw:style-name="fr1" draw:name="Image57" text:anchor-type="as-char" svg:width="6.9236in" svg:height="3.893114in" draw:z-index="0">
<draw:image xlink:href="../Images/Aljazeera Chinese/2023-06-09T03-51-00/image-138-1686282044.jpg" xlink:type="simple" xlink:show="embed" xlink:actuate="onLoad" draw:mime-type="image/jpeg"/>
</draw:frame>
Sudan explosion conflict(news agency)The Ministry of Foreign Affairs of Sudan said that it has notified the United Nations that its Sultan issue special envoy Walc Peltus is an unpopular person. The introduction of this decision was when the war was upgraded between the Sudan military and the rapid support forces, and after the Yelmuk national defense industry complex in southern Kotoumoue was attacked, its oil and gas facilities continued to occur in fires. Essence Local residents told Reuters reporters that there were groups of rebels in southern Koldorfan, and they were worried that the conflict would be further expanded.</text:p>
      <text:p text:style-name="P4">
Peltus's Siyabibaba in Asia, with the United Nations representative of the United Nations in Africa and Igat (Intergovernmental Development Organization) representatives in Sudan two meetings, and at the headquarters headquarters of the Embassy of the Siyabibaba in the UK, Published to a group of diplomats.</text:p>
      <text:p text:style-name="P4">
The Chairman of the Sudan sovereignty committee, Burham, previously called on UN Secretary -General Guterres to replace his special envoy sent to Sudan. In addition, the Sudan people also held a demonstration in front of the headquarters of Peltus's delegation.</text:p>
      <text:p text:style-name="P4">
<draw:frame draw:style-name="fr1" draw:name="Image58" text:anchor-type="as-char" svg:width="6.9236in" svg:height="3.894525in" draw:z-index="0">
<draw:image xlink:href="../Images/Aljazeera Chinese/2023-06-09T03-51-00/image-2-1686282091.jpg" xlink:type="simple" xlink:show="embed" xlink:actuate="onLoad" draw:mime-type="image/jpeg"/>
</draw:frame>
Sudan explosion conflict(news agency)</text:p>
      <text:h text:style-name="P13" text:outline-level="4">
<text:span text:style-name="T4">
The upgrade of war and worry</text:span>
</text:h>
      <text:p text:style-name="P4">
At the same time, a reporter from the Peninsula TV station in Sudan reported on the 8th of this month that on the industrial zone of Kagoum and the Gaba Street, the Sudan army and the rapid support forces are using heavy weapons to fight, and in the southern part of the country, After the Yelmuk National Defense Industry Complex was attacked, its oil and natural gas facilities broke the fire the next day.</text:p>
      <text:p text:style-name="P4">
At the same time, according to a spokesman for the Revolutionary Front, the Sudan sovereign committee member and the leader of the revolutionary front, Hadi Idris, located in the residence of the suburbs of Bekha Camuka, was bombed by a military aircraft, which led to it The house is partially destroyed.</text:p>
      <text:p text:style-name="P4">
In western Sudan, the vice chairman of the Sudan Alliance under the jurisdiction of Sidalfur's State Bohari Ahamad Abdullah said that in the past few weeks, the number of deaths in Jinaa reached 850 2000 people were injured. In addition, the battle has caused hundreds of houses and markets to be burned.</text:p>
      <text:p text:style-name="P4">
According to Bukhari, the so -called "militia organization" destroyed all resources, robbed the market, and died of water resources. In addition, the communication network was cut off.</text:p>
      <text:p text:style-name="P4">
Reuters quoted the residents of Southern Koldor Difan states that a large-scale rebel force at the "Sudan People's Liberation Movement (Northern Bureau)" led by Abdul-Aziz Hilu was completed yesterday. , Thus triggering people's concerns about the spread of conflicts to the southern part of the country.</text:p>
      <text:p text:style-name="P4">
Local residents told Reuters reporters that it is unclear what the Hilu will take on the conflict of the Sudan military and the rapid support forces on April 15th in the conflict broke out on April 15, but the approach of his assembly troops has triggered Worried about the conflict of the outbreak.</text:p>
      <text:p text:style-name="P4">
Local residents said that the "Sudan People's Liberation Movement (Northern Bureau)" has entered several barracks around Caduigley (the capital of South Koldorfan), which has prompted the military to strengthen its position. They also reported that the quickly supported the troops closed the road between Caduigley and Obey in the north, thus depriving the city's supplies.</text:p>
      <text:p text:style-name="P4">
In the past few months, conflicts between the "Sudan People's Liberation Movement (Northern Bureau)" and the rapid support forces have also occurred.</text:p>
      <text:p text:style-name="P4">
<draw:frame draw:style-name="fr1" draw:name="Image59" text:anchor-type="as-char" svg:width="6.9236in" svg:height="3.894525in" draw:z-index="0">
<draw:image xlink:href="../Images/Aljazeera Chinese/2023-06-09T03-51-00/image-3-1686282201.jpg" xlink:type="simple" xlink:show="embed" xlink:actuate="onLoad" draw:mime-type="image/jpeg"/>
</draw:frame>
What impact will the conflict of Sudan have on the port of Sudan?(news agency)#### "positive" signs</text:p>
      <text:p text:style-name="P4">
On the other hand, Saudi Foreign Minister Fasal said that there were positive signs of talks about the development of Sudan. The Saudi Minister also called on all parties to the Sudan to abide by the agreement and implement the ceasefire.</text:p>
      <text:p text:style-name="P4">
At the same time, Kuwait has condemned the attacks and destruction of Saudi Arabia, Barin, Palestine, China and Oman's embassy in Sudan.</text:p>
      <text:p text:style-name="P4">
On the other hand, the General Secretariat of the Islamic Cooperation Organization has also strongly condemned the attack on the Saudi Embassy in Khatunus.</text:p>
      <text:p text:style-name="P4">
Saudi Arabia announced on Wednesday that its buildings in Sudan Embassy and its auxiliary facilities were damaged by some armed groups. Saudi Arabia also emphasized that "violence and destruction" in all forms of diplomatic regiments and representative offices resolutely refused.</text:p>
      <text:p text:style-name="P4">
News Source: <text:a xlink:type="simple" xlink:href="https://chinese.aljazeera.net/news/military/2023/6/9/%e5%96%80%e5%9c%9f%e7%a9%86%e5%8d%97%e9%83%a8%e6%88%98%e4%ba%8b%e6%bf%80%e7%83%88%e8%8b%8f%e4%b8%b9%e9%80%9a%e7%9f%a5%e8%81%94%e5%90%88%e5%9b%bd%e5%85%b6%e7%89%b9%e4%bd%bf%e4%b8%ba%e4%b8%8d%e5%8f%97" text:style-name="Internet_20_link" text:visited-style-name="Visited_20_Internet_20_Link">
https://chinese.aljazeera.net/news/military/2023/6/9/%e5%96%80%e5%9c%9f%e7%a9%86%e5%8d%97%e9%83%a8%e6%88%98%e4%ba%8b%e6%bf%80%e7%83%88%e8%8b%8f%e4%b8%b9%e9%80%9a%e7%9f%a5%e8%81%94%e5%90%88%e5%9b%bd%e5%85%b6%e7%89%b9%e4%bd%bf%e4%b8%ba%e4%b8%8d%e5%8f%97</text:a>
</text:p>
      <!--NEWS-->
      <text:h text:style-name="P10" text:outline-level="1">
<text:span text:style-name="T4">
China National Security Remediation Action Forested by Apple AirDrop service (Free Version)</text:span>
</text:h>
      <text:p text:style-name="P4">
Author: Yoko Kubota</text:p>
      <text:p text:style-name="P4">
Publisher: 华尔街日报中文网</text:p>
      <text:p text:style-name="P4">
Published Time: 2023-06-09T03:55:00.000Z</text:p>
      <text:p text:style-name="P4">
Modified Time: 2023-06-09T03:55:00.000Z</text:p>
      <text:p text:style-name="P4">
Created Time: 2023-06-08T22:35:00.000Z</text:p>
      <text:p text:style-name="P4">
Description: According to the Chinese government's regulations, in recent years, Apple Company AirDROP and similar file sharing programs that have been used in protests in China and Hong Kong have faced stricter control. This is the latest information and communication technology under the expansion of the national security rectification operation in China.</text:p>
      <text:p text:style-name="P4">
Images: []</text:p>
      <text:p text:style-name="P4">
Categories: ['国际', '中国']</text:p>
      <text:p text:style-name="P4">
Keywords: SYND,LINK:EN|WP-WSJ-0000963508</text:p>
      <text:p text:style-name="P4">
Type: Article</text:p>
      <!--METADATA-->
      <text:p text:style-name="P4">
According to the Chinese government's regulations, Apple, which has been used in China and Hong Kong protests in recent years,(Apple, AAPL)AirDrop and similar file sharing programs are facing stricter control. This is the latest information and communication technology under the expansion of the national security rectification operation in China.</text:p>
      <text:p text:style-name="P4">
News Source: <text:a xlink:type="simple" xlink:href="https://cn.wsj.com/articles/%E4%B8%AD%E5%9B%BD%E5%9B%BD%E5%AE%B6%E5%AE%89%E5%85%A8%E6%95%B4%E6%B2%BB%E8%A1%8C%E5%8A%A8%E7%9E%84%E5%87%86%E8%8B%B9%E6%9E%9C%E5%85%AC%E5%8F%B8airdrop%E6%96%87%E4%BB%B6%E5%85%B1%E4%BA%AB%E7%A8%8B%E5%BA%8F-d232bda3" text:style-name="Internet_20_link" text:visited-style-name="Visited_20_Internet_20_Link">
https://cn.wsj.com/articles/%E4%B8%AD%E5%9B%BD%E5%9B%BD%E5%AE%B6%E5%AE%89%E5%85%A8%E6%95%B4%E6%B2%BB%E8%A1%8C%E5%8A%A8%E7%9E%84%E5%87%86%E8%8B%B9%E6%9E%9C%E5%85%AC%E5%8F%B8airdrop%E6%96%87%E4%BB%B6%E5%85%B1%E4%BA%AB%E7%A8%8B%E5%BA%8F-d232bda3</text:a>
</text:p>
      <!--NEWS-->
      <text:h text:style-name="P10" text:outline-level="1">
<text:span text:style-name="T4">
The junk debt of Chinese companies is only exposed to the dawn.</text:span>
</text:h>
      <text:p text:style-name="P4">
Author: Frances Yoon</text:p>
      <text:p text:style-name="P4">
Publisher: 华尔街日报中文网</text:p>
      <text:p text:style-name="P4">
Published Time: 2023-06-09T04:00:00.000Z</text:p>
      <text:p text:style-name="P4">
Modified Time: 2023-06-09T04:00:00.000Z</text:p>
      <text:p text:style-name="P4">
Created Time: 2023-06-09T02:15:00.000Z</text:p>
      <text:p text:style-name="P4">
Description: Earlier this year, Wanda's debt transactions have brought first -line vitality to the Asian garbage bond market, but later the company's credit rating was lowered, and the value of these bonds plummeted.</text:p>
      <text:p text:style-name="P4">
Images: []</text:p>
      <text:p text:style-name="P4">
Categories: ['金融市场']</text:p>
      <text:p text:style-name="P4">
Keywords: SYND,LINK:EN|WP-WSJ-0000955361</text:p>
      <text:p text:style-name="P4">
Type: Article</text:p>
      <!--METADATA-->
      <text:p text:style-name="P4">
Looking back, it was just the dawn of illusory.</text:p>
      <text:p text:style-name="P4">
News Source: <text:a xlink:type="simple" xlink:href="https://cn.wsj.com/articles/%E4%B8%AD%E5%9B%BD%E5%85%AC%E5%8F%B8%E5%9E%83%E5%9C%BE%E5%80%BA%E6%89%8D%E9%9C%B2%E6%9B%99%E5%85%89-%E9%9A%8F%E5%8D%B3%E5%B9%BB%E7%81%AD-e7d0b817" text:style-name="Internet_20_link" text:visited-style-name="Visited_20_Internet_20_Link">
https://cn.wsj.com/articles/%E4%B8%AD%E5%9B%BD%E5%85%AC%E5%8F%B8%E5%9E%83%E5%9C%BE%E5%80%BA%E6%89%8D%E9%9C%B2%E6%9B%99%E5%85%89-%E9%9A%8F%E5%8D%B3%E5%B9%BB%E7%81%AD-e7d0b817</text:a>
</text:p>
      <!--NEWS-->
      <text:h text:style-name="P10" text:outline-level="1">
<text:span text:style-name="T4">
To improve Sino -US relations, there must be strategic patience (free version)</text:span>
</text:h>
      <text:p text:style-name="P4">
Authors: ['为FT中文网撰稿']</text:p>
      <text:p text:style-name="P4">
Publisher: 英国《金融时报》</text:p>
      <text:p text:style-name="P4">
Time: 2023-06-09T04:02:44+00:00</text:p>
      <text:p text:style-name="P4">
Published Time: 2023-06-08T12:00:99+08:00</text:p>
      <text:p text:style-name="P4">
Modified Time: 2023-06-08T23:49:99+08:00</text:p>
      <text:p text:style-name="P4">
Description: Deng Yanwen: As far as Sino -US relations have been on the stage, the two sides may enter the early spring and feel the warmth of some kind of early spring, but now this kind of warmth is not enough to achieve the degree of making flowers spit.</text:p>
      <text:p text:style-name="P4">
Images: ["<text:a xlink:type="simple" xlink:href="https://thumbor.ftacademy.cn/unsafe/picture/2/000168802_piclink.jpg" text:style-name="Internet_20_link" text:visited-style-name="Visited_20_Internet_20_Link">
000168802_pic...</text:a>
"]</text:p>
      <text:p text:style-name="P4">
Themes: ['中美关系', '关注']</text:p>
      <text:p text:style-name="P4">
Keywords: ['中美关系', '拜登', '中美贸易战', '中美经贸']</text:p>
      <text:p text:style-name="P4">
Type: Article</text:p>
      <!--METADATA-->
      <text:p text:style-name="P4">
<draw:frame draw:style-name="fr1" draw:name="Image60" text:anchor-type="as-char" svg:width="6.9236in" svg:height="3.894525in" draw:z-index="0">
<draw:image xlink:href="../Images/FT Chinese Free Version/2023-06-09T04-02-44-00-00/00016880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t the recently -ended Shangri -La dialogue, the Minister of Defense of China and the United States was shaking hands behind the shaking hands and accusing each other, so that the outside world was worried about the status quo of the relationship between the two countries. This shows that the recent relationship between China and the United States is described as "Spring Blossoms", which may be more appropriate.</text:p>
      <text:p text:style-name="P4">
"Spring Warm" means that compared with the "balloon incident" in March, high -level contacts and dialogue stops in the two countries have recently restored high -level dialogue. Wang Yi, director of the China Foreign Affairs Office, and US National Security Consultant, Sarawon, talked about eight hours in Vienna for two days. When the Minister of Commerce Wang Wentao participated in the Asia -Pacific Economic Cooperation Organization (APEC) Minister of Economic and Trade, he held talks with US Secretary of Commerce Raymondo and trade representative Dai Qi. Xie Feng, the ambassador to the United States in the near future, has been in Washington to take office, and meet with the Deputy Secretary of State of the State Council and the Deputy Minister of Finance. In May, the director of the Central Intelligence Agency (CIA) secretly visited China in May. The latest news is that the Secretary of State Kangda, the assistant Secretary of State of East Asian affairs in the US State Department, and the Director of the China Center of the White House National Security Council, Bilan, visiting China.</text:p>
      <text:p text:style-name="P4">
"Flower is not open" means that high -level contact between China and the United States is still limited to the economic and trade field. Previously, the U.S. Climate Special Envoy, Minister of Commerce, Minister of Finance, and Secretary of State have successively stated that they have to visit China and have not yet seen shadows. China also explicitly rejected the two countries' defense ministers officially talks at the Shangri -La dialogue. If these ministers of the United States cannot come to China in the second half of the year, especially the Secretary of State cannot visit China, it indicates that the seriousness of the "balloon incident" impact on the relationship between the two countries has not disappeared.</text:p>
      <text:p text:style-name="P4">
However, in any case, because the APEC leadership meeting was held in the United States this year, Xi Jinping and Biden had another face -to -face talk. Because Chinese leaders cannot be absent from such major occasions, if they come to the conference to meet with Biden, they will not be over, which means that the relationship between the two countries is close to completely shattered. This level.</text:p>
      <text:p text:style-name="P4">
Although the senior management of the two countries restored some dialogue, it seemed more of the United States initiated, and China was in a calm observation state. There may be three reasons why Washington has to break the diplomatic deadlock between the two sides since March. First, it was found that some of the "climatic events" did a lot of topics and over -hype, which exaggerated the harm of China's "spy balloon" to the United States. Washington has not announced the results of the "spy balloon" survey, and what evidence that threatens US land security. Second, there are many recent troubles in the United States. The most urgent debt limit negotiations. Although the two parties reached an agreement, they can solve this problem and also need to be helped by other countries including China. In addition, the situation of the Taiwan Strait is becoming more and more severe. Both parties need to set up guardrails and global issues such as climate. Third, the senior Washington officials shouted to visit China, which did not rule out the creation of a effect in public opinion. The responsibility of the Sino -US interrupt exchange dialogue was blamed China: Washington wants to talk to Beijing, but the latter is unwilling to let the Beijing side be afforded by the international side. Public pressure.</text:p>
      <text:p text:style-name="P4">
From the perspective of Beijing, the U.S.'s "spy balloon" treatment makes Beijing feel too bullying, reflecting the "hysteria" of the United States and society in China. Beijing believes that he is the victim of the "spy balloon" incident. When Beijing feels that on its own side, it will usually cancel high -level interaction and related exchanges and cooperation between the two parties for countermeasures. Generally speaking, the relatively strong side, more hopes to see the transparency and predictability of the opponent's behavior; and the relatively weak party, likes to be blurred, does not want the other party to see their behavior intention. Therefore, Beijing's cancellation of high -level exchanges between the two parties is not beneficial to Washington. However, Beijing does not really want to deal with Washington in the future. The cancellation of high -level interaction is just an expression of a posture. As long as Washington issues a signal of recovery exchange, Beijing will respond half a half to the place to relieve the restrictions on high -level exchanges between the two parties. This situation has repeatedly occurred in the past.</text:p>
      <text:p text:style-name="P4">
However, this time in Beijing and the past, in the face of the appeal of senior US officials, they repeatedly stated that the United States must come up with sincerity. It is not possible to suppress China while saying that they can exchang and cooperate. This is not possible. Perhaps Beijing has been realized that Washington's exchange signal is not sincere after experiencing such a situation. Nevertheless, Beijing is also worried that if the appeal of Washington has been ignored, it is indeed possible to be rejected by American public opinion to push the responsibility to the two countries to the Chinese head. Beijing does not want to give the international community this impression. This is a background factor that has been recovered recently in Sino -US relations.</text:p>
      <text:p text:style-name="P4">
However, from the talks between Wang Wentao and Raymond and Daiqi, this heating is very fragile, and it may be interrupted by an accident or a certain US policy at any time. According to the Chinese report, the talks between Wang Wentao and the two involved different issues, and China used frank, professional and constructive exchanges to express the former; Each words, emphasizing their respective positions, the only consensus is that the two sides agreed to continue communication.</text:p>
      <text:p text:style-name="P4">
In other words, the only result of the two talks between Sino -US economic and trade high -level economic and trade is that the competent officials of the two parties met and agreed to continue to meet next time. Many people will say that from the status quo of Sino -US relations, meeting is better than not to meet. Even if you meet, you can let the other party understand what his bottom line and demand are, thereby avoiding misjudgment. Indeed, meeting also has a role, but that's it. If the two parties have no consensus in economic and trade fields with a large intersection and relatively compromised economic and trade fields, they will not have any consensus, then it is even more impossible to obtain any consensus in the field of diplomacy and national defense in their respective strategic security. Therefore, this time, the Sino -US defense ministers have been tit -for -tat and not allowed in Taiwan, South China Sea, Sino -US relations and global security issues.</text:p>
      <text:p text:style-name="P4">
This can not help but suspect the outside world. Is there any need for such talks for this, and why can't China and the United States jump out of their respective interests and deal with bilateral relations from the perspective of a wider human interest? The key is the lack of trust. This is the crux of all the problems of all China and the United States. Without the most basic trust, the two sides can only go all out to confront. Wu Xinbo, a professor at Fudan University, who is familiar with Xie Feng, recently interviewed the Chinese media that Sino -US relations are currently facing two main problems: First, the United States has incorrect cognition of China and regards China as the most important strategic competitors. It is believed that China wants to challenge the existing international order; the second is that the United States has taken competition as the most important part of Sino -US relations in the design of China, and the competition is actually curbing and suppressing China. The reason why the United States has such "incorrect" cognition and policies for China is caused by the lack of mutual trust. Therefore, China wants the United States to re -correct the awareness of China and change its competitive policy for China. It is not possible in the next few years.Nevertheless, from this perspective, the talks between the two sides are still meaningful. In many talks, the two parties establish the lowest degree of consensus on a certain issue and something, and then slowly slowly slowly, and then slowly slowly slowly. Accumulate more consensus. This will certainly be a very slow and torment process. At present, it is far from time to time, so there must be strategic patience. As far as the historical trend of China and the United States is concerned, the two sides have not yet separated from the cold winter; but as far as Bayeng has been on power, the two parties may enter the early spring and feel the warmth of some kind of early spring, but now this kind of warmth is not enough to achieve it to reach The degree of the extent of the flower bud also requires both parties and the outside world to work harder.</text:p>
      <text:p text:style-name="P4">
_ (Note: The author is an independent scholar, a researcher at China Strategic Analysis Think Tank. This article only represents the author's personal point of view.</text:p>
      <text:p text:style-name="P4">
News Source: <text:a xlink:type="simple" xlink:href="http://www.ftchinese.com/story/001099909" text:style-name="Internet_20_link" text:visited-style-name="Visited_20_Internet_20_Link">
http://www.ftchinese.com/story/001099909</text:a>
</text:p>
      <!--NEWS-->
      <text:h text:style-name="P10" text:outline-level="1">
<text:span text:style-name="T4">
Trump became the first former US president in the first federal government for confidential documents</text:span>
</text:h>
      <text:p text:style-name="P4">
Author: None (Language: zh)</text:p>
      <text:p text:style-name="P4">
Publisher: None</text:p>
      <text:p text:style-name="P4">
Time: 2023-06-09T04:43:00Z</text:p>
      <text:p text:style-name="P4">
Description: Former US President Trump said on the 8th that he had been prosecuted for a confidential document case, which will make him the first US president to be sued by the federal. What do we know currently?</text:p>
      <text:p text:style-name="P4">
Videos: []</text:p>
      <text:p text:style-name="P4">
Images: []</text:p>
      <text:p text:style-name="P4">
Subject: 时政风云</text:p>
      <text:p text:style-name="P4">
Subjects: ['川普', '特朗普', '美国总统', '封口费', '机密文件']</text:p>
      <text:p text:style-name="P4">
Keywords: ['意见反馈']</text:p>
      <text:p text:style-name="P4">
Id: 65864751</text:p>
      <!--METADATA-->
      <text:p text:style-name="P4">
<text:a xlink:type="simple" xlink:href="https://www.dw.com/zh/overlay/image/article/65864751/65856236" text:style-name="Internet_20_link" text:visited-style-name="Visited_20_Internet_20_Link">
 </text:a>
Former US President Trump (Data Photo)</text:p>
      <text:p text:style-name="P4">
(Voice of German in Chinese) Former US President Trump on Thursday (June 8), he exposed that he has been due to <text:a xlink:type="simple" xlink:href="https://www.dw.com/zh/zh/拜登总统私宅再度发现秘密文件/a-64481316" text:style-name="Internet_20_link" text:visited-style-name="Visited_20_Internet_20_Link">
improper processing confidential documents</text:a>
And was officially sued.</text:p>
      <text:p text:style-name="P4">
Trump wrote on Truth Social he founded: "The corrupt Bayeng government notified my lawyer, and I have been prosecuted because of" Boxes Hoax ".</text:p>
      <text:p text:style-name="P4">
Trump wrote that he had been summoned to the federal court in Miami in court at 3 pm next Tuesday (13th). He then released a film on social media, since Chen Qing innocent.</text:p>
      <text:p text:style-name="P4">
The U.S. Department of Justice did not comment or confirm the matter immediately, but according to the New York Times, if it was true, Trump would make Trump the first US president to be sued by the federal government; before, he had another <text:a xlink:type="simple" xlink:href="https://www.dw.com/zh/zh/特朗普支持率不降反升-被控34项罪究竟指什么/a-65237884" text:style-name="Internet_20_link" text:visited-style-name="Visited_20_Internet_20_Link">
sealing fee</text:a>
, Was sued by <text:a xlink:type="simple" xlink:href="https://www.dw.com/zh/zh/美前總統特朗普遭起訴-史上首例/a-65189315" text:style-name="Internet_20_link" text:visited-style-name="Visited_20_Internet_20_Link">
New York local prosecutor</text:a>
Essence</text:p>
      <text:p text:style-name="P4">
The US Department of Justice has been investigating Trump after leaving the White House in 2021, whether it is not handled by the documents he holds. Last year, <text:a xlink:type="simple" xlink:href="https://www.dw.com/zh/zh/美司法部公开宣誓书-曝光突击搜查特朗普理由/a-62949859" text:style-name="Internet_20_link" text:visited-style-name="Visited_20_Internet_20_Link">
Prosecutors seized about 13,000 documents in Haihu Manor, Palm Beach, Florida</text:a>
About 100 of which are confidential files.</text:p>
      <text:p text:style-name="P4">
Earlier, Trump's lawyer claimed that he had returned all confidential records to the government. Trump subsequently argued that he had decrypted these documents during his tenure, but he never provided relevant evidence.</text:p>
      <text:p text:style-name="P4">
The US Department of Justice has not yet announced the prosecution. Comprehensive media reports, the former US president has been accused of seven crimes, involving his improper processing confidential documents and obstructing judicial justice, etc. This is only one of the several investigations that former US presidents are accepting. Although his sealing fee has been sued in New York, he still faces a survey of Washington and Atlanta, and he may also face criminal charges.</text:p>
      <text:h text:style-name="P12" text:outline-level="3">
<text:span text:style-name="T4">
What does Trump have been sued?</text:span>
</text:h>
      <text:p text:style-name="P4">
(Comprehensive report)</text:p>
      <text:p text:style-name="P4">
News Source: <text:a xlink:type="simple" xlink:href="https://www.dw.com/zh/川普因機密文件案-成首位聯邦政府起訴的美國前總統/a-65864751" text:style-name="Internet_20_link" text:visited-style-name="Visited_20_Internet_20_Link">
https://www.dw.com/zh/川普因機密文件案-成首位聯邦政府起訴的美國前總統/a-65864751?maca=chi-rss-chi-all-1127-rdf</text:a>
</text:p>
      <!--NEWS-->
      <text:h text:style-name="P10" text:outline-level="1">
<text:span text:style-name="T4">
Trump was sued again: Chengye confidential documents, and confidential documents</text:span>
</text:h>
      <text:p text:style-name="P4">
Creator: PETER BAKER</text:p>
      <text:p text:style-name="P4">
Publisher: https://www.facebook.com/nytimeschinese</text:p>
      <text:p text:style-name="P4">
Published Time: 2023-06-09T05:06:52+08:00</text:p>
      <text:p text:style-name="P4">
Description: In 2016, Trump grabbed Hillary's "Mail Door" masterpiece. Now he is also caught in the "File Gate". This problem helps him to enter the White House may now destroy the opportunity to return to the White House and return to the origin. Haiyun Jiang/The New York Times confidential document case was prosecution, which was the second prosecution faced by former President Trump, but in many aspects, this case far exceeded the first pile in terms of legal seriousness and political risks.</text:p>
      <text:p text:style-name="P4">
Images: ["<text:a xlink:type="simple" xlink:href="https://static01.nyt.com/images/2023/06/08/multimedia/08dc-trump-assess-zgmh/08dc-trump-assess-zgmh-master1050-v3.jpg" text:style-name="Internet_20_link" text:visited-style-name="Visited_20_Internet_20_Link">
08dc-trump-as...</text:a>
"]</text:p>
      <text:p text:style-name="P4">
Category: 美国</text:p>
      <text:p text:style-name="P4">
Type: Article</text:p>
      <!--METADATA-->
      <text:p text:style-name="P4">
<draw:frame draw:style-name="fr1" draw:name="Image62" text:anchor-type="as-char" svg:width="6.9236in" svg:height="4.615733in" draw:z-index="0">
<draw:image xlink:href="../Images/cnnytimes/2023-06-09T05-06-52-08-00/08dc-trump-assess-zgmh-master1050-v3.jpg" xlink:type="simple" xlink:show="embed" xlink:actuate="onLoad" draw:mime-type="image/jpeg"/>
</draw:frame>
For a while, in fact, not long ago, Trump said he attached importance to protecting confidential information. Of course, his opponent was accused of having the security of confidential information, which was a useful political weapon for Trump.</text:p>
      <text:p text:style-name="P4">
Throughout 2016, he was condemning Hillary Clinton to use a private email server instead of a safe government server. "I will execute all laws on protecting confidential information," he claims. "No one can override the law." He said that Hillary's carelessness of sensitive information means "she is not qualified to be president."</text:p>
      <text:p text:style-name="P4">
Seven years later, due to the confidential documents when leaving the White House and refusing to return all documents after being summoned, Trump <text:a xlink:type="simple" xlink:href="https://www.nytimes.com/live/2023/06/08/us/trump-indictment-documents/justice-department-charges-trump-in-documents-case" text:style-name="Internet_20_link" text:visited-style-name="Visited_20_Internet_20_Link">
facing criminal allegations that endangers national security</text:a>
Essence The problem of helping Trump into the White House at first may now destroy the opportunity to return to the White House. Even in the many cases of "beyond the anti -Direct" in the United States politics, this matter is not the same.</text:p>
      <text:p text:style-name="P4">
Federal Jury on Thursday should <text:a xlink:type="simple" xlink:href="https://www.nytimes.com/2023/06/08/us/politics/jack-smith-special-counsel-trump-indictment.html" text:style-name="Internet_20_link" text:visited-style-name="Visited_20_Internet_20_Link">
Special Prosecutor Jack Smith</text:a>
The indictment issued by the request actually returned Trump's story to the origin. "Hold her up," the crowd at his campaign rally shouted under his encouragement. Now, if any of the seven of the allegations is convicted, including conspiracy to hinder judicial fairness and intentional retaining documents, it may be him.</text:p>
      <text:p text:style-name="P4">
advertise</text:p>
      <text:p text:style-name="P4">
This indictment is the second public prosecution of the former president in recent months, but in many aspects, it has surpassed the first pile in terms of legal severity and political risks. The first prosecution <text:a xlink:type="simple" xlink:href="https://www.nytimes.com/2023/03/30/nyregion/trump-indictment-hush-money-charges.html" text:style-name="Internet_20_link" text:visited-style-name="Visited_20_Internet_20_Link">
announced by the prosecutor of Manhattan area in March</text:a>
, Accusing Trump forge a business record to cover up a sealing fee to a porn actress who claims to have sex with him. The second indictment was mentioned by the federal prosecutor representing the country. This is the first criminal case in the history of American history and involves national secrets.</text:p>
      <text:p text:style-name="P4">
The person who defended Trump tried to treat the first prosecutor as a local election of the Democrats. Even if he was accused of doing very unsatisfactory things, it seemed that he was harmless after all, and it happened before he took office, but the latest allegations were the latest allegations. Directly originated from his responsibility as the primary protection information of the country, and these materials may be useful for the enemy in the United States.</text:p>
      <text:p text:style-name="P4">
Republican voters may not care if their leaders have stuffed money to let porn stars shut down, but will they be indifferent to preventing the authorities from recovering secret materials?</text:p>
      <text:p text:style-name="P4">
Maybe. Trump certainly hopes to do so. The prosecution in Manhattan not only did not hurt him, but increased his public opinion support. Therefore, he immediately called the new public prosecution as part of the conspiracy of the largest cost of the week in American history. According to his statement, this was a local and federal prosecutor, a member of the jury, a judge, plaintiff, supervisor and witnesses participating in Widely conspired, they have been lying for many years to frame him, and he is the only person who tells the truth, no matter what the allegations are.</text:p>
      <text:p text:style-name="P4">
"I never thought that such a thing would happen to a former US president. The votes he received were much more votes than any of the president in our history, and at the current public opinion survey of the Presidential Election in 2024 People, including the Democratic Party and the Republican Party, "he wrote on his social media website, and finally made multiple misleading assertions in one sentence:" I am a innocent person!"</text:p>
      <text:p text:style-name="P4">
So far, his core supporters have always supported him, and even some people who opposed him to be nominated by the Republican Party next year have also criticized investigations against him. However, he has recently been sentenced to sexual assault in civil trials. His company <text:a xlink:type="simple" xlink:href="https://www.nytimes.com/2022/12/06/nyregion/trump-org-verdict-guilty.html" text:style-name="Internet_20_link" text:visited-style-name="Visited_20_Internet_20_Link">
17 offenders have 17 tax fraud and other crimes</text:a>
He <text:a xlink:type="simple" xlink:href="https://www.nytimes.com/2023/06/08/us/politics/trump-criminal-investigations.html" text:style-name="Internet_20_link" text:visited-style-name="Visited_20_Internet_20_Link">
also faces two other possible public prosecution</text:a>
It originated from his attempt to overthrow the results of the defeat in 2020 and led to the attack on the parliamentary building on January 6, 2021.</text:p>
      <text:p text:style-name="P4">
advertise</text:p>
      <text:p text:style-name="P4">
At least on the political level, the question is whether these accumulated accumulation can eventually affect his image among Republican voters fans, especially if the third item is come again, there may be the fourth prosecution. At least, some people nominated by his party are expected to drag the support of his voters.</text:p>
      <text:p text:style-name="P4">
As for Clinton, whether it was a bit gloating on Thursday night, the defeated candidate did not speak. However, she and her allies have always believed that James B. Kemi, then the director of the Federal Investigation Bureau, restarted an email survey a few days ago in the 2016 election and caused her defeat, although countless polls predicted that she would win.</text:p>
      <text:p text:style-name="P4">
Trump will work hard to turn the spearhead and point to the person who is investigating, claiming that he has been persecuted because Clinton did the same thing, but he was not prosecuted.</text:p>
      <text:p text:style-name="P4">
He doesn't care about the facts of the two cases. He has intended to obstruct the authorities who tried to retrieve confidential documents for a few months, and investigators in the Clinton case concluded that Clinton did not intentionally violate the law. But for Trump, the victims who insist on being a dual standard are politically helping him.</text:p>
      <text:p text:style-name="P4">
As for the context of campaign in 2016, why he still did not realize that the improper processing of confidential information would cause trouble, and it should be more careful, which is another problem. He ignored information security concerns for most of his presidents, nor did he care about preserving the rules of government documents.advertise</text:p>
      <text:p text:style-name="P4">
Even if the hostage asked the consequences of this, he never showed concerns. After all, he is the president of the dignitarian, and he does whatever he wants. During the investigation of the confidential documents that he brought him to Mara, he was still arguing, claiming that he had the right to decrypt the documents he chose, and he only needed him to have this idea.</text:p>
      <text:p text:style-name="P4">
But he is no longer president. The preliminary voters will decide whether he has lost his qualification to run for president, but in addition to voters, he still needs to face a prosecutor, and this person has stated that he will implement laws of confidential information.</text:p>
      <text:p text:style-name="P4">
He will be registered as a criminal prosecution. If he is not surprised, he will eventually face the judgment of the jury.</text:p>
      <text:p text:style-name="P4">
Seven years can bring such a big contrast.</text:p>
      <text:p text:style-name="P4">
News Source: <text:a xlink:type="simple" xlink:href="https://cn.nytimes.com/usa/20230609/trump-clinton-classified-documents/" text:style-name="Internet_20_link" text:visited-style-name="Visited_20_Internet_20_Link">
https://cn.nytimes.com/usa/20230609/trump-clinton-classified-documents/</text:a>
</text:p>
      <!--NEWS-->
      <text:h text:style-name="P10" text:outline-level="1">
<text:span text:style-name="T4">
Chinese producer price index PPI has the biggest decline in seven years since the risk of shrinkage.</text:span>
</text:h>
      <text:p text:style-name="P4">
Author: None</text:p>
      <text:p text:style-name="P4">
Publisher: Radio Free Asia (Organization)</text:p>
      <text:p text:style-name="P4">
Published Time: 2023-06-09T05:15:00-04:00</text:p>
      <text:p text:style-name="P4">
Modified Time: 2023-06-09T09:0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4.612011in" draw:z-index="0">
<draw:image xlink:href="../Images/rfamandarin/2023-06-09T05-15-00-04-00/000000.png" xlink:type="simple" xlink:show="embed" xlink:actuate="onLoad" draw:mime-type="image/png"/>
</draw:frame>
China's industrial producer price index(PPI)It fell for eight consecutive months, a decrease of 4.6%year -on -year, and the decline was the largest since February 2016. The picture shows Shaanxi Automobile in Xi'an. <text:a xlink:type="simple" xlink:href="https://www.rfa.org/mandarin/Xinwen/gf1-06092023051409.html/@@images/image" text:style-name="Internet_20_link" text:visited-style-name="Visited_20_Internet_20_Link">
</text:a>
Reuters information.</text:p>
      <text:p text:style-name="P4">
China's inflation rose last month, but the producer's price index hit the largest decline in more than 7 years.</text:p>
      <text:p text:style-name="P4">
China's consumer demand has continued to recover. Under the stable market supply, the inflation has slowed down for the first time after the inflation has slowed for three consecutive months.</text:p>
      <text:p text:style-name="P4">
Consumption price index of Chinese residents in May(CPI)The year -on -year increased by 0.2%, consistent with expectations, but the decline in the previous month expanded to 0.2%. Benefiting from abundant food supply, food prices decreased by 0.7%month -on -month, eggs and pork prices fell 1.3%and 2%, and fresh vegetables fell 3.4%.</text:p>
      <text:p text:style-name="P4">
However, the industrial producer price index reflecting the cost of the enterprise(PPI)It fell for eight consecutive months, a decrease of 4.6%year -on -year, and the decline was the largest since February 2016.</text:p>
      <text:p text:style-name="P4">
According to the National Bureau of Statistics of China, the price of international commodities declined last month, and the demand for markets at home and abroad was weak. In addition, high bases all affect the performance of upstream production prices.</text:p>
      <text:p text:style-name="P4">
Some analysts believe that there is a risk of shrinkage in China, and the central government will introduce policies to promote domestic demand.</text:p>
      <text:p text:style-name="P4">
Reporter Gao Feng blame Xu Shuting</text:p>
      <text:p text:style-name="P4">
News Source: <text:a xlink:type="simple" xlink:href="https://www.rfa.org/mandarin/Xinwen/gf1-06092023051409.html" text:style-name="Internet_20_link" text:visited-style-name="Visited_20_Internet_20_Link">
https://www.rfa.org/mandarin/Xinwen/gf1-06092023051409.html</text:a>
</text:p>
      <!--NEWS-->
      <text:h text:style-name="P10" text:outline-level="1">
<text:span text:style-name="T4">
Canada wildfire brings the proud event of the strong smoke and white house in the south lawn of the White House</text:span>
</text:h>
      <text:p text:style-name="P4">
Publisher: 法新社</text:p>
      <text:p text:style-name="P4">
Published Time: 2023-06-09T05:32:07+00:00</text:p>
      <text:p text:style-name="P4">
Modified Time: 2023-06-09T05:20:05+00:00</text:p>
      <text:p text:style-name="P4">
Description: (Agence France -Presse, Washington, 8th) The thick smoke generated by Canadian wildfires caused the United States to fall into chaos. The White House will postpone an outdoor proud even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6-09T05-32-07-00-00/000000.png" xlink:type="simple" xlink:show="embed" xlink:actuate="onLoad" draw:mime-type="image/png"/>
</draw:frame>
In the statement, the White House said: "According to the regional air quality estimation, the proud event originally scheduled to be held today in the South Work Lawn of the White House will be postponed to the 10th."</text:p>
      <text:p text:style-name="P4">
In order to celebrate the proud month, Washington was originally scheduled to hold a grand parade on the 10th. The organizer has not stated whether this annual event is held as usual, but today the relevant outdoor film screening has been postponed.</text:p>
      <text:p text:style-name="P4">
This wave of smoke is from Quebec, Canada. It is undergoing a historic season. So far, there are still more than 150 fires, of which nearly 90 are out of control.</text:p>
      <text:p text:style-name="P4">
News Source: <text:a xlink:type="simple" xlink:href="https://www.rfi.fr/cn/%E5%9B%BD%E9%99%85%E6%8A%A5%E9%81%93/20230609-%E5%8A%A0%E6%8B%BF%E5%A4%A7%E9%87%8E%E7%81%AB%E5%B8%A6%E6%9D%A5%E6%B5%93%E7%83%9F-%E7%99%BD%E5%AE%AB%E5%8D%97%E8%8D%89%E5%9D%AA%E9%AA%84%E5%82%B2%E6%B4%BB%E5%8A%A8%E5%BB%B6%E6%9C%9F" text:style-name="Internet_20_link" text:visited-style-name="Visited_20_Internet_20_Link">
https://www.rfi.fr/cn/%E5%9B%BD%E9%99%85%E6%8A%A5%E9%81%93/20230609-%E5%8A%A0%E6%8B%BF%E5%A4%A7%E9%87%8E%E7%81%AB%E5%B8%A6%E6%9D%A5%E6%B5%93%E7%83%9F-%E7%99%BD%E5%AE%AB%E5%8D%97%E8%8D%89%E5%9D%AA%E9%AA%84%E5%82%B2%E6%B4%BB%E5%8A%A8%E5%BB%B6%E6%9C%9F</text:a>
</text:p>
      <!--NEWS-->
      <text:h text:style-name="P10" text:outline-level="1">
<text:span text:style-name="T4">
U.S. MPs don't invite Li Jiachao to APEC Beijing: The host should fulfill their responsibilities</text:span>
</text:h>
      <text:p text:style-name="P4">
Author: None (Language: zh)</text:p>
      <text:p text:style-name="P4">
Publisher: None</text:p>
      <text:p text:style-name="P4">
Time: 2023-06-09T05:48:00Z</text:p>
      <text:p text:style-name="P4">
Description: Hong Kong Chief Executive Li Jiachao was sanctioned by the US government. The Chinese Ministry of Foreign Affairs responded on the 8th that the United States as the host should keep their promises to ensure that Hong Kong representatives can also attend the meeting smoothly.</text:p>
      <text:p text:style-name="P4">
Videos: []</text:p>
      <text:p text:style-name="P4">
Images: []</text:p>
      <text:p text:style-name="P4">
Subject: 时政风云</text:p>
      <text:p text:style-name="P4">
Subjects: ['APEC']</text:p>
      <text:p text:style-name="P4">
Keywords: ['亚太经合组织', 'APEC', '香港特首', '香港国安法', '李家超', '美国制裁']</text:p>
      <text:p text:style-name="P4">
Id: 65857895</text:p>
      <!--METADATA-->
      <text:p text:style-name="P4">
<text:a xlink:type="simple" xlink:href="https://www.dw.com/zh/overlay/image/article/65857895/63306288" text:style-name="Internet_20_link" text:visited-style-name="Visited_20_Internet_20_Link">
 </text:a>
Li Jiachao previously stated that the United States was obliged to invite Hong Kong to participate in the Asia -Pacific Economic Cooperation Leadership Meeting.</text:p>
      <text:p text:style-name="P4">
(Voice of Germany Chinese website) A few days ago, the US cross -party members issued a letter to the State Council, and urged the United States to invite the Hong Kong Chief Executive Li Jiachao to attend the November <text:a xlink:type="simple" xlink:href="https://www.dw.com/zh/zh/apec会议全球各国领导人的年终总结/a-59805772" text:style-name="Internet_20_link" text:visited-style-name="Visited_20_Internet_20_Link">
APEC Leadership Meeting</text:a>
Essence The Ministry of Foreign Affairs of China on Thursday (June 8) urged the APEC host to fulfill its duties to ensure that representatives of each member attended the meeting.</text:p>
      <text:p text:style-name="P4">
Chinese Foreign Ministry spokesman Wang Wenbin said at a regular press conference that <text:a xlink:type="simple" xlink:href="https://www.dw.com/zh/zh/apec峰會登場-習近平亞太不是任何人的後花園/a-63805296" text:style-name="Internet_20_link" text:visited-style-name="Visited_20_Internet_20_Link">
APEC Office</text:a>
With its organizational rules, this year's host country "promises to fulfill the host duties of the host, abide by the APEC -related rules and procedures", and "provide convenience" for membership representatives to the United States. All members of the APEC members successfully attended the meeting. "</text:p>
      <text:h text:style-name="P12" text:outline-level="3">
<text:span text:style-name="T4">
</text:span>
</text:h>
      <text:p text:style-name="P4">
The United States is the organizer of the APEC Leadership Conference in November this year, and Hong Kong is also a member of APEC. However, Li Jiachao, the top official of Hong Kong and the current Chief Executive of Hong Kong, was sanctioned by the United States in 2020. At that time, he served as the Security Director. The United States has stated that Li Jiachao has participated in the act of "coercion, arrest, detention or imprisonment" in Hong Kong to protest the "National Security Law".</text:p>
      <text:p text:style-name="P4">
According to Reuters, many members of the United States Democratic and Republican Party members urged the US State Department on June 7 to stop inviting Hong Kong chief executive Li Jiachao, a US sanctions to participate in this year's Asia -Pacific Organization Summit. Li Jiachao told the media last month that the United States has obliged to invite Hong Kong to participate in the summit, but did not disclose whether he went.</text:p>
      <text:p text:style-name="P4">
Republican Senator Marco Rubio and other members together call on the US government to not invite Li Jiachao to attend the meeting</text:p>
      <text:p text:style-name="P4">
<text:a xlink:type="simple" xlink:href="https://www.dw.com/zh/zh/鲁比奥再出招-要求美委员会调查抖音收购案/a-50765234" text:style-name="Internet_20_link" text:visited-style-name="Visited_20_Internet_20_Link">
Republican Senator Marco Rubio</text:a>
In the letter to the State Council, he mentioned in the letter to the State Council: "We are frustrated that the Biden government plans to avoid sanctions against Li Jiachao and allow him to enter the United States to participate in the Asia -Pacific Economic Organization Conference."</text:p>
      <text:p text:style-name="P4">
The signingters of the letter include Democratic Senator Jeff Merkley, Democratic Representative Jim McGovern, and Republican Republican member Christmith. They also wrote: "For those who are persecuted by the CCP, China, and their agents in Hong Kong, inviting a sanctioned human rights invaders are an insult to them."</text:p>
      <text:h text:style-name="P12" text:outline-level="3">
<text:span text:style-name="T4">
The State Council claims that the plan has not been finalized</text:span>
</text:h>
      <text:p text:style-name="P4">
The letter quoted [Wendy Sherman, Deputy Secretary of State of the United States]](https://www.dw.com/zh/zh/美副国务卿已做好与中国激烈竞争的准备/a-59439627)In the written response, she said in writing after February 9 this year at the Senate Foreign Relations Committee on February 9 this year. Global macroeconomic stability is quite important. "</text:p>
      <text:p text:style-name="P4">
The State Department of the United States told Reuters that the United States is looking forward to hosting the Asia -Pacific Economic Cooperation Conference, but the invitation of the Leadership Meeting, "There is no final final version yet." Generally speaking, the sanctions are not allowed to visit the United States unless they are exempted.</text:p>
      <text:h text:style-name="P12" text:outline-level="3">
<text:span text:style-name="T4">
家: The United States has obligations invitation</text:span>
</text:h>
      <text:p text:style-name="P4">
Li Jiachao told the media last month that the United States is obliged to invite Hong Kong to participate in the Asia -Pacific Economic Cooperation Leadership Meeting consisting of 21 members. He said: The Asia -Pacific Economic Cooperation Organization is not affiliated to a certain country or economy. According to the rules and conventions of the Asia -Pacific Economic Cooperation, the organizer has the responsibility to issue an invitation. However, Li Jiachao did not reveal whether he was going to attend the meeting.</text:p>
      <text:p text:style-name="P4">
Franceshui, a member of the Hong Kong people to organize the Hong Kong Free Freedom In Hong Foundtation, said on Wednesday that Li Jiachao's visit to the United States will send an wrong signal to Chinese officials and infringers around the world: "It will issue a one. The bad message means that there is almost no need to pay any price for the implementation of infringement. "</text:p>
      <text:p text:style-name="P4">
Li Jiachao was officially appointed as the sixth executive officer in Hong Kong in May 2022 in May 2022</text:p>
      <text:p text:style-name="P4">
(Reuters, Chinese Ministry of Foreign Affairs)</text:p>
      <text:p text:style-name="P4">
News Source: <text:a xlink:type="simple" xlink:href="https://www.dw.com/zh/美議員籲勿邀李家超赴apec-北京：東道主應盡責/a-65857895" text:style-name="Internet_20_link" text:visited-style-name="Visited_20_Internet_20_Link">
https://www.dw.com/zh/美議員籲勿邀李家超赴apec-北京：東道主應盡責/a-65857895?maca=chi-rss-chi-all-1127-rdf</text:a>
</text:p>
      <!--NEWS-->
      <text:h text:style-name="P10" text:outline-level="1">
<text:span text:style-name="T4">
Studies: Risk of cheap diabetic drugs reduced long -term COVID sequelae risk</text:span>
</text:h>
      <text:p text:style-name="P4">
Publisher: 法新社</text:p>
      <text:p text:style-name="P4">
Published Time: 2023-06-09T06:02:07+00:00</text:p>
      <text:p text:style-name="P4">
Modified Time: 2023-06-09T05:35:02+00:00</text:p>
      <text:p text:style-name="P4">
Description: (Agence France-Presse, Paris, 9th) A US study announced today shows that patients with a positive response to the screening COVID-19 (2019 Coronary Virus disease) are taken to take a cheap diabetic drug. 40%.</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6-09T06-02-07-00-00/000000.png" xlink:type="simple" xlink:show="embed" xlink:actuate="onLoad" draw:mime-type="image/png"/>
</draw:frame>
The study was published in the journal "Lancet Infectious Diseases".</text:p>
      <text:p text:style-name="P4">
Agence France -Presse reports that this discovery is hailed as a "milestone" that may fight the long -term COVID sequelae. The World Health Organization (WHO) estimates that every 10 people infected with COVID-19 have one person with long-term sequelae, and the public has little to know about this phenomenon so far.</text:p>
      <text:p text:style-name="P4">
Studies have pointed out that this is the third stage test of random and comparison with placebo, showing that taking drugs can prevent long -term COVID sequelae.</text:p>
      <text:p text:style-name="P4">
This study tested a drug called "MetFormin"; this medicine was originally developed from French clove flower. For decades, it has been the most commonly used drug in the world for treatment of type 2 diabetes.</text:p>
      <text:p text:style-name="P4">
This study covers 1,126 overweight or obese people in the United States, half of them took the two-meta duality within a few days after detecting the COVID-19 positive reaction, and the other half took a placebo.</text:p>
      <text:p text:style-name="P4">
Ten months later, 35 of the subjects who took the two -metal dual -dual -dual -dual -dual -dual -dual -dual -dual -dual -dual -dual -dual -dual -dual -dual -cymbal time were diagnosed with long -term COVID sequelae, and 58 people were taking placebo groups; this meant that the risk of the sequelae of the two -section of the dual -dual -dual -dualty was reduced by 40%.</text:p>
      <text:p text:style-name="P4">
This test was performed between December 2020 and January 2022, which means that the Omitron variable strains were included. Studies have shown that this mutant strain leads to the lower probability of long -term COVID sequelae lower than the previous virus strains.</text:p>
      <text:p text:style-name="P4">
The team that performs the test once said that the risk of Erjia double-dual-dual-dual-to-19 patients can reduce the risk of emergency, hospitalization and death of COVID-19 patients by more than 40%.</text:p>
      <text:p text:style-name="P4">
The main author of this new study, the University of Minnesota, Researcher Carolynbramante, said: "Our data shows that the number of new coronary virus (SARS-COV-2) of the dual-dual-duplex (patients in the patient's body) said ","</text:p>
      <text:p text:style-name="P4">
At present, it is estimated that tens of millions of people have suffered from long -term COVID sequelae. Many of the sometimes weak symptoms continue, or recur after 3 months, and may be dragged for several years.</text:p>
      <text:p text:style-name="P4">
The most common symptoms of long -term COVID sequelae include fatigue, difficulty breathing, and unclear thinking called "brain mist". (Translator: Ji Jinling)</text:p>
      <text:p text:style-name="P4">
News Source: <text:a xlink:type="simple" xlink:href="https://www.rfi.fr/cn/%E7%BC%A4%E7%BA%B7%E4%B8%96%E7%95%8C/20230609-%E7%A0%94%E7%A9%B6-%E4%BE%BF%E5%AE%9C%E7%B3%96%E5%B0%BF%E7%97%85%E8%8D%AF%E7%89%A9%E9%99%8D%E4%BD%8E%E9%95%BF%E6%9C%9Fcovid%E5%90%8E%E9%81%97%E7%97%87%E9%A3%8E%E9%99%A9" text:style-name="Internet_20_link" text:visited-style-name="Visited_20_Internet_20_Link">
https://www.rfi.fr/cn/%E7%BC%A4%E7%BA%B7%E4%B8%96%E7%95%8C/20230609-%E7%A0%94%E7%A9%B6-%E4%BE%BF%E5%AE%9C%E7%B3%96%E5%B0%BF%E7%97%85%E8%8D%AF%E7%89%A9%E9%99%8D%E4%BD%8E%E9%95%BF%E6%9C%9Fcovid%E5%90%8E%E9%81%97%E7%97%87%E9%A3%8E%E9%99%A9</text:a>
</text:p>
      <!--NEWS-->
      <text:h text:style-name="P10" text:outline-level="1">
<text:span text:style-name="T4">
Will the S &amp; P 500 index get rid of the bear market? Will the ups and downs of large US technology stocks eventually be in the Yuanyuan? (Free version)</text:span>
</text:h>
      <text:p text:style-name="P4">
Author: Isabel Wang</text:p>
      <text:p text:style-name="P4">
Publisher: 华尔街日报中文网</text:p>
      <text:p text:style-name="P4">
Published Time: 2023-06-09T06:20:00.000Z</text:p>
      <text:p text:style-name="P4">
Modified Time: 2023-06-09T06:20:00.000Z</text:p>
      <text:p text:style-name="P4">
Created Time: 2023-06-09T05:08:00.000Z</text:p>
      <text:p text:style-name="P4">
Description: The U.S. stock market has risen overall on Thursday, and the S &amp; P 500 index officially ended the longest bear market since 1948. Investors want to know, did you really get out of the bear market this time, or just a shot?</text:p>
      <text:p text:style-name="P4">
Images: []</text:p>
      <text:p text:style-name="P4">
Categories: ['金融市场', '股市']</text:p>
      <text:p text:style-name="P4">
Keywords: SYND</text:p>
      <text:p text:style-name="P4">
Type: Article</text:p>
      <!--METADATA-->
      <text:p text:style-name="P4">
The U.S. stock market has risen overall on Thursday, and the S &amp; P 500 index officially ended the longest bear market since 1948. Investors want to know, did you really get out of the bear market this time, or just a shot?</text:p>
      <text:p text:style-name="P4">
News Source: <text:a xlink:type="simple" xlink:href="https://cn.wsj.com/articles/%E6%A0%87%E6%99%AE500%E6%8C%87%E6%95%B0%E6%91%86%E8%84%B1%E7%86%8A%E5%B8%82-%E7%BE%8E%E5%9B%BD%E5%A4%A7%E5%9E%8B%E7%A7%91%E6%8A%80%E8%82%A1%E6%B6%A8%E5%8A%BF%E7%BB%88%E5%B0%86%E7%87%8E%E5%8E%9F%E5%90%97-750ea72e" text:style-name="Internet_20_link" text:visited-style-name="Visited_20_Internet_20_Link">
https://cn.wsj.com/articles/%E6%A0%87%E6%99%AE500%E6%8C%87%E6%95%B0%E6%91%86%E8%84%B1%E7%86%8A%E5%B8%82-%E7%BE%8E%E5%9B%BD%E5%A4%A7%E5%9E%8B%E7%A7%91%E6%8A%80%E8%82%A1%E6%B6%A8%E5%8A%BF%E7%BB%88%E5%B0%86%E7%87%8E%E5%8E%9F%E5%90%97-750ea72e</text:a>
</text:p>
      <!--NEWS-->
      <text:h text:style-name="P10" text:outline-level="1">
<text:span text:style-name="T4">
The fourth anniversary of Hong Kong's "Removal of the Central": How to move forward after sports demonstrators are released from prison?</text:span>
</text:h>
      <text:p text:style-name="P4">
Author: https://www.facebook.com/bbcworldservice/</text:p>
      <text:p text:style-name="P4">
Publisher: BBC News 中文</text:p>
      <text:p text:style-name="P4">
Published Time: 2023-06-09T06:30:20.000Z</text:p>
      <text:p text:style-name="P4">
Modified Time: 2023-06-09T06:30:20.000Z</text:p>
      <text:p text:style-name="P4">
Description: In 2019, the "anti -repair" in Hong Kong was arrested and imprisoned for a large number of young people after the start of the movement. BBC interviewed the "anti -repair" demonstrators from the prison, and the support network for helping people into prison for social movement cases.</text:p>
      <text:p text:style-name="P4">
Images: []</text:p>
      <text:p text:style-name="P4">
Videos: ["<text:a xlink:type="simple" xlink:href="https://www.bbc.com/ws/av-embeds/cps/zhongwen/simp/chinese-news-65853310/p0ft5s47/zh-hans" text:style-name="Internet_20_link" text:visited-style-name="Visited_20_Internet_20_Link">
zh-hans</text:a>
"]</text:p>
      <text:p text:style-name="P4">
Tags: ['香港版国安法', '逃犯条例', '香港']</text:p>
      <text:p text:style-name="P4">
Type: Article</text:p>
      <!--METADATA-->
      <text:h text:style-name="P12" text:outline-level="3">
<text:span text:style-name="T4">
Hong Kong's "Removal Delivery" fourth anniversary: How to move forward after the sports demonstrators are released from prison?</text:span>
</text:h>
      <text:p text:style-name="P4">
[Video-1-Link:/WS/AV-EMBEDS/CPS/ZHONGWEN/SIMP/Chinese-News-65853310/P0T5S47/ZH-HansS]](https://www.bbc.com/ws/av-embeds/cps/zhongwen/simp/chinese-news-65853310/p0ft5s47/zh-hans)<text:span text:style-name="T4">
 Your equipment does not support playing multimedia materials </text:span>
<text:span text:style-name="T4">
 Hong Kong's "Counterattack in China": How to move forward after sports demonstrators are released from prison? </text:span>
 At 6:30 am on June 9, 2023</text:p>
      <text:p text:style-name="P4">
After the "anti -repair" movement in Hong Kong in 2019, a large number of young people were arrested and imprisoned for related protests. According to the statistics of the Hong Kong Police Office, 10,279 people were arrested during the demonstration during the demonstration from June 9, 2019 to December 31, 2022, and 4,010 students were arrested and 1,754 were under 18 years old.</text:p>
      <text:p text:style-name="P4">
Many arrested people need to make adaptation in their long judicial procedures and time in prison, including career, academic, interpersonal relationships, and social atmosphere. In order to understand how the arrested people continue to live after 2019, the BBC Chinese interviewed the two "anti -repair" motion demonstrators from prison, as well as supporting networks of people in prison for social movement cases.</text:p>
      <text:p text:style-name="P4">
Movie production: Zhang Youci</text:p>
      <text:p text:style-name="P4">
News Source: <text:a xlink:type="simple" xlink:href="https://www.bbc.com/zhongwen/simp/chinese-news-65853310" text:style-name="Internet_20_link" text:visited-style-name="Visited_20_Internet_20_Link">
https://www.bbc.com/zhongwen/simp/chinese-news-65853310</text:a>
</text:p>
      <!--NEWS-->
      <text:h text:style-name="P10" text:outline-level="1">
<text:span text:style-name="T4">
From Yaoyao to nearby: Can Ukraine join NATO? (Free version)</text:span>
</text:h>
      <text:p text:style-name="P4">
Authors: ['']</text:p>
      <text:p text:style-name="P4">
Publisher: 英国《金融时报》</text:p>
      <text:p text:style-name="P4">
Time: 2023-06-09T06:30:31+00:00</text:p>
      <text:p text:style-name="P4">
Published Time: 2023-06-08T12:00:99+08:00</text:p>
      <text:p text:style-name="P4">
Modified Time: 2023-06-09T02:24:99+08:00</text:p>
      <text:p text:style-name="P4">
Description: He Yue: Ukraine is more likely to join NATO. Is this one of the reasons why Putin's ultimate invasion of Ukraine? Probably. But can it be defended by Putin's aggression behavior? I don't think not.</text:p>
      <text:p text:style-name="P4">
Images: ["<text:a xlink:type="simple" xlink:href="https://thumbor.ftacademy.cn/unsafe/picture/7/000183857_piclink.jpg" text:style-name="Internet_20_link" text:visited-style-name="Visited_20_Internet_20_Link">
000183857_pic...</text:a>
"]</text:p>
      <text:p text:style-name="P4">
Themes: ['专栏', '乌克兰战争', '关注']</text:p>
      <text:p text:style-name="P4">
Keywords: ['乌克兰战争', '乌克兰', '北约', '俄罗斯', '越陌度阡']</text:p>
      <text:p text:style-name="P4">
Type: Article</text:p>
      <!--METADATA-->
      <text:p text:style-name="P4">
<draw:frame draw:style-name="fr1" draw:name="Image71" text:anchor-type="as-char" svg:width="6.9236in" svg:height="4.617987in" draw:z-index="0">
<draw:image xlink:href="../Images/FT Chinese Free Version/2023-06-09T06-30-31-00-00/00018385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ince the Ukraine War, Ukraine has acknowledged that Ukraine could not join the new international alliance before the end of the war. But from last year, from the perspective of far away to now, the United States' attitude towards Ukraine's joining NATO has changed rapidly. Ukraine's joining NATO seems to be a difference: everything has everything, only the east wind is owed (the end of the war). What if the Ukrainian counterattack failed? Is it expected whether NATO will absorb Ukraine and deal with Putin together. Although this sounds incredible, NATO's bottom line of Ukraine has retreated again and again, flexible as if there is no bottom line.</text:p>
      <text:p text:style-name="P4">
From July 11th to 12th, NATO will hold a peak meeting in Vernis, the capital of Lithuania. Ukraine will join NATO's routes in the key content. The most hesitant country today is the United States and Germany. In addition to Britain, the most resolute one is the Nine Kingdoms of the Balterst (Bulgaria, Czech Republic, Estonia, Hungary, Latvia, Lithuania, Poland, Romania and Slovakia, all of which belong to the former Soviet Union). These countries issued a joint statement saying: "We expect to raise the political relationship with Ukraine to a new level in Vilnius, and start a new political track. Once the conditions are allowed, Ukraine will be assisted in the NATO organization."</text:p>
      <text:p text:style-name="P4">
The term "NATO East Expansion" in the Chinese media is called Enlargement ofnato in English, which is expanded by NATO. If NATO is fine and does not expand, it shows that the world is peaceful. Before Putin invaded Ukraine, NATO was that state. In 2019, French President Macron even said that NATO was "brain death" because he had a military alliance without an enemy and was idle. Last year, Russian President Putin moved, and NATO found the biggest survival motivation. In the past year, members of the member states have frequently met. Although NATO Secretary -General Stoltenberg cannot be compared with Ukrainian President Zesky, it is also important in the media in the media figure.</text:p>
      <text:p text:style-name="P4">
NATO was founded on April 4, 1949 by 12 countries in Europe and North America. It is currently a military collective defense system composed of 31 countries. Article 10 of the North Atlantic Convention stipulates how countries each country joins the alliance. The convention pointed out: "European countries that have the ability to promote the treaty and contribute to the security of the North Atlantic region can be added." 19 countries have expanded the NATO through the nine rounds (1952, 1955, 1982 in 1982 , 1999, 2004, 2009, 2017, 2020, 2023). The first batch of new members was Greece and Türkiye in 1952. In May 1955, Federal Germany joined NATO to promote the Soviet Union formed the Warsaw Treaty Organization). After the Franco regime ended, democratic Spain chose to join NATO in 1982. After the disintegration of the Soviet Union in 1991, many former Huayo and the post -Soviet countries sought to join NATO. Poland, Hungary and the Czech Republic became members of NATO in 1999. In 2004, Bulgaria, Estonia, Latvia, Lithuania, Romania, Slovakia and Slovenia joined NATO. Albania and Croat joined in 2009, followed by Montenegro in 2017 and North Malaysia in 2020. Two months ago, Finland officially joined NATO. Sweden joined NATO was originally blocked by Turkey. Now it has won the United States and the process accelerates. Finland and Sweden joined NATO are urgent self -protection behaviors that were frightened by Putin, and Ukraine, which everyone's concern, joined NATO, is a long long journey for many years.</text:p>
      <text:p text:style-name="P4">
After Ukraine announced his territory in Russia, he applied to join NATO in September 2022. However, the relationship between Ukraine and NATO began in 1991. At that time, the newly independent Ukraine joined the North Atlantic Cooperation Council. In the past 32 years, different Ukrainian government has different attitudes towards NATO, and sometimes tends to Russia, sometimes falling to NATO and the European Union, and lacks continuity. At the same time, the attitude of the US government has changed much; and NATO is worried that the absorption of Ukraine will anger Putin, and this worry has always existed.</text:p>
      <text:p text:style-name="P4">
In addition to Zeelianzki, Youxianke is another President Ukrainian President (third, 2005-2010 in 2005-2010). He was poisoned in 2004 (it is said to be a poison under Russia). The world is concerned. He is an active supporter of Ukraine to join NATO.</text:p>
      <text:p text:style-name="P4">
During the period when Ukraine's most close Putin, the term of office of the fourth President Yanukovic (2010-2014). At that time, he violated the campaign commitment, refused to sign the European Union to contact the State Agreement and Free Trade Agreement. The Eurasian economic community eventually triggered the square uprising in February 2014 (EUROMAIDANUPRISING), Yanukovic escaped, and Russia swallowed Crimea in chaos.</text:p>
      <text:p text:style-name="P4">
On December 23, 2014, the Ukrainian parliament abandoned Ukraine's unreasonable status, and this step was severely condemned by Russia. On September 20, 2018, the Ukrainian parliament approved the amendment to the Constitution, and will join NATO and the European Union as its core goals and major foreign policy goals.</text:p>
      <text:p text:style-name="P4">
In 2019, Zelei became president and continued to join NATO's efforts. On September 14, 2020, Zeroski approved Ukraine's new national security strategy, which stipulates that it has a unique partnership with NATO in order to join NATO. At the end of November 2020, NATO confirmed that Ukraine was a candidate for NATO members. On April 7, 2021, the Russian army began to gather near the Ukraine border.</text:p>
      <text:p text:style-name="P4">
At the Brussels Summit in June 2021, Secretary -General Stoltenberg emphasized that Russia will not be able to reject Ukraine to join NATO because we will not return to the era when the sphere of influence and the great country determine what the small country should do.</text:p>
      <text:p text:style-name="P4">
On November 28, 2021, Ukraine warned that Russia gathered nearly 92,000 troops near its border and speculated that Putin intends to launch an offense at the end of January or early February. Russia has accused Ukraine for its own military assembly and demanded that "Ukraine will never join NATO" by law. On November 30, 2021, Putin said that NATO expanded the existence in Ukraine, especially the deployment of any long -range missiles that can crack down on Moscow will be a "red line" problem for the Kremlin.</text:p>
      <text:p text:style-name="P4">
On January 25, 2022, NATO "resolutely excluded the core requirements of Moscow's opposition to the further expansion of NATO." Russia requested NATO's "long -term open policy for new member states" and asked NATO to withdraw troops and equipment from Eastern Europe.</text:p>
      <text:p text:style-name="P4">
On February 21, 2022 before Putin launched the invasion, Zerrenceki accused Putin accusing Putin for "destructing peace talks" and excluded the possibility of making any territory to make concessions. On the same day, Stoltenberg suggested that Russia chose diplomatic channels with the strongest wording and immediately reversed its large -scale military assembly in Ukraine and its surroundings.Peace was really temporary, and we couldn't escape the fate of the war. In the 21st century, Asia -Europe is similar to the replica of Europe in the 19th century. While saying that he does not want to fight, he is moving towards a terrible ahead. NATO continued to expand and even wanted to expand to East Asia. Before achieving European peace, there was a history of dark war in the European continent for more than a thousand years. No continent did not know that "how to find the light of peace on the flames of war."</text:p>
      <text:p text:style-name="P4">
_ (Note: This article only represents the author's personal point of view. Responsible for the mailbox bo.liu@ftchinese.com) _</text:p>
      <text:p text:style-name="P4">
News Source: <text:a xlink:type="simple" xlink:href="http://www.ftchinese.com/story/001099910" text:style-name="Internet_20_link" text:visited-style-name="Visited_20_Internet_20_Link">
http://www.ftchinese.com/story/001099910</text:a>
</text:p>
      <!--NEWS-->
      <text:h text:style-name="P10" text:outline-level="1">
<text:span text:style-name="T4">
How to understand the "Asia Century"? (Free version)</text:span>
</text:h>
      <text:p text:style-name="P4">
Authors: ['马丁•沃尔夫']</text:p>
      <text:p text:style-name="P4">
Publisher: 英国《金融时报》</text:p>
      <text:p text:style-name="P4">
Time: 2023-06-09T06:40:42+00:00</text:p>
      <text:p text:style-name="P4">
Published Time: 2023-06-08T12:00:99+08:00</text:p>
      <text:p text:style-name="P4">
Modified Time: 2023-06-09T02:34:99+08:00</text:p>
      <text:p text:style-name="P4">
Description: Wolf: Behind this statement is actually a global balance, and European and American hegemony has gradually weakened. Asia has become extremely important in economic and politics, but there will be no collective Asian "will".</text:p>
      <text:p text:style-name="P4">
Images: []</text:p>
      <text:p text:style-name="P4">
Themes: ['专栏', '全球经济', '关注']</text:p>
      <text:p text:style-name="P4">
Keywords: ['全球经济', '地缘政治', '亚洲', '欧洲']</text:p>
      <text:p text:style-name="P4">
Type: Article</text:p>
      <!--METADATA-->
      <text:p text:style-name="P4">
The future belongs to Asia, a highly respected analyst Parag Conner(Paragkhanna)Thus thinks. But this judgment that has been generally accepted is necessary to explain. Geographically, Asia and Europe are not a continent. "Asia" itself is not even the concept of Asians: Europeans invented the word. Asians did not feel that they belonged to a separate mainland in the past. This area is too vast and diverse, so that it is impossible to have such an idea.</text:p>
      <text:p text:style-name="P4">
This is still the case. What is currently happening is actually a global re -balance, and the dominance of humans in Europe and its colonial descendants -this dominance has changed the world in a long history -gradually weakening. A multi -pole and chaotic world will replace it. Will "Asia" be a huge part of this world? certainly. China and India will play a role. But Asia is not so much a stage.</text:p>
      <text:p text:style-name="P4">
News Source: <text:a xlink:type="simple" xlink:href="http://www.ftchinese.com/story/001099911" text:style-name="Internet_20_link" text:visited-style-name="Visited_20_Internet_20_Link">
http://www.ftchinese.com/story/001099911</text:a>
</text:p>
      <!--NEWS-->
      <text:h text:style-name="P10" text:outline-level="1">
<text:span text:style-name="T4">
Why not let technology executives participate in AI supervision (Free Version)</text:span>
</text:h>
      <text:p text:style-name="P4">
Authors: ['玛丽切•沙克']</text:p>
      <text:p text:style-name="P4">
Publisher: 英国《金融时报》</text:p>
      <text:p text:style-name="P4">
Time: 2023-06-09T06:47:00+00:00</text:p>
      <text:p text:style-name="P4">
Published Time: 2023-06-08T12:00:99+08:00</text:p>
      <text:p text:style-name="P4">
Modified Time: 2023-06-09T02:43:99+08:00</text:p>
      <text:p text:style-name="P4">
Description: Shak: Policy makers should not be discouraged by the complexity of AI. This complexity should instead promote their responsibility for supervision.</text:p>
      <text:p text:style-name="P4">
Images: []</text:p>
      <text:p text:style-name="P4">
Themes: ['观点', '人工智能', '关注']</text:p>
      <text:p text:style-name="P4">
Keywords: ['人工智能', '监管', 'OpenAI', 'CEO']</text:p>
      <text:p text:style-name="P4">
Type: Article</text:p>
      <!--METADATA-->
      <text:p text:style-name="P4">
<text:span text:style-name="T5">
This author is Stanford University(Stanford University)Network policy center(Cyber PolicyCenter)International Policy Director, Margaret Visteig(Margrethe Vestager)Special Consultant</text:span>
</text:p>
      <text:p text:style-name="P4">
The technology company recognizes whether they can decide whether they can be in this artificial intelligence(AI)Not only are the market winning the market, but also Washington and Brussels. The rules for managing AI products development and integration will have a matter of life and death, but these rules have not yet been determined. Therefore, the executives of technology companies are trying to set the tone first, saying that they are the most appropriate for them to supervise their own technology. AI may be a new thing, but the reasons for the executives are still the old set: with Mark Zuckerberg(Mark Zuckerberg)Speaking of social media, Sam Banker Man-Fried(Sam Banke-Fried)There is no difference in the reason for cryptocurrencies. Such a speech should not confuse the legislators of democratic countries again.</text:p>
      <text:p text:style-name="P4">
News Source: <text:a xlink:type="simple" xlink:href="http://www.ftchinese.com/story/001099912" text:style-name="Internet_20_link" text:visited-style-name="Visited_20_Internet_20_Link">
http://www.ftchinese.com/story/001099912</text:a>
</text:p>
      <!--NEWS-->
      <text:h text:style-name="P10" text:outline-level="1">
<text:span text:style-name="T4">
New European Successful Story: There are high luxury, no high -tech (Free Version)</text:span>
</text:h>
      <text:p text:style-name="P4">
Authors: ['鲁吉•夏尔马']</text:p>
      <text:p text:style-name="P4">
Publisher: 英国《金融时报》</text:p>
      <text:p text:style-name="P4">
Time: 2023-06-09T06:53:38+00:00</text:p>
      <text:p text:style-name="P4">
Published Time: 2023-06-08T12:00:99+08:00</text:p>
      <text:p text:style-name="P4">
Modified Time: 2023-06-09T02:51:99+08:00</text:p>
      <text:p text:style-name="P4">
Description: Charma: As Western capitalism faces many problems, it can be said to be a retrogression based on some technologies that traces back to the 17th century.</text:p>
      <text:p text:style-name="P4">
Images: ["<text:a xlink:type="simple" xlink:href="https://thumbor.ftacademy.cn/unsafe/picture/5/000183865_piclink.jpg" text:style-name="Internet_20_link" text:visited-style-name="Visited_20_Internet_20_Link">
000183865_pic...</text:a>
"]</text:p>
      <text:p text:style-name="P4">
Themes: ['观点', '奢侈品', '关注']</text:p>
      <text:p text:style-name="P4">
Keywords: ['奢侈品', '欧盟经济', '产业政策', '科技']</text:p>
      <text:p text:style-name="P4">
Type: Article</text:p>
      <!--METADATA-->
      <text:p text:style-name="P4">
<draw:frame draw:style-name="fr1" draw:name="Image72" text:anchor-type="as-char" svg:width="6.9236in" svg:height="4.523329in" draw:z-index="0">
<draw:image xlink:href="../Images/FT Chinese Free Version/2023-06-09T06-53-38-00-00/000183865_piclink.jpg" xlink:type="simple" xlink:show="embed" xlink:actuate="onLoad" draw:mime-type="image/jpeg"/>
</draw:frame>
_This author is Rockefeller International Company(Rockefeller International)Chairman _</text:p>
      <text:p text:style-name="P4">
The European stock market has been greatly boosted due to the prosperity of global luxury goods -it is undoubtedly a good news for the region. Nevertheless, this successful story also proposes a troublesome question: Does Europe depend on this industry that is regarded as a sign that many people is regarded by many people?</text:p>
      <text:p text:style-name="P4">
News Source: <text:a xlink:type="simple" xlink:href="http://www.ftchinese.com/story/001099913" text:style-name="Internet_20_link" text:visited-style-name="Visited_20_Internet_20_Link">
http://www.ftchinese.com/story/001099913</text:a>
</text:p>
      <!--NEWS-->
      <text:h text:style-name="P10" text:outline-level="1">
<text:span text:style-name="T4">
The fourth anniversary of Hong Kong's "Removal of the Central" movement: banns, prohibited, self -examination, and Hong Kong people are "educated"</text:span>
</text:h>
      <text:p text:style-name="P4">
Author: https://www.facebook.com/bbcworldservice/</text:p>
      <text:p text:style-name="P4">
Publisher: BBC News 中文</text:p>
      <text:p text:style-name="P4">
Published Time: 2023-06-09T06:59:57.000Z</text:p>
      <text:p text:style-name="P4">
Modified Time: 2023-06-09T06:59:57.000Z</text:p>
      <text:p text:style-name="P4">
Description: In 2019, the Hong Kong's "Counterfeit Central" movement was officially characterized by the official "color revolution", and the "National Security Law" marked Hong Kong's "secondary return". BBC Chinese interviews, media, media, civil servants and other frontline personnel, they all said that they felt tremendous changes, and said that the official was culturally transforming Hong Kong from culturally.</text:p>
      <text:p text:style-name="P4">
Images: ["<text:a xlink:type="simple" xlink:href="https://ichef.bbci.co.uk/news/640/cpsprodpb/72EF/production/_130032492_gettyimages-1247577710.jpg" text:style-name="Internet_20_link" text:visited-style-name="Visited_20_Internet_20_Link">
_130032492_ge...</text:a>
"]</text:p>
      <text:p text:style-name="P4">
Videos: ["<text:a xlink:type="simple" xlink:href="https://www.bbc.com/ws/av-embeds/cps/zhongwen/simp/chinese-news-65842285/p0ft5s47/zh-hans" text:style-name="Internet_20_link" text:visited-style-name="Visited_20_Internet_20_Link">
zh-hans</text:a>
", "<text:a xlink:type="simple" xlink:href="https://www.bbc.com/ws/av-embeds/cps/zhongwen/simp/chinese-news-65842285/p0fsqdtd/zh-hans" text:style-name="Internet_20_link" text:visited-style-name="Visited_20_Internet_20_Link">
zh-hans</text:a>
", "<text:a xlink:type="simple" xlink:href="https://www.bbc.com/ws/av-embeds/cps/zhongwen/simp/chinese-news-65842285/p0dpmkpj/zh-hans" text:style-name="Internet_20_link" text:visited-style-name="Visited_20_Internet_20_Link">
zh-hans</text:a>
"]</text:p>
      <text:p text:style-name="P4">
Tags: ['英国', '香港版国安法', '逃犯条例', '中國', '政治', '香港', '法律']</text:p>
      <text:p text:style-name="P4">
Type: Article</text:p>
      <!--METADATA-->
      <text:h text:style-name="P12" text:outline-level="3">
<text:span text:style-name="T4">
The fourth anniversary of the Hong Kong "Removal Delivery" Movement: Forbidden Books, Forbidden language, self -examination, and Hong Kong people have been "educated"</text:span>
</text:h>
      <ul>
        <li>
Li Chengxin * BBC Chinese reporter</li>
      </ul>
      <text:p text:style-name="P4">
6:59 am on June 9, 2023![] <text:a xlink:type="simple" xlink:href="Images/BBC Chinese/2023-06-09T06-59-57.000Z/_130032492_gettyimages-1247577710.jpg" text:style-name="Internet_20_link" text:visited-style-name="Visited_20_Internet_20_Link">
</text:a>
Image source, getty images</text:p>
      <text:p text:style-name="P4">
<text:span text:style-name="T4">
 The Hong Kong government announced the revision of the "Real Delivery Central" demonstration waves that swept the entire Hong Kong in 2019, and officially characterized it as the "color revolution" and the iron fist suppression. In 2020, Beijing bypassed the Hong Kong Legislative Council's promulgation of the "Hong Kong National Security Law", marking Hong Kong's "secondary return". BBC Chinese interviews, media, media, civil servants and other frontline personnel, they all said that they felt tremendous changes, and said that the official was culturally transforming Hong Kong from culturally. </text:span>
</text:p>
      <text:p text:style-name="P4">
"Now teaching can not speak China and the mainland. I want to talk about the country. I was not used to it at first, but now I have changed my mouth automatically." Teacher Eu (pseudonym) taught in a middle school in Jiulong said to BBC Chinese. "The Education Bureau will be randomly learned, and you will be considered unprofessional to catch you wrong."</text:p>
      <text:p text:style-name="P4">
A large number of teachers were "ash" (reporting) during the "Removal Division" campaign in 2019, and "White Terror" continued to this day. She said that she is still very careful now, especially her teaching is regarded as "high -risk subjects" "citizens and society" Development Division (referred to as communes).</text:p>
      <text:p text:style-name="P4">
The discipline was formerly known as the "General Education Department". The course was open. It aims to cultivate students to care about social affairs and multi -angle thinking. In 2020, the government announced the reform course and became dominated by national conditions. At the same time, according to the "Hong Kong National Security Law" requirements, "national security education" was implemented in primary and secondary schools.</text:p>
      <text:p text:style-name="P4">
Teacher Ou is currently taking into account the relevant coordination of the school. She said that before the Education Bureau went to the school last year, she summoned Chinese and historical teachers to review the collections of the library in the school and removed the seemingly sensitive books.</text:p>
      <text:p text:style-name="P4">
"We even took away the books that Professor Lu Dile talked about Hong Kong culture and were not politicized at all. He thought that everything was lost, but they (the Education Bureau) still found the so -called banned book, which was some English books about Chinese history. Of course, they did not explain to it. The reason, but everyone guess it was because of the "six four '" in it. "</text:p>
      <text:p text:style-name="P4">
<text:a xlink:type="simple" xlink:href="https://www.bbc.com/ws/av-embeds/cps/zhongwen/simp/chinese-news-65842285/p0ft5s47/zh-hans" text:style-name="Internet_20_link" text:visited-style-name="Visited_20_Internet_20_Link">
Video-1-Link:/WS/AV-EMBEDS/CPS/ZHONGWEN/SIMP/Chinese-News-65842285/P0FT5S47/ZH-HansS</text:a>
<text:span text:style-name="T4">
 Your equipment does not support playing multimedia materials </text:span>
 video plus injection text,</text:p>
      <text:p text:style-name="P4">
After the "anti -repair" movement in Hong Kong in 2019, a large number of young people were arrested and imprisoned for related protests. BBC interviewed the "anti -repair" motion demonstrators from prison, as well as supporting networks for helping people into prison for social movement cases.</text:p>
      <text:p text:style-name="P4">
In May of this year, the Hong Kong Public Library took more than 200 sensitive books under the name of "Clean up illegal or National Security". Most of them were the works of democratic people, which caused social uproar. But in fact, this political review has long penetrated the campus of primary and secondary schools.</text:p>
      <text:p text:style-name="P4">
"The British Literature Division of our school has used George Orwell's" Animal Farm "for many years. The teacher (pseudonym) said.</text:p>
      <text:p text:style-name="P4">
She was also arranged to be responsible for the national security education in the school after 2019. She said that colleagues were uneasy to face the fuzzy standards. "The bureau has never announced a list of banned books, nor does it stipulate what cannot be said. It will only give some course goals and guidelines. You can guess what you can't say."</text:p>
      <text:p text:style-name="P4">
She said that according to the hand -arranged by the school, teachers in other disciplines must also teach the science of junior high school. The authorities have threatened to significantly modify the relevant courses. "We have adopted the most conservative approach. This part of the teacher is not as good as this announcement, but my colleagues are still very nervous, and constantly ask me, can these things be taught?"</text:p>
      <text:p text:style-name="P4">
<text:a xlink:type="simple" xlink:href="https://www.bbc.com/zhongwen/simp/chinese-news-65338390" text:style-name="Internet_20_link" text:visited-style-name="Visited_20_Internet_20_Link">
Xia Baolong's visits on the 6th "inspection" on the 6th, "inspecting" the political signal passed by</text:a>
<text:span text:style-name="T5">
 <text:a xlink:type="simple" xlink:href="https://www.bbc.com/zhongwen/simp/chinese-news-65163723" text:style-name="Internet_20_link" text:visited-style-name="Visited_20_Internet_20_Link">
Hong Kong rally demonstration has also been restored, but the "lane rope parade" has become a new normal</text:a>
</text:span>
 <text:a xlink:type="simple" xlink:href="https://www.bbc.com/zhongwen/simp/chinese-news-65554858" text:style-name="Internet_20_link" text:visited-style-name="Visited_20_Internet_20_Link">
Hong Kong "Ming Pao" stopped publisher Zunzi 40 -download comics column again to attract news free disputes</text:a>
<text:span text:style-name="T5">
 <text:a xlink:type="simple" xlink:href="https://www.bbc.com/zhongwen/simp/chinese-news-65455696" text:style-name="Internet_20_link" text:visited-style-name="Visited_20_Internet_20_Link">
Hong Kong District Council rectification election system direct election seats decreased to 20%</text:a>
</text:span>
 <text:a xlink:type="simple" xlink:href="https://www.bbc.com/zhongwen/simp/chinese-news-53250603" text:style-name="Internet_20_link" text:visited-style-name="Visited_20_Internet_20_Link">
BBC detailed sorting out the five major controversies of the National Security Law in Hong Kong</text:a>
### "National Security Law" and internalized red line</text:p>
      <text:p text:style-name="P4">
Image source, getty images</text:p>
      <text:p text:style-name="P4">
Image adding text,</text:p>
      <text:p text:style-name="P4">
The "Hong Kong National Security Law" came into effect on June 30, 2020. Since then, the Hong Kong government will launch the "National National Security Day" event on April 15 each year.</text:p>
      <text:p text:style-name="P4">
According to the Hong Kong Police Department, from June 9, 2019 to December 31, 2022, the police arrested 10,279 people during the demonstration, of which 4010 were students. After the "National Security Law" came into effect on June 30, 2020, more than 250 people have been arrested by the law, and their age is 15 to 90 years old.</text:p>
      <text:p text:style-name="P4">
Zhong Jianhua, a Hong Kong social policy and public administrative scholar who has moved to the United Kingdom, analyzed the BBC Chinese analysis that Hong Kong has entered the era of authoritarian, and authoritarian governance is based on power, not tangible provisions and laws.</text:p>
      <text:p text:style-name="P4">
"In fact, there is no standard. It depends on the governance team at the time. The National Security Law is the best example. Mainland China is a long -term use of this method. When some people cannot know the objective standards, they can only guess by themselves, and he also wants you to guess, and you naturally dare not touch the sensitive things. This is a typical authoritarian political characteristics. ""Excluding sensitive police rights, I taught Hong Kong's multiculturalism and race in the other section, quoting the Basic Law that everyone has equal rights, including religious freedom and freedom of speech. At this time Is there a freedom of speech in Hong Kong? Other students are anxious to stop. "</text:p>
      <text:p text:style-name="P4">
[Video-Link:/WS/AV-EMBEDS/CPS/ZHONGWEN/SIMP/Chinese-News-65842285/P0FSQDTD/ZH-HansS]](https://www.bbc.com/ws/av-embeds/cps/zhongwen/simp/chinese-news-65842285/p0fsqdtd/zh-hans)<text:span text:style-name="T4">
 Your equipment does not support playing multimedia materials </text:span>
 video plus injection text,</text:p>
      <text:p text:style-name="P4">
Hong Kong protests the four -year year: "Removal China" movement back and end to the end</text:p>
      <text:p text:style-name="P4">
Teacher Xu admits that students are affected by the major environment of the society, and the self -examination from the bottom up is very serious. "In 2019, we can also discuss the benefits and disadvantages of demonstrations in the classroom. It is very rational. After three years, even if I want to discuss students, I don’t want to participate. The academic atmosphere is very poor. Everyone will not express themselves freely. "</text:p>
      <text:p text:style-name="P4">
Chen Jialuo, a professor at the Department of Political and International Relations of the Hong Kong Baptist University, pointed out to BBC that officials have continued to suppress and arrest in the past three years to create ripple effects. "Everything is national security. The atmosphere of this infinite outline and no far -end hats has made the public make adjustments, and everything avoids everything."</text:p>
      <text:p text:style-name="P4">
He said that the people of Nazi Germany and the Soviet Union in history have also experienced this life model. After the "Prague Spring" failure in 1968, Czechoslovak Fall. (Normalization) plans to launch political cleaning and high -pressure governance, detain different segastes, and monitor the people with secret police.</text:p>
      <text:p text:style-name="P4">
The late Czech President Harvel (Václav HAVEL) described it as a "post-totalitarianism" at the time. Everyone had a red line in their hearts, rooted and internalized political authority. Essence Chen Jialuo said: "The same is true in Hong Kong today. There is no need to take the official shot at all.</text:p>
      <text:h text:style-name="P12" text:outline-level="3">
<text:span text:style-name="T4">
Fourth right to be weakened</text:span>
</text:h>
      <text:p text:style-name="P4">
Image source, getty images</text:p>
      <text:p text:style-name="P4">
Image adding text,</text:p>
      <text:p text:style-name="P4">
On August 10, 2020, the Police National Security Department sent more than 200 police officers to search for the headquarters of the Apple Daily and arrested a number of high -level media.</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This social atmosphere made the "Hong Kong Drifting" reporter Andy (Andy) feel that he had known each other. He said that the "Hong Kong Drifting" friends around him were all liberals and occasionally discussed the current politics, but everyone was alert. "Always talk about half of it, someone panickedly, whether the phone will be recorded, will it be reported, everyone has left China, but it is still in a state of fear. It used to be like this with mainlanders. Now The same is true for friends in Hong Kong. They will say, don't talk about it anymore, be careful of being caught by Guoan. "</text:p>
      <text:p text:style-name="P4">
Andy moved to Hong Kong in 2018 and joined the English media. In 2019, he interviewed the "Counterfeit Middle" movement at the front line and experienced the great changes in the press in recent years.</text:p>
      <text:p text:style-name="P4">
He said that at the beginning of the exercise, the police pulled up the "Orange Belt" blockade to prevent the reporters from shooting. "I arrived first, and I wanted to turn around when I saw the orange belt. Then a large group of Hong Kong reporters arrived. They saw that all the orange belts were scolded together and scolded the police to hinder the freedom of the press. . At that moment, I woke up. It turned out that I had a problem. I used to be detained and questioned in the mainland. I was very afraid of the police. The instinctual response was to run away. Dogs, but Hong Kong reporters know their rights very well. "</text:p>
      <text:p text:style-name="P4">
However, the police expanded during the "counter -delivery" movement. A few months later, he encountered similar incidents in an interview. By July 1, 2020, the "National Security Law" took effect the next day, a citizen went to the streets to protest. The reporter at the scene even saw the police's defense line actively avoided it. This change made him sigh. "I came to work in Hong Kong in freedom of news. How do I know that in just a few months, Hong Kong reporters have become the same as that of my mainland reporters. The whole environment has changed."</text:p>
      <text:p text:style-name="P4">
After 2019, the role of the media as the fourth power and the public supervision agency (Publicwatchdog) has weakened significantly. The charged, according to the annual press freedom index of no borders, the 73rd in 2019, the 73rd in 2019 to the 140th in 2023.</text:p>
      <text:p text:style-name="P4">
In addition to tangible suppression, there are also intangible transformations. Hong Kong Radio, Wired News, and NOW News successively have a large earthquake in personnel. Government officers and pro -Chinese people who have no broadcasting experience in airborne are high -rise, and they have made controversy in the handling of many news.</text:p>
      <text:p text:style-name="P4">
MAPLE (pseudonym), a senior reporter who worked on the TV station, described the current "standing is heavy, professional as the deputy", and the inferior coins expelled good coins. With the interview director and senior colleagues of the "veteran opening veterans", she also had a year ago. Saying. "Previous Taib (TVB) news was accused of very 'river crab" ("harmonious" homophonic), and also experienced this kind of personnel change, but that's the process of ten years. Now we are completed within two years. The emergency and huge, we have worked hard for many years, and the credibility of many years is gone. "</text:p>
      <text:p text:style-name="P4">
The professional level of the media has declined, and the objective effect is the increase in official discourse. MAPLE said that the news editor room has a relatively lighter journalist. They lack practical experience, and their superiors cannot provide help. "So you will see many sections of the follow -up officials. No reporters are questioned and questioned. Speaking of the law, this allows the official to monopolize the entire discussion. "<text:a xlink:type="simple" xlink:href="https://www.bbc.com/zhongwen/simp/uk-65396986" text:style-name="Internet_20_link" text:visited-style-name="Visited_20_Internet_20_Link">
British MPs reprimand the government waiting for Li Zhiying's foreign minister to pay attention to contact with China</text:a>
<text:span text:style-name="T5">
 <text:a xlink:type="simple" xlink:href="https://www.bbc.com/zhongwen/simp/chinese-news-57579811" text:style-name="Internet_20_link" text:visited-style-name="Visited_20_Internet_20_Link">
Hong Kong "Apple Daily" stopped: What does this mean? </text:a>
</text:span>
 <text:a xlink:type="simple" xlink:href="https://www.bbc.com/zhongwen/simp/chinese-news-58802674" text:style-name="Internet_20_link" text:visited-style-name="Visited_20_Internet_20_Link">
"Apple Daily" was suspended, Hong Kong reporters encountered "sealed door" and "sword on the top of the head"</text:a>
<text:span text:style-name="T5">
 <text:a xlink:type="simple" xlink:href="https://www.bbc.com/zhongwen/simp/chinese-news-59856267" text:style-name="Internet_20_link" text:visited-style-name="Visited_20_Internet_20_Link">
Hong Kong News was founded for five years, it was announced that the suspension of farewell words said "the wind and the waves were in severe situation"</text:a>
</text:span>
 <text:a xlink:type="simple" xlink:href="https://www.bbc.com/zhongwen/simp/64508812" text:style-name="Internet_20_link" text:visited-style-name="Visited_20_Internet_20_Link">
The largest case of the Hong Kong National Security Law: Most of the 47s of democratic factions and 47 people have been "primary prisoners have not been tried" for two years</text:a>
### "Political Language" How to change the narrative?</text:p>
      <text:p text:style-name="P4">
Image source, getty images</text:p>
      <text:p text:style-name="P4">
Image adding text,</text:p>
      <text:p text:style-name="P4">
Authorities reforming the election system at all levels in Hong Kong have greatly reduced democratic composition and direct election seats, claiming to be a "improvement" system.</text:p>
      <text:p text:style-name="P4">
After 2019, the outbreak of immigration broke out in Hong Kong, which applied for a BNO visa -that is, the British national (overseas) visa -150,000 people who moved to the UK. A survey of the Hong Kong General Chamber of Commerce in April this year showed that 74%of the company faced the problem of talent shortage, and 70%of the employees resigned were due to immigration.</text:p>
      <text:p text:style-name="P4">
However, while the people voted with their feet, the official promoted the "National Security Law" to "chaos anyway" in Hong Kong. The new stage of Xing "". The SAR Government has also launched a series of activities such as "Hello Hong Kong" and "Happy Hong Kong" to actively "tell the story of Hong Kong."</text:p>
      <text:p text:style-name="P4">
Scholar, who has moved to Britain, said that these political slogans are like Owaer's "NewSpeak" in the political fable novel "1984". rule. "This is a textual wand used by the authoritarian government. The so -called" Patriot Governing Hong Kong ', and the "Patriot" is defined by him. Packing the front and beautiful words, thereby changing everyone's cognition. "</text:p>
      <text:p text:style-name="P4">
He said that this set of language techniques was very successful in mainland China. People have been immersed and polluted for a long time, and they will slowly be led by this set of logic. "This is why the" little pink "phenomenon appears. Hong Kong people have experienced the stage of civilization. In addition, there are still freedom of network freedom, and the resistance of resistance will be higher than that of the Chinese people. This is worth worrying about. "</text:p>
      <text:p text:style-name="P4">
He continued that the official was using language to control narratives to set the tone of political events. "If you set the tone, you can't discuss it again. The source of the 'counter -delivery' movement is that Hong Kong citizens are worried that the amendment to the" Fugm Regulations "violates the guarantee of the rule of law, but officials cannot use the dialectical process to persuade you, and use the language of the struggle to label you. 'Color Revolution', talk about the slogan of some conclusive, and put the nature of the whole thing into his frame, there is no need to debate. "</text:p>
      <text:p text:style-name="P4">
In August 2019, officials from the Hong Kong and Macao Office of the State Council of China publicly stated that the anti -repair example demonstration was the "color revolution", and then the official repeatedly referred to as "black storms" and "foreign forces". In April 2023, Xia Paolong, director of the Hong Kong and Macao Office, also said that although the Hong Kong version of the "Color Revolution" was not successful, this is a scar that can never be wiped in Hong Kong history, as if hanging on his head on his head The alarm bells must always be alert to street violence, "soft confrontation" secretly chaos and overseas Hong Kong activities.</text:p>
      <text:p text:style-name="P4">
Subsequently, Hong Kong Government officials followed Xia Baolong's argument. In the recent organ donation disputes, the Chief Executive Li Jiachao emphasized that he should be alert to the risk of Guoan and be careful to prevent "soft confrontation". The Hong Kong police arrested four people who suspected of stealing other people's information and used them to try to cancel the registration of organ donation. The Hong Kong version of the color revolution is similar to provoking contradictions through various reasons to create destruction of inconsistent reality. "</text:p>
      <text:p text:style-name="P4">
Scholar Chen Jialuo said: "Any people's livelihood incident can be promoted to the level of 'Color Revolution'. If you have a little dissatisfaction, he will help you think about it, it is called 'soft confrontation'."</text:p>
      <text:p text:style-name="P4">
<text:a xlink:type="simple" xlink:href="https://www.bbc.com/zhongwen/simp/world-49952730" text:style-name="Internet_20_link" text:visited-style-name="Visited_20_Internet_20_Link">
What are the precedents of the "Color Revolution" that protests in China that continue to be accused of China</text:a>
<text:span text:style-name="T5">
 <text:a xlink:type="simple" xlink:href="https://www.bbc.com/zhongwen/simp/chinese-news-65704881" text:style-name="Internet_20_link" text:visited-style-name="Visited_20_Internet_20_Link">
Lenovo of Hong Kong organ donation disputes with China National Security issues</text:a>
</text:span>
 <text:a xlink:type="simple" xlink:href="https://www.bbc.com/zhongwen/simp/chinese-news-56925846" text:style-name="Internet_20_link" text:visited-style-name="Visited_20_Internet_20_Link">
"Patriotic or political neutral", two dilemma of Hong Kong civil servants</text:a>
</text:p>
      <text:p text:style-name="P4">
Image source, getty images</text:p>
      <text:p text:style-name="P4">
Image adding text,</text:p>
      <text:p text:style-name="P4">
The SAR Government has launched plans such as "Hello Hong Kong" and "Happy Hong Kong"</text:p>
      <text:p text:style-name="P4">
For this new political context, civil servants must also re -adapt. Jing En (pseudonym) in the middle level in the Hong Kong government's trading department revealed to BBC that some used words have become sensitive. For example, the "independent customs zone" must be changed to "separate customs zone", and "refueling" cannot appear in government slogans and " Copywriting, so as not to make people think of the demonstration slogan "Hong Kong people".</text:p>
      <text:p text:style-name="P4">
She also said that in recent years, almost every document has been changed to its all -recognition. The upper -level officials will join the political terms and slogans of mainland China and put the Hong Kong policy under the framework of the national policy. "'Fourteenth Five -Year Plan', 'Guangdong -Hong Kong -Macao Greater Bay Area', 'Belt and Road", now all documents must be added to these words, politics is correct. Related projects can be very good. "</text:p>
      <text:p text:style-name="P4">
She also noticed that the domestic officials began to penetrate the civil servant system. "I opened the email that day, and our emails were written in English, but the attachments actually wrote what 'boss difficulties'. At first glance, it was not a word used by Hong Kong people. Everyone saw it."</text:p>
      <text:h text:style-name="P12" text:outline-level="3">
<text:span text:style-name="T4">
"Double -sided person" under normalizationImage source, getty images</text:span>
</text:h>
      <text:p text:style-name="P4">
After the 2019 "Counterfeit Central" campaign, the authorities asked civil servants to swore to support the Basic Law and loyal to the Hong Kong Special Administrative Region, and even deleted "political neutrality" in the Civil Servant Code. Civil servants were also required to complete more "political tasks". In December 2022, the former Chinese President Jiang Zemin died, and the Hong Kong government rarely asked all civil servants to watch the memorial service and silent for three minutes.</text:p>
      <text:p text:style-name="P4">
Jing En recalled that at that time, each department was empty, and all colleagues had to let go of their jobs and mourn. Unless they asked for leave that day to "spare". "Many more than there is KPI (key performance indicators) above. Each department must take pictures and upload it to Facebook pages to make work. There are more and more things that make everyone anti -white, but there is no way, you dare not dare to dare If you don't do it, everyone is helpless. "</text:p>
      <text:p text:style-name="P4">
Under the National Security Law, the education community also has more "facade kung fu" to do. The authorities stipulate that primary and secondary schools must hold a flag -raising ceremony every week and participate in the mainland inspection team. Teacher Ou, who taught the social science science, said: "Knowing that it is a political task, but I will take students to the Mainland to investigate, and I will also want them to learn things. After all, it is not a bad thing to know the national conditions. Foshan, it took 7 hours in 11 hours to spend transportation and eating, and there was no educational significance in the poor schedule, just to do it. "</text:p>
      <text:p text:style-name="P4">
Authorities also stipulate that each subject must have elements to maintain national security, and even surgery is no exception. "Our sports teacher thought for a long time before thinking about how to add some national security elements. For example, when explaining the ball, as the citizens need to abide by the law, players must follow the ball. In fact, it is very ridiculous."</text:p>
      <text:p text:style-name="P4">
Professor Chen Jialuo said that after 2019, Hong Kong's "secondary return", the new style in the new era and new normal is mimicking. "Everyone has to make great work, red, fighting left, and rotten. Of course, we are very embarrassed, but those who are power are very happy. This is part of the means of maintaining stability. Climbing must show loyalty. "</text:p>
      <text:p text:style-name="P4">
He quoted former Czech President Harville's "The Power of thePower" in his masterpiece "The Power of thePowerless". Get up!"Poster, this slogan is not his true thoughts, he just obeys the power to avoid trouble.</text:p>
      <text:p text:style-name="P4">
"Hong Kong has also formed a different culture in the table, which is getting closer to mainland China. The regime does not care if you are sincere, but only care about whether you are obedient and cooperative. When the exterior walls of the building and the newspapers are all overwhelming expressions, come to him It's as if there is a cheerleading team, which proves how popular you are. Compared to the police and shots, this is the low -cost maintenance method. "</text:p>
      <text:p text:style-name="P4">
<text:a xlink:type="simple" xlink:href="https://www.bbc.com/zhongwen/simp/chinese-news-61963484" text:style-name="Internet_20_link" text:visited-style-name="Visited_20_Internet_20_Link">
The 25th anniversary of the transfer of sovereignty in Hong Kong: From the figure, Hong Kong has changed in recent years</text:a>
<text:span text:style-name="T5">
 <text:a xlink:type="simple" xlink:href="https://www.bbc.com/zhongwen/simp/chinese-news-61999062" text:style-name="Internet_20_link" text:visited-style-name="Visited_20_Internet_20_Link">
Xi Jinping described "one country, two systems" is a good system, and there is no reason to change</text:a>
</text:span>
 <text:a xlink:type="simple" xlink:href="https://www.bbc.com/zhongwen/simp/world-65385367" text:style-name="Internet_20_link" text:visited-style-name="Visited_20_Internet_20_Link">
Many details of the "Outside of the Domain for the National Security Law of the Hong Kong National Security Law" in Japan</text:a>
<text:span text:style-name="T5">
 <text:a xlink:type="simple" xlink:href="https://www.bbc.com/zhongwen/simp/chinese-news-64316121" text:style-name="Internet_20_link" text:visited-style-name="Visited_20_Internet_20_Link">
Whether the Hong Kong people are trapped in the law and the "second immigration wave" of the Guoan dilemma has come one after another</text:a>
</text:span>
 <text:a xlink:type="simple" xlink:href="https://www.bbc.com/zhongwen/simp/chinese-news-40441492" text:style-name="Internet_20_link" text:visited-style-name="Visited_20_Internet_20_Link">
Why does the BBC Chinese website say that Hong Kong and Macao "transfer"? </text:a>
</text:p>
      <text:h text:style-name="P12" text:outline-level="3">
<text:span text:style-name="T4">
The person staying "How good is"?</text:span>
</text:h>
      <text:p text:style-name="P4">
Image source, getty images</text:p>
      <text:p text:style-name="P4">
Political scholars have pointed out that in the current system and political atmosphere, how much the former value can be preserved in Hong Kong will depend on the people's cooperation.</text:p>
      <text:p text:style-name="P4">
Scholar Zhong Jianhua quoted Harveil's claim that in the post -ending era, "Living Intruth", "Hong Kong has no room for space, and now rely on overseas Hong Kong people to continue to speak and tell the truth." Professor Chen Jialuo believes that it is also a persistence without leaving his position. "The key is how good the people staying, how serious they are."</text:p>
      <text:p text:style-name="P4">
Middle school teacher Ou said that she should "do less" as possible in the patriotic activities in the school stipulated by the authorities. For example, the weekly flag -raising ceremony should have a "state of the country", and she did not fully implement it. "I have many relatives and friends in the mainland, and some are teachers. They say that schools in the mainland will not say this every week '' national party '. The mainlanders are very smart. Hong Kong is too crazy, too brain, and too stupid. "</text:p>
      <text:p text:style-name="P4">
Teacher Xu also pointed out that the current teacher's social sciences are light and lightly described on the issue of "violating conscience". "You forced me to talk about the" Color Revolution "in 2019. I really can't tell, so let the students go back to take a note of their own notes. Anyway, this family has been castrated. Why should I be so seriously helping the official 'political propaganda'? Or explain the 'to improve the election system' and 'patriotic governance Hong Kong', and say it as a half joke -if it is used to look at it from a humorous perspective, Hong Kong is very funny now. "</text:p>
      <text:p text:style-name="P4">
She said that because the trials of the commune department were changed to only two levels of "reaching standards" and "not reaching standards", it was very difficult to meet the standards. The attitude of students in class became perfunctory. "They either do not cooperate, noise rebellion, or they just ignore you and do other subjects. Hong Kong's education system is very utilitarian. The atmosphere of indifference and cynicism is very strong. In the future, a group of smart but no moral elite will be raised in the future. "</text:p>
      <text:p text:style-name="P4">
Teacher Xu admits that under the current system, it is difficult to inspire students in teaching. She then shifted her focus to extracurricular activities, organized a delegation and workshop for the interested students to cultivate the humanistic spirit of the next generation in limited space. "There are many issues in the society worthy of concern, such as houses, poverty, and environmental protection issues. Take students to understand these, at least let them know how to care for others."</text:p>
      <text:p text:style-name="P4">
Mid -level civil servant Jing En said that people who are willing to express their loyalty after 2019 are quickly on the top, but not all civil servants must compete for the superiors, and more people are safe and silent.</text:p>
      <text:p text:style-name="P4">
"It can be understood that the people above should be charming, but we will not obey blindly. The suggestions for handing over will still be written according to professional judgment. If you really want to add political slogans, use a compromise method, add it in an inconspicuous place, and find it. Find it. Numbers (requiring requirements). I don't know how long I can persist, but at least I have to be at ease, don't be too disgusting. "BBC documentary: the battle of freedom in Hong Kong (above)</text:p>
      <text:p text:style-name="P4">
News Source: <text:a xlink:type="simple" xlink:href="https://www.bbc.com/zhongwen/simp/chinese-news-65842285" text:style-name="Internet_20_link" text:visited-style-name="Visited_20_Internet_20_Link">
https://www.bbc.com/zhongwen/simp/chinese-news-65842285</text:a>
</text:p>
      <!--NEWS-->
      <text:h text:style-name="P10" text:outline-level="1">
<text:span text:style-name="T4">
The US Senate committee has deprived of China's developing country status bill</text:span>
</text:h>
      <text:p text:style-name="P4">
Author: 联合早报 (Person)</text:p>
      <text:p text:style-name="P4">
Publisher: 联合早报 (Organization)</text:p>
      <text:p text:style-name="P4">
Published Time: 2023-06-09T07:00</text:p>
      <text:p text:style-name="P4">
Modified Time: 2023-06-09T08:58</text:p>
      <text:p text:style-name="P4">
Description: The US Senate Commission has passed a bill that deprives China of "developing countries". Reuters reported that the US Senate Foreign Relations Commission on Thursday (June 8th) has no objection to adopted the "Termidity of the State State of China".</text:p>
      <text:p text:style-name="P4">
Videos: []</text:p>
      <text:p text:style-name="P4">
Audios: []</text:p>
      <text:p text:style-name="P4">
Images: []</text:p>
      <text:p text:style-name="P4">
Type: NewsArticle</text:p>
      <text:p text:style-name="P4">
Breadcrumbs: ['即时', '国际']</text:p>
      <text:p text:style-name="P4">
Keywords: ['美国参议院', '中国', '发展中国家', '中美关系', '贸易']</text:p>
      <!--METADATA-->
      <text:p text:style-name="P4">
The US Senate Commission has passed a bill that deprives China of "developing countries".</text:p>
      <text:p text:style-name="P4">
Reuters reported that the US Senate Foreign Relations Committee has not objections on Thursday (June 8th) and adopted the "Term Termidity Act of Developing China". Chinese family status.</text:p>
      <text:p text:style-name="P4">
Supporters of the bill said that developing countries can allow China to enjoy special treatment in certain international organizations or treaties.</text:p>
      <text:p text:style-name="P4">
The US Foreign Relations Commission has passed the bill to pave the way for the Senate's review and approval bill, but it is unclear when it will be carried out.</text:p>
      <text:p text:style-name="P4">
The House of Representatives had voted with zero votes in March with 415 votes. <text:a xlink:type="simple" xlink:href="https://www.zaobao.com/realtime/world/story20230328-1377092" text:style-name="Internet_20_link" text:visited-style-name="Visited_20_Internet_20_Link">
A similar bill was passed</text:a>
Essence</text:p>
      <text:p text:style-name="P4">
In the long -term division of US Congress, adopting a tough route for China is one of the few consensus between the two parties. Congress members have proposed dozens of bills to try to cope with the competition of this Asian power.</text:p>
      <text:p text:style-name="P4">
According to the World Trade Organization (WTO) regulations, countries with status in developing countries can enjoy a series of preferential trade policies, such as deductible tariffs and extended negotiation periods. However, the United States believes that China has become the world's largest exporter and the second largest economy. It is no longer in line with the standards of developing countries and should be deprived of these preferential treatment.</text:p>
      <text:p text:style-name="P4">
As early as February 2020, the Office of the US Trade Representative announced at the Federal Chronicle, announcing the cancellation of preferential treatment for the WTO developing countries of 25 economies, including China and Hong Kong, China.</text:p>
      <text:p text:style-name="P4">
According to the WTO agreement, developing countries enjoy more preferential treatment in international trade (SpeCial and Differentialtreatment (S &amp; DT).</text:p>
      <text:p text:style-name="P4">
The U.S. -stop preferential treatment for developing countries in China marks that in the future trade with China, the United States may no longer apply "special and differential treatment" and according to the developed national standards, which also means that China will be in Facing a more complex environment in trade with the United States.</text:p>
      <text:p text:style-name="P4">
News Source: <text:a xlink:type="simple" xlink:href="https://www.zaobao.com.sg/realtime/world/story20230609-1402583" text:style-name="Internet_20_link" text:visited-style-name="Visited_20_Internet_20_Link">
https://www.zaobao.com.sg/realtime/world/story20230609-1402583</text:a>
</text:p>
      <!--NEWS-->
      <text:h text:style-name="P10" text:outline-level="1">
<text:span text:style-name="T4">
China ’s export unexpectedly plummeted trade structure in May changed</text:span>
</text:h>
      <text:p text:style-name="P4">
Author: https://www.facebook.com/bbcworldservice/</text:p>
      <text:p text:style-name="P4">
Publisher: BBC News 中文</text:p>
      <text:p text:style-name="P4">
Published Time: 2023-06-09T07:27:09.000Z</text:p>
      <text:p text:style-name="P4">
Modified Time: 2023-06-09T07:27:09.000Z</text:p>
      <text:p text:style-name="P4">
Description: From the perspective of China's export destination, the share of China's main trading partners is quietly changing -Japan, the United States and other export destinations that have occupied the main positions all year round, and the share is declining; the proportion of Russia and ASEAN is rising rapidly.</text:p>
      <text:p text:style-name="P4">
Images: ["<text:a xlink:type="simple" xlink:href="https://ichef.bbci.co.uk/news/640/cpsprodpb/15D46/production/_130041498_gettyimages-1250106326.jpg" text:style-name="Internet_20_link" text:visited-style-name="Visited_20_Internet_20_Link">
_130041498_ge...</text:a>
", "<text:a xlink:type="simple" xlink:href="https://ichef.bbci.co.uk/news/640/cpsprodpb/18276/production/_129843989_whatsubject.jpg" text:style-name="Internet_20_link" text:visited-style-name="Visited_20_Internet_20_Link">
_129843989_wh...</text:a>
"]</text:p>
      <text:p text:style-name="P4">
Videos: []</text:p>
      <text:p text:style-name="P4">
Tags: ['东南亚国家联盟', '金融财经', '俄国', '日本', '中國', '韩国', '美国', '经济', '贸易', '银行业']</text:p>
      <text:p text:style-name="P4">
Type: Article</text:p>
      <!--METADATA-->
      <text:h text:style-name="P12" text:outline-level="3">
<text:span text:style-name="T4">
China Export unexpectedly falling trade structure in May</text:span>
</text:h>
      <text:p text:style-name="P4">
7:27 am on June 9, 2023![] <text:a xlink:type="simple" xlink:href="Images/BBC Chinese/2023-06-09T07-27-09.000Z/_130041498_gettyimages-1250106326.jpg" text:style-name="Internet_20_link" text:visited-style-name="Visited_20_Internet_20_Link">
</text:a>
Image source, getty images</text:p>
      <text:p text:style-name="P4">
<text:span text:style-name="T4">
 On June 7, the data released by the General Administration of Customs showed that in the US dollar, China exported 283.5 billion US dollars in May, a year -on -year decrease of 7.5%; imports were US $ 217.69 billion, a year -on -year decrease of 4.5%. The total imports and exports were US $ 50119 billion, a year -on -year decrease of 6.2%. </text:span>
</text:p>
      <text:p text:style-name="P4">
Compared with the previous months, the data in May is a bit ugly. Beginning in October last year, China's export volume continued to decline. After the release of the epidemic and the Spring Festival, exports began to increase, exports increased by 14.8%year-on-year, and exports increased by 8.5%year-on-year. %.</text:p>
      <text:p text:style-name="P4">
A report issued by a credit rating agency "Oriental Jincheng" in China believes that the high increase in March was mainly due to centralized production. In April, due to the low base effect brought by the peak of the epidemic in April, the short -term factors in May faded, plus overseas overseas, plus overseas overseas The impact of the decline in demand showed that the other side evidence was the new export order index in the PMI (purchasing manager index) in April and May in April and May continued to be in the contraction range.</text:p>
      <text:p text:style-name="P4">
In other words, the export volume in March was due to the previous months of backlog order, which was delivered after the Spring Festival; the exports in April were relatively high because the city was closed in Shanghai last April, which caused the export volume last April to be extremely low, which caused this year to 4 this year. The increase of the month seems very high.</text:p>
      <text:p text:style-name="P4">
The data in May is ugly, and it also has the effect of a certain "high base effect". In April last year, the outbreak of the Shanghai outbreak broke out. The exit of the month rose 14%.</text:p>
      <text:p text:style-name="P4">
It is worth noting that according to the RMB pricing and the decline in the US dollar, the decrease of 7.5%at the US dollar is 7.5%, and the decrease is 0.8%at a price of RMB, mainly due to the sharp depreciation of the recent RMB against the US dollar.</text:p>
      <text:h text:style-name="P12" text:outline-level="3">
<text:span text:style-name="T4">
structural change</text:span>
</text:h>
      <text:p text:style-name="P4">
<draw:frame draw:style-name="fr1" draw:name="Image81" text:anchor-type="as-char" svg:width="6.9236in" svg:height="3.894525in" draw:z-index="0">
<draw:image xlink:href="../Images/BBC Chinese/2023-06-09T07-27-09.000Z/_129843989_whatsubject.jpg" xlink:type="simple" xlink:show="embed" xlink:actuate="onLoad" draw:mime-type="image/jpeg"/>
</draw:frame>
Image source, getty image</text:p>
      <text:p text:style-name="P4">
Image adding text,</text:p>
      <text:p text:style-name="P4">
The Vladivostok is near the junction of Russia, Central, and DPRK. It is facing the sea three, and it is the largest port on the Pacific coast. Since 2022, with the significant increase in trade in China and Russia, the transportation capacity of container ships from the port from the southeast coast from the port from the port from the southeast coast to the Vladivostok port, and the capacity of the ship's return is increasing. Indirectly stimulates the attraction of rotation through the port.</text:p>
      <text:p text:style-name="P4">
<text:a xlink:type="simple" xlink:href="https://www.bbc.com/zhongwen/simp/chinese-news-65687574" text:style-name="Internet_20_link" text:visited-style-name="Visited_20_Internet_20_Link">
Vladivostok transformed into a China Internal Trade Port? The reality and history of the interaction between China and Russia and the Far East</text:a>
<text:a xlink:type="simple" xlink:href="https://www.bbc.com/zhongwen/simp/world-50218805" text:style-name="Internet_20_link" text:visited-style-name="Visited_20_Internet_20_Link">
Chinese farmers take over the Far East? When a large number of new residents surge on the land</text:a>
From the perspective of China's export destination, the share of China's main trading partners is quietly changing -Japan, the United States and other export destinations that have occupied the main positions all year round, and the share is declining; the proportion of Russia and ASEAN is rising rapidly.</text:p>
      <text:p text:style-name="P4">
According to the RMB, the import and export of China fell by 5.5%year -on -year in the past May, an increase of 3.6%to the European Union, and a 3.5%decrease in Japan.</text:p>
      <text:p text:style-name="P4">
At the same time, the import and export of China's imports and exports to Southeast Asian Alliance countries in the past May increased by 9.9%, and Russia increased by 51.9%.</text:p>
      <text:p text:style-name="P4">
ASEAN also surpassed the European Union and became China's largest trading partner, and the European Union, the United States, and Japan ranked second, third, and fourth.</text:p>
      <text:p text:style-name="P4">
Except for Russia, China ’s exports to major trading partners in May have declined sharply.</text:p>
      <text:p text:style-name="P4">
The growth of ASEAN trade is mainly because after the "Regional Comprehensive Economic Partnership Agreement" (RCEP) in the beginning of last year, it has promoted a significant role in promoting the relationship between China and ASEAN trade.</text:p>
      <text:p text:style-name="P4">
The growth of Russia's trade was that after the outbreak of the Russian and Ukraine War in February last year, European and American economic sanctions on Russia gradually increased. Russia could not even use the international fund liquidation system (SWIFT) settlement, which caused Russia to increase trade in China.</text:p>
      <text:h text:style-name="P12" text:outline-level="3">
<text:span text:style-name="T4">
</text:span>
</text:h>
      <text:p text:style-name="P4">
Image source, getty images</text:p>
      <text:p text:style-name="P4">
Image adding text,</text:p>
      <text:p text:style-name="P4">
In Zhoushan Port, China, trailers are pushing a crude oil cargo ship to the specified location.</text:p>
      <text:p text:style-name="P4">
<text:a xlink:type="simple" xlink:href="https://www.bbc.com/zhongwen/simp/business-65480676" text:style-name="Internet_20_link" text:visited-style-name="Visited_20_Internet_20_Link">
The Federal Reserve ’s tenth consecutive interest rate hikes are expected to be approaching the end of this round of interest rate hikes</text:a>
* <text:a xlink:type="simple" xlink:href="https://www.bbc.com/zhongwen/simp/business-59068890" text:style-name="Internet_20_link" text:visited-style-name="Visited_20_Internet_20_Link">
How to sweep the "inflation monsters" under the epidemic</text:a>
As well as</text:p>
      <text:p text:style-name="P4">
The main trading country to take care of China is not good. In May, South Korea's exports growth rate was -15.2%year-on-year, and it continued to decline by 0.9 percentage points on the basis of April. In May, Vietnam's exports fell 5.9%year -on -year, and it has declined for four consecutive months.</text:p>
      <text:p text:style-name="P4">
Reuters quoted analysts saying that in the past 12-18 months, the sharp tightening of global monetary policy, as well as recent pressure on the Western banking industry, has brought anxiety to the road of recovery in China and the world.</text:p>
      <text:p text:style-name="P4">
In May, the Federal Reserve raised interest rates for the tenth consecutive time. After the interest rate hike, the Federal Fund interest rate increased to 5.00%-5.25%, which was a new high since 2007.</text:p>
      <text:p text:style-name="P4">
After the interest rate hike in May, the Fed Chairman Powell said that the interest rate cut is not suitable now. He believes that inflation will decline, but the speed will not be fast, and it takes time to decline.</text:p>
      <text:p text:style-name="P4">
"If this prediction is generally correct, then the interest rate cut is inappropriate, and we will not cut interest rates." He further stated that if the demand is weakened further, there are more signs of softening in the labor market, so we may consider the interest rate cut.</text:p>
      <text:p text:style-name="P4">
The purpose of the Federal Reserve ’s interest rate hike is to curb inflation, but after continuous interest rate hikes, it must be maintained at a high level, making the cost of borrowing enterprises and individuals higher, suppressing the needs of major global markets.</text:p>
      <text:p text:style-name="P4">
Foreign trade data also shows that foreign -funded enterprises are not good in China. In the first five months, foreign -invested enterprises imported and exported 5.1 trillion yuan, a decrease of 7.6%. In contrast , Increased by 13.1%, the import and export of state -owned enterprises was 2.76 trillion yuan, an increase of 4.7%.</text:p>
      <text:p text:style-name="P4">
Other data also confirms the predicament of foreign capital in China. According to data from the Chinese Bureau of Statistics, the total profit of foreign companies, Hong Kong, Macao and Taiwan business-investment enterprises in China in January to February reached 35.7%.</text:p>
      <text:p text:style-name="P4">
News Source: <text:a xlink:type="simple" xlink:href="https://www.bbc.com/zhongwen/simp/chinese-news-65853730" text:style-name="Internet_20_link" text:visited-style-name="Visited_20_Internet_20_Link">
https://www.bbc.com/zhongwen/simp/chinese-news-65853730</text:a>
</text:p>
      <!--NEWS-->
      <text:h text:style-name="P10" text:outline-level="1">
<text:span text:style-name="T4">
The Supreme Court of the United States: Alabama constituency divides the map to discriminate against African voters</text:span>
</text:h>
      <text:p text:style-name="P4">
Publisher: 法新社</text:p>
      <text:p text:style-name="P4">
Published Time: 2023-06-09T07:32:07+00:00</text:p>
      <text:p text:style-name="P4">
Modified Time: 2023-06-09T07:05:03+00:00</text:p>
      <text:p text:style-name="P4">
Description: (Agence France -Presse, Washington, 8th) Conservatives accounted for the majority of the US Supreme Court today with 5 votes support and 4 votes against them. "Once a victo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6-09T07-32-07-00-00/000000.png" xlink:type="simple" xlink:show="embed" xlink:actuate="onLoad" draw:mime-type="image/png"/>
</draw:frame>
During the 1965 civil rights movement, the US Congress passed the "Voting Rights Act" to prevent racial discrimination in elections in elections.</text:p>
      <text:p text:style-name="P4">
The case of Alabama involves a constituency division map. This division is re -drawn by the Republican Party's Alabama Parliament in 2021 to allocate the seat of the Federal House of Representatives.</text:p>
      <text:p text:style-name="P4">
According to the division of this constituency, among the 7 U.S. crowds' constituencies in Alabama, African -American voters only account for one of them. But in fact, the entire state's African -American voters account for about 1/4 of the registered voters.</text:p>
      <text:p text:style-name="P4">
Alabama's African voters tend to vote for the Democratic Party, while white voters support the Republican Party.</text:p>
      <text:p text:style-name="P4">
Citizens and rights protection groups brought this redemption selection division to the court, accusing the legislators that the legislators violated the "voting rights law" to ban the weakening of African votes.</text:p>
      <text:p text:style-name="P4">
As conservatives, John Roberts, chief judges of the Supreme Court of the United States, and Judge Brettkavanaugh and three other liberal judges standing on the same line to support the ruling of the original trial court and demanded that Ala Bama resume the division of the parliamentary constituencies and includes the second constituency with a large number of African -American population.</text:p>
      <text:p text:style-name="P4">
U.S. President Biden met with the results of the Supreme Court's ruling and stated that the ruling "confirmed that the voting behavior should not have the basic principles of different treatments due to race."</text:p>
      <text:p text:style-name="P4">
News Source: <text:a xlink:type="simple" xlink:href="https://www.rfi.fr/cn/%E5%9B%BD%E9%99%85%E6%8A%A5%E9%81%93/20230609-%E7%BE%8E%E6%9C%80%E9%AB%98%E6%B3%95%E9%99%A2-%E9%98%BF%E6%8B%89%E5%B7%B4%E9%A9%AC%E9%80%89%E5%8C%BA%E5%88%92%E5%88%86%E5%9B%BE%E6%AD%A7%E8%A7%86%E9%9D%9E%E8%A3%94%E9%80%89%E6%B0%91" text:style-name="Internet_20_link" text:visited-style-name="Visited_20_Internet_20_Link">
https://www.rfi.fr/cn/%E5%9B%BD%E9%99%85%E6%8A%A5%E9%81%93/20230609-%E7%BE%8E%E6%9C%80%E9%AB%98%E6%B3%95%E9%99%A2-%E9%98%BF%E6%8B%89%E5%B7%B4%E9%A9%AC%E9%80%89%E5%8C%BA%E5%88%92%E5%88%86%E5%9B%BE%E6%AD%A7%E8%A7%86%E9%9D%9E%E8%A3%94%E9%80%89%E6%B0%91</text:a>
</text:p>
      <!--NEWS-->
      <text:h text:style-name="P10" text:outline-level="1">
<text:span text:style-name="T4">
Improper holding confidential documents Trump is the first to be sued by the federal prosecution and stepped down as president</text:span>
</text:h>
      <text:p text:style-name="P4">
Publisher: 法新社</text:p>
      <text:p text:style-name="P4">
Published Time: 2023-06-09T07:32:08+00:00</text:p>
      <text:p text:style-name="P4">
Modified Time: 2023-06-09T07:20:05+00:00</text:p>
      <text:p text:style-name="P4">
Description: (Agence France -Presse, Washington, 8th) Former US President Trump today stated that he was prosecuted by improper processing confidential documents after being controlled, which made him the first step -down president to be sued by the federal in the history of the United St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09T07-32-08-00-00/000000.png" xlink:type="simple" xlink:show="embed" xlink:actuate="onLoad" draw:mime-type="image/png"/>
</draw:frame>
Trump's self -built social media platform Truth Social posted: "The corrupt Bayeng government has informed my lawyer that I was sued because it seemed because of Boxes Hoax."</text:p>
      <text:p text:style-name="P4">
The origin of Trump's own "box scam" was that after he stepped down, the judicial unit seized a box of government documents at his Haihu Club.</text:p>
      <text:p text:style-name="P4">
He also wrote: "I never thought that this kind of thing would happen to the US steps as president."</text:p>
      <text:p text:style-name="P4">
News Source: <text:a xlink:type="simple" xlink:href="https://www.rfi.fr/cn/%E5%9B%BD%E9%99%85%E6%8A%A5%E9%81%93/20230609-%E4%B8%8D%E5%BD%93%E6%8C%81%E6%9C%89%E6%9C%BA%E5%AF%86%E6%96%87%E4%BB%B6-%E5%B7%9D%E6%99%AE%E6%88%90%E9%A6%96%E4%BD%8D%E9%81%AD%E8%81%94%E9%82%A6%E8%B5%B7%E8%AF%89%E5%8D%B8%E4%BB%BB%E6%80%BB%E7%BB%9F" text:style-name="Internet_20_link" text:visited-style-name="Visited_20_Internet_20_Link">
https://www.rfi.fr/cn/%E5%9B%BD%E9%99%85%E6%8A%A5%E9%81%93/20230609-%E4%B8%8D%E5%BD%93%E6%8C%81%E6%9C%89%E6%9C%BA%E5%AF%86%E6%96%87%E4%BB%B6-%E5%B7%9D%E6%99%AE%E6%88%90%E9%A6%96%E4%BD%8D%E9%81%AD%E8%81%94%E9%82%A6%E8%B5%B7%E8%AF%89%E5%8D%B8%E4%BB%BB%E6%80%BB%E7%BB%9F</text:a>
</text:p>
      <!--NEWS-->
      <text:h text:style-name="P10" text:outline-level="1">
<text:span text:style-name="T4">
Zuckerberg said that Apple Vision Pro is not the kind of innovation he wants to achieve (Free Version)</text:span>
</text:h>
      <text:p text:style-name="P4">
Author: Jon Swartz</text:p>
      <text:p text:style-name="P4">
Publisher: 华尔街日报中文网</text:p>
      <text:p text:style-name="P4">
Published Time: 2023-06-09T07:35:00.000Z</text:p>
      <text:p text:style-name="P4">
Modified Time: 2023-06-09T07:35:00.000Z</text:p>
      <text:p text:style-name="P4">
Created Time: 2023-06-09T06:28:00.000Z</text:p>
      <text:p text:style-name="P4">
Description: Apple launched a Vision Pro headset last week. After the challenge to Meta's similar device Quest, Zuckerberg did not seem to be afraid of competition from Apple.</text:p>
      <text:p text:style-name="P4">
Images: []</text:p>
      <text:p text:style-name="P4">
Categories: ['科技']</text:p>
      <text:p text:style-name="P4">
Keywords: SYND</text:p>
      <text:p text:style-name="P4">
Type: Article</text:p>
      <!--METADATA-->
      <text:p text:style-name="P4">
Zuckerberg(Mark Zuckerberg)It doesn't seem to be afraid of from Apple(Apple Inc., AAPL)competition. Apple launched a VisionPro head -mounted device last week to Meta Platforms Inc.(META)Quest of similar device Queest challenge.</text:p>
      <text:p text:style-name="P4">
News Source: <text:a xlink:type="simple" xlink:href="https://cn.wsj.com/articles/%E6%89%8E%E5%85%8B%E4%BC%AF%E6%A0%BC%E7%A7%B0%E8%8B%B9%E6%9E%9Cvision-pro%E4%B8%8D%E6%98%AF%E4%BB%96%E6%83%B3%E8%A6%81%E5%AE%9E%E7%8E%B0%E7%9A%84%E9%82%A3%E7%A7%8D%E5%88%9B%E6%96%B0-738d413d" text:style-name="Internet_20_link" text:visited-style-name="Visited_20_Internet_20_Link">
https://cn.wsj.com/articles/%E6%89%8E%E5%85%8B%E4%BC%AF%E6%A0%BC%E7%A7%B0%E8%8B%B9%E6%9E%9Cvision-pro%E4%B8%8D%E6%98%AF%E4%BB%96%E6%83%B3%E8%A6%81%E5%AE%9E%E7%8E%B0%E7%9A%84%E9%82%A3%E7%A7%8D%E5%88%9B%E6%96%B0-738d413d</text:a>
</text:p>
      <!--NEWS-->
      <text:h text:style-name="P10" text:outline-level="1">
<text:span text:style-name="T4">
Chinese writer Zhang Yanhe and being banned from exiting the country to say that the "National Prisoner"</text:span>
</text:h>
      <text:p text:style-name="P4">
Author: None (Language: zh)</text:p>
      <text:p text:style-name="P4">
Publisher: None</text:p>
      <text:p text:style-name="P4">
Time: 2023-06-09T07:40:00Z</text:p>
      <text:p text:style-name="P4">
Description: Chinese writer Zhang Yanhe exposed herself in the social media on the 8th. She was banned from exiting by the Chinese authorities and became a "national prisoner". She also said that she had received a notice early, representing the government as "polite" to her. What is the incident? Why is Zhang Yanhe restricted to leave the country?</text:p>
      <text:p text:style-name="P4">
Videos: []</text:p>
      <text:p text:style-name="P4">
Images: []</text:p>
      <text:p text:style-name="P4">
Subject: 时政风云</text:p>
      <text:p text:style-name="P4">
Subjects: ['禁止出境', '限制出境', '章诒和']</text:p>
      <text:p text:style-name="P4">
Keywords: ['意见反馈']</text:p>
      <text:p text:style-name="P4">
Id: 65865205</text:p>
      <!--METADATA-->
      <text:p text:style-name="P4">
(Voice of Germany in Chinese) Zhang Yan, a well -known Chinese writer, and on Thursday (June 8th), he was exposed on Facebook. He was banned from exiting the country.</text:p>
      <text:p text:style-name="P4">
In an interview with Zhang Yan and the Taiwan Central News Agency and Hong Kong's "Ming Pao", Zhang Ye and originally scheduled to fly to Sweden with their family on July 2 to visit their families. When the Chinese Academy of Art participated in the event, the senior management of the institute and the Ministry of Culture first praised her donations to the library and museum, and also sent her award. I said, "You can't get out of the country."</text:p>
      <text:p text:style-name="P4">
Zhang Yan and the Central News Agency told the Central News Agency that the Ministry of Public Security, responsible for entry and exit management, may not come directly to the Ministry of Culture. She said that her friends around went to the airport entry and exit hall that they could not leave the country. "That shock and anger can be imagined." In contrast, the Chinese authorities notified her in advance that she was "polite."</text:p>
      <text:p text:style-name="P4">
According to the Central News Agency, although Zhang Yanhe was angry and helpless about the matter, he was in a relatively calm mood. In the future, he would double hard work, because this incident made her discover popularity, achievements, and connections. Achievement and popularity, and even from the origin, in mainland China, it is a kind of protection. "</text:p>
      <text:p text:style-name="P4">
Zhang Yehe is not the only one who has been banned from exporting to the country recently.</text:p>
      <text:p text:style-name="P4">
According to the report of the Central News Agency and Ming Pao, Guo Yuhua, a retired professor at Tsinghua University in China, was known for his dare to say. When he wanted to take a road in Shenzhen to Hong Kong, he was informed that he was restricted to exit in the entry and exit hall.</text:p>
      <text:p text:style-name="P4">
Zhang Yan and the Central News Agency did not ask for the reason for being prohibited because "the government could not be explained." The Ming Pao reports that Zhang Ye and speculation may be related to "June".</text:p>
      <text:h text:style-name="P12" text:outline-level="3">
<text:span text:style-name="T4">
诒 诒 诒 诒 诒</text:span>
</text:h>
      <text:p text:style-name="P4">
Zhang Yanhe, who is 80 years old, is a senior researcher at the Chinese Academy of Arts, a member of the China Democratic Alliance, and the daughter of Zhang Bojun, the "Great Right" in China.</text:p>
      <text:p text:style-name="P4">
Zhang Ye and 2004 published <text:a xlink:type="simple" xlink:href="https://www.dw.com/zh/zh/专访储安平衣冠归故里-往事仍不能如烟/a-18467968" text:style-name="Internet_20_link" text:visited-style-name="Visited_20_Internet_20_Link">
"In the past is not as good as smoke"</text:a>
One book, recalled [Father -in(https://www.dw.com/zh/zh/反右运动五十周年章诒和接受香港媒体采访/a-2426681)The story has attracted widespread attention.</text:p>
      <text:p text:style-name="P4">
In 2022, Zhang Yehe's WeChat account was unblocked by the "Permanent Limited Limited Circle". It was unable to use the functions of "group chat" and "circle of friends", which blocked the daily social and personal life during the epidemic.</text:p>
      <text:p text:style-name="P4">
At that time, she told Ming Pao that her WeChat was blocked may be related to a circle of friends who reposted a few weeks ago. For this "he", Zhang Yehe was always unwilling to mention his name.</text:p>
      <text:p text:style-name="P4">
*#</text:p>
      <text:h text:style-name="P13" text:outline-level="4">
<text:span text:style-name="T4">
革</text:span>
</text:h>
      <text:h text:style-name="P12" text:outline-level="3">
<text:span text:style-name="T4">
Furong Town</text:span>
</text:h>
      <text:p text:style-name="P4">
The film is based on the novels of the same name produced by Guhua and was released in 1986, reflecting the sorrow and joy of the small and small people in the many political movements since the founding of the People's Republic of China. In 2009, Netease called this film as "the peak masterpiece of reflection on the pain of the Cultural Revolution", and pointed out: "From a large extent, it can be said that the film was filmed by Director Xie Jin's high degree of self -provincial responsibility. The tragedy of the Cultural Revolution to carry out human reflection and criticism is the most sharp and sharp in Chinese movies today!"</text:p>
      <text:p text:style-name="P4">
*#</text:p>
      <text:h text:style-name="P13" text:outline-level="4">
<text:span text:style-name="T4">
革</text:span>
</text:h>
      <text:h text:style-name="P12" text:outline-level="3">
<text:span text:style-name="T4">
</text:span>
</text:h>
      <text:p text:style-name="P4">
The film is adapted from Li Bihua's novel of the same name, directed by Chen Kaige, and starring Leslie Cheung and Gong Li. In 1993, the New York Times commented on "Farewell My Concubine": "Every film reflecting the Cultural Revolution, no matter how objective, is reminding the scarred Chinese: the vigorous political movement is a kind of Lifetime, there is still no sound legal system so far, no basic democracy and human rights to prevent these destructive power again. "At that time, the film won the Golden Palm Award at the Cannes Film Festival in France, becoming the first China to win this award. The film has also won a number of international awards such as the Best Foreign Language Film Award of the American Golden Globe Award.</text:p>
      <text:p text:style-name="P4">
*#</text:p>
      <text:h text:style-name="P13" text:outline-level="4">
<text:span text:style-name="T4">
革</text:span>
</text:h>
      <text:h text:style-name="P12" text:outline-level="3">
<text:span text:style-name="T4">
Living</text:span>
</text:h>
      <text:p text:style-name="P4">
Readers should not be unfamiliar with Yu Hua's novels of the same name. The plot film produced in 1994 and directed by Zhang Yimou took the previous political movement of the Chinese Civil War and the New China as the background. It tells the bumpy encounter by the Fugui family played by Ge You and Gong Li. In the context of history, the important chapter in the film, the Cultural Revolution, is particularly impressive. "Alive" has won the 47th Cannes International Film Festival Jury Prize.</text:p>
      <text:p text:style-name="P4">
*#</text:p>
      <text:h text:style-name="P13" text:outline-level="4">
<text:span text:style-name="T4">
革</text:span>
</text:h>
      <text:h text:style-name="P12" text:outline-level="3">
<text:span text:style-name="T4">
sunny days</text:span>
</text:h>
      <text:p text:style-name="P4">
The name of the film is "dark and depressed" related to the Cultural Revolution. Indeed, although this film produced in 1993 and Jiang Wen, although the Cultural Revolution is based on the Cultural Revolution, the whole film basically does not have a particularly obvious picture of the Cultural Revolution except the red flag fluttering and slogan. The Southern Weekend commented on the weekend: "Unlike other movies expressing trauma, at least on the surface, whether it is the real pain instantaneous or sad talked about the Cultural Revolution, this work will not directly touch it; instead, the movie's hoarsely rendering rendering exhaustedly With another kind of atmosphere -slightly weird, but it is undeniable light. "</text:p>
      <text:p text:style-name="P4">
*#</text:p>
      <text:h text:style-name="P13" text:outline-level="4">
<text:span text:style-name="T4">
革</text:span>
</text:h>
      <text:h text:style-name="P12" text:outline-level="3">
<text:span text:style-name="T4">
Balzak and Little Tailor</text:span>
</text:h>
      <text:p text:style-name="P4">
The film is adapted from the best -selling book of the Chinese director Dai Sijie in France, telling the story of the educated youth in the 1970s. A pair of good friends played by Chen Kun and Liu Ye learned during the countryside that Mr. Four Eyes, known as the "public enemy of the people," collected a large number of banned books, including famous masterpieces such as Hugo and Balzak. Later, the two fell in love with the small tailor played by Zhou Xun. The three were very fascinated by Balzac's works. Because the investor of the film was French, the French film was selected as the Golden Globe in 2002.</text:p>
      <text:p text:style-name="P4">
*#</text:p>
      <text:h text:style-name="P13" text:outline-level="4">
<text:span text:style-name="T4">
革</text:span>
</text:h>
      <text:h text:style-name="P12" text:outline-level="3">
<text:span text:style-name="T4">
恨 长</text:span>
</text:h>
      <ul>
        <li>
#</li>
      </ul>
      <text:h text:style-name="P13" text:outline-level="4">
<text:span text:style-name="T4">
革</text:span>
</text:h>
      <text:h text:style-name="P12" text:outline-level="3">
<text:span text:style-name="T4">
Hawthorn Tree Love</text:span>
</text:h>
      <text:p text:style-name="P4">
This literary film directed by Zhang Yimou is adapted from the novel of the same name, telling the innocent and suppressed love during the Cultural Revolution. The film was released in Mainland China in September 2010 and obtained 160 million box office, breaking the box office record at the time of the mainland. "Love of Hawthorn Tree" has won the excellent story of the Chinese Film Chinese Watch Award and was shortlisted for the new generation unit of the 2011 Berlin Film Festival.</text:p>
      <text:p text:style-name="P4">
*#</text:p>
      <text:h text:style-name="P13" text:outline-level="4">
<text:span text:style-name="T4">
革</text:span>
</text:h>
      <text:h text:style-name="P12" text:outline-level="3">
<text:span text:style-name="T4">
Return</text:span>
</text:h>
      <text:p text:style-name="P4">
This is another film directed by Zhang Yimou, which involves the theme of the Cultural Revolution, adapted from Yan Geling's novel "Lu Qian Zhi". "Phoenix.com" In 2014, in the analysis of the article "Amnesia, the Biggies of the Cultural Revolution" in the analysis of the film: "Those who are Zhang Yimou's peers, those who have the personal experience of the Cultural Revolution, they must see themselves in this movie, by the way, by the way, by the way, by the way Look at the difficult Zhang Yimou. They will see that the surviving women who survive in this unprecedented catastrophe are actually widows in the strict sense. "</text:p>
      <text:p text:style-name="P4">
Author: Quie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entral News Agency, Ming Pao, Zhang Ye and Facebook)</text:p>
      <text:p text:style-name="P4">
News Source: <text:a xlink:type="simple" xlink:href="https://www.dw.com/zh/中國作家章詒和被禁出境-稱淪「國家囚徒」/a-65865205" text:style-name="Internet_20_link" text:visited-style-name="Visited_20_Internet_20_Link">
https://www.dw.com/zh/中國作家章詒和被禁出境-稱淪「國家囚徒」/a-65865205?maca=chi-rss-chi-all-1127-rdf</text:a>
</text:p>
      <!--NEWS-->
      <text:h text:style-name="P10" text:outline-level="1">
<text:span text:style-name="T4">
Brinken: The United States does not require other countries to choose a side station between the United States and China</text:span>
</text:h>
      <text:p text:style-name="P4">
Author: 联合早报 (Person)</text:p>
      <text:p text:style-name="P4">
Publisher: 联合早报 (Organization)</text:p>
      <text:p text:style-name="P4">
Published Time: 2023-06-09T07:56</text:p>
      <text:p text:style-name="P4">
Modified Time: 2023-06-09T08:09</text:p>
      <text:p text:style-name="P4">
Description: U.S. Secretary of State Brills said that the United States did not require any party to make choices between the United States and China. He also denied that the establishment of a close relationship between Saudi Arabia and China was a problem for the United States. Agence France -Presse reported that it will visit Blink, Beijing in the next few weeks, and on Thursday (June 8th) in ...</text:p>
      <text:p text:style-name="P4">
Videos: []</text:p>
      <text:p text:style-name="P4">
Audios: []</text:p>
      <text:p text:style-name="P4">
Images: []</text:p>
      <text:p text:style-name="P4">
Type: NewsArticle</text:p>
      <text:p text:style-name="P4">
Breadcrumbs: ['即时', '国际']</text:p>
      <text:p text:style-name="P4">
Keywords: ['美国国务卿', '布林肯', '沙特阿拉伯', '中国']</text:p>
      <!--METADATA-->
      <text:p text:style-name="P4">
US Secretary of State <text:a xlink:type="simple" xlink:href="https://www.zaobao.com/keywords/bu-lin-ken" text:style-name="Internet_20_link" text:visited-style-name="Visited_20_Internet_20_Link">
Brinken</text:a>
It is said that the United States does not require any party to make choices between the United States and China. He also denies that the establishment of a close relationship with China is a problem for the United States.</text:p>
      <text:p text:style-name="P4">
Agence France -Presse reported that Blint, which will visit Beijing in the next few weeks, said on Thursday (June 8th) to attend a press conference with Saudi Foreign Minister Ferobasar on Thursday (June 8th): "We have always been very clear to show that we don't have it. It is required to make a choice between the United States and China. We just want to prove that the benefits of establishing partnerships with us and the positive positive agenda we have brought by us. "</text:p>
      <text:p text:style-name="P4">
Brinken said that the United States is still the preferred partner of most countries in the Gulf area. He also said that the United States is a priority of normalization of Israel and Saudi Arabia.</text:p>
      <text:p text:style-name="P4">
In recent years, Riyadh and Washington are closely related to human rights and oil prices, and the relationship between Saudi Arabia and China has further consolidated. In March of this year, <text:a xlink:type="simple" xlink:href="https://www.zaobao.com/news/world/story20230416-1383564" text:style-name="Internet_20_link" text:visited-style-name="Visited_20_Internet_20_Link">
Saudi Arabia and Iran, which was seven -year -old, resumed diplomatic relations under the mediation of China</text:a>
Essence Some analysts believe that the influence of the United States in the Middle East is weakening.</text:p>
      <text:p text:style-name="P4">
At a press conference, Fasal emphasized that the relationship between Saudi Arabia and the United States and China is not "zero -sum game". Although China is the largest trading partner in Saudi Arabia, Saudi Arabia and the United States' security partnerships are "updated almost every day."</text:p>
      <text:p text:style-name="P4">
He said: "We all have the ability to build multiple partnerships and multiple participation, and the United States often does the same. So I will not be troubled by this very negative view. In fact, I think we can build a span all over all over all. Border partnership. "</text:p>
      <text:p text:style-name="P4">
Saudi Crown Prince Muhammed made a call with Russian President Putin on Wednesday. Earlier this week, he also received Venezuela President Madro.</text:p>
      <text:p text:style-name="P4">
<text:a xlink:type="simple" xlink:href="https://www.zaobao.com/news/world/story20230607-1402206" text:style-name="Internet_20_link" text:visited-style-name="Visited_20_Internet_20_Link">
Three -day visit to Saudi Arabia</text:a>
End on Thursday.</text:p>
      <text:p text:style-name="P4">
News Source: <text:a xlink:type="simple" xlink:href="https://www.zaobao.com.sg/realtime/world/story20230609-1402585" text:style-name="Internet_20_link" text:visited-style-name="Visited_20_Internet_20_Link">
https://www.zaobao.com.sg/realtime/world/story20230609-1402585</text:a>
</text:p>
      <!--NEWS-->
      <text:h text:style-name="P10" text:outline-level="1">
<text:span text:style-name="T4">
Trump was sued for hearing on the 13th for his confidential document case</text:span>
</text:h>
      <text:p text:style-name="P4">
Author: 联合早报 (Person)</text:p>
      <text:p text:style-name="P4">
Publisher: 联合早报 (Organization)</text:p>
      <text:p text:style-name="P4">
Published Time: 2023-06-09T07:58</text:p>
      <text:p text:style-name="P4">
Modified Time: 2023-06-09T14:41</text:p>
      <text:p text:style-name="P4">
Description: Former US President Trump exposed himself that he was sued for confidential documents. Reuters reported that Trump wrote on Truth Social, a social media platform he founded on Thursday (June 8): "The corrupt Bayeng government has notified my lawyer, and I have been sued, ...</text:p>
      <text:p text:style-name="P4">
Videos: []</text:p>
      <text:p text:style-name="P4">
Audios: []</text:p>
      <text:p text:style-name="P4">
Images: []</text:p>
      <text:p text:style-name="P4">
Type: NewsArticle</text:p>
      <text:p text:style-name="P4">
Breadcrumbs: ['即时', '国际']</text:p>
      <text:p text:style-name="P4">
Keywords: ['美国', '特朗普', '起诉']</text:p>
      <!--METADATA-->
      <text:p text:style-name="P4">
Former President of the United States <text:a xlink:type="simple" xlink:href="https://www.zaobao.com/keywords/te-lang-pu" text:style-name="Internet_20_link" text:visited-style-name="Visited_20_Internet_20_Link">
Trump</text:a>
Self -exposure said that he was due to the <text:a xlink:type="simple" xlink:href="https://www.zaobao.com/realtime/world/story20220824-1306047" text:style-name="Internet_20_link" text:visited-style-name="Visited_20_Internet_20_Link">
confidential document case</text:a>
be accused.</text:p>
      <text:p text:style-name="P4">
Reuters reported that Trump wrote on TruthSocial, a social media platform he founded on Thursday (June 8th): "The corrupt Bayeng government has notified my lawyer that I have been sued and seemed to be with those (confidential documents). Boxes Hoax related. "</text:p>
      <text:p text:style-name="P4">
Trump also said he had been summoned to the hearing of the Miami Federal Court next Tuesday (13th).</text:p>
      <text:p text:style-name="P4">
News Source: <text:a xlink:type="simple" xlink:href="https://www.zaobao.com.sg/realtime/world/story20230609-1402586" text:style-name="Internet_20_link" text:visited-style-name="Visited_20_Internet_20_Link">
https://www.zaobao.com.sg/realtime/world/story20230609-1402586</text:a>
</text:p>
      <!--NEWS-->
      <text:h text:style-name="P10" text:outline-level="1">
<text:span text:style-name="T4">
Follow Wall Street's upward Japanese stocks to collect high</text:span>
</text:h>
      <text:p text:style-name="P4">
Publisher: 法新社</text:p>
      <text:p text:style-name="P4">
Published Time: 2023-06-09T08:02:07+00:00</text:p>
      <text:p text:style-name="P4">
Modified Time: 2023-06-09T07:35:02+00:00</text:p>
      <text:p text:style-name="P4">
Description: (Agence France -Presse, Tokyo, 9th) The main index of the Wall Street stock market is high, reflecting that investors are optimistic about the US economy and generally believe that the Federal Preparation Board (FED) will not raise interest rates next week. Tokyo shares are high today following the trend of U.S. stoc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6-09T08-02-07-00-00/000000.png" xlink:type="simple" xlink:show="embed" xlink:actuate="onLoad" draw:mime-type="image/png"/>
</draw:frame>
The Japanese stock 225 index closed up 623.90 points, or 1.97%, to 32265.17 points. The Dongzhi stock price index closed up 32.82 points, or 1.50%, to 2224.32 points.</text:p>
      <text:p text:style-name="P4">
News Source: <text:a xlink:type="simple" xlink:href="https://www.rfi.fr/cn/%E8%B4%A2%E7%BB%8F%E5%BF%AB%E8%AE%AF/20230609-%E8%BF%BD%E9%9A%8F%E5%8D%8E%E5%B0%94%E8%A1%97%E6%B6%A8%E5%8A%BF-%E6%97%A5%E8%82%A1%E6%94%B6%E9%AB%98" text:style-name="Internet_20_link" text:visited-style-name="Visited_20_Internet_20_Link">
https://www.rfi.fr/cn/%E8%B4%A2%E7%BB%8F%E5%BF%AB%E8%AE%AF/20230609-%E8%BF%BD%E9%9A%8F%E5%8D%8E%E5%B0%94%E8%A1%97%E6%B6%A8%E5%8A%BF-%E6%97%A5%E8%82%A1%E6%94%B6%E9%AB%98</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09T08:06:37</text:p>
      <text:p text:style-name="P4">
Modified Time: 2023-06-09T13:43:41</text:p>
      <text:p text:style-name="P4">
Description: The Ukrainian military said that in the night air strikes launched by Russia, the Ukraine shot down 4 cruise missiles and 10 drones.</text:p>
      <text:p text:style-name="P4">
Images: ["<text:a xlink:type="simple" xlink:href="https://chinese.aljazeera.net/wp-content/uploads/2023/06/2023-06-09T084603Z_1986921186_RC2KF1APLN6Z_RTRMADP_3_UKRAINE-CRISIS-AIR-STRIKE-1-1686316703-1686318063.jpg" text:style-name="Internet_20_link" text:visited-style-name="Visited_20_Internet_20_Link">
2023-06-09T08...</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94" text:anchor-type="as-char" svg:width="6.9236in" svg:height="4.612793in" draw:z-index="0">
<draw:image xlink:href="../Images/Aljazeera Chinese/2023-06-09T08-06-37/2023-06-09T084603Z_1986921186_RC2KF1APLN6Z_RTRMADP_3_UKRAINE-CRISIS-AIR-STRIKE-1-1686316703-1686318063.jpg" xlink:type="simple" xlink:show="embed" xlink:actuate="onLoad" draw:mime-type="image/jpeg"/>
</draw:frame>
In the Kuer Casi area of Ukraine, firefighters carried out work on the site of damaged buildings after being attacked by Russian missiles(Reuters)* Russia reported a fierce battle in the front line of the southern Ukraine. Local military bloggers said that for the first time, they saw armored weapons in Germany and the United States, which showed that Ukraine's long -standing counterattack was in progress. * Ukrainian officials remain silent about their military operations. The country's president Zelei Skyti talked about the "most intense" battle, but also hinted that it is not time to comment on the counterattack in the report.</text:p>
      <text:p text:style-name="P4">
read more</text:p>
      <text:p text:style-name="P4">
News Source: <text:a xlink:type="simple" xlink:href="https://chinese.aljazeera.net/news/war-in-ukraine/liveblog/2023/6/9/%e4%bf%84%e7%bd%97%e6%96%af%e5%af%b9%e4%b9%8c%e5%85%8b%e5%85%b0%e6%88%98%e4%ba%89%e7%9a%84%e4%bb%8a%e6%97%a5%e5%8f%91%e5%b1%95-354" text:style-name="Internet_20_link" text:visited-style-name="Visited_20_Internet_20_Link">
https://chinese.aljazeera.net/news/war-in-ukraine/liveblog/2023/6/9/%e4%bf%84%e7%bd%97%e6%96%af%e5%af%b9%e4%b9%8c%e5%85%8b%e5%85%b0%e6%88%98%e4%ba%89%e7%9a%84%e4%bb%8a%e6%97%a5%e5%8f%91%e5%b1%95-354</text:a>
</text:p>
      <!--NEWS-->
      <text:h text:style-name="P10" text:outline-level="1">
<text:span text:style-name="T4">
Taiwan and the United States of 21st Century Trade initiative: Is it "beaten bone and absorbing" or the economic and trade turns?</text:span>
</text:h>
      <text:p text:style-name="P4">
Author: None (Language: zh)</text:p>
      <text:p text:style-name="P4">
Publisher: None</text:p>
      <text:p text:style-name="P4">
Time: 2023-06-09T08:16:00Z</text:p>
      <text:p text:style-name="P4">
Description: Taiwan and the United States signed the first batch of "21st Century Trading initiatives" and were approved by Beijing as an unequal "guise" agreement. The most complete and comprehensive trade agreement since the Taiwan -US interruption has allowed Taiwan to get rid of China dependence? Or is it that Beijing said that it was "knocking bone and absorbing"? DW interviewed experts asked them to make a point of view.</text:p>
      <text:p text:style-name="P4">
Videos: []</text:p>
      <text:p text:style-name="P4">
Images: []</text:p>
      <text:p text:style-name="P4">
Subject: 经济纵横</text:p>
      <text:p text:style-name="P4">
Subjects: []</text:p>
      <text:p text:style-name="P4">
Keywords: ['奥巴马', '岛屿主权争端', '马英九', '专题报道：全景观看“习马会”', '专题报道：2016年台湾大选', '中国', '台湾', '中共十九大', '美国', '德中关系']</text:p>
      <text:p text:style-name="P4">
Id: 65865069</text:p>
      <!--METADATA-->
      <text:p text:style-name="P4">
<text:a xlink:type="simple" xlink:href="https://www.dw.com/zh/overlay/image/article/65865069/62004285" text:style-name="Internet_20_link" text:visited-style-name="Visited_20_Internet_20_Link">
 </text:a>
The "21st Century Trade initiative" was officially launched on June 1, 2022. The picture shows a press conference held by the Taiwan Executive Yuan at that time.</text:p>
      <text:p text:style-name="P4">
(Voice of Germany) on June 1, <text:a xlink:type="simple" xlink:href="https://www.dw.com/zh/zh/台美贸易倡议签署协定-中国批美掏空一中原则/a-65803608" text:style-name="Internet_20_link" text:visited-style-name="Visited_20_Internet_20_Link">
"Taiwan and the United States 21 Century Trade Initiative"</text:a>
After completing the first batch of signing in the United States, a number of Taiwanese media called it "a historic moment"; Taiwan President Tsai Ing -wen said the next day that this was since the United States and the Republic of China (Taiwan) have broken diplomatic relations in 1979. Established the most complete and comprehensive trade agreement.</text:p>
      <text:p text:style-name="P4">
Sam Michel, spokesman for the U.S. Trade Representative Office, said: "Thank you Taiwan's partners for helping us achieve this important milestone and look forward to negotiating in more trading fields."</text:p>
      <text:p text:style-name="P4">
<text:a xlink:type="simple" xlink:href="https://www.dw.com/zh/zh/台美談判21世紀貿易倡議-中國不滿/a-65674861" text:style-name="Internet_20_link" text:visited-style-name="Visited_20_Internet_20_Link">
Chinese Ministry of Foreign Affairs expressed strong opposition to this</text:a>
It is said that the United States must not have an agreement with "sovereign meaning and official nature of business in Taiwan in China", and the so -called "initiative" is just the guise of the United States under the guise of economic and trade cooperation, "a" command stick "to hit the bone marrow in Taiwan."</text:p>
      <text:p text:style-name="P4">
As China and the United States exacerbate and the argument between the two parties on Taiwan, does the "Taiwan -American 21st Century Trade initiative" help Taiwan to get rid of China dependence and return to the stage of economic and trade? Or is its diplomatic achievements not true?</text:p>
      <text:p text:style-name="P4">
DW sort out the three of the questions worthy of attention:</text:p>
      <text:h text:style-name="P12" text:outline-level="3">
<text:span text:style-name="T4">
1. Political gold content is greater than economic benefits?</text:span>
</text:h>
      <text:p text:style-name="P4">
There are 12 issues of "Taiwan -American 21st Century Trade Initiative". The first batch of topics signed on June 1 covers 5 of them, including convenient trade, good legal operations, domestic regulations for service industry, anti -corruption and SMEs, and and small and medium -sized enterprises. It has not involved issues such as "market openness" and "tariff reduction". It has been questioned by the outside world and the content gap between the Free Trade Agreement (FTA) and limited benefits.</text:p>
      <text:p text:style-name="P4">
Ye Yaoyuan, a professor at the International Research Lecture of St. Tomas University in the United States, told DW, <text:a xlink:type="simple" xlink:href="https://www.dw.com/zh/zh/台美21世紀貿易倡議首次會談-雙方談了什麼/a-62283581" text:style-name="Internet_20_link" text:visited-style-name="Visited_20_Internet_20_Link">
The current negotiation process</text:a>
It is to ensure that "the two sides can talk about relevant regulations before promoting free trade." Therefore, it is now determined that the initiative is not very effective. "It seems too fast" should be concluded until later.</text:p>
      <text:p text:style-name="P4">
In response to Taiwan's suppression of Beijing, it is difficult to join the dilemma of the international multilateral trade organization. The Economic and Trade Negotiation Office of the Taiwan Executive Yuan also issued a statement on the 2nd that the "Taiwan -American 21st Century Trade Initiative" can be used as a path map to promote the trade agreement. Add "Cross Pacific Partner Comprehensive Progress Agreement" (CPTPP)](https://www.dw.com/zh/zh/英國加入cptpp-下一個是台灣/a-65176941)Essence</text:p>
      <text:p text:style-name="P4">
However, some scholars expressed doubts about this and criticized it as "idiots to dream." Liu Danian, director of the Regional Development Research Center of the Chinese Institute of Economics, told Taiwan media "Tai Bao" last month that <text:a xlink:type="simple" xlink:href="https://www.dw.com/zh/zh/澳洲总理-不太可能支持台湾加入cptpp/a-63810588" text:style-name="Internet_20_link" text:visited-style-name="Visited_20_Internet_20_Link">
I am afraid it is a bit barely helping Taiwan to join CPTPP "</text:a>
Because the United States has withdrawn itself and is unwilling to return to the agreement.</text:p>
      <text:p text:style-name="P4">
The Economic and Trade Office of the Taiwan Executive Yuan stated that the initiative will help Taiwan to join the CPTPP. The picture shows Deng Zhenzhong, the general negotiator of the agency.</text:p>
      <text:p text:style-name="P4">
<text:a xlink:type="simple" xlink:href="https://www.dw.com/zh/zh/台美貿易倡議進入尾聲-媒體為fta鋪路/a-64417376" text:style-name="Internet_20_link" text:visited-style-name="Visited_20_Internet_20_Link">
As for whether this can be signed for FTA for Taiwan and the United States</text:a>
Liu Danian also poured cold water, saying that the current US policy is unwilling to sign the FTA with any country or region. Therefore, unless the US government turns, the outside world should not have such expectations.</text:p>
      <text:p text:style-name="P4">
Zeng Zhichao, Deputy Secretary -General of the China Economic and Financial Association, recently published an editorial in Taiwan's "United Daily". The United States is unwilling to pay specific actions to support Taiwan to join the international trade organization or sign FTA with Taiwan. " The conference "was worried that Taiwan was scared to the guests, so he did not let the Taiwanese party" enter from the main entrance ", but only" can drink in the side of the side and be addicted. "</text:p>
      <text:p text:style-name="P4">
However, at the political level, Ding Shufan, an honorary professor of the East Asia Research Institute of Taiwan Politburo, believes that signing the "Taiwan -American 21st Century Trade Initiative" can help soothe Taiwan's "isolation effects" in international diplomacy and economy. He said, "If the United States is willing to sign a FTA effect with Taiwan", even if it is not a real FTA, it is expected to achieve a "demonstration" effect that allows other countries to consider the imperfection of the United States and sign a similar agreement with Taiwan.</text:p>
      <text:h text:style-name="P12" text:outline-level="3">
<text:span text:style-name="T4">
2. Help Taiwan reduce dependence on China?</text:span>
</text:h>
      <text:p text:style-name="P4">
Under the strong opposition of Beijing, does Taiwan and the United States sign a trade initiative to imply that we must further stay away from the Chinese market and choose the side stations between China and the United States? Ye Yaoyuan analyzed to DW that the initiative "to a certain extent" helps Taiwan to reduce its economic dependence on China, but it will reduce the items of trade according to the items of trade.</text:p>
      <text:p text:style-name="P4">
Ye Yaoyuan said that in recent years, China's labor costs have risen and cross -strait relations have been tight. In the past, the advantages of foundry assembly have gradually weakened. Therefore, in terms of certain products, "" The dependence of cross -strait has been declining year by year "](https://www.dw.com/zh/zh/台灣水果出口中國剩17-日本成最大市場/a-64122060)The signing of Taiwan and the United States initiative only "accelerate"; but for other products that still depend on China, Taiwan must choose "whether to eat China or the US market."</text:p>
      <text:p text:style-name="P4">
Taking agricultural agriculture, aquatic products, alcohol and other items as an example, in recent years, China has repeatedly repeatedly used unqualified testing and incomplete registration information, <text:a xlink:type="simple" xlink:href="https://www.dw.com/zh/zh/反制佩洛西访台-中国禁止更多台湾食品进口/a-62693063" text:style-name="Internet_20_link" text:visited-style-name="Visited_20_Internet_20_Link">
prohibiting Taiwan -related products from importing</text:a>
; Even if Beijing denies it, <text:a xlink:type="simple" xlink:href="https://www.dw.com/zh/zh/解讀中國禁台石斑魚兩岸關係如何影響農水產/a-62120210" text:style-name="Internet_20_link" text:visited-style-name="Visited_20_Internet_20_Link">
But the outside world generally interprets it as a "political means"</text:a>
Essence Ye Yaoyuan told DW that this also shows that compared with the US market, the Chinese market is susceptible to political factors and has high risk; in response to such products, Taiwan can pass through the trade agreement and "transfer mutual dependence on the Chinese market to the mutual dependence to the Chinese market to The United States "" pulls out of China from China. "</text:p>
      <text:p text:style-name="P4">
*##### "Lying Gun" in the Political Vortex of China and the United StatesThe General Administration of Customs of China announced on February 26, 2021 that the import of Taiwan pineapple was suspended from March 1. The China State Council said that this is because "the pineapple that has been imported in Taiwan has intercepted the quarantine harmful creatures since 2020", and was worried about a serious threat to mainland agricultural production and ecological security. According to Chinese media reports, mainland China is the most important place for Taiwan's fresh pineapple. The Taiwan Democratic Progressive Party legislators have accused Beijing of "politics discredit". President Tsai Ing -wen expressed his high -profile statement "Topping farmers and eating pineapple together", and said that Taiwan's "all domestic pineapple, about 10 % of exports on the other side."</text:p>
      <text:p text:style-name="P4">
*##### "Lying Gun" in the Political Vortex of China and the United States</text:p>
      <text:h text:style-name="P12" text:outline-level="3">
<text:span text:style-name="T4">
Mainland China is prohibited from importing meat from Taiwan</text:span>
</text:h>
      <text:p text:style-name="P4">
Zhu Fenglian, a spokesman for the Taiwan Affairs Office of Mainland China, said on January 27th that the land side strictly prohibited the input of meat products produced or traded in Taiwan. Taiwan has been opened since January, which has been imported from Lickebamine and imported from 3 months old. Zhu Fenglian said that the mainland is strictly forbidden to import meat products containing Lake Dopamine. In addition, Taiwan also has a high -pathological bird flu and other episodes, which is the risk of preventing the epidemic.</text:p>
      <text:p text:style-name="P4">
*##### "Lying Gun" in the Political Vortex of China and the United States</text:p>
      <text:h text:style-name="P12" text:outline-level="3">
<text:span text:style-name="T4">
Chinese vaccine cannot come to Taiwan</text:span>
</text:h>
      <text:p text:style-name="P4">
The Taiwan MAC said on January 27 that Chinese vaccines are limited by relevant regulations in terms of donation, business models or other methods, and cannot be imported to Taiwan. A spokesman for the Taiwan Affairs Office of the Mainland said that Taiwan does not use Chinese vaccines mainly due to political obstacles.</text:p>
      <text:p text:style-name="P4">
*##### "Lying Gun" in the Political Vortex of China and the United States</text:p>
      <text:h text:style-name="P12" text:outline-level="3">
<text:span text:style-name="T4">
TSMC breaks the supply of Huawei</text:span>
</text:h>
      <text:p text:style-name="P4">
On May 15, 2020, the US Department of Commerce stipulated that from September 15th, all non -US chip manufacturers, without obtaining licenses issued by the US government, can no longer provide Huawei with products that use American technology and equipment. This has led to the leader of the semiconductor and chip manufacturing industry. From September 15th, it will no longer supply chips to Huawei and its companies.</text:p>
      <text:p text:style-name="P4">
*##### "Lying Gun" in the Political Vortex of China and the United States</text:p>
      <text:h text:style-name="P12" text:outline-level="3">
<text:span text:style-name="T4">
Mainland China Resisting Taiwan Golden Horse Awards</text:span>
</text:h>
      <text:p text:style-name="P4">
At the 55th Golden Horse Awards ceremony in 2018, a Taiwan director made a speech with Taiwan's independence. Gong Li, who served as the chairman of the jury, was therefore refused to come to the stage award, and the award -winning filmmakers in the mainland also collectively missed the ceremony dinner. In August of the following year, the National Film Bureau of the Mainland officially announced the suspension of mainland Chinese films and personnel to participate in the 56th Golden Horse Award. The 57th Golden Horse Awards in 2020 also rarely have mainland movies.</text:p>
      <text:p text:style-name="P4">
*##### "Lying Gun" in the Political Vortex of China and the United States</text:p>
      <text:h text:style-name="P12" text:outline-level="3">
<text:span text:style-name="T4">
85 ° C volume into the controversy of unification and independence</text:span>
</text:h>
      <text:p text:style-name="P4">
During the transit of Los Angeles in August 2018, Taiwan President Tsai Ing -wen purchased coffee at the 85 ° C of the Taiwan brand chain coffee shop and signed on a mascot pillow. 85 ° C has been attacked by a large number of netizens in mainland China, and its ordering page of multiple ordering apps in China has also been removed. The company had to come forward to say that "the position that firmly supports the 1992 consensus has never changed."</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From a political perspective, Ding Shufan believes that the signing of initiative with the United States is not the problem of "choosing or not." "Instead of Taiwan must do this", because whether or not this initiative is signed, Beijing will continue to suppress Taiwan's international international internationally. In status, "opposing Taiwan's joining various economic and trade organizations." "No matter what, Beijing will be unhappy," he said.</text:p>
      <text:p text:style-name="P4">
Ding Shufan takes the "Regional Comprehensive Economic Partner Agreement" (RCEP) as an example. <text:a xlink:type="simple" xlink:href="https://www.dw.com/zh/zh/rcep正式生效-中国与亚太多国调低关税/a-60307337" text:style-name="Internet_20_link" text:visited-style-name="Visited_20_Internet_20_Link">
China as one of the member states</text:a>
It is resolutely opposed to the addition of Taiwan. Unless Taiwan "in politics", it means that Taiwan must "abandon its own political subject status and completely become another Hong Kong." Hong Kong has applied to join RCEP last year, and is expected to formally approved as one of them in the middle of this year.</text:p>
      <text:h text:style-name="P12" text:outline-level="3">
<text:span text:style-name="T4">
3. Equivalence in the agreement? Taiwan has to follow the rules of the United States?</text:span>
</text:h>
      <text:p text:style-name="P4">
Deng Zhenzhong, the general negotiating representative of the Taiwan Economic and Trade Council, accepted an exclusive interview with Taiwan media "The World" magazine in March, saying that the Taiwan -American initiative was like "a set of progressive trade norms" and "allowing countries to compete freely in a fair and fair environment."</text:p>
      <text:p text:style-name="P4">
However, compared with Taiwan, the United States' provisions in the business law and trade system are more complicated, so the argument that the Taiwanese side must "follow the rules of the United States" and let the United States "give it". The Taiwan Affairs Office of the China State Council has also approved the agreement to "do political transactions in economic and trade coats", which may weaken Taiwan's core industrial advantages and overall economic competitiveness.</text:p>
      <text:p text:style-name="P4">
In this regard, Ye Yaoyuan held a positive position and believed that the matter should be interpreted as the "laws and regulations" that the two parties must first complete before the trade was further launched. He said that because US regulations are complicated than Taiwan, some production chains and production processes in Taiwan do not comply with US norms. "If this part (regulations) are processed before product exports, it can be accelerated (relatively speaking Product) The process of exporting to the United States. "</text:p>
      <text:p text:style-name="P4">
Liu Danian said that Taiwan's primary task is to seize the opportunity and put forward more needs to the United States that meet the interests of Taiwan. For example, to enhance the toughness of supply chain and deepen information exchanges, it will not be reduced to the initiative. Taiwan is not very beneficial, but the United States has given Taiwan's "placebo" such as "placebo".</text:p>
      <text:p text:style-name="P4">
News Source: <text:a xlink:type="simple" xlink:href="https://www.dw.com/zh/台美21世紀貿易倡議：被「敲骨吸髓」還是經貿轉骨？/a-65865069" text:style-name="Internet_20_link" text:visited-style-name="Visited_20_Internet_20_Link">
https://www.dw.com/zh/台美21世紀貿易倡議：被「敲骨吸髓」還是經貿轉骨？/a-65865069?maca=chi-rss-chi-all-1127-rdf</text:a>
</text:p>
      <!--NEWS-->
      <text:h text:style-name="P10" text:outline-level="1">
<text:span text:style-name="T4">
BBC Documentary: Tracking "idiot" -who is selling sexual assault and candid filming</text:span>
</text:h>
      <text:p text:style-name="P4">
Author: https://www.facebook.com/bbcworldservice/</text:p>
      <text:p text:style-name="P4">
Publisher: BBC News 中文</text:p>
      <text:p text:style-name="P4">
Published Time: 2023-06-09T08:52:07.000Z</text:p>
      <text:p text:style-name="P4">
Modified Time: 2023-06-09T08:52:07.000Z</text:p>
      <text:p text:style-name="P4">
Description: On the Internet, thousands of East Asian women being sexually assaulted in public places are being sold. Who is the behind -the -scenes of these websites? After a year of undercover investigation, "Eye of BBC" takes you into this dark and distorted world.</text:p>
      <text:p text:style-name="P4">
Images: []</text:p>
      <text:p text:style-name="P4">
Videos: ["<text:a xlink:type="simple" xlink:href="https://www.bbc.com/ws/av-embeds/cps/zhongwen/simp/chinese-news-65854024/p0ft5zy4/zh-hans" text:style-name="Internet_20_link" text:visited-style-name="Visited_20_Internet_20_Link">
zh-hans</text:a>
"]</text:p>
      <text:p text:style-name="P4">
Tags: ['日本', '性暴力', '网络犯罪', '中國', '性', '犯罪']</text:p>
      <text:p text:style-name="P4">
Type: Article</text:p>
      <!--METADATA-->
      <text:h text:style-name="P12" text:outline-level="3">
<text:span text:style-name="T4">
BBC Documentary: Tracking "idiot" -Tato is selling sexual assault candid films</text:span>
</text:h>
      <text:p text:style-name="P4">
[Video-1-Link:/WS/AV-EMBEDS/CPS/ZHONGWEN/SIMP/Chinese-News-65854024/P0FT5ZY4/ZH-HansS]](https://www.bbc.com/ws/av-embeds/cps/zhongwen/simp/chinese-news-65854024/p0ft5zy4/zh-hans)<text:span text:style-name="T4">
 Your equipment does not support playing multimedia materials </text:span>
<text:span text:style-name="T4">
* BBC documentary: Tracing "idiot" -Tato who is selling sexual assault candid films </text:span>
 At 8:52 am on June 9, 2023</text:p>
      <text:p text:style-name="P4">
The BBC International Channel Investigation Team "BBC's Eye" revealed an ugly sexual assault business.</text:p>
      <text:p text:style-name="P4">
In the subway car, a man shot and followed a woman from the back. A few seconds later, he was obscene of the woman. On the Internet, thousands of East Asian women being sexually assaulted in public places are being sold, and the audience can even "customize" the videos they want on these websites.</text:p>
      <text:p text:style-name="P4">
The behind -the -scenes of the operating sexual assault website is a mysterious character called "Uncle Qi". Who is he?</text:p>
      <text:p text:style-name="P4">
"Eye of the BBC" has taken you into this dark and distorted world after an undercover survey for a year. We will face the story of sexual assaults, listen to the story of resistance and violent women, and expose the black hands behind the scenes of profit -seeking profit through undercover way.</text:p>
      <text:p text:style-name="P4">
News Source: <text:a xlink:type="simple" xlink:href="https://www.bbc.com/zhongwen/simp/chinese-news-65854024" text:style-name="Internet_20_link" text:visited-style-name="Visited_20_Internet_20_Link">
https://www.bbc.com/zhongwen/simp/chinese-news-65854024</text:a>
</text:p>
      <!--NEWS-->
      <text:h text:style-name="P10" text:outline-level="1">
<text:span text:style-name="T4">
Trump sent a video to call himself wrong</text:span>
</text:h>
      <text:p text:style-name="P4">
Author: 联合早报 (Person)</text:p>
      <text:p text:style-name="P4">
Publisher: 联合早报 (Organization)</text:p>
      <text:p text:style-name="P4">
Published Time: 2023-06-09T08:54</text:p>
      <text:p text:style-name="P4">
Modified Time: 2023-06-09T15:10</text:p>
      <text:p text:style-name="P4">
Description: Former US President Trump, which was sued for confidential documents, released a video and shouted for himself. Reuters reported that Trump on Thursday (June 8th), Truth Social, on his own social media platform, "I am innocent." According to ... According to ...</text:p>
      <text:p text:style-name="P4">
Videos: []</text:p>
      <text:p text:style-name="P4">
Audios: []</text:p>
      <text:p text:style-name="P4">
Images: []</text:p>
      <text:p text:style-name="P4">
Type: NewsArticle</text:p>
      <text:p text:style-name="P4">
Breadcrumbs: ['即时', '国际']</text:p>
      <text:p text:style-name="P4">
Keywords: ['美国', '特朗普', '起诉', '美国司法部']</text:p>
      <!--METADATA-->
      <text:p text:style-name="P4">
Self -exposure <text:a xlink:type="simple" xlink:href="https://www.zaobao.com/realtime/world/story20230609-1402586" text:style-name="Internet_20_link" text:visited-style-name="Visited_20_Internet_20_Link">
Prosecution due to confidential documents</text:a>
Former President of the United States <text:a xlink:type="simple" xlink:href="https://www.zaobao.com/keywords/te-lang-pu" text:style-name="Internet_20_link" text:visited-style-name="Visited_20_Internet_20_Link">
Trump</text:a>
Publish a video and shout for yourself.</text:p>
      <text:p text:style-name="P4">
Reuters reported that Trump on Thursday (June 8th) Truth Social on his own social media platform, "I am innocent."</text:p>
      <text:p text:style-name="P4">
According to sources, Trump is facing seven charges, including collection confidential documents and obstructing judicial justice.</text:p>
      <text:p text:style-name="P4">
Trump said earlier in Truth Social: "The corrupt Bayeng government notified my lawyer, and I have been prosecuted, and it seems to be related to those (confidential documents) box scams (Boxes Hoax)."</text:p>
      <text:p text:style-name="P4">
Trump also said that he was summoned to attend the hearing at the Miami Federal Court next Tuesday (13th).</text:p>
      <text:p text:style-name="P4">
Nearly a year ago, the FBI (FBI) from Trump was located in Haihu Manor in Florida <text:a xlink:type="simple" xlink:href="https://www.zaobao.com/realtime/world/story20220824-1306047" text:style-name="Internet_20_link" text:visited-style-name="Visited_20_Internet_20_Link">
seized about 13,000 government documents</text:a>
Essence A Lawyer of Trump said at the time that all the documents printed with confidential labels had been returned to the government, but the investigators later found 100 documents marked as confidential in Haihu Manor.</text:p>
      <text:p text:style-name="P4">
US Minister of Justice Galan announced on November 1 last year that he appointed Jacksmith to take over two major criminal cases involved in Trump, including the role of Trump in the riots of the parliamentary building on January 6, 2021, as well as him in Treatment of government confidential documents after step -down.</text:p>
      <text:p text:style-name="P4">
Smith is an expert in war, once served as the US agent federal prosecutor and the New York state prosecutor, and was the chief prosecutor of the International Criminal Court of Criminal Court investigating the Cosavo war crimes.</text:p>
      <text:p text:style-name="P4">
News Source: <text:a xlink:type="simple" xlink:href="https://www.zaobao.com.sg/realtime/world/story20230609-1402588" text:style-name="Internet_20_link" text:visited-style-name="Visited_20_Internet_20_Link">
https://www.zaobao.com.sg/realtime/world/story20230609-1402588</text:a>
</text:p>
      <!--NEWS-->
      <text:h text:style-name="P10" text:outline-level="1">
<text:span text:style-name="T4">
Blinden ended the Saudi Visit to call the Israeli Prime Minister's Plan for Victoria</text:span>
</text:h>
      <text:p text:style-name="P4">
Publisher: 法新社</text:p>
      <text:p text:style-name="P4">
Published Time: 2023-06-09T09:02:07+00:00</text:p>
      <text:p text:style-name="P4">
Modified Time: 2023-06-09T08:35:01+00:00</text:p>
      <text:p text:style-name="P4">
Description: (Agence France -Presse, Washington, 8th) After the U.S. Secretary of State Brillings ended its visit to Saudi Arabia, today I called for Israeli Prime Minister Nataniah Hu not to destroy the vision of the founding of the Palestinia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6-09T09-02-07-00-00/000000.png" xlink:type="simple" xlink:show="embed" xlink:actuate="onLoad" draw:mime-type="image/png"/>
</draw:frame>
US State Department spokesman Matthew Miller said that Antony Blinken talked to the phone with Benjaminnetanyahu after the Saudi journey ended. Integrate into the Middle East. "</text:p>
      <text:p text:style-name="P4">
Miller said that Brinken also talked about the necessity of promised when holding regional talks in Egypt, Jordan and other places earlier this year, and avoiding the measures of the outlook for destruction (Isaibal). "Miller pointed out this year Earlier talks held in Jordan and Egypt, and Israel, Palestine and US officials have participated.</text:p>
      <text:p text:style-name="P4">
Blinger said this week in a conversation to the main pro -Israeli group in the United States this week that he will work hard to promote Saudi Arabia to recognize Israel. Normal relationship with Saudi is also a main goal of Israel.</text:p>
      <text:p text:style-name="P4">
The Saudi Foreign Minister Prince Faisal Binfarhan said with Brincorn today that he said in a joint press conference with Brinken that the relationship between the relationship between the Saudi country and Israel was "in line with the interests of the region" and "the significant benefit can benefit all parties."</text:p>
      <text:p text:style-name="P4">
But Fisher also said that if you do not find a way to peace to the Palestinian people and solve this challenge, any normalization will be limited. "Therefore, I think it should continue to focus on finding ways to the two countries. Find the way to give Palestinian dignity and justice. "</text:p>
      <text:p text:style-name="P4">
News Source: <text:a xlink:type="simple" xlink:href="https://www.rfi.fr/cn/%E5%9B%BD%E9%99%85%E6%8A%A5%E9%81%93/20230609-%E5%B8%83%E6%9E%97%E8%82%AF%E7%BB%93%E6%9D%9F%E6%B2%99%E5%9B%BD%E8%AE%BF%E9%97%AE-%E8%87%B4%E7%94%B5%E4%BB%A5%E8%89%B2%E5%88%97%E6%80%BB%E7%90%86%E5%90%81%E7%BB%B4%E4%B8%A4%E5%9B%BD%E6%96%B9%E6%A1%88" text:style-name="Internet_20_link" text:visited-style-name="Visited_20_Internet_20_Link">
https://www.rfi.fr/cn/%E5%9B%BD%E9%99%85%E6%8A%A5%E9%81%93/20230609-%E5%B8%83%E6%9E%97%E8%82%AF%E7%BB%93%E6%9D%9F%E6%B2%99%E5%9B%BD%E8%AE%BF%E9%97%AE-%E8%87%B4%E7%94%B5%E4%BB%A5%E8%89%B2%E5%88%97%E6%80%BB%E7%90%86%E5%90%81%E7%BB%B4%E4%B8%A4%E5%9B%BD%E6%96%B9%E6%A1%88</text:a>
</text:p>
      <!--NEWS-->
      <text:h text:style-name="P10" text:outline-level="1">
<text:span text:style-name="T4">
Chinese -funded manager to return to India (Free Version)</text:span>
</text:h>
      <text:p text:style-name="P4">
Authors: ['本杰明•帕金', '梅塞德丝•吕尔', '埃莉诺•奥尔科特']</text:p>
      <text:p text:style-name="P4">
Publisher: 英国《金融时报》</text:p>
      <text:p text:style-name="P4">
Time: 2023-06-09T09:08:47+00:00</text:p>
      <text:p text:style-name="P4">
Published Time: 2023-06-08T12:00:99+08:00</text:p>
      <text:p text:style-name="P4">
Modified Time: 2023-06-09T05:07:99+08:00</text:p>
      <text:p text:style-name="P4">
Description: Some technology companies that are related to China have found a way to return to India. The fashion e -commerce company SHEIN restarted India's business, and the shooting game "Jedi Survival: Indian Edition" was re -launched.</text:p>
      <text:p text:style-name="P4">
Images: ["<text:a xlink:type="simple" xlink:href="https://thumbor.ftacademy.cn/unsafe/picture/4/000171844_piclink.jpg" text:style-name="Internet_20_link" text:visited-style-name="Visited_20_Internet_20_Link">
000171844_pic...</text:a>
"]</text:p>
      <text:p text:style-name="P4">
Themes: ['印度', '关注']</text:p>
      <text:p text:style-name="P4">
Keywords: ['印度', '中印关系', '印度经济', '科技公司']</text:p>
      <text:p text:style-name="P4">
Type: Article</text:p>
      <!--METADATA-->
      <text:p text:style-name="P4">
<draw:frame draw:style-name="fr1" draw:name="Image105" text:anchor-type="as-char" svg:width="6.9236in" svg:height="4.98986in" draw:z-index="0">
<draw:image xlink:href="../Images/FT Chinese Free Version/2023-06-09T09-08-47-00-00/000171844_piclink.jpg" xlink:type="simple" xlink:show="embed" xlink:actuate="onLoad" draw:mime-type="image/jpeg"/>
</draw:frame>
Some technology companies that are related to China have found a way to return to India, which brings new hope to companies who want to invest in India, that is, it is possible to overcome the tension between India -China trade and achieve new growth.</text:p>
      <text:p text:style-name="P4">
Fashion e -commerce company SHEIN has found an alternative trading structure, through faithful industry with the largest listed company in India(Reliance Industries)Cooperation to restart business in India. After the conflict between the border between India and China, India banned dozens of Chinese applications on the grounds of national security concerns. Shein is one of them.</text:p>
      <text:p text:style-name="P4">
News Source: <text:a xlink:type="simple" xlink:href="http://www.ftchinese.com/story/001099914" text:style-name="Internet_20_link" text:visited-style-name="Visited_20_Internet_20_Link">
http://www.ftchinese.com/story/001099914</text:a>
</text:p>
      <!--NEWS-->
      <text:h text:style-name="P10" text:outline-level="1">
<text:span text:style-name="T4">
What is Biden Economics? What contradictions exist? (Free version)</text:span>
</text:h>
      <text:p text:style-name="P4">
Author: Greg Ip</text:p>
      <text:p text:style-name="P4">
Publisher: 华尔街日报中文网</text:p>
      <text:p text:style-name="P4">
Published Time: 2023-06-09T09:15:00.000Z</text:p>
      <text:p text:style-name="P4">
Modified Time: 2023-06-09T09:15:00.000Z</text:p>
      <text:p text:style-name="P4">
Created Time: 2023-06-09T05:00:00.000Z</text:p>
      <text:p text:style-name="P4">
Description: Competition with China has strengthened the promise of U.S. President Biden's industrial policy, but his idea of government intervention brings risks to the US economy and allies.</text:p>
      <text:p text:style-name="P4">
Images: []</text:p>
      <text:p text:style-name="P4">
Categories: ['经济']</text:p>
      <text:p text:style-name="P4">
Keywords: SYND,LINK:EN|WP-WSJ-0000921257</text:p>
      <text:p text:style-name="P4">
Type: Article</text:p>
      <!--METADATA-->
      <text:p text:style-name="P4">
US President Biden(Joe bids)National Security Consultant Shalin(Jake Sullivan)The work is usually focused on response to threats from abroad, such as Russia's invasion of Ukraine or China attempts to Taiwan. But in April this year(Brookings Institution)In a speech, he pointed his finger at a threat that he thought from the inside, that is, the idea that he dominated for too long in the elite head of Washington: the market can always effectively allocate capital.</text:p>
      <text:p text:style-name="P4">
News Source: <text:a xlink:type="simple" xlink:href="https://cn.wsj.com/articles/%E6%8B%9C%E7%99%BB%E7%BB%8F%E6%B5%8E%E5%AD%A6%E6%98%AF%E4%BB%80%E4%B9%88-%E5%AD%98%E5%9C%A8%E5%93%AA%E4%BA%9B%E7%9F%9B%E7%9B%BE%E4%B9%8B%E5%A4%84-c8ff1013" text:style-name="Internet_20_link" text:visited-style-name="Visited_20_Internet_20_Link">
https://cn.wsj.com/articles/%E6%8B%9C%E7%99%BB%E7%BB%8F%E6%B5%8E%E5%AD%A6%E6%98%AF%E4%BB%80%E4%B9%88-%E5%AD%98%E5%9C%A8%E5%93%AA%E4%BA%9B%E7%9F%9B%E7%9B%BE%E4%B9%8B%E5%A4%84-c8ff1013</text:a>
</text:p>
      <!--NEWS-->
      <text:h text:style-name="P10" text:outline-level="1">
<text:span text:style-name="T4">
How does the Chinese "Chinese Movement" affect the Muslim community in the country?</text:span>
</text:h>
      <text:p text:style-name="P4">
Author: None (Language: zh)</text:p>
      <text:p text:style-name="P4">
Publisher: None</text:p>
      <text:p text:style-name="P4">
Time: 2023-06-09T09:23:00Z</text:p>
      <text:p text:style-name="P4">
Description: The Chinese Hui Muslim activist warns that the "Islamic Chineseization" movement in Beijing is restricting the nation's religious freedom and redefine Islam.</text:p>
      <text:p text:style-name="P4">
Videos: []</text:p>
      <text:p text:style-name="P4">
Images: []</text:p>
      <text:p text:style-name="P4">
Subject: 时政风云</text:p>
      <text:p text:style-name="P4">
Subjects: []</text:p>
      <text:p text:style-name="P4">
Keywords: ['穆斯林']</text:p>
      <text:p text:style-name="P4">
Id: 65866865</text:p>
      <!--METADATA-->
      <text:p text:style-name="P4">
<text:a xlink:type="simple" xlink:href="https://www.dw.com/zh/overlay/image/article/65866865/62992275" text:style-name="Internet_20_link" text:visited-style-name="Visited_20_Internet_20_Link">
 </text:a>
(Voice of Germany Chinese website) A in Yunnan Province, China <text:a xlink:type="simple" xlink:href="https://www.dw.com/zh/zh/傳抗議強拆清真寺-雲南爆警民衝突/a-65767189" text:style-name="Internet_20_link" text:visited-style-name="Visited_20_Internet_20_Link">
The local demolition plan of the mosque caused a conflict between police and civilians last week</text:a>
It has attracted the attention of the international community's influence on the Chinese government's five -year plan for the Chinese government.</text:p>
      <text:p text:style-name="P4">
Online videos show that dozens of police officers wearing riot shields and batons Police pushed a group of angry local residents outside the Nagoya Mosque, Yunnan, and threw items to them. Related videos were quickly deleted by Chinese social media platforms. The local government issued a notice on May 28, demanding that those participating in the conflict "immediately stop all illegal and criminal acts."</text:p>
      <text:p text:style-name="P4">
Many local residents were reportedly arrested by the police. People who live overseas who live overseas told the Voice of Germany that the Chinese authorities are still urging those who have participated in the conflict, and vowed to remove the dome and spire of the mosque according to the original plan.</text:p>
      <text:p text:style-name="P4">
Maju (transliteration), a well -known Hui activist living in the United States, said: "Local residents still resolutely resist the government's plan to demolish the important structure of the mosque.</text:p>
      <text:p text:style-name="P4">
The Nama Ying Mosque is not the first Islamic religious place to face local dismantling. In the past few years, the dome and the spire of the mosque in Ningxia, Gansu, Henan and even Beijing have been demolished by the local government, and replaced them with the Chinese roof.</text:p>
      <text:p text:style-name="P4">
This is part of the Chinese government's "Sinicization" Islamic Program. The plan aims to eliminate the "external influence" in religion and ensure that religion is consistent with the traditional values stipulated by the Chinese government.</text:p>
      <text:p text:style-name="P4">
DavidStroup, a Chinese political lecturer at the University of Manchester, said: "Many of Xi Jinping's speech stated that he regarded foreign religious ideology or tradition as a threat, and Islam is a very concerned."</text:p>
      <text:p text:style-name="P4">
China passed the 5 -year plan of Sinicization Islam in 2019, emphasizing that it is necessary to ensure that Islam is "compatible with socialism"</text:p>
      <text:h text:style-name="P12" text:outline-level="3">
<text:span text:style-name="T4">
China Five -Year "Sinicization" plan</text:span>
</text:h>
      <text:p text:style-name="P4">
According to a report from the Chinese official media "Global Times" in January 2019, China passed a law that was designed to "Chinese" Islam in five years in that year, emphasizing that it is necessary to ensure that Islam is "socialist with socialism. Allow".</text:p>
      <text:p text:style-name="P4">
At a government meeting in September 2020, Chinese leader Xi Jinping reiterated the necessity of ensuring "healthy development of religion". Xi Jinping said in an article published by the Chinese official media Xinhua News Agency: "It is necessary to do a good job in the ideological field of ideology and carry out in -depth cultural and relief projects."</text:p>
      <text:p text:style-name="P4">
In September 2022, the former chairman of the CPPCC Wang Yang, a member of the new leadership team of the China Islamic Association, needs to "deeply promote the Chinese Islamic Chineseization" and "listen to the party's words and follow the party's political position at any time." Essence Hannah Theaker, the historical and political lecturer of the University of Plond Meyscene, pointed out that some mosques in China were demolished and others were merged. This was part of the reduction of the total number of mosques.</text:p>
      <text:p text:style-name="P4">
Tike said that the Chinese government has also closed many religious schools and institutions, while strengthening ideological control of religious leaders. She told Germany's voice: "These measures are also highly harassed with the mosque community and the non -Han community (especially immigrants)."</text:p>
      <text:h text:style-name="P12" text:outline-level="3">
<text:span text:style-name="T4">
</text:span>
</text:h>
      <text:h text:style-name="P12" text:outline-level="3">
<text:span text:style-name="T4">
Forced assimilation</text:span>
</text:h>
      <text:p text:style-name="P4">
Some overseas Hui Muslims told Germany that many Chinese Muslims could no longer maintain a lifestyle that conforms to traditional Islamic doctrines.</text:p>
      <text:p text:style-name="P4">
A Hui Muslim Muslims living in Malaysia said: "The Chinese government starts from destroying Muslim religious places and forcing us to assimilate into the religious norms they have established."</text:p>
      <text:p text:style-name="P4">
Straipp, the University of Manchester, added that Beijing's Sinicization Movement is essentially trying to establish a CCP's approved version of Islam, making the national community a "carrier of party and national values."</text:p>
      <text:p text:style-name="P4">
Straip told Germany: "We may see an Islamic version approved by the state, which is supervised and dominated by the party's request."</text:p>
      <text:h text:style-name="P12" text:outline-level="3">
<text:span text:style-name="T4">
The re -education camp in the exile Victoria population</text:span>
</text:h>
      <text:h text:style-name="P12" text:outline-level="3">
<text:span text:style-name="T4">
Beijing to promote "redefining" Islam</text:span>
</text:h>
      <text:p text:style-name="P4">
Many activists believe that the Hui Muslims have few room for virginity to resist Beijing's "redefining" of Islam. Ma Ju said that although the local community has some resistance, their resistance is usually very weak. Local governments usually suspend the demolition plan of the mosque, they will not give up completely. ****</text:p>
      <text:p text:style-name="P4">
He said: "Although the Chinese government will not completely eliminate Islam, they will try to destroy the social cohesion of the Chinese Muslim community, as they do to other organizations and communities."</text:p>
      <text:p text:style-name="P4">
Sterape believes that due to the lack of synchronization of the Sinicization movement across the country, the Muslim community rarely has the opportunity to organize large -scale mobilization or resistance.</text:p>
      <text:p text:style-name="P4">
He told Germany's voice: "The plan was first launched in Ningxia, southern Gansu, Yunnan, East China, and Qinghai, just like the community was sinicized, no pre -warnings or opportunities for them to organize resistance." Strapp believes The movement in Beijing may lead to underground Islam.</text:p>
      <text:p text:style-name="P4">
He warned: "The state will determine the limit of religious freedom and the scope of due scope, which is worrying, because the authorities may mark anything that does not meet the national ideology as potential extremeism, and will not meet the prescribed religious speech It is regarded as a potential hotbed of terrorism or Islamic principles. "</text:p>
      <text:p text:style-name="P4">
News Source: <text:a xlink:type="simple" xlink:href="https://www.dw.com/zh/中国-汉化运动-如何影响全国穆斯林社群？/a-65866865" text:style-name="Internet_20_link" text:visited-style-name="Visited_20_Internet_20_Link">
https://www.dw.com/zh/中国-汉化运动-如何影响全国穆斯林社群？/a-65866865?maca=chi-rss-chi-all-1127-rdf</text:a>
</text:p>
      <!--NEWS-->
      <text:h text:style-name="P10" text:outline-level="1">
<text:span text:style-name="T4">
The United States and Britain support the new "Atlantic Declaration" to strengthen the response to urgent economic challenges</text:span>
</text:h>
      <text:p text:style-name="P4">
Author: 联合早报 (Person)</text:p>
      <text:p text:style-name="P4">
Publisher: 联合早报 (Organization)</text:p>
      <text:p text:style-name="P4">
Published Time: 2023-06-09T09:30</text:p>
      <text:p text:style-name="P4">
Modified Time: 2023-06-09T09:30</text:p>
      <text:p text:style-name="P4">
Description: The United States and Britain support a new "Atlantic Declaration" to strengthen cooperation in response to urgent economic challenges in the fields of clean energy, key minerals and artificial intelligence. Reuters reports that the United States and Britain's leaders call the "Atlantic Declaratio" ...</text:p>
      <text:p text:style-name="P4">
Videos: []</text:p>
      <text:p text:style-name="P4">
Audios: []</text:p>
      <text:p text:style-name="P4">
Images: []</text:p>
      <text:p text:style-name="P4">
Type: NewsArticle</text:p>
      <text:p text:style-name="P4">
Breadcrumbs: ['即时', '国际']</text:p>
      <text:p text:style-name="P4">
Keywords: ['美国', '英国', '拜登', '苏纳克']</text:p>
      <!--METADATA-->
      <text:p text:style-name="P4">
The United States and Britain support a new "Atlantic Declaration" to strengthen cooperation in response to urgent economic challenges in the fields of clean energy, key minerals and artificial intelligence.</text:p>
      <text:p text:style-name="P4">
Reuters reports that the United States and Britain's leaders, known as the "Atlantic Declaration", are the world's first partnership covering a wide range of economic, technical, commercial and trade relations such as the two countries.</text:p>
      <text:p text:style-name="P4">
U.S. President Biden and British Prime Minister Sonak on Thursday (June 8) in the White House joint press conference said that the United States and the United Kingdom will cooperate in advanced technology, clean energy and key minerals to strengthen the long history of the two countries Safety alliance.</text:p>
      <text:p text:style-name="P4">
"Our economic partnership is a huge force, which supports everything we do together."</text:p>
      <text:p text:style-name="P4">
Sonak said: "I know some people have a question, what kind of partner will Britain after leaving the European Union, I will say, please evaluate us what we do. It is a reliable ally as ever, and we are as always attractive investment destinations. "</text:p>
      <text:p text:style-name="P4">
British Prime Minister Sonak's office said Britain and the United States will strengthen supply chain, develop future technology, and invest in each other's industries.</text:p>
      <text:p text:style-name="P4">
News Source: <text:a xlink:type="simple" xlink:href="https://www.zaobao.com.sg/realtime/world/story20230609-1402602" text:style-name="Internet_20_link" text:visited-style-name="Visited_20_Internet_20_Link">
https://www.zaobao.com.sg/realtime/world/story20230609-1402602</text:a>
</text:p>
      <!--NEWS-->
      <text:h text:style-name="P10" text:outline-level="1">
<text:span text:style-name="T4">
French knife attack case 2 Life and Danger Mark Hong will visit the victims</text:span>
</text:h>
      <text:p text:style-name="P4">
Publisher: 法新社</text:p>
      <text:p text:style-name="P4">
Published Time: 2023-06-09T09:32:09+00:00</text:p>
      <text:p text:style-name="P4">
Modified Time: 2023-06-09T09:20:02+00:00</text:p>
      <text:p text:style-name="P4">
Description: (Agence France -Presse, France, France, 9th.) The thugs held a knife in Anxi Town, France's Alps, causing at least 6 people to be injured, and two of them were still in danger of life. The French Presidential Palace said the President Mark Hong couple will visit the victim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6-09T09-32-09-00-00/000000.png" xlink:type="simple" xlink:show="embed" xlink:actuate="onLoad" draw:mime-type="image/png"/>
</draw:frame>
The French Presidential Palace said: "After the attack broke out yesterday, President Emmanuelmacron will visit the victims and his family today, as well as everyone who sees the righteousness, help and support the victims on Annecy."</text:p>
      <text:p text:style-name="P4">
In the attacking incident of shocking the country yesterday, a man holding a knife was stabbing 4 preschool children and 2 adults in a park -side town of Anxi, Anxi, a tranquil lake.</text:p>
      <text:p text:style-name="P4">
The age of the victims is between 22 and 36 months.</text:p>
      <text:p text:style-name="P4">
The motivation for suspected attacks is still unclear. The local prosecutor said: "There is no obvious motivation for terrorism."</text:p>
      <text:p text:style-name="P4">
The attacker is said to have been confirmed to be Syrian refugee AbdalmaSih H, and officials said he was not affected by drugs or alcohol.</text:p>
      <text:p text:style-name="P4">
French Prime Minister Elisabeth Borne said he was suspected of "not knowing any intelligence department" or "any history of mental illness."</text:p>
      <text:p text:style-name="P4">
Sources and his ex -wife told AFP that he was suspected of being in his early 30s and recently divorced a Sweden. Suspects had previously lived in Sweden for 10 years and obtained refugees in April this year.</text:p>
      <text:p text:style-name="P4">
As for the victim, the French government spokesman Olivier Vran said in a media interview: "As far as I know, there are still two children in danger."</text:p>
      <text:p text:style-name="P4">
News Source: <text:a xlink:type="simple" xlink:href="https://www.rfi.fr/cn/%E5%9B%BD%E9%99%85%E6%8A%A5%E9%81%93/20230609-%E6%B3%95%E5%9B%BD%E6%8C%81%E5%88%80%E6%94%BB%E5%87%BB%E6%A1%882%E5%91%BD%E5%8D%B1-%E9%A9%AC%E5%85%8B%E5%AE%8F%E5%B0%86%E6%8E%A2%E8%A7%86%E5%8F%97%E5%AE%B3%E8%80%85" text:style-name="Internet_20_link" text:visited-style-name="Visited_20_Internet_20_Link">
https://www.rfi.fr/cn/%E5%9B%BD%E9%99%85%E6%8A%A5%E9%81%93/20230609-%E6%B3%95%E5%9B%BD%E6%8C%81%E5%88%80%E6%94%BB%E5%87%BB%E6%A1%882%E5%91%BD%E5%8D%B1-%E9%A9%AC%E5%85%8B%E5%AE%8F%E5%B0%86%E6%8E%A2%E8%A7%86%E5%8F%97%E5%AE%B3%E8%80%85</text:a>
</text:p>
      <!--NEWS-->
      <text:h text:style-name="P10" text:outline-level="1">
<text:span text:style-name="T4">
The East Coast of the United States continues to deal with wild fire smoke from Canada</text:span>
</text:h>
      <text:p text:style-name="P4">
Author: chinese@voanews.com (美国之音)</text:p>
      <text:p text:style-name="P4">
Publisher: 美国之音中文网 (Type: NewsMediaOrganization)</text:p>
      <text:p text:style-name="P4">
Published Time: 2023-06-09T09:40:19+08:00</text:p>
      <text:p text:style-name="P4">
Modified Time: 2023-06-09 01:40:19Z</text:p>
      <text:p text:style-name="P4">
Description: During the popularity of COVID-19, public health officials encouraged people to go outdoors. If they had to be with others, they had to wear masks.</text:p>
      <text:p text:style-name="P4">
Videos: []</text:p>
      <text:p text:style-name="P4">
Images: []</text:p>
      <text:p text:style-name="P4">
Categories: ['美洲', '美国', '生态环境', '健康', '全球议题']</text:p>
      <text:p text:style-name="P4">
Type: None</text:p>
      <!--METADATA-->
      <text:p text:style-name="P4">
Nonenone</text:p>
      <text:p text:style-name="P4">
News Source: <text:a xlink:type="simple" xlink:href="https://www.voachinese.com/a/us-east-coast-continues-to-grapple-with-wildfire-smoke-billowing-from-canada-20230608/7129678.html" text:style-name="Internet_20_link" text:visited-style-name="Visited_20_Internet_20_Link">
https://www.voachinese.com/a/us-east-coast-continues-to-grapple-with-wildfire-smoke-billowing-from-canada-20230608/7129678.html</text:a>
</text:p>
      <!--NEWS-->
      <text:h text:style-name="P10" text:outline-level="1">
<text:span text:style-name="T4">
Former First Republic executives will be the president of Turkish Central Bank (Free Version)</text:span>
</text:h>
      <text:p text:style-name="P4">
Author: Jared Malsin / Chelsey Dulaney</text:p>
      <text:p text:style-name="P4">
Publisher: 华尔街日报中文网</text:p>
      <text:p text:style-name="P4">
Published Time: 2023-06-09T09:45:00.000Z</text:p>
      <text:p text:style-name="P4">
Modified Time: 2023-06-09T09:45:00.000Z</text:p>
      <text:p text:style-name="P4">
Created Time: 2023-06-09T08:38:00.000Z</text:p>
      <text:p text:style-name="P4">
Description: A senior executive of Turkish President Erdogan appointed FIRST Republic Bank as a former president of the Turkish Central Bank, which is likely to mean that the country will change the non -orthodox economic policy; the previous policy has triggered economic instability and prompted foreign investors to evacuate Essence</text:p>
      <text:p text:style-name="P4">
Images: []</text:p>
      <text:p text:style-name="P4">
Categories: ['经济']</text:p>
      <text:p text:style-name="P4">
Keywords: SYND</text:p>
      <text:p text:style-name="P4">
Type: Article</text:p>
      <!--METADATA-->
      <text:p text:style-name="P4">
Turkish President Erdogan(Recep Tayyip Erdogan)A senior executive of FIRST republicbank before appointment is the president of the Turkish central bank, which may mean that the country will change the non -orthodox economic policy; the previous policy <text:a xlink:type="simple" xlink:href="https://cn.wsj.com/articles/CN-FIN-20230608092236" text:style-name="Internet_20_link" text:visited-style-name="Visited_20_Internet_20_Link">
triggered economic instability</text:a>
And prompt foreign investors to evacuate.</text:p>
      <text:p text:style-name="P4">
News Source: <text:a xlink:type="simple" xlink:href="https://cn.wsj.com/articles/%E5%89%8Dfirst-republic%E9%AB%98%E7%AE%A1%E5%B0%86%E5%87%BA%E4%BB%BB%E5%9C%9F%E8%80%B3%E5%85%B6%E5%A4%AE%E8%A1%8C%E8%A1%8C%E9%95%BF-8001fc" text:style-name="Internet_20_link" text:visited-style-name="Visited_20_Internet_20_Link">
https://cn.wsj.com/articles/%E5%89%8Dfirst-republic%E9%AB%98%E7%AE%A1%E5%B0%86%E5%87%BA%E4%BB%BB%E5%9C%9F%E8%80%B3%E5%85%B6%E5%A4%AE%E8%A1%8C%E8%A1%8C%E9%95%BF-8001fc</text:a>
</text:p>
      <!--NEWS-->
      <text:h text:style-name="P10" text:outline-level="1">
<text:span text:style-name="T4">
Column | Zhou Jia has something to say: the college entrance examination every year, and today the college entrance examination</text:span>
</text:h>
      <text:p text:style-name="P4">
Author: None</text:p>
      <text:p text:style-name="P4">
Publisher: Radio Free Asia (Organization)</text:p>
      <text:p text:style-name="P4">
Published Time: 2023-06-09T09:52:22-04:00</text:p>
      <text:p text:style-name="P4">
Modified Time: 2023-06-09T09:52:22-04:00</text:p>
      <text:p text:style-name="P4">
Description: None</text:p>
      <text:p text:style-name="P4">
Videos: []</text:p>
      <text:p text:style-name="P4">
Audios: ["<text:a xlink:type="simple" xlink:href="https://www.rfa.org/mandarin/zhuanlan/5468560967098bdd8bf4/talk-060920230915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4.612011in" draw:z-index="0">
<draw:image xlink:href="../Images/rfamandarin/2023-06-09T09-52-22-04-00/000000.png" xlink:type="simple" xlink:show="embed" xlink:actuate="onLoad" draw:mime-type="image/png"/>
</draw:frame>
Beijing, on June 7, the students who took the college entrance examination in 2023 did the final review before the first day of the exam. <text:a xlink:type="simple" xlink:href="https://www.rfa.org/mandarin/zhuanlan/5468560967098bdd8bf4/talk-06092023091510.html/@@images/image" text:style-name="Internet_20_link" text:visited-style-name="Visited_20_Internet_20_Link">
</text:a>
The Associated Press <text:a xlink:type="simple" xlink:href="https://www.rfa.org/mandarin/zhuanlan/5468560967098bdd8bf4/talk-06092023091510.html/@@stream" text:style-name="Internet_20_link" text:visited-style-name="Visited_20_Internet_20_Link">
Audio-Link: https://www.rfa.org/mandarin/zhuanlan/546856098bdd8bf4/talk-06092023091510.html/@stream</text:a>
If there are several critical moments in life, just like the crossroads of life, which direction in which direction will largely determine a person's destiny. In a specific social environment in China.</text:p>
      <text:p text:style-name="P4">
In ancient times, there were science and studies, and today there are college entrance examinations. Since the end of the Cultural Revolution and the resume of the college entrance examination, in June and July of each year, they are fresh graduates and repeat students in high schools. Ten years of cold windows are bitter, and one test is determined. The college entrance examination seems to have become one of the most "ritual sense" of the whole people in China. It is said that the parents of candidates in a city sent their children to the examination room and put on cheongsam, which is looking forward to his son who can "win the flag". Even the police turned on the green lights to go to the wrong test room, opened the road with a motorcycle, and sent candidates to the corresponding test room in time. To be honest, such a scene is unimaginable in the United States or other Western countries. Why do Chinese society value the college entrance examination so? And as a mechanism for further studies, what should be improved and improved? In this "Zhou Jia has something to say" column, Professor Zhou Xiaozheng and I came to talk about the topic of the college entrance examination. There is also Ms. Lilifeng who joined our discussion this time. Ms. Qian was a college student in the 1990s. She graduated from the Department of Economics of Jiangnan University and obtained the MBA degree from the University of Macau. She is currently an independent writer of the media and one of the sponsor of the "civilized living room" of the media.</text:p>
      <text:p text:style-name="P4">
News Source: <text:a xlink:type="simple" xlink:href="https://www.rfa.org/mandarin/zhuanlan/5468560967098bdd8bf4/talk-06092023091510.html" text:style-name="Internet_20_link" text:visited-style-name="Visited_20_Internet_20_Link">
https://www.rfa.org/mandarin/zhuanlan/5468560967098bdd8bf4/talk-06092023091510.html</text:a>
</text:p>
      <!--NEWS-->
      <text:h text:style-name="P10" text:outline-level="1">
<text:span text:style-name="T4">
China showed its ambitions at Cuban, and pushed China and the United States to the door of the United States (Free Version)</text:span>
</text:h>
      <text:p text:style-name="P4">
Author: Charles Hutzler / Kejal Vyas</text:p>
      <text:p text:style-name="P4">
Publisher: 华尔街日报中文网</text:p>
      <text:p text:style-name="P4">
Published Time: 2023-06-09T09:55:00.000Z</text:p>
      <text:p text:style-name="P4">
Modified Time: 2023-06-09T09:55:00.000Z</text:p>
      <text:p text:style-name="P4">
Created Time: 2023-06-09T08:02:00.000Z</text:p>
      <text:p text:style-name="P4">
Description: China's plan to establish an eavesdropping station in Cuba will be colorful to the United States' investigations near the Chinese coast. Such activities in the United States have always been a pain point in Beijing.</text:p>
      <text:p text:style-name="P4">
Images: []</text:p>
      <text:p text:style-name="P4">
Categories: ['国际']</text:p>
      <text:p text:style-name="P4">
Keywords: SYND,LINK:EN|WP-WSJ-0000966053</text:p>
      <text:p text:style-name="P4">
Type: Article</text:p>
      <!--METADATA-->
      <text:p text:style-name="P4">
China <text:a xlink:type="simple" xlink:href="https://cn.wsj.com/articles/CN-BGH-20230608201638" text:style-name="Internet_20_link" text:visited-style-name="Visited_20_Internet_20_Link">
Establishing Eavesdropping Station in Cuba</text:a>
The plan reflects the ambitions of Beijing's great powers and leads China and the United States to the increasingly fierce contest at the door of the United States.</text:p>
      <text:p text:style-name="P4">
News Source: <text:a xlink:type="simple" xlink:href="https://cn.wsj.com/articles/%E5%8F%A4%E5%B7%B4%E7%AA%83%E5%90%AC%E7%AB%99%E5%B1%95%E7%8E%B0%E4%B8%AD%E5%9B%BD%E9%9B%84%E5%BF%83-%E5%9C%A8%E7%BE%8E%E5%9B%BD%E5%AE%B6%E9%97%A8%E5%8F%A3%E5%BC%80%E5%90%AF%E6%96%B0%E8%BE%83%E9%87%8F-f438dc72" text:style-name="Internet_20_link" text:visited-style-name="Visited_20_Internet_20_Link">
https://cn.wsj.com/articles/%E5%8F%A4%E5%B7%B4%E7%AA%83%E5%90%AC%E7%AB%99%E5%B1%95%E7%8E%B0%E4%B8%AD%E5%9B%BD%E9%9B%84%E5%BF%83-%E5%9C%A8%E7%BE%8E%E5%9B%BD%E5%AE%B6%E9%97%A8%E5%8F%A3%E5%BC%80%E5%90%AF%E6%96%B0%E8%BE%83%E9%87%8F-f438dc72</text:a>
</text:p>
      <!--NEWS-->
      <text:h text:style-name="P10" text:outline-level="1">
<text:span text:style-name="T4">
Japan's amendments to the management law apply for refugees 3 failures can be expelled from the country</text:span>
</text:h>
      <text:p text:style-name="P4">
Publisher: 法新社</text:p>
      <text:p text:style-name="P4">
Published Time: 2023-06-09T10:02:07+00:00</text:p>
      <text:p text:style-name="P4">
Modified Time: 2023-06-09T09:50:01+00:00</text:p>
      <text:p text:style-name="P4">
Description: (Agence France -Presse, Tokyo, 9th) Despite being opposed by the opposition party and human rights groups, the Japanese government amended the "Entry and Exit Management and Refugee Identification Law" today, and it will allow the government to deport the country many failures to apply for refugees in the fu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6-09T10-02-07-00-00/000000.png" xlink:type="simple" xlink:show="embed" xlink:actuate="onLoad" draw:mime-type="image/png"/>
</draw:frame>
Prior to this amendment, regardless of the person who applied for a refugee, he could stay in Japan before the result was released. However, as long as she has to apply for shelter three times, "unless there is a reasonable reason", the Japanese government can deport them.</text:p>
      <text:p text:style-name="P4">
Japanese Minister of Justice Saito said that the revised law will "protect those who need to be protected, while strictly deal with those who violate the regulations."</text:p>
      <text:p text:style-name="P4">
Saito mentioned that "many people abuse the application of shelter to avoid being deported." It is not really to escape the danger and persecution.</text:p>
      <text:p text:style-name="P4">
Last year, about 1,500 people applied for asylum in Japan, but Japan only passed 202 applications, but based on humanitarian considerations, 1,760 people were allowed to stay in Japan. Japan also accepted more than 2,400 refugees who escaped Ukraine with different aid structures.</text:p>
      <text:p text:style-name="P4">
Since 2021, the 33 -year -old Sri Lanka female Wishma Sandamali died in Nagoya's detention center, Japanese immigration detention conditions have been continuously reviewed.</text:p>
      <text:p text:style-name="P4">
Sanda is not a refugee who applied for asylum. It is reported that she sought police protection due to domestic violence, but was detained because of the expiration of the visa and died in the detention center. Her family subsequently claimed more than $ 1 million to the Japanese government.</text:p>
      <text:p text:style-name="P4">
According to reports, Santa Marley constantly complained that she had stomach pain and other symptoms, and activists said she did not get enough medical care.</text:p>
      <text:p text:style-name="P4">
The lawyer of the Sanda Mali family told AFP yesterday that the revised law "is equivalent to (let the Japanese government) have a switch, which can be executed by expelled those who seeks asylum."</text:p>
      <text:p text:style-name="P4">
He said: "The Japanese refugee review system cannot play a role." Officials will quickly refuse to apply, and sometimes there is no chance of interview.</text:p>
      <text:p text:style-name="P4">
News Source: <text:a xlink:type="simple" xlink:href="https://www.rfi.fr/cn/%E5%9B%BD%E9%99%85%E6%8A%A5%E9%81%93/20230609-%E6%97%A5%E6%9C%AC%E4%BF%AE%E6%AD%A3%E5%85%A5%E7%AE%A1%E6%B3%95-%E7%94%B3%E8%AF%B7%E9%9A%BE%E6%B0%913%E6%AC%A1%E5%A4%B1%E8%B4%A5%E5%8F%AF%E9%A9%B1%E9%80%90%E5%87%BA%E5%A2%83" text:style-name="Internet_20_link" text:visited-style-name="Visited_20_Internet_20_Link">
https://www.rfi.fr/cn/%E5%9B%BD%E9%99%85%E6%8A%A5%E9%81%93/20230609-%E6%97%A5%E6%9C%AC%E4%BF%AE%E6%AD%A3%E5%85%A5%E7%AE%A1%E6%B3%95-%E7%94%B3%E8%AF%B7%E9%9A%BE%E6%B0%913%E6%AC%A1%E5%A4%B1%E8%B4%A5%E5%8F%AF%E9%A9%B1%E9%80%90%E5%87%BA%E5%A2%83</text:a>
</text:p>
      <!--NEWS-->
      <text:h text:style-name="P10" text:outline-level="1">
<text:span text:style-name="T4">
Zerrenceky: Hundreds of thousands of people in the southern Ukraine dams are limited to drinking water for drinking water</text:span>
</text:h>
      <text:p text:style-name="P4">
Publisher: 法新社</text:p>
      <text:p text:style-name="P4">
Published Time: 2023-06-09T10:02:08+00:00</text:p>
      <text:p text:style-name="P4">
Modified Time: 2023-06-09T14:35:04+00:00</text:p>
      <text:p text:style-name="P4">
Description: (Agence France -Presse/Moscow, 9th) Ukrainian President Zeroski said today that the "hundreds of thousands" of "hundreds of thousands" drinking water supply is limited after the Kakova dam was defeated. Russian local officials pointed out that the floods caused by the decision of dams caused 8 people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6-09T10-02-08-00-00/000000.png" xlink:type="simple" xlink:show="embed" xlink:actuate="onLoad" draw:mime-type="image/png"/>
</draw:frame>
Volodymyrzlenskyy posted in the social media Telegram: "For hundreds of thousands of people in many towns and villages, drinking water is greatly hindered. At more than 40 settlements, life has been damaged."</text:p>
      <text:p text:style-name="P4">
News Source: <text:a xlink:type="simple" xlink:href="https://www.rfi.fr/cn/%E5%9B%BD%E9%99%85%E6%8A%A5%E9%81%93/20230609-%E6%B3%BD%E4%BC%A6%E6%96%AF%E5%9F%BA-%E4%B9%8C%E5%85%8B%E5%85%B0%E5%8D%97%E9%83%A8%E6%B0%B4%E5%9D%9D%E6%BA%83%E5%A0%A4-%E6%95%B0%E5%8D%81%E4%B8%87%E4%BA%BA%E9%A5%AE%E7%94%A8%E6%B0%B4%E5%8F%97%E9%99%90" text:style-name="Internet_20_link" text:visited-style-name="Visited_20_Internet_20_Link">
https://www.rfi.fr/cn/%E5%9B%BD%E9%99%85%E6%8A%A5%E9%81%93/20230609-%E6%B3%BD%E4%BC%A6%E6%96%AF%E5%9F%BA-%E4%B9%8C%E5%85%8B%E5%85%B0%E5%8D%97%E9%83%A8%E6%B0%B4%E5%9D%9D%E6%BA%83%E5%A0%A4-%E6%95%B0%E5%8D%81%E4%B8%87%E4%BA%BA%E9%A5%AE%E7%94%A8%E6%B0%B4%E5%8F%97%E9%99%90</text:a>
</text:p>
      <!--NEWS-->
      <text:h text:style-name="P10" text:outline-level="1">
<text:span text:style-name="T4">
The Foreign Committee of the US Ginseng Institute passed the "Ending the status of Chinese developing countries" bill</text:span>
</text:h>
      <text:p text:style-name="P4">
Author: None (Language: zh)</text:p>
      <text:p text:style-name="P4">
Publisher: None</text:p>
      <text:p text:style-name="P4">
Time: 2023-06-09T10:09:00Z</text:p>
      <text:p text:style-name="P4">
Description: The US Senate's Foreign Relations Commission passed the "ending the status of Chinese developing countries" bill. The bill requires Secretary of State to be committed to the cancellation of the position of developing countries enjoyed by China in international organizations participating in the United States. The Chinese Ministry of Foreign Affairs responded that imposing that the hat of developed countries to China was a card in the United States, and "the intention of drunkards is not wine."</text:p>
      <text:p text:style-name="P4">
Videos: []</text:p>
      <text:p text:style-name="P4">
Images: []</text:p>
      <text:p text:style-name="P4">
Subject: 时政风云</text:p>
      <text:p text:style-name="P4">
Subjects: ['奥巴马', '希腊债务危机', '欧债危机', '岛屿主权争端', '专题报道：全景观看“习马会”', '世界银行', '中国', '世贸组织', '中共十九大', '美国']</text:p>
      <text:p text:style-name="P4">
Keywords: ['发展中国家', '中国', '美国', '参议院', '众议院', '世贸组织', '世界银行']</text:p>
      <text:p text:style-name="P4">
Id: 65867130</text:p>
      <!--METADATA-->
      <text:p text:style-name="P4">
<text:a xlink:type="simple" xlink:href="https://www.dw.com/zh/overlay/image/article/65867130/63051126" text:style-name="Internet_20_link" text:visited-style-name="Visited_20_Internet_20_Link">
 </text:a>
China insists that it is still a developing country.</text:p>
      <text:p text:style-name="P4">
(Voice of Germany Chinese Network) On Thursday (June 8), the US Senate Foreign Relations Committee voted unanimously adopting a bill of "ending the status of Chinese developing countries". The bill requires Secretary of State to take policy actions to cancel China's position in "developing countries" in international organizations.</text:p>
      <text:p text:style-name="P4">
At the end of March this year, the House of Representatives in the United States had been in favor of 415 votes, and the results of 0 votes were passed through similar bills.</text:p>
      <text:p text:style-name="P4">
Members who support the Act believe that if China maintains the status of "developing countries", China can allow China to enjoy privileges and special treatment in some organizations and treaties.</text:p>
      <text:p text:style-name="P4">
The voting results of the Foreign Relations Committee paved the way for the review of the Senate. It is unclear when the Senate will review the relevant bills.</text:p>
      <text:p text:style-name="P4">
More reading: <text:a xlink:type="simple" xlink:href="https://www.dw.com/zh/zh/中国超越日本-成国际开发银行第二大捐助国/a-59872290" text:style-name="Internet_20_link" text:visited-style-name="Visited_20_Internet_20_Link">
China surpasses Japan's second largest donor country</text:a>
</text:p>
      <text:p text:style-name="P4">
Chinese Foreign Ministry spokesman Wang Wenbin: Is China a developing country and can not be said to the United States</text:p>
      <text:p text:style-name="P4">
Chinese Foreign Ministry spokesman Wang Wenbin responded to the US Senate's Foreign Relations Committee on Friday at the news meeting on Friday. The appreciation of development achievements is affirmative, but the drunkard's intention is not wine. It is to take the status of developing countries that deprives China as a card to curb China's development. "</text:p>
      <text:p text:style-name="P4">
He said: "As the status of the world's largest developing countries, China has sufficient factual basis and a solid foundation for international law. It is not a bill of money in the US Congress. China is a legitimate right to enjoy it as a developing country. It is not that politicians on the US Congress can be canceled by moving their mouths. "</text:p>
      <text:p text:style-name="P4">
He also said: "As for the" Chinese use of developing countries to escape international responsibility ", the US member claimed to be advised that the United States does not have to worry about it. The contributions they have made are far more than most developed countries. "</text:p>
      <text:p text:style-name="P4">
Wang Wenbin also emphasized whether China is a developing country and can not be said to the United States. The United States cannot kill China is still the basic national conditions of a developing country, nor can it stop China's firm pace of national rejuvenation. As the United States hurts China to put on the hats of "developed countries", it is better to take off the hat of bullying over the bullying overbearing overbearing hat.</text:p>
      <text:p text:style-name="P4">
More reading: <text:a xlink:type="simple" xlink:href="https://www.dw.com/zh/zh/德国自民党申请叫停中国发展援助项目/a-51568913" text:style-name="Internet_20_link" text:visited-style-name="Visited_20_Internet_20_Link">
The German Liberal Democratic Party applies for the suspension of China Development Aid Project</text:a>
There is no clear consensus on the definition of "developing countries". According to the division standard of the World Bank in accordance with the division standards of the per capita national total income (GNI), GNI exceeds $ 13205 (2022 standards, updated on July 1st) as high -income economies (developed countries), which is lower than this standard. It is divided into three types: medium high income, low -low income and low income, all of which are developing countries. In 2021, China's per capita GNI was $ 11880, ranking 68th in the world. China also believes that China has not yet reached the threshold of developed countries.</text:p>
      <text:p text:style-name="P4">
In addition, the WTO (WTO) generally accepts any country claiming that it is a "developing country". Therefore, some countries and regions that have complied with "developed countries" have complied with "developed countries" because they insist that they are "developing countries", so that they have the right to enjoy preferential treatment in the WTO.</text:p>
      <text:p text:style-name="P4">
China has become the second largest economy in the world, and its economic capacity accounts for 18.6%of the global economic aggregate, second only to the United States. Because of this, the US Congress believes that China should be regarded as "developed countries" and is treated the same as the status quo of the United States.</text:p>
      <text:h text:style-name="P12" text:outline-level="3">
<text:span text:style-name="T4">
The consistency of the two parties in the United States on the issue of Chinese issues</text:span>
</text:h>
      <text:p text:style-name="P4">
Although there are many confrontation split attitudes for many issues in the United States Congress, taking a stronger stance on China is one of the few attitudes in the Parliament of the United States in Congress. Reuters pointed out that parliamentarians have proposed dozens of bills aimed at strengthening competitiveness with China.</text:p>
      <text:p text:style-name="P4">
Yesterday, the Senate Foreign Relations Committee also consistently through oral voting through oral voting through the "Taiwan Protection and NDATIONAL Resillence Act", which aims to prevent China invading Taiwan in 2023, requires the Washington government Preparation plan.</text:p>
      <text:p text:style-name="P4">
(Reuters, etc.)</text:p>
      <text:p text:style-name="P4">
News Source: <text:a xlink:type="simple" xlink:href="https://www.dw.com/zh/美参院外委会通过-结束中国发展中国家地位-法案/a-65867130" text:style-name="Internet_20_link" text:visited-style-name="Visited_20_Internet_20_Link">
https://www.dw.com/zh/美参院外委会通过-结束中国发展中国家地位-法案/a-65867130?maca=chi-rss-chi-all-1127-rdf</text:a>
</text:p>
      <!--NEWS-->
      <text:h text:style-name="P10" text:outline-level="1">
<text:span text:style-name="T4">
Muchi Massacre McCarthy: Trump was sued as the "Dark Day" in the United States</text:span>
</text:h>
      <text:p text:style-name="P4">
Author: 联合早报 (Person)</text:p>
      <text:p text:style-name="P4">
Publisher: 联合早报 (Organization)</text:p>
      <text:p text:style-name="P4">
Published Time: 2023-06-09T10:17</text:p>
      <text:p text:style-name="P4">
Modified Time: 2023-06-09T10:17</text:p>
      <text:p text:style-name="P4">
Description: McCarthy, Speaker of the House of Representatives, said that former President Trump was sued as the "dark day of darkness" in the United States. Reuters reports that the Republican McCarthy McCarthy said on Twitter on Thursday (June 8) that he stood with Trump. McCarthy also said: "Republicans of the House of Representatives will investigate this ...</text:p>
      <text:p text:style-name="P4">
Videos: []</text:p>
      <text:p text:style-name="P4">
Audios: []</text:p>
      <text:p text:style-name="P4">
Images: []</text:p>
      <text:p text:style-name="P4">
Type: NewsArticle</text:p>
      <text:p text:style-name="P4">
Breadcrumbs: ['即时', '国际']</text:p>
      <text:p text:style-name="P4">
Keywords: ['美国众议院', '麦卡锡', '共和党', '特朗普', '起诉']</text:p>
      <!--METADATA-->
      <text:p text:style-name="P4">
McCarthy, Speaker of the House of Representatives, said that former President <text:a xlink:type="simple" xlink:href="https://www.zaobao.com.sg/realtime/world/story20230609-1402586" text:style-name="Internet_20_link" text:visited-style-name="Visited_20_Internet_20_Link">
Trump</text:a>
The prosecution is the "dark day of darkness" in the United States.</text:p>
      <text:p text:style-name="P4">
Reuters reports that the Republican McCarthy McCarthy said on Twitter on Thursday (June 8) that he stood with Trump.</text:p>
      <text:p text:style-name="P4">
McCarthy also said: "Republicans of the House of Representatives will investigate the shameless measures of this weaponization power."</text:p>
      <text:p text:style-name="P4">
News Source: <text:a xlink:type="simple" xlink:href="https://www.zaobao.com.sg/realtime/world/story20230609-1402607" text:style-name="Internet_20_link" text:visited-style-name="Visited_20_Internet_20_Link">
https://www.zaobao.com.sg/realtime/world/story20230609-1402607</text:a>
</text:p>
      <!--NEWS-->
      <text:h text:style-name="P10" text:outline-level="1">
<text:span text:style-name="T4">
Column | Labor Communication: Fujian Jinjiang Jiaxin Light Industry Development Co., Ltd. closed the factory, not paying the arrears of salary (7)</text:span>
</text:h>
      <text:p text:style-name="P4">
Author: None</text:p>
      <text:p text:style-name="P4">
Publisher: Radio Free Asia (Organization)</text:p>
      <text:p text:style-name="P4">
Published Time: 2023-06-09T10:18:51-04:00</text:p>
      <text:p text:style-name="P4">
Modified Time: 2023-06-09T10:18:51-04:00</text:p>
      <text:p text:style-name="P4">
Description: None</text:p>
      <text:p text:style-name="P4">
Videos: []</text:p>
      <text:p text:style-name="P4">
Audios: ["<text:a xlink:type="simple" xlink:href="https://www.rfa.org/mandarin/zhuanlan/laogongtongxun/hdf-060920230954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4.645512in" draw:z-index="0">
<draw:image xlink:href="../Images/rfamandarin/2023-06-09T10-18-51-04-00/000000.png" xlink:type="simple" xlink:show="embed" xlink:actuate="onLoad" draw:mime-type="image/png"/>
</draw:frame>
 <text:a xlink:type="simple" xlink:href="https://www.rfa.org/mandarin/zhuanlan/laogongtongxun/hdf-06092023095434.html/@@images/image" text:style-name="Internet_20_link" text:visited-style-name="Visited_20_Internet_20_Link">
</text:a>
Photo: RFA <text:a xlink:type="simple" xlink:href="https://www.rfa.org/mandarin/zhuanlan/laogongtongxun/hdf-06092023095434.html/@@stream" text:style-name="Internet_20_link" text:visited-style-name="Visited_20_Internet_20_Link">
Audio-Link: https: // Woohoo. Hair dye .org/mandarin/column/labor communication/good place -06092023095434.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It seems that the people who may be responsible for the release of China Industry.com are precisely some people who are "mediocre and peaceful stalls, peaceful peace, and mixed days." These people only care about publication, and do not care about the lack of missing missions in the living incidents such as Jiaxinguan Plant. They do not care whether the exaggerated achievements have happened in the reports issued.</text:p>
      <text:p text:style-name="P4">
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6092023095434.html" text:style-name="Internet_20_link" text:visited-style-name="Visited_20_Internet_20_Link">
https://www.rfa.org/mandarin/zhuanlan/laogongtongxun/hdf-06092023095434.html</text:a>
</text:p>
      <!--NEWS-->
      <text:h text:style-name="P10" text:outline-level="1">
<text:span text:style-name="T4">
Free Version in Turkey</text:span>
</text:h>
      <text:p text:style-name="P4">
Authors: ['为FT中文网撰稿']</text:p>
      <text:p text:style-name="P4">
Publisher: 英国《金融时报》</text:p>
      <text:p text:style-name="P4">
Time: 2023-06-09T10:19:37+00:00</text:p>
      <text:p text:style-name="P4">
Published Time: 2023-06-08T12:00:99+08:00</text:p>
      <text:p text:style-name="P4">
Modified Time: 2023-06-08T18:57:99+08:00</text:p>
      <text:p text:style-name="P4">
Description: Zichuan: In May, I went to Izmir, a western town in the western town of Turkey. Although I knew that Turkey was about to hold a general election, I still underestimated the popularity of the election campaign here.</text:p>
      <text:p text:style-name="P4">
Images: ["<text:a xlink:type="simple" xlink:href="https://thumbor.ftacademy.cn/unsafe/picture/7/000183617_piclink.jpg" text:style-name="Internet_20_link" text:visited-style-name="Visited_20_Internet_20_Link">
000183617_pic...</text:a>
", "<text:a xlink:type="simple" xlink:href="https://thumbor.ftacademy.cn/unsafe/picture/8/000183618_piclink.jpg" text:style-name="Internet_20_link" text:visited-style-name="Visited_20_Internet_20_Link">
000183618_pic...</text:a>
", "<text:a xlink:type="simple" xlink:href="https://thumbor.ftacademy.cn/unsafe/picture/9/000183619_piclink.jpg" text:style-name="Internet_20_link" text:visited-style-name="Visited_20_Internet_20_Link">
000183619_pic...</text:a>
"]</text:p>
      <text:p text:style-name="P4">
Themes: ['旅行', '关注']</text:p>
      <text:p text:style-name="P4">
Keywords: ['旅行', '土耳其']</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Traveling to Turkey for the second time was three months after the country occurred in the country. One evening in May, the plane landed on Izmir, the coast of the Aegean Sea. This is the third largest city in Turkey and the western town. Because the location is far from the earthquake in the east, it is not affected by the strong earthquake. Before going, although Turkey will hold a general election a week later, it still underestimates the popularity of the wave of elections.</text:p>
      <text:p text:style-name="P4">
At that time, President Recep Tayyiperdoğan faced a powerful challenge from the opposition. From Izmir Airport to the hotel, I saw the big and small election billboards -buildings and roadside, everybody, everywhere. In terms of quantity, Erdogan and the opposition basically divided into autumn. Put down the luggage at the hotel and go to the nearby seaside Avenue to find a restaurant, and see the three or five locals holding the brand of supporting Erdogan to leave, and realized that this was just participating in the Erdogan election rally. People.</text:p>
      <text:p text:style-name="P4">
The competition between Erdogan and the leader of the opposition people's alliance, KelmalkılıçdaroğLu, is in a state of heat. A few days ago, they visited Izmier to attend the rally, and Supporters meet. Early the next morning, I was awakened by a big horn in the hotel room the next morning, and it was obviously not from the fixed mosques tower, because the sound was far away. After going out, I saw a promotional car printed with Erdogan's head. It turned out to be a cruise city and built uninterrupted terrain. It seems that Erdogan has made a lot of Turkey, the most secular city of Izmir. effort.</text:p>
      <text:p text:style-name="P4">
Walking on the streets of Izmir, you will find that many shops and restaurants have the heads of the Republic of Türkiye, Mustafa, MustaFakemalatürk. After the collapse of the Ottoman Empire, the Kemal led the Turkish National Movement to establish a government in Ankara with its outstanding ability, and then liberated the entire territory. The Turkish Republic was established, and comprehensive reforms were launched after governing, making Turkey a modern secular country. In 1934, the Turkish Parliament awarded him "Atturik" as his surname, which means "the father of the Turkish".</text:p>
      <text:p text:style-name="P4">
<draw:frame draw:style-name="fr1" draw:name="Image117" text:anchor-type="as-char" svg:width="6.9236in" svg:height="5.1927in" draw:z-index="0">
<draw:image xlink:href="../Images/FT Chinese Free Version/2023-06-09T10-19-37-00-00/000183617_piclink.jpg" xlink:type="simple" xlink:show="embed" xlink:actuate="onLoad" draw:mime-type="image/jpeg"/>
</draw:frame>
Above the door of the Izmir bus, the statue of the father Kaiser (photography: Zichuan)</text:p>
      <text:p text:style-name="P4">
In Turkey's most secular Izmir, the heads of the founding father everywhere are not surprising. After a few days of observation, I found that almost all the bus door of Izmir was printed with the Kamal statue above the door of the bus, which was a bit amazing. There is also a Memorial Hall of the State Father here. It is an important meeting of the former residences where Kemal lives in Izmier every time I came to Izmier during his lifetime. The house is not very large, and it has completely retained in history. Now it has become a patriotic education base -I saw that several classes in the class were brought to the teachers. The children should be very curious about the founding father. Stop, so lively.</text:p>
      <text:p text:style-name="P4">
<draw:frame draw:style-name="fr1" draw:name="Image118" text:anchor-type="as-char" svg:width="6.9236in" svg:height="5.483752in" draw:z-index="0">
<draw:image xlink:href="../Images/FT Chinese Free Version/2023-06-09T10-19-37-00-00/000183618_piclink.jpg" xlink:type="simple" xlink:show="embed" xlink:actuate="onLoad" draw:mime-type="image/jpeg"/>
</draw:frame>
The Father of Izmir recovered the scene of Kermal's planned prospects for Turkey (photography: Zichuan)</text:p>
      <text:p text:style-name="P4">
As a large country spanning Eurasia, Turkey has a long history of history, and has a profound influence in regional and even global. Ephesians near Izmir were one of the earliest settings of the ancient Greeks in the Aegean Sea and later became the second largest city in ancient Rome. The ruins of this port city are now one of the largest and most complete ancient Greek Roman sites in the world.</text:p>
      <text:p text:style-name="P4">
It is difficult for this ancient city site with a history of more than 3,000 years to personally. Near the site is the legendary former residence of the Virgin Mary, and one of the seven miracles of the ancient world. At present, only one stone pillar is survived after being spliced. Standing here with Shi Zhu, the explanation of the tour guide in the ear, closed his eyes, as if on the long river of history.</text:p>
      <text:p text:style-name="P4">
I have been to Istanbul half a year ago after a terrorist attack in the city center. I decided to go according to the original plan after careful understanding of the situation. The entire itinerary is just to see the security check when the plane is plane. Everyone's small -bearing chassis is forced to consignment, and there seems to be no other. Several regions in the center of Istanbul were turbulent, and they also encountered passers -by who were passionate and active. At the same time, the depreciation of Liche has caused the low level of consumption, and there is no harm for tourists.</text:p>
      <text:p text:style-name="P4">
As the capital of the Eastern Roman Empire and the Ottoman Empire, Istanbul retained many brilliant relics. The famous St. Sophia Cathedral was born in 537 AD. At that time, the Orthodox Church of the Byzantine Empire. As Istanbul changed its hands in history, the Ottoman Empire was changed to the mosque; No longer a place of religious. And all this was subverted by President Erdogan in 2020 and restored it to Saint Sophia Mosque.</text:p>
      <text:p text:style-name="P4">
As a mosque, St. Sophia, the door seems to be in line with long lines, free of ticket costs, but you must take off your shoes when you enter the visit. All women must wear headscarves. I have watched some related documentary films taken before 2020. At that time, although it was necessary to buy tickets as a museum, the surface was not the green carpet now, and it was not just one floor on the ground. Ordinary tourists would never have the chance to appreciate the artworks preserved upstairs. And exquisite murals.</text:p>
      <text:p text:style-name="P4">
<draw:frame draw:style-name="fr1" draw:name="Image119" text:anchor-type="as-char" svg:width="6.9236in" svg:height="5.1927in" draw:z-index="0">
<draw:image xlink:href="../Images/FT Chinese Free Version/2023-06-09T10-19-37-00-00/000183619_piclink.jpg" xlink:type="simple" xlink:show="embed" xlink:actuate="onLoad" draw:mime-type="image/jpeg"/>
</draw:frame>
Inside the Saint Sophia church who was changed back to the mosque, women must wear headscarves (photography: Zichuan)</text:p>
      <text:p text:style-name="P4">
The change of Saint Sophia from the museum is only one of Erdogan's many controversial measures. Erdogan, who served as Mayor of Istanbul in the 1990s, jointly established the Justice and Development Party AKP from 2003 to 2014. It was also in 2014 that he became the first president of the Republic. After a false alarm of military coup in 2016, Erdogan, after that, through a series of constitutional reforms and re -election in 2018 to make his power monopoly.</text:p>
      <text:p text:style-name="P4">
Over the years, the policies implemented by Erdogan have become more and more religious and conservative. At the same time, he vigorously implemented infrastructure construction to provide a large number of jobs for the bottom, winning the hearts of the people's hearts, especially the east tend to be conservative. But at the same time, facing high inflation, Erdogan did not accept the suggestions of economists to increase interest rates and increase borrowing costs to increase inflation to cool down, but constantly reducing interest rates -he believes that doing so will stimulate manufacturing and exports. At present, the inflation rate of Turkey has reached 44%, and the cost of living people is increasing day by day. Turkey, who has just experienced the great earthquake, urgently need blood transfusion, but Erdogan has increased the salary of civil servants in order to win votes, send money to retirees, and provide free natural gas to ordinary families. These methods are poured on inflation.After two rounds of voting, Erdogan won the election with a total 52.16%voting. The opposition leader Kellecha Dal Oudo's voting rate was 47.84%. And in my third largest city in Turkey, the most secular Izmir, Klesmuro won 63.3%of the overwhelming victory. Erdogan's vote rate was only 31.5%. Essence When the people always miss the Izmir of the Father Kelly, Erdogan's conservative style could not get the support of most people after all, and no matter how much billboards and publicity cars were running, it would not help. From a nation's perspective, the opposition has won in the coastal area, and the votes from the inland are Erdogan's main force.</text:p>
      <text:p text:style-name="P4">
For a strong leader like Erdogan, such a result is difficult to satisfy it. A report released by the British "Economist" magazine in the Turkish election believes that Erdogan's victory will lead to Turkey's continued alienation of Europe and the United States. The report successfully predicted that Erdogan was re -elected with a weak advantage, but his leadership of justice and Development Party AKP were still the most party in parliament. The failed to win the people's alliance that challenged Erdogan also means that Turkey returns to the orthodox economic route and seek to reconstruct the connection with Western organizations such as NATO to bubble.</text:p>
      <text:p text:style-name="P4">
Erdogan said in his victory speech that "only Turkey is a victor", but at the same time, he did not forget to attack the opposition and the country's LGBT community. According to media analysis, Erdogan's re -election will only continue Turkey's human rights and freedom of speech to continue to go downhill, and it is also facing severe challenges in terms of economy. After he took office, the Turkish li La depreciated sharply again, and the pound was currently exchanged for about 26 miles.</text:p>
      <text:p text:style-name="P4">
The general view is that the inflation rate of Turkey will be kept at a high position for a long time, causing its attractiveness to investors to maintain a weak state, and the economy is difficult to recover. In any case, nearly half of the voters chose Erdogan's opponents. After all, many people have suffered from high inflation in recent years. In addition to those experts who hype finance, foreign tourists may be the biggest winner of the whole thing. The continuous depreciation lira will only make this tourist country favored by more people in the global tourism market. No, I am already planning the next Turkish trip.</text:p>
      <text:p text:style-name="P4">
(This article only represents the author's personal point of view, edit mailbox: zhen.zhu@ftchinese.com)</text:p>
      <text:p text:style-name="P4">
News Source: <text:a xlink:type="simple" xlink:href="http://www.ftchinese.com/story/001099879" text:style-name="Internet_20_link" text:visited-style-name="Visited_20_Internet_20_Link">
http://www.ftchinese.com/story/001099879</text:a>
</text:p>
      <!--NEWS-->
      <text:h text:style-name="P10" text:outline-level="1">
<text:span text:style-name="T4">
Miserable by ChatGPT!Beauty lawyer breaks into a big disaster</text:span>
</text:h>
      <text:p text:style-name="P4">
Author: None (Language: zh)</text:p>
      <text:p text:style-name="P4">
Publisher: None</text:p>
      <text:p text:style-name="P4">
Time: 2023-06-09T10:23:00Z</text:p>
      <text:p text:style-name="P4">
Description: The artificial intelligence program ChatGPT was heated again. An American lawyer used this AI when preparing a court document. As a result, it fabricated the case and ruling that did not exist at all. This not only made the lawyer embarrassed to the community, but also caused him to face the judge's punishment.</text:p>
      <text:p text:style-name="P4">
Videos: []</text:p>
      <text:p text:style-name="P4">
Images: []</text:p>
      <text:p text:style-name="P4">
Subject: 科技环境</text:p>
      <text:p text:style-name="P4">
Subjects: ['奥巴马', '美国']</text:p>
      <text:p text:style-name="P4">
Keywords: ['ChatGPT', '美国', '律师', '案件', 'AI', '法官', '航空公司', '人工智能']</text:p>
      <text:p text:style-name="P4">
Id: 65868175</text:p>
      <!--METADATA-->
      <text:p text:style-name="P4">
<text:a xlink:type="simple" xlink:href="https://www.dw.com/zh/overlay/image/article/65868175/65841290" text:style-name="Internet_20_link" text:visited-style-name="Visited_20_Internet_20_Link">
 </text:a>
Lawyer Schwartz acknowledged that he did not know that ChatGPT would make up the case</text:p>
      <text:p text:style-name="P4">
(Voice of Germany Chinese) New York Lawyers Steven Schwartz(Steven Schwartz)This week apologized to the judge because he submitted a statement using ChatGPT to help find the writing information. However, ChatGPT generates a case that does not exist at all. Schwartz admits that he does not know that ChatGPT will make up cases and ruling.</text:p>
      <text:h text:style-name="P12" text:outline-level="3">
<text:span text:style-name="T4">
无 无</text:span>
</text:h>
      <text:p text:style-name="P4">
He accepted the commissioned case was a passenger who took the Columbia Airlines aircraft in 2019. The man believed that he was hit by a metal dinner plate on a flight to New York. Schwartz was commissioned to be reported. The airlines required to be withdrawn on the grounds that they were over time.</text:p>
      <text:p text:style-name="P4">
When writing case documents, Schwartz used ChatGPT to collect similar cases that have occurred. He chose several examples of supporting cases that still have timeliness as the argument. These include cases of Iranian Airlines, China Southern Airlines and Egypt Airlines. However, neither Colombian airlines nor trial judges cannot find these cases. After that, Schwartz had to respond to admitting that ChatGPT fabricated everything.</text:p>
      <text:p text:style-name="P4">
Last month, the judge said: "The court is facing an unprecedented situation ... The six cases submitted seem to be a fake judicial judgment." Lawyers involved may face punishment.</text:p>
      <text:h text:style-name="P12" text:outline-level="3">
<text:span text:style-name="T4">
"I think ChatGPT is a reliable search engine"</text:span>
</text:h>
      <text:p text:style-name="P4">
On Tuesday (June 6), in a document that was submitted to the hearing, Schwartz expressed deep apologies to the court for his deep regrettable mistakes. He also mentioned that this is the first time he has used ChatGPT, and a child who has been in college recommends this AI to him.</text:p>
      <text:p text:style-name="P4">
He wrote: "In the legal study of this case, I thought that ChatGPT was a reliable search engine. But now knowing that this cognition is wrong." He also added that he never wanted to mislead the court.</text:p>
      <text:p text:style-name="P4">
<text:a xlink:type="simple" xlink:href="https://www.dw.com/zh/zh/与智能对话关于聊天机器人chatgpt的几件事/a-64034673" text:style-name="Internet_20_link" text:visited-style-name="Visited_20_Internet_20_Link">
ChatGPT has been launched at the end of last year</text:a>
Because of its powerful functions, the world is hot, <text:a xlink:type="simple" xlink:href="https://www.dw.com/zh/zh/ai技术发展太快-各国监管部门发力狂追/a-65361642" text:style-name="Internet_20_link" text:visited-style-name="Visited_20_Internet_20_Link">
also caused an artificial intelligence heat</text:a>
Essence Major technology companies have launched their own AI. Openai, the parent company of ChatGPT, did not immediately respond to the case. The New York Times first published relevant reports.</text:p>
      <text:p text:style-name="P4">
Schwartz said he and his company were laughed at in public reports. He said: "Whether it is private or professional, I am deeply embarrassed. These articles will be seen in the next few years." He added that the incident made him eye -catching. I won't make such a mistake anymore. "</text:p>
      <text:p text:style-name="P4">
_ (Agence France -Presse) _</text:p>
      <text:p text:style-name="P4">
News Source: <text:a xlink:type="simple" xlink:href="https://www.dw.com/zh/被chatgpt害惨！-美律师闯下大祸/a-65868175" text:style-name="Internet_20_link" text:visited-style-name="Visited_20_Internet_20_Link">
https://www.dw.com/zh/被chatgpt害惨！-美律师闯下大祸/a-65868175?maca=chi-rss-chi-all-1127-rdf</text:a>
</text:p>
      <!--NEWS-->
      <text:h text:style-name="P10" text:outline-level="1">
<text:span text:style-name="T4">
Britain and the United States release the Atlantic Declaration to improve economic partnership between the two countries</text:span>
</text:h>
      <text:p text:style-name="P4">
Publisher: 法新社</text:p>
      <text:p text:style-name="P4">
Published Time: 2023-06-09T10:32:07+00:00</text:p>
      <text:p text:style-name="P4">
Modified Time: 2023-06-09T10:20:02+00:00</text:p>
      <text:p text:style-name="P4">
Description: (Agence France -Presse, Washington, 8th) Facing China's increasingly strong competition, British Prime Minister Sonak and US President Biden announced a new economic partnership today that can strengthen the industrial connection in the field of defense and renewable ener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09T10-32-07-00-00/000000.png" xlink:type="simple" xlink:show="embed" xlink:actuate="onLoad" draw:mime-type="image/png"/>
</draw:frame>
Rishi Sunak released the "AtlanticDeclaration" with Joe Biden during his visit to the White House. He also said that the declaration "set up new standards for economic cooperation."</text:p>
      <text:p text:style-name="P4">
News Source: <text:a xlink:type="simple" xlink:href="https://www.rfi.fr/cn/%E5%9B%BD%E9%99%85%E6%8A%A5%E9%81%93/20230609-%E8%8B%B1%E7%BE%8E%E5%8F%91%E5%B8%83%E5%A4%A7%E8%A5%BF%E6%B4%8B%E5%AE%A3%E8%A8%80-%E6%8F%90%E5%8D%87%E4%B8%A4%E5%9B%BD%E7%BB%8F%E6%B5%8E%E4%BC%99%E4%BC%B4%E5%85%B3%E7%B3%BB" text:style-name="Internet_20_link" text:visited-style-name="Visited_20_Internet_20_Link">
https://www.rfi.fr/cn/%E5%9B%BD%E9%99%85%E6%8A%A5%E9%81%93/20230609-%E8%8B%B1%E7%BE%8E%E5%8F%91%E5%B8%83%E5%A4%A7%E8%A5%BF%E6%B4%8B%E5%AE%A3%E8%A8%80-%E6%8F%90%E5%8D%87%E4%B8%A4%E5%9B%BD%E7%BB%8F%E6%B5%8E%E4%BC%99%E4%BC%B4%E5%85%B3%E7%B3%BB</text:a>
</text:p>
      <!--NEWS-->
      <text:h text:style-name="P10" text:outline-level="1">
<text:span text:style-name="T4">
Why am I optimistic about Apple Vision Pro</text:span>
</text:h>
      <text:p text:style-name="P4">
Creator: KEVIN ROOSE</text:p>
      <text:p text:style-name="P4">
Publisher: https://www.facebook.com/nytimeschinese</text:p>
      <text:p text:style-name="P4">
Published Time: 2023-06-09T10:35:49+08:00</text:p>
      <text:p text:style-name="P4">
Description: People may think it is too expensive and ugly, and I have always been skeptical of virtual reality, but Apple has a successful history of turning niche products into mainstream products. People have always accepted new things. And change. Jim Wilson/The New York Times Apple launched the Vision PRO virtual reality head wearing equipment at the Global Developer Conference on Monday.</text:p>
      <text:p text:style-name="P4">
Images: ["<text:a xlink:type="simple" xlink:href="https://static01.nyt.com/images/2023/06/07/multimedia/06ROOSE-1-twhv/06ROOSE-1-twhv-jumbo.jpg" text:style-name="Internet_20_link" text:visited-style-name="Visited_20_Internet_20_Link">
06ROOSE-1-twh...</text:a>
"]</text:p>
      <text:p text:style-name="P4">
Category: 科技</text:p>
      <text:p text:style-name="P4">
Type: Article</text:p>
      <!--METADATA-->
      <text:p text:style-name="P4">
<draw:frame draw:style-name="fr1" draw:name="Image122" text:anchor-type="as-char" svg:width="6.9236in" svg:height="9.231467in" draw:z-index="0">
<draw:image xlink:href="../Images/cnnytimes/2023-06-09T10-35-49-08-00/06ROOSE-1-twhv-jumbo.jpg" xlink:type="simple" xlink:show="embed" xlink:actuate="onLoad" draw:mime-type="image/jpeg"/>
</draw:frame>
</text:p>
      <text:p text:style-name="P4">
我承认，苹果周一推出 <text:a xlink:type="simple" xlink:href="https://cn.nytimes.com/technology/20230607/apple-vision-pro-headset-try/" text:style-name="Internet_20_link" text:visited-style-name="Visited_20_Internet_20_Link">
 融合数码与现实世界的Vision Pro头戴设备</text:a>
At that time, my original idea was: Wow, this thing looks weird.</text:p>
      <text:p text:style-name="P4">
It's not just me. Social media's response to VisionPro is not friendly. The suspect laughed at the equipment like a ski board goggles, a high pricing ($ 3,500), and laughed at Apple's high -profile publicity (the company said that VisionPro announced the advent of the "space computing" era). Someone compared it with the robot Wall-E, and some people compiled the paragraphs of watching virtual reality pornographic works on Twitter.</text:p>
      <text:p text:style-name="P4">
I know. Over the years, I have always been skeptical of virtual reality. I have always wanted to know that when the quality of the equipment is continuously improved, <text:a xlink:type="simple" xlink:href="https://www.nytimes.com/2020/04/30/technology/virtual-reality.html" text:style-name="Internet_20_link" text:visited-style-name="Visited_20_Internet_20_Link">
why this technology has not become the mainstream</text:a>
Essence I always have skepticism of the Yuan universe promoted by Zuckerberg, and that thing has more "personal conquest", not "actual market demand". If someone asks me before the press conference on Monday, how to look at Apple's hybrid head wearing device, whether it is like the arrival of the first generation of iPhone, marking the beginning of a huge, overwhelming platform change, I will give negative Answer.</text:p>
      <text:p text:style-name="P4">
But I watched Apple's Vision Pro demonstration on Monday and read the trials <text:a xlink:type="simple" xlink:href="https://www.theverge.com/2023/6/5/23750003/apple-vision-pro-hands-on-the-best-headset-demo-ever" text:style-name="Internet_20_link" text:visited-style-name="Visited_20_Internet_20_Link">
universal</text:a>
Give <text:a xlink:type="simple" xlink:href="https://techcrunch.com/2023/06/05/first-impressions-yes-apple-vision-pro-works-and-yes-its-good/" text:style-name="Internet_20_link" text:visited-style-name="Visited_20_Internet_20_Link">
front</text:a>
<text:a xlink:type="simple" xlink:href="https://www.wsj.com/articles/apple-vision-pro-i-tried-the-new-mixed-reality-headset-f49a8811" text:style-name="Internet_20_link" text:visited-style-name="Visited_20_Internet_20_Link">
 evaluate</text:a>
Later, I now feel that this may be a big event, or even the initial signs of a revolutionary new computing platform.</text:p>
      <text:p text:style-name="P4">
advertise</text:p>
      <text:p text:style-name="P4">
There are many reasons why VisionPro may fail. People may feel that it is too expensive, too ugly, and too isolated from the world. Personal developers developed well -developed and useful smartphone applications are much easier to write applications for device writing for them to be tied to the user's head. Users who have never really reached a significant scale with obvious significance. Apple may find that Meta has found out what has been discovered so far when entering the product of productive forces based on productivity (referred to as VR) applications: not many people in the world are interested in reading emails in VR.</text:p>
      <text:p text:style-name="P4">
But I can't rule out such a possibility: Although it is limited to use -for example, you need to carry related battery packs with you -but Vision Pro may be successful.</text:p>
      <text:p text:style-name="P4">
Is it expensive? Yes. But <text:a xlink:type="simple" xlink:href="https://twitter.com/BetterCity/status/1665831710112530432" text:style-name="Internet_20_link" text:visited-style-name="Visited_20_Internet_20_Link">
the first generation of many equipment</text:a>
It's expensive. The "PRO" in this product's name implies that a model that is not too expensive and more oriented to consumers may be coming.</text:p>
      <text:p text:style-name="P4">
Is it happy and impressive to use it? The early trials of the product seemed to think so that although they did not use it for too long, and they were a group that was quite excited about new things. The real test will be when users can buy the device -early next year (according to Apple), that is, when people begin to integrate them into daily life.</text:p>
      <text:p text:style-name="P4">
I admit that I am willing to be open to Vision PRO, partly because of some reason for the technical columnist's "one dynasty was bitten by snakes and was afraid of well rope for ten years." In 2013, I before the first generation of Apple Watch released <text:a xlink:type="simple" xlink:href="https://nymag.com/intelligencer/2013/02/does-anybody-really-want-an-iwatch.html" text:style-name="Internet_20_link" text:visited-style-name="Visited_20_Internet_20_Link">
I wrote an article</text:a>
Confidently declare smart watches a stupid idea. I laughed at their appearance, scolded them as expensive toys, and boldly declared that Apple's large investment in such products was crazy. Except for young and rich Silicon Valley nerds, I couldn't imagine who would use it. (Apple is now the number one watch brand in the world. It is estimated to sell 40 million yuan each year. I wear one now, and many of my friends and relatives are also worn.)</text:p>
      <text:p text:style-name="P4">
Obviously, my prediction of Apple Watch is an extremely ridiculous mistake. The reason is the following.</text:p>
      <text:p text:style-name="P4">
advertise</text:p>
      <text:p text:style-name="P4">
First, I underestimated the market expansion capabilities of Apple to turn niche products into mainstream products. In 2013, there were other smart watches on the market, but there were not many people buying it, so I concluded that there would be no more people buying AppleWatch. I looked at the bulky and ugly smart watch in the market at that time, and believed that those who were willing to wear them on their wrists every day -nerds like me -it was not a market that was enough to make products bigger.</text:p>
      <text:p text:style-name="P4">
But I ignored the reason why Apple was Apple because it repeatedly proved that it could turn the niche products that the nerd liked by the willpower into what everyone wanted.</text:p>
      <text:p text:style-name="P4">
It was a testimony of the company's well -known product development and marketing capabilities, and it was part of the reason why I did not want to easily exclude Vision PRO's opportunity.</text:p>
      <text:p text:style-name="P4">
Indeed, there are several good virtual reality and mixed reality head wearing equipment on the market, and even some good applications. But these devices are not made by Apple, and they are not as seamless to the entire apple ecosystem like VisionPro. At the moment you can open it, you can integrate all the communication records, iMessages, and iOS settings on this hybrid head wearing device on the iPhone. May After the second time, throw into the new toy in the storage room?</text:p>
      <text:p text:style-name="P4">
In 2013, another mistake I wrote an article in Applewatch was that I forgot that human behavior is not fixed. What do we think about what is regarded as fashion and what is acceptable to society is always with the new The emergence of technology changes.advertise</text:p>
      <text:p text:style-name="P4">
Our assumption is that those who watch watches at dinner may try to avoid looking at mobile phones, which will be more polite and disturbing others. In other words, there are more people who use it, and the previous taboos do not exist.</text:p>
      <text:p text:style-name="P4">
The same thing may also occur on the mixed reality head wearing equipment. Of course, wearing VisionPro today may make people feel uncomfortable. But in the next few years, if you have one -third of your colleagues wearing this device to participate in the ZOOM meeting, if you see someone watching VR movies every time you take a plane, you may not think that this device is stupid and stupid. It's right.</text:p>
      <text:p text:style-name="P4">
Apple has the ability to enter a certain product type at the right time. In 2007, iPhone was not the first smartphone, or even the first touch screen smartphone. IPAD is not the first tablet. But as far as these two types of products are concerned, Apple has brought them excitement and sexy they have never had before. Apple let other companies first make some high -cost mistakes, and then concentrate their strength to create excellent products.</text:p>
      <text:p text:style-name="P4">
The same thing may also occur on Apple's Vision Pro. Meta, MAGICLEAP and other companies have invested billions of dollars in basic research and development of virtual reality and hybrid reality heading equipment. These companies have learned lessons from the failure of early equipment (such as Google glasses) and conducted lessons. Improvement makes the current header equipment more attractive. But they have not achieved great success in business.</text:p>
      <text:p text:style-name="P4">
This may be because virtual reality and augmented reality are not fundamentally ideal, so the market for such equipment is destined not to be large. But it may also be the arrival of Apple in this market. If a few years later, you are using VisionPro or using Apple device directly on your cornea to read this article, let alone I do n’t tell you in advance.</text:p>
      <text:p text:style-name="P4">
News Source: <text:a xlink:type="simple" xlink:href="https://cn.nytimes.com/technology/20230609/apple-mixed-reality-vision-pro/" text:style-name="Internet_20_link" text:visited-style-name="Visited_20_Internet_20_Link">
https://cn.nytimes.com/technology/20230609/apple-mixed-reality-vision-pro/</text:a>
</text:p>
      <!--NEWS-->
      <text:h text:style-name="P10" text:outline-level="1">
<text:span text:style-name="T4">
Legal deposit gray areas Germany is worried about retired pilots to share information with China</text:span>
</text:h>
      <text:p text:style-name="P4">
Author: None (Language: zh)</text:p>
      <text:p text:style-name="P4">
Publisher: None</text:p>
      <text:p text:style-name="P4">
Time: 2023-06-09T10:43:00Z</text:p>
      <text:p text:style-name="P4">
Description: The German retired Air Force pilots have been trained for the Chinese Air Force pilots for many years. The German Defense Minister now wants to stop this approach. However, due to the existence of legal gray areas, the German government has limited power to prevent such knowledge from being transferred.</text:p>
      <text:p text:style-name="P4">
Videos: []</text:p>
      <text:p text:style-name="P4">
Images: []</text:p>
      <text:p text:style-name="P4">
Subject: 时政风云</text:p>
      <text:p text:style-name="P4">
Subjects: []</text:p>
      <text:p text:style-name="P4">
Keywords: ['德中关系', '南非', '欧债危机', '欧盟', '岛屿主权争端', '专题报道：全景观看“习马会”', '德国', '中国', '留学德国', '中共十九大']</text:p>
      <text:p text:style-name="P4">
Id: 65868166</text:p>
      <!--METADATA-->
      <text:p text:style-name="P4">
<text:a xlink:type="simple" xlink:href="https://www.dw.com/zh/overlay/image/article/65868166/65852273" text:style-name="Internet_20_link" text:visited-style-name="Visited_20_Internet_20_Link">
 </text:a>
Chinese Air Force pilot during training</text:p>
      <text:p text:style-name="P4">
(Voice of Germany) in Germany has officially launched military training programs with China in the past. Military exchanges technology and tactical experience are common, and it is also common for retired soldiers to bring their unique skills to the private sector.</text:p>
      <text:p text:style-name="P4">
However, these specifications have now received more attention because they involve China. According to the two ZDFs of the "Mirror" magazine and the public radio company Germany, several German retired Air Force pilots have taken a generous remuneration to China to provide training for their pilots. It is reported that the German security department and intelligence department believes that these retired pilots are likely to leak the secret tactics of military professional knowledge, the German federal army and NATO, and may even simulate the scene of attacks there, which may be right. China is ready to attack Taiwan.</text:p>
      <text:p text:style-name="P4">
German Defense Minister Pestorius met with Chinese Defense Minister Li Shangfu on Saturday on Saturday that <text:a xlink:type="simple" xlink:href="https://www.dw.com/zh/zh/退役军官在华培训战斗机飞行员-德国防部长喊停/a-65827712" text:style-name="Internet_20_link" text:visited-style-name="Visited_20_Internet_20_Link">
he called on China to stop letting retired German fighter pilots with training to China</text:a>
Essence Pestorius said that Li Shangfu's response to this was very reserved: "He did not deny it, but it faded its meaning from his perspective."</text:p>
      <text:p text:style-name="P4">
In a statement of the German Federal Parliament member Marcusfaber, in a statement issued to the Voice of Germany, he called on "the Ministry of Defense must end up this approach". The statement said, "" For those who are in contact with security related to work for German countries, they need to tighten the rules urgently. "</text:p>
      <text:p text:style-name="P4">
German Defense Minister Pestorius met with Chinese Defense Minister Li Shangfu in Singapore on June 3</text:p>
      <text:h text:style-name="P12" text:outline-level="3">
<text:span text:style-name="T4">
The gray zone of the law</text:span>
</text:h>
      <text:p text:style-name="P4">
Providing training for Chinese pilots does not violate any law in Germany. This legal gray zone has limited the German government in preventing such knowledge from the transfer of knowledge.</text:p>
      <text:p text:style-name="P4">
A spokesman for the German Ministry of Defense told Germany that retired soldiers and retired government staff can basically use their professional knowledge freely. They must abide by the "traceability" service obligation, report their work, and "keep the things he or she knows". The Ministry of National Defense will conduct a "conflict inspection of interests". If there is a conflict between interests, they may not be allowed to engage in the work.</text:p>
      <text:p text:style-name="P4">
The Ministry of Defense of Germany is worried that Chinese pilots accept not only basic flight guidance, but also information about NATO tactics and combat capabilities. However, it is unclear whether this will constitute a behavior that violates confidentiality.</text:p>
      <text:p text:style-name="P4">
The South African Testing Flight Academy (TFASA) mentioned in the "Mirror" reported in a statement to the Voice of Germany denied that it endangered the national security of any country. A communication consulting company located in London, a TFASA, said: "All training content and materials are non -confidential content, all provided by the public source or customers themselves."</text:p>
      <text:h text:style-name="P12" text:outline-level="3">
<text:span text:style-name="T4">
China hiring NATO retired pilots may be traced back to nearly ten years ago</text:span>
</text:h>
      <text:p text:style-name="P4">
Observer pointed out that hiring NATO retired pilots to train the Chinese Air Force may be traced back to nearly ten years ago, that is, as early as the European Union, the EU qualitative China as a "institutional opponent" or the US national security strategy claims that China is capable and desire to "reshape the international order" to reshape the international order. Before "the only competitor".</text:p>
      <text:p text:style-name="P4">
However, China has a long history in the successful use of foreign technology to accelerate national strength. The progress of the West in academic research, industry, technology, and intellectual property rights has corresponding objects in China. Su Ziyun, a researcher at the Taiwan Institute of Defense Security (INDSR), told the Voice of Germany, "For the PLA, cooperating with Western retired pilots enables them to improve their theory, which is basically the secret of stealing Western military exercises in Western countries."</text:p>
      <text:p text:style-name="P4">
Not long ago, news about the British and American retired pilots also provided training for the Chinese Air Force. Like Germany, the British Parliament is now considering tightening the law and supervising the issue. Last year, it has become an Australian citizen <text:a xlink:type="simple" xlink:href="https://www.dw.com/zh/zh/路透社涉培训解放军前美军飞官-曾与飞行学校签约/a-63729234" text:style-name="Internet_20_link" text:visited-style-name="Visited_20_Internet_20_Link">
Former U.S. Marine Corps pilot Daniel Dugen</text:a>
(Danielduggan) is arrested in Australia and may be extradited to the United States. He was accused of signed a contract with TFASA to perform training tasks in China, and he was suspected of conspiracy, weapons trafficking and money laundering.</text:p>
      <text:p text:style-name="P4">
Du Gen denied any improper behavior, saying that his allegations were due to political motivation, because since his contract ended, US -China relations have deteriorated.</text:p>
      <text:p text:style-name="P4">
News Source: <text:a xlink:type="simple" xlink:href="https://www.dw.com/zh/法律存灰色地带-德国担心退役飞行员与中国分享情报/a-65868166" text:style-name="Internet_20_link" text:visited-style-name="Visited_20_Internet_20_Link">
https://www.dw.com/zh/法律存灰色地带-德国担心退役飞行员与中国分享情报/a-65868166?maca=chi-rss-chi-all-1127-rdf</text:a>
</text:p>
      <!--NEWS-->
      <text:h text:style-name="P10" text:outline-level="1">
<text:span text:style-name="T4">
China continues to strengthen the control of religion.</text:span>
</text:h>
      <text:p text:style-name="P4">
Creator: 王月眉</text:p>
      <text:p text:style-name="P4">
Publisher: https://www.facebook.com/nytimeschinese</text:p>
      <text:p text:style-name="P4">
Published Time: 2023-06-09T10:51:14+08:00</text:p>
      <text:p text:style-name="P4">
Description: In addition to suppressing the Uighurs in Xinjiang, the authorities have also demolished or forcibly transform mosque and churches across the country. For the residents of the Hui people of Naguka and Shadian town, the transformation of the mosque foreshadows that the government will more comprehensively suppress their lifestyle. Lam Yik Fei for the New York Times 2019, Arabic language on the outer wall of a mosque in a small village in Yunnan, China. As part of government operations, mosque across Yunnan is being closed or transformed.</text:p>
      <text:p text:style-name="P4">
Images: ["<text:a xlink:type="simple" xlink:href="https://static01.nyt.com/images/2023/06/02/world/00china-mosques/00china-mosques-master1050.jpg" text:style-name="Internet_20_link" text:visited-style-name="Visited_20_Internet_20_Link">
00china-mosqu...</text:a>
"]</text:p>
      <text:p text:style-name="P4">
Category: 中国</text:p>
      <text:p text:style-name="P4">
Type: Article</text:p>
      <!--METADATA-->
      <text:p text:style-name="P4">
<draw:frame draw:style-name="fr1" draw:name="Image125" text:anchor-type="as-char" svg:width="6.9236in" svg:height="4.615733in" draw:z-index="0">
<draw:image xlink:href="../Images/cnnytimes/2023-06-09T10-51-14-08-00/00china-mosques-master1050.jpg" xlink:type="simple" xlink:show="embed" xlink:actuate="onLoad" draw:mime-type="image/jpeg"/>
</draw:frame>
Walking in the mountain area of the southwest of China, a vibrant Muslim community can be seen everywhere. In the loudspeaker, the paragraph of the Chinese Classic is played. The woman wearing a headscarf took the noisy children from the school. Arabic decoration is coated outside the house.</text:p>
      <text:p text:style-name="P4">
The Mosque Mosque is towering on all this. The 70 -meter -high white building has a jadeite dome and four mission towers. For decades, this mosque has always been the pride of the Hui people who live here (ethnic minorities who believe in Muslims).</text:p>
      <text:p text:style-name="P4">
Last month, it also became a scene of conflict.</text:p>
      <text:p text:style-name="P4">
In the early morning of May 27, when the authorities drove two heavy aircraft into the yard in the mosque, a group of residents conflicted with hundreds of police officers sent to surveillance and demolition projects and riot equipment. The police blocked the mosque and sprayed pepper water to the protesters, and the residents threw water bottles and bricks at the police.</text:p>
      <text:p text:style-name="P4">
Through the description of the witnesses in the interview and the videos posted on social media, we can understand these rare conflicts. They show that they may sometimes appear more turbulent in the Chinese Communist Party's strengthening of religious control operations.</text:p>
      <text:p text:style-name="P4">
Since Chinese leaders Xi Jinping came to power more than ten years ago, the CCP in the name of political security <text:a xlink:type="simple" xlink:href="https://cn.nytimes.com/china/20180926/china-vatican-agreement-appoint-catholic-bishops/" text:style-name="Internet_20_link" text:visited-style-name="Visited_20_Internet_20_Link">
demolition</text:a>
After the Christian church, I was packed <text:a xlink:type="simple" xlink:href="https://cn.nytimes.com/china/20161129/china-takes-a-chain-saw-to-a-center-of-tibetan-buddhism/" text:style-name="Internet_20_link" text:visited-style-name="Visited_20_Internet_20_Link">
the residence of Tibetan Buddhists</text:a>
And <text:a xlink:type="simple" xlink:href="https://www.nytimes.com/zh/2019/11/16/world/asia/xinjiang-documents-chinese.html" text:style-name="Internet_20_link" text:visited-style-name="Visited_20_Internet_20_Link">
close Uyghur Muslims into the detention camp</text:a>
Essence But it also hit some groups that have received less attention, including the Hui people. The proportion of Hui people accounts for less than 1%, and the Han nationality with the most population in history is good.</text:p>
      <text:p text:style-name="P4">
The Communist Party of China has a planned manner <text:a xlink:type="simple" xlink:href="https://cn.nytimes.com/china/20190923/china-islam-crackdown/" text:style-name="Internet_20_link" text:visited-style-name="Visited_20_Internet_20_Link">
Close, remove, or forcibly redesign the mosque in the Hui people of the Hui people across the country</text:a>
The characteristics of Arab architecture such as the dome and Xuanri Tower have evidence that foreign countries have harmful influence on Chinese Islam. The resistance is limited. Nagu's mosque and another large mosque in Shatian Town nearby are one of the only large mosques in China.</text:p>
      <text:p text:style-name="P4">
However, local officials announced that they planned to demolish the dome of the two mosques and rebuilt the Xuanri Tower in the style of "China".</text:p>
      <text:p text:style-name="P4">
"We regarded this top as our dignity and freedom. At that time, we chose freely," said Mr. Hui Mena in his 30s, because he was worried about government retaliation, he asked reporters to only give his surname. Like many people in the town, his family helped the recent renovation of the recent renovation of the mosque. Xuan Li Tower was added that time. "Now it means that my rule is on your freedom choice."</text:p>
      <text:p text:style-name="P4">
The mosque of Nagu and Shadian is particularly important in the history of the Chinese government and Islam that is always conflicting and sometimes coexisting. Yunnan Province, where Nagu and Shadian are, are the provinces with the most ethnic minorities in China, and most people say that the Hui people who speak Mandarin and are known for Muslims have lived in all parts of Yunnan for several centuries. Nagu's mosque was built in the 14th century with a traditional Chinese courtyard style. Muslims in Yunnan are prosperous due to trade with Southeast Asia.</text:p>
      <text:p text:style-name="P4">
Later, the CCP officials after the power regarded religion as a counter -revolutionary forces and began to crack down on it, especially during the ten -year political turbulence period (1966 to 1976), known as the "Cultural Revolution" (1966 to 1976). Muslims in Shadian had a confrontation with the government. In 1975, the army suppressed the local area and razed the town to the ground, causing as many as 1,600 civilians to die.</text:p>
      <text:p text:style-name="P4">
Nama Camp Mosque, Nagu, Yunnan Province. Vivian Wang/The New York Times</text:p>
      <text:p text:style-name="P4">
After the "Cultural Revolution", as China opened to the world, the government had apologized for that massacre, supported the reconstruction of Sandian, and allowed locals -many of them was the first time to travel abroad -built now this. Arabic -style mosque, the largest mosque in southwestern China. The large mosque of the Shadian Mosque is based on the Prophet Mosque of Saudi Arabia, which can accommodate 10,000 people. Officially promoted it as a tourist attraction.</text:p>
      <text:p text:style-name="P4">
The Najiaying Mosque about 140 kilometers away from Shadian also became larger and the architectural style has changed during this period, becoming an Ajun religious training center. The government did not intervene when the locals stamped the dome to the mosque since the 1980s and add other Arab special signs. In 2018, the local government set it as a cultural relic.</text:p>
      <text:p text:style-name="P4">
advertise</text:p>
      <text:p text:style-name="P4">
"These mosques are a symbol of mistakes that they have made mistakes during the Cultural Revolution."(https://wcfia.harvard.edu/people/ruslan-yusupov)explain. Especially the mosque of Shadian, he said that it was "both about violence and recovery of the state support."</text:p>
      <text:p text:style-name="P4">
But in recent years, the government's restrictions on Islam have begun to become more and more, especially in <text:a xlink:type="simple" xlink:href="https://cn.nytimes.com/china/20140303/c03kunming/" text:style-name="Internet_20_link" text:visited-style-name="Visited_20_Internet_20_Link">
2014 attacks</text:a>
After that, the attack on civilian incidents at the Kunming Railway Station at the provincial capital of Yunnan Province caused 31 people to die. The Chinese government said that the attacker was <text:a xlink:type="simple" xlink:href="https://www.wsj.com/articles/chinese-court-sentences-three-men-to-death-in-train-station-attack-1410531644" text:style-name="Internet_20_link" text:visited-style-name="Visited_20_Internet_20_Link">
once lived in Shadian</text:a>
Uyghur division molecules.</text:p>
      <text:p text:style-name="P4">
Officials no longer publicize Shadian. Residents said that in Nagu, the authorities banned female teachers from wearing headscarves at school. After the official strengthened the control of education, a volunteer group there no longer provide free tutoring in the mosque.</text:p>
      <text:p text:style-name="P4">
In the Grand Mosque of Shadian, Yunnan Province, under the order of the government, this mosque has been set. Vivian Wang/The New York Times</text:p>
      <text:p text:style-name="P4">
"Because of these places (in the local Muslims), occupy an absolutely authoritative position, they have to leave the two mosque to the final process," Yusubov said.</text:p>
      <text:p text:style-name="P4">
For local Hui residents, the transformation of the mosque foreshadows that the government will suppress their lifestyle more comprehensively.</text:p>
      <text:p text:style-name="P4">
advertise</text:p>
      <text:p text:style-name="P4">
A woman in her 30s who also surnamed Na ("Na" is Nagu's surname) said that she often played and learned in the mosque after he was a child. The neighbors and relatives who have visited university in other parts of China returned to Nagu after graduation, because they like the devout atmosphere of the town, you can teach Muslim values to their children here.</text:p>
      <text:p text:style-name="P4">
Ms. Na said that if the demolition of the dome is an isolated thing, she can accept: "Our faith is in the heart, it is just a building." But she was worried that the government would not stop there, especially when she saw the authorities adopted the toughness of hardships. After the means.</text:p>
      <text:p text:style-name="P4">
"The first step is the transformation of the style," she said. "In the second step, he allows each of our buildings to have Arabic, there are at the door, and the roof is also the same. Like the mosque, the Han nationality said on the onion top. Let's write. "</text:p>
      <text:p text:style-name="P4">
In the face of opposition, the authorities did not give up. A few hours after the conflict started, the police once withdrew from the mosque before prayer at noon. However, the local authorities issued a notice the next day to condemn the "serious cases of seriously obstructing social management order" and promised to "severely crack down." A few days after that, local officials have broadcast the notice loudly in the loudspeaker many times (including late night).</text:p>
      <text:p text:style-name="P4">
On the social media platform that has been strictly reviewed in China, the comments of Islam have surged, including commentators from the government.</text:p>
      <text:p text:style-name="P4">
A giant poster shows the re -planning made by the government for the Naguna family mosque. Vivian Wang/The New York Times</text:p>
      <text:p text:style-name="P4">
Nagu's residents are still in and out of the mosque, but security measures are tight, and a drone flew over the top. The plainclothes policeman came to the reporter of the Times and sent her out of the town with a car.</text:p>
      <text:p text:style-name="P4">
The Shadian authorities are also in a high degree of alertness. Officials blocked the Times reporter at the train station, but agreed to bring her to the Daqing Mosque.</text:p>
      <text:p text:style-name="P4">
advertise</text:p>
      <text:p text:style-name="P4">
"We, for example, the Qur'an, he must have passed it over in our Saudi Arabia, but after in China, it has to make a specific explanation of the development of our socialist society." Said on the square in front of the mosque.</text:p>
      <text:p text:style-name="P4">
"The government's request to advocate these socialist core values and these positive energy should be integrated with the Gulan," he said.</text:p>
      <text:p text:style-name="P4">
In the transformed mosque in Nagu, its dome and the primitive tower of the building in the back have been replaced with a Chinese -style roof. Vivian Wang/The New York Times</text:p>
      <text:p text:style-name="P4">
Li Hengjian claimed that officials were not interfered with religious freedom, and the transformation plan would only be carried out without the consent of the locals.</text:p>
      <text:p text:style-name="P4">
He also said: "Patriotism is the highest belief in education."</text:p>
      <text:p text:style-name="P4">
Back to Nagu, the crane stopped in the yard of the mosque after a few conflicts. Mr. Hui residents mentioned earlier said that demolition seems inevitable. But he hopes to allow residents to retain other freedom they are unwilling to compromise. As far as he is concerned, it includes the right to impart religious beliefs to children.</text:p>
      <text:p text:style-name="P4">
"If you have no ability to protect your bottom line, then you are not the bottom line for others," he said. "He can trample your bottom line again and again."</text:p>
      <text:p text:style-name="P4">
News Source: <text:a xlink:type="simple" xlink:href="https://cn.nytimes.com/china/20230609/china-mosques-dome-crackdown/" text:style-name="Internet_20_link" text:visited-style-name="Visited_20_Internet_20_Link">
https://cn.nytimes.com/china/20230609/china-mosques-dome-crackdown/</text:a>
</text:p>
      <!--NEWS-->
      <text:h text:style-name="P10" text:outline-level="1">
<text:span text:style-name="T4">
Chinese Ambassador to South Korea in South Korea, the Ministry of Foreign Affairs of South Korea, summoned</text:span>
</text:h>
      <text:p text:style-name="P4">
Publisher: 法新社</text:p>
      <text:p text:style-name="P4">
Published Time: 2023-06-09T11:02:06+00:00</text:p>
      <text:p text:style-name="P4">
Modified Time: 2023-06-09T10:50:01+00:00</text:p>
      <text:p text:style-name="P4">
Description: (Agence France -Presse, Seoul, 9th) The Ministry of Foreign Affairs of South Korea today summoned the Chinese ambassador to South Korea Xing Haiming because when he met with South Korea's largest party leader in the wild yesterday, he said that "the person who bets the Chinese will regret it", and it is considered to be targeted at the target. South Korean foreign polic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09T11-02-06-00-00/000000.png" xlink:type="simple" xlink:show="embed" xlink:actuate="onLoad" draw:mime-type="image/png"/>
</draw:frame>
Xing Haiming mentioned with Li at the dinner with Li in yesterday that "in the case of the United States' full suppression of China, some people bet that the United States will win, China will defeat ... This is a completely wrong judgment, without completely grasping the trend of history."</text:p>
      <text:p text:style-name="P4">
He also said, "What is certain is that people who bet in China now will regret it."</text:p>
      <text:p text:style-name="P4">
The South Korean Ministry of Foreign Affairs summoned Xing Haiming this morning to express a strong warning for his "provocative words and deeds that violate diplomatic practices and lack common sense."</text:p>
      <text:p text:style-name="P4">
News Source: <text:a xlink:type="simple" xlink:href="https://www.rfi.fr/cn/%E5%9B%BD%E9%99%85%E6%8A%A5%E9%81%93/20230609-%E4%B8%AD%E5%9B%BD%E9%A9%BB%E9%9F%A9%E5%A4%A7%E4%BD%BF%E6%89%B9%E4%BA%B2%E7%BE%8E%E6%94%BF%E7%AD%96-%E9%9F%A9%E5%9B%BD%E5%A4%96%E4%BA%A4%E9%83%A8%E5%8F%AC%E8%A7%81" text:style-name="Internet_20_link" text:visited-style-name="Visited_20_Internet_20_Link">
https://www.rfi.fr/cn/%E5%9B%BD%E9%99%85%E6%8A%A5%E9%81%93/20230609-%E4%B8%AD%E5%9B%BD%E9%A9%BB%E9%9F%A9%E5%A4%A7%E4%BD%BF%E6%89%B9%E4%BA%B2%E7%BE%8E%E6%94%BF%E7%AD%96-%E9%9F%A9%E5%9B%BD%E5%A4%96%E4%BA%A4%E9%83%A8%E5%8F%AC%E8%A7%81</text:a>
</text:p>
      <!--NEWS-->
      <text:h text:style-name="P10" text:outline-level="1">
<text:span text:style-name="T4">
Artificial intelligence cannot break the "Free Version" of the work of white -collar workers</text:span>
</text:h>
      <text:p text:style-name="P4">
Authors: ['萨拉•奥康纳']</text:p>
      <text:p text:style-name="P4">
Publisher: 英国《金融时报》</text:p>
      <text:p text:style-name="P4">
Time: 2023-06-09T11:06:29+00:00</text:p>
      <text:p text:style-name="P4">
Published Time: 2023-06-08T12:00:99+08:00</text:p>
      <text:p text:style-name="P4">
Modified Time: 2023-06-09T07:03:99+08:00</text:p>
      <text:p text:style-name="P4">
Description: O'Conner: No matter how technology improves and how to save time, human beings can always create more work for themselves, and artificial intelligence is no exception.</text:p>
      <text:p text:style-name="P4">
Images: []</text:p>
      <text:p text:style-name="P4">
Themes: ['就业', '关注']</text:p>
      <text:p text:style-name="P4">
Keywords: ['就业', '人工智能', '职场']</text:p>
      <text:p text:style-name="P4">
Type: Article</text:p>
      <!--METADATA-->
      <text:p text:style-name="P4">
In 1984, reporter Steven Liewei(Steven plate)I wrote a great article about the electronic table. At that time, the electronic watch was a new invention that saved a lot of time for people. He tells the story of an accountant. The accountant received "an emergency task. He sat in front of his miniature computer, completed the task with an electronic table within one or two hours, and then drove it on the table. Two. After heaven, he used Federal Express(FedEx)Send it to customers and gained all kinds of praise due to overtime. "</text:p>
      <text:p text:style-name="P4">
In the past few weeks, I met some lawyers, accountants, and consultants, and they began to use generated artificial intelligence in daily work. They are talking about the time saved by the preliminary draft of technical research or documents and clauses for them with artificial intelligence.</text:p>
      <text:p text:style-name="P4">
News Source: <text:a xlink:type="simple" xlink:href="http://www.ftchinese.com/story/001099915" text:style-name="Internet_20_link" text:visited-style-name="Visited_20_Internet_20_Link">
http://www.ftchinese.com/story/001099915</text:a>
</text:p>
      <!--NEWS-->
      <text:h text:style-name="P10" text:outline-level="1">
<text:span text:style-name="T4">
The court document reveals the role of corruption in China's foreign aid loan (Free Version)</text:span>
</text:h>
      <text:p text:style-name="P4">
Author: Chun Han Wong / Keith Zhai</text:p>
      <text:p text:style-name="P4">
Publisher: 华尔街日报中文网</text:p>
      <text:p text:style-name="P4">
Published Time: 2023-06-09T11:10:00.000Z</text:p>
      <text:p text:style-name="P4">
Modified Time: 2023-06-09T11:10:00.000Z</text:p>
      <text:p text:style-name="P4">
Created Time: 2023-06-09T09:50:00.000Z</text:p>
      <text:p text:style-name="P4">
Description: When the former Chinese state -owned bank executive Dai Chunning was led by China to provide a loan for developing countries, it had received millions of dollars for rebate.</text:p>
      <text:p text:style-name="P4">
Images: []</text:p>
      <text:p text:style-name="P4">
Categories: ['国际']</text:p>
      <text:p text:style-name="P4">
Keywords: SYND,LINK:EN|WP-WSJ-0000959537</text:p>
      <text:p text:style-name="P4">
Type: Article</text:p>
      <!--METADATA-->
      <text:p text:style-name="P4">
As the Chinese government tried to use financial strength to win influence in the development of the world, a state -owned bank executive named Dai Chunning served as a horse's predecessor for more than ten years.</text:p>
      <text:p text:style-name="P4">
News Source: <text:a xlink:type="simple" xlink:href="https://cn.wsj.com/articles/%E6%B3%95%E5%BA%AD%E6%96%87%E4%BB%B6%E6%8F%AD%E5%BC%80%E8%85%90%E8%B4%A5%E5%9C%A8%E4%B8%AD%E5%9B%BD%E5%AF%B9%E5%A4%96%E6%8F%B4%E5%8A%A9%E8%B4%B7%E6%AC%BE%E4%B8%AD%E7%9A%84%E4%BD%9C%E7%94%A8-1468c879" text:style-name="Internet_20_link" text:visited-style-name="Visited_20_Internet_20_Link">
https://cn.wsj.com/articles/%E6%B3%95%E5%BA%AD%E6%96%87%E4%BB%B6%E6%8F%AD%E5%BC%80%E8%85%90%E8%B4%A5%E5%9C%A8%E4%B8%AD%E5%9B%BD%E5%AF%B9%E5%A4%96%E6%8F%B4%E5%8A%A9%E8%B4%B7%E6%AC%BE%E4%B8%AD%E7%9A%84%E4%BD%9C%E7%94%A8-1468c879</text:a>
</text:p>
      <!--NEWS-->
      <text:h text:style-name="P10" text:outline-level="1">
<text:span text:style-name="T4">
Insiders: Trump was sued by the Federal Jury</text:span>
</text:h>
      <text:p text:style-name="P4">
Author: 联合早报 (Person)</text:p>
      <text:p text:style-name="P4">
Publisher: 联合早报 (Organization)</text:p>
      <text:p text:style-name="P4">
Published Time: 2023-06-09T11:10</text:p>
      <text:p text:style-name="P4">
Modified Time: 2023-06-09T15:08</text:p>
      <text:p text:style-name="P4">
Description: Reuters quoted a person familiar with the matter reported that former US President Trump was sued by a federal jury for the collection of confidential government documents and obstructing judicial justice after his departure. The insider who is not known said that Trump was facing seven criminal charges. Trump's lawyer Trust (...</text:p>
      <text:p text:style-name="P4">
Videos: []</text:p>
      <text:p text:style-name="P4">
Audios: []</text:p>
      <text:p text:style-name="P4">
Images: []</text:p>
      <text:p text:style-name="P4">
Type: NewsArticle</text:p>
      <text:p text:style-name="P4">
Breadcrumbs: ['即时', '国际']</text:p>
      <text:p text:style-name="P4">
Keywords: ['美国', '特朗普', '起诉', '妨碍司法公正']</text:p>
      <!--METADATA-->
      <text:p text:style-name="P4">
Reuters quoted a person familiar with the matter report that former US President <text:a xlink:type="simple" xlink:href="https://www.zaobao.com.sg/realtime/world/story20230609-1402586" text:style-name="Internet_20_link" text:visited-style-name="Visited_20_Internet_20_Link">
Trump</text:a>
After the step -down, he was prosecuted by a federal jury because of the collection of confidential government documents and hindering judicial justice.</text:p>
      <text:p text:style-name="P4">
The insider who is not known said that Trump was facing seven criminal charges.</text:p>
      <text:p text:style-name="P4">
Trump's lawyer Jimtrusty told the United States CNN (CNN) that Trump's charges include conspiracy, obstructing judicial justice, and illegal confidential documents in accordance with the "Spy Law" Sin and so on.</text:p>
      <text:p text:style-name="P4">
Trust is expected to receive a prosecution against Trump before Tuesday (June 13).</text:p>
      <text:p text:style-name="P4">
This improper processing of confidential documents mentioned by the US Department of Justice is another legal setback for Trump, who is seeking to run for president again next year. Trump's criminal case of the sealing fee of the porn actress Deniels will be held in March next year.</text:p>
      <text:p text:style-name="P4">
Trump Thursday (8th) earlier on his social media platform Truth Social, he was sued by the government and will go to the Miami Federal Court to attend the hearing next Tuesday.</text:p>
      <text:p text:style-name="P4">
Trump also released a video and shouted "I am innocent!"</text:p>
      <text:p text:style-name="Quotations">

<text:p text:style-name="P4">
<text:a xlink:type="simple" xlink:href="https://www.facebook.com/DonaldTrump/videos/961423951675649/" text:style-name="Internet_20_link" text:visited-style-name="Visited_20_Internet_20_Link">
</text:a>
&gt;
&gt;
 I AM AN INNOCENT MAN. THE BIDEN ADMINISTRATION IS TOTALLY CORRUPT. THIS IS&gt;
 ELECTION INTERFERENCE &amp; A CONTINUATION OF THE GREATEST WITCH HUNT OF ALL&gt;
 TIME. MAKE AMERICA GREAT AGAIN!!!&gt;
&gt;
 Posted by <text:a xlink:type="simple" xlink:href="https://www.facebook.com/DonaldTrump" text:style-name="Internet_20_link" text:visited-style-name="Visited_20_Internet_20_Link">
 Donald J. Trump </text:a>
On&gt;
 Thursday, June 8, 2023</text:p>

</text:p>
      <text:p text:style-name="P4">
A spokesman for investigating two major cases of major cases in Trump, Smith, refused to comment on the report. The government's publicly commented that the unrefined jury matters were illegal.</text:p>
      <text:p text:style-name="P4">
News Source: <text:a xlink:type="simple" xlink:href="https://www.zaobao.com.sg/realtime/world/story20230609-1402620" text:style-name="Internet_20_link" text:visited-style-name="Visited_20_Internet_20_Link">
https://www.zaobao.com.sg/realtime/world/story20230609-1402620</text:a>
</text:p>
      <!--NEWS-->
      <text:h text:style-name="P10" text:outline-level="1">
<text:span text:style-name="T4">
US media said that China has set up a spy monitoring station in Cuba: The report is inaccurate</text:span>
</text:h>
      <text:p text:style-name="P4">
Author: chinese@voanews.com (许宁)</text:p>
      <text:p text:style-name="P4">
Publisher: 美国之音中文网 (Type: NewsMediaOrganization)</text:p>
      <text:p text:style-name="P4">
Published Time: 2023-06-09T11:10:20+08:00</text:p>
      <text:p text:style-name="P4">
Modified Time: 2023-06-09 03:32:00Z</text:p>
      <text:p text:style-name="P4">
Description: The Wall Street Journal reported exclusively on Thursday (June 8) that China and Cuba have reached a secret agreement, and China will establish an electronic eavesdropping facility in Cuba. The White House in the United States said that the report was "inaccurate."</text:p>
      <text:p text:style-name="P4">
Videos: []</text:p>
      <text:p text:style-name="P4">
Images: []</text:p>
      <text:p text:style-name="P4">
Categories: ['美中关系', '美国', '军事']</text:p>
      <text:p text:style-name="P4">
Type: None</text:p>
      <!--METADATA-->
      <text:p text:style-name="P4">
Nonenone</text:p>
      <text:p text:style-name="P4">
News Source: <text:a xlink:type="simple" xlink:href="https://www.voachinese.com/a/us-china-cuba-20230608/7129659.html" text:style-name="Internet_20_link" text:visited-style-name="Visited_20_Internet_20_Link">
https://www.voachinese.com/a/us-china-cuba-20230608/7129659.html</text:a>
</text:p>
      <!--NEWS-->
      <text:h text:style-name="P10" text:outline-level="1">
<text:span text:style-name="T4">
Trump became the first former president in the history of the United States because of the "File Gate" to face the federal charges in the history of the United States</text:span>
</text:h>
      <text:p text:style-name="P4">
Creator: ALAN FEUER,MAGGIE HABERMAN,WILLIAM K. RASHBAUM,BENJAMIN PROTESS</text:p>
      <text:p text:style-name="P4">
Publisher: https://www.facebook.com/nytimeschinese</text:p>
      <text:p text:style-name="P4">
Published Time: 2023-06-09T11:16:31+08:00</text:p>
      <text:p text:style-name="P4">
Description: After conducting a long -term investigation of the "File Gate", the Ministry of Justice mentioned federal criminal allegations on Trump. He believes that he is facing seven allegations, including violating the "Spy Law" intentionally retaining defense secrets. He is expected to surrender next Tuesday. Doug Mills/The New York Times Former US President Trump was taken in January. After a long -term investigation of handling confidential documents, he will face federal allegations.</text:p>
      <text:p text:style-name="P4">
Images: ["<text:a xlink:type="simple" xlink:href="https://static01.nyt.com/images/2023/07/01/multimedia/08trump-documents-indictment-header/08trump-documents-indictment-header-master1050.jpg" text:style-name="Internet_20_link" text:visited-style-name="Visited_20_Internet_20_Link">
08trump-docum...</text:a>
"]</text:p>
      <text:p text:style-name="P4">
Category: 美国</text:p>
      <text:p text:style-name="P4">
Type: Article</text:p>
      <!--METADATA-->
      <text:p text:style-name="P4">
<draw:frame draw:style-name="fr1" draw:name="Image131" text:anchor-type="as-char" svg:width="6.9236in" svg:height="4.615733in" draw:z-index="0">
<draw:image xlink:href="../Images/cnnytimes/2023-06-09T11-16-31-08-00/08trump-documents-indictment-header-master1050.jpg" xlink:type="simple" xlink:show="embed" xlink:actuate="onLoad" draw:mime-type="image/jpeg"/>
</draw:frame>
Several people familiar with the matter said on Thursday that after conducting a long -term investigation of former President Trump's processing confidential documents, the Ministry of Justice mentioned federal criminal charges on him, which is an important step in law and politics. Trump took away these documents and obstructed the government to recover their efforts.</text:p>
      <text:p text:style-name="P4">
The charges mentioned by the Federal District Court of Miami are the first time in American history with former presidents facing federal allegations. This will cause this country to fall into an extraordinary situation. Because Trump is not only the former leader, but also in the general election of President Bayeng in 2024, the leader nominated in the Republican Party, and the Bayeng government is now seeking convicted of this potential competitor.</text:p>
      <text:p text:style-name="P4">
According to people familiar with the matter, there are seven charges charged by Trump, including violations of the "Spy Law" intentionally retaining secrets of defense, making false statements, and hindering judicial justice.</text:p>
      <text:p text:style-name="P4">
According to a person who is closely related to it and Trump's post posted on Truth Social, it is expected that Trump will surrender to the authorities on Miami on Tuesday.</text:p>
      <text:p text:style-name="P4">
This prosecution was submitted by the office of special prosecutor Jack Smith. About two months ago, the local prosecutor in New York filed more than 30 accuse Trump. Porn star payment is related to the sealing fee.</text:p>
      <text:p text:style-name="P4">
Smith also made extensive efforts to keep power after the loss of Trump in the 2020 election, and how these efforts caused a group of thugs who supported Trump on January 6, 2021.</text:p>
      <text:p text:style-name="P4">
According to the public information of the confidential document case, Trump has repeatedly obstructed the efforts of the National Archives and Records Administration and the Ministry of Justice's recovery of hundreds of sensitive government records. These records were taken away by the former president from the White House, mainly preserved in him, which was located in him. Private clubs and residences of the Malara song in Florida.</text:p>
      <text:p text:style-name="P4">
Although some of the files found in Trump's hands are known (for example, he once held a letter from North Korean dictator Kim Jong -un), it is unclear what other confidential materials have been found in the Malaras Manor, and him, as well as him, and him Is these materials damaging whether national security is caused.</text:p>
      <text:p text:style-name="P4">
Trump has repeatedly described the investigation as a witch hunt for political motivation. In recent weeks, his team of lawyers tried to ask his so -called prosecutor's improper behavior.</text:p>
      <text:p text:style-name="P4">
The following is what you need to know:</text:p>
      <text:p text:style-name="P4">
• The indictment can be traced back to the end of Trump's term of office in January 2021. At that time, these documents (it is said that many of them came from the White House official residence) with clothes, gifts, photos and other items. Song Manor.</text:p>
      <text:p text:style-name="P4">
• Most of the time in 2021, the National Archives has been urging Trump to hand over the materials he took away -according to the Presidential Archives Law, these materials are regarded as government property -Trump in 2022 15 boxes of materials were handed out in January. It was found that these boxes were equipped with high -sensitive materials with confidential labeling, which prompted the Ministry of Justice to conduct an investigation.</text:p>
      <text:p text:style-name="P4">
• In August last year, the federal agent visited the Malara Hall and conducted a special search and found the materials that Trump could not hand over -a few months ago he received a subpoena, asking for returning All confidential documents.</text:p>
      <text:p text:style-name="P4">
• The Ministry of Justice has repeatedly questioned Trump's degree of cooperation in recovering these documents, and said that more than 100 documents including confidential labels have been recovered. "No further materials were found.</text:p>
      <text:p text:style-name="P4">
• Trump is still facing other criminal investigations. These include Smith's survey of Trump's efforts after the election failure, and how these efforts will lead to attack on the parliamentary building on January 6, 2021, as well as a prosecutor in Georgia The crucial survey of the election of the virgin states. Trump will be tried in March next year.</text:p>
      <text:p text:style-name="P4">
News Source: <text:a xlink:type="simple" xlink:href="https://cn.nytimes.com/usa/20230609/justice-department-charges-trump-in-documents-case/" text:style-name="Internet_20_link" text:visited-style-name="Visited_20_Internet_20_Link">
https://cn.nytimes.com/usa/20230609/justice-department-charges-trump-in-documents-case/</text:a>
</text:p>
      <!--NEWS-->
      <text:h text:style-name="P10" text:outline-level="1">
<text:span text:style-name="T4">
Consumption is weak, China's economy is facing the risk of shrinkage</text:span>
</text:h>
      <text:p text:style-name="P4">
Author: None (Language: zh)</text:p>
      <text:p text:style-name="P4">
Publisher: None</text:p>
      <text:p text:style-name="P4">
Time: 2023-06-09T11:25:00Z</text:p>
      <text:p text:style-name="P4">
Description: Statistics show that the prices of Chinese consumption and production departments have fallen sharply, and risk of deflation risks risks sharply. Economists believe that more currency should be allowed to flow to private enterprises and middle -income people; in the long run, a series of structural issues of China's economy will lead to growth rates in about 2%~ 3%.</text:p>
      <text:p text:style-name="P4">
Videos: []</text:p>
      <text:p text:style-name="P4">
Images: []</text:p>
      <text:p text:style-name="P4">
Subject: 经济纵横</text:p>
      <text:p text:style-name="P4">
Subjects: ['专题报道：中国经济何处去？']</text:p>
      <text:p text:style-name="P4">
Keywords: ['中国经济', '消费', '通货紧缩', '通缩', '物价', '滞涨']</text:p>
      <text:p text:style-name="P4">
Id: 65868466</text:p>
      <!--METADATA-->
      <text:p text:style-name="P4">
<text:a xlink:type="simple" xlink:href="https://www.dw.com/zh/overlay/image/article/65868466/63550377" text:style-name="Internet_20_link" text:visited-style-name="Visited_20_Internet_20_Link">
 </text:a>
Can the issue of currency resisting the risk of currency tightening?</text:p>
      <text:p text:style-name="P4">
(Voice of Germany Chinese website) According to the latest figures released by the National Bureau of Statistics on June 9, the consumption prices of Chinese residents in May this year only increased by 0.2%compared with the same period last year, which was slightly better than <text:a xlink:type="simple" xlink:href="https://www.dw.com/zh/zh/4月通胀继续放缓-中国经济复苏堪忧/a-65603825" text:style-name="Internet_20_link" text:visited-style-name="Visited_20_Internet_20_Link">
April's negative increase of 0.1%</text:a>
Essence At the same time, China's industrial producers' factory prices decreased by 4.6%compared with the same period last year, 0.9%from the previous month, reaching the largest decline since 2016.</text:p>
      <text:p text:style-name="P4">
Analysts pointed out that, in view of the at the same time declined with the price of consumer prices, the Chinese economy is facing a lot of <text:a xlink:type="simple" xlink:href="https://www.dw.com/zh/zh/世界苦于通胀中国要担心通缩吗/a-65359964" text:style-name="Internet_20_link" text:visited-style-name="Visited_20_Internet_20_Link">
currency tightening risk</text:a>
Essence</text:p>
      <text:p text:style-name="P4">
Although consumers can benefit from falling prices in the short term, from the long -term period, currency tightening will lead to [economic weakness] at the macro level.(https://www.dw.com/zh/zh/5月中国官方pmi不如预期-工业尤其堪忧/a-65779681)The decrease in corporate profits or even lost losses, thereby forcing enterprises to reduce salary and even layoffs.</text:p>
      <text:p text:style-name="P4">
In view of this, many economists have called on the People's Bank of China to use monetary policy means to stimulate the economy. Analysts estimate that China will cut interest rates as soon as next week, and it may reduce the bank deposit reserve ratio in the next few months.</text:p>
      <text:p text:style-name="P4">
The latest figures of the National Bureau of Statistics show that pork prices fell 3.2%in May this year, affecting the consumer price index of residents by about 0.04 percentage points</text:p>
      <text:h text:style-name="P12" text:outline-level="3">
<text:span text:style-name="T4">
<text:span text:style-name="T4">
 "National Government" rich, "people's livelihood" lack of money </text:span>
</text:span>
</text:h>
      <text:p text:style-name="P4">
Liu Yuanchun, a well -known economist and president of Shanghai University of Finance and Economics, specially emphasized at the Lujiazui Forum "Pujiang Night Talk" on June 8th to reduce interest rates to reduce the financing pressure of private enterprises. He pointed out that the current cost of lending in private enterprises far exceeds state -owned enterprises, resulting in most new circulation currencies and loans only circulate within state -owned enterprises, government institutions, and financial systems. He quoted the concept of "common prosperity" that Chinese President repeatedly mentioned, and called on individual households, private enterprises, and small and medium -sized enterprises with a "accounted for 61.1%of the proportion of middle -income people, to increase the direct financial support for them. means". Liu Yuanchun pointed out that the total number of middle -income groups with an annual income between 100,000 and 500,000 yuan has reached 400 million. Properly solving their demands is one of the focus of promoting common prosperity. "</text:p>
      <text:p text:style-name="P4">
Liu Yuanchun's point of view also echoed Sun Liping, a well -known scholar of Tsinghua University. <text:a xlink:type="simple" xlink:href="https://www.dw.com/zh/zh/客座评论中国经济处于通缩之谜/a-65389215" text:style-name="Internet_20_link" text:visited-style-name="Visited_20_Internet_20_Link">
The latter said in April this year</text:a>
Although China's currency supply has been increasing this year, it is facing risk of tightening currency. The main reason is that "the market that looks like enough in the market has flowed to high -end manufacturing, government departments, large infrastructure projects, etc. ', The "people's livelihood" part that is linked to the people's daily life has not received enough currency inflow. "Sun Liping believes that to solve the current currency tightening problem, the key is to open up the dual structure of" national economy "and" people's livelihood ". At least the focus of finance should be sinking into part of the "people's livelihood". Do not blindly increase the risk of "stagnation" caused by currency investment.</text:p>
      <text:h text:style-name="P12" text:outline-level="3">
<text:span text:style-name="T4">
<text:span text:style-name="T4">
 Long -term structural problem </text:span>
</text:span>
</text:h>
      <text:p text:style-name="P4">
George Magnus researcher at Oxford University China Center(<text:span text:style-name="T5">
George Magnus</text:span>
)6月9日在接受德国之声专访时则指出，中国结束"动态清零"防疫政策后，其经济复苏的力度并未达到外界的预期。"中国消费者现在尽管愿意为休闲、餐饮、旅游等小额项目多花一点钱，但是在房地产、汽车等大额项目方面并非如此。而在投资以及出口贸易方面，则都有些令人失望。"</text:p>
      <text:p text:style-name="P4">
马格努斯分析指出，中国消费者的信心不足，很有可能和房地产市场不景气有关，同时也和个人收入低迷有关。此外，经济总体债务水平过高、人口老龄化、过于依赖 <text:a xlink:type="simple" xlink:href="https://www.dw.com/zh/zh/调查结束清零后德企对华投资未见起色/a-65860474" text:style-name="Internet_20_link" text:visited-style-name="Visited_20_Internet_20_Link">
 投资</text:a>
And <text:a xlink:type="simple" xlink:href="https://www.dw.com/zh/zh/再度令人失望-中国5月外贸数据大幅滑落/a-65847680" text:style-name="Internet_20_link" text:visited-style-name="Visited_20_Internet_20_Link">
Export Trade</text:a>
Structural problems are also affecting the long -term growth prospects of China's economy. "The previous clear zero -epidemic prevention has exacerbated this trend and enlarged the oscillation of the economy."</text:p>
      <text:p text:style-name="P4">
The expert who has been studying China's economic issues believes that, given that the real estate industry will become weaker in the future, China urgently needs a new engine of economic growth, "But I can't see anything to replace real estate for a while. So I predict that in the future ten in the future ten The annual growth rate of China's economy can remain at a level of 2%to 3%at best. The government's economic decision -making will still have a significant effect. "</text:p>
      <text:p text:style-name="P4">
News Source: <text:a xlink:type="simple" xlink:href="https://www.dw.com/zh/消费疲软-中国经济面临通缩风险/a-65868466" text:style-name="Internet_20_link" text:visited-style-name="Visited_20_Internet_20_Link">
https://www.dw.com/zh/消费疲软-中国经济面临通缩风险/a-65868466?maca=chi-rss-chi-all-1127-rdf</text:a>
</text:p>
      <!--NEWS-->
      <text:h text:style-name="P10" text:outline-level="1">
<text:span text:style-name="T4">
China Bank President Yi Gang: It is expected that the economic year -on -year growth rate in the second quarter is expected to be higher, and the CPI will gradually rise (Free Version)</text:span>
</text:h>
      <text:p text:style-name="P4">
Author: None</text:p>
      <text:p text:style-name="P4">
Publisher: 华尔街日报中文网</text:p>
      <text:p text:style-name="P4">
Published Time: 2023-06-09T11:31:00.000Z</text:p>
      <text:p text:style-name="P4">
Modified Time: 2023-06-09T11:31:00.000Z</text:p>
      <text:p text:style-name="P4">
Created Time: 2023-06-09T08:34:00.000Z</text:p>
      <text:p text:style-name="P4">
Description: Yi Gang, President of the People's Republic of China, said that it is expected that the growth rate of GDP in the second quarter will be relatively high (mainly based on the base effect). The CPI is expected to gradually rise in the second half of the year. By December, it will be more than 1%year -on -year. The next step will be strengthened.</text:p>
      <text:p text:style-name="P4">
Images: []</text:p>
      <text:p text:style-name="P4">
Categories: ['经济', '中国经济']</text:p>
      <text:p text:style-name="P4">
Keywords: SYND</text:p>
      <text:p text:style-name="P4">
Type: Article</text:p>
      <!--METADATA-->
      <text:p text:style-name="P4">
Yi Gang, President of the People's Republic of China, recently stated that it is expected that the growth rate of GDP in the second quarter will be relatively high (mainly based on the base effect). The CPI is expected to gradually rise in the second half of the year. By December, it will be more than 1%year -on -year. Essence</text:p>
      <text:p text:style-name="P4">
News Source: <text:a xlink:type="simple" xlink:href="https://cn.wsj.com/articles/%E4%B8%AD%E5%9B%BD%E5%A4%AE%E8%A1%8C%E8%A1%8C%E9%95%BF%E6%98%93%E7%BA%B2-%E9%A2%84%E8%AE%A1%E7%AC%AC%E4%BA%8C%E5%AD%A3%E5%BA%A6%E7%BB%8F%E6%B5%8E%E5%90%8C%E6%AF%94%E5%A2%9E%E9%80%9F%E8%BE%83%E9%AB%98-cpi%E5%B0%86%E9%80%90%E6%AD%A5%E5%9B%9E%E5%8D%87-60a66353" text:style-name="Internet_20_link" text:visited-style-name="Visited_20_Internet_20_Link">
https://cn.wsj.com/articles/%E4%B8%AD%E5%9B%BD%E5%A4%AE%E8%A1%8C%E8%A1%8C%E9%95%BF%E6%98%93%E7%BA%B2-%E9%A2%84%E8%AE%A1%E7%AC%AC%E4%BA%8C%E5%AD%A3%E5%BA%A6%E7%BB%8F%E6%B5%8E%E5%90%8C%E6%AF%94%E5%A2%9E%E9%80%9F%E8%BE%83%E9%AB%98-cpi%E5%B0%86%E9%80%90%E6%AD%A5%E5%9B%9E%E5%8D%87-60a66353</text:a>
</text:p>
      <!--NEWS-->
      <text:h text:style-name="P10" text:outline-level="1">
<text:span text:style-name="T4">
Pengding Once the World recognizes the totalitarity of the CCP and the unbelievable nature of the CCP.</text:span>
</text:h>
      <text:p text:style-name="P4">
Author: None</text:p>
      <text:p text:style-name="P4">
Publisher: Radio Free Asia (Organization)</text:p>
      <text:p text:style-name="P4">
Published Time: 2023-06-09T11:33:00-04:00</text:p>
      <text:p text:style-name="P4">
Modified Time: 2023-06-09T13:23:09-04:00</text:p>
      <text:p text:style-name="P4">
Description: None</text:p>
      <text:p text:style-name="P4">
Videos: []</text:p>
      <text:p text:style-name="P4">
Audios: ["<text:a xlink:type="simple" xlink:href="https://www.rfa.org/mandarin/yataibaodao/gangtai/ec-060920230938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5.304371in" draw:z-index="0">
<draw:image xlink:href="../Images/rfamandarin/2023-06-09T11-33-00-04-00/000000.png" xlink:type="simple" xlink:show="embed" xlink:actuate="onLoad" draw:mime-type="image/png"/>
</draw:frame>
Pengding published a private diary and called the world to learn from Hong Kong. <text:a xlink:type="simple" xlink:href="https://www.rfa.org/mandarin/yataibaodao/gangtai/ec-06092023093820.html/@@images/image" text:style-name="Internet_20_link" text:visited-style-name="Visited_20_Internet_20_Link">
</text:a>
Reporter Chunyin Photo <text:a xlink:type="simple" xlink:href="https://www.rfa.org/mandarin/yataibaodao/gangtai/ec-06092023093820.html/@@stream" text:style-name="Internet_20_link" text:visited-style-name="Visited_20_Internet_20_Link">
Audio-Link: https: //www.rfa.org/mandarin/yataibao/gangtai/EC-06092023093820.html/@stream</text:a>
Hong Kong's last Hong Kong Governor Peng Dingkang took the commitment to China as an example as an example to warn the freedom world. The CCP was unbelievable and criticized the CCP to understand the nature of the totalitarian power. Some comments believe that the fact that Hong Kong's experience allows Taiwan to understand the freedom world and dictatorship is incompatible, showing that the outside world has misjudged the Chinese Communist Party for many years. Taiwan can learn from Hong Kong for review cross -strait strategies, and do not let Hong Kong regret happen in Taiwan.</text:p>
      <text:p text:style-name="P4">
<text:a xlink:type="simple" xlink:href="https://www.rfa.org/mandarin/Xinwen/ec2-06082023090656.html" text:style-name="Internet_20_link" text:visited-style-name="Visited_20_Internet_20_Link">
<text:span text:style-name="T4">
 Peng Dingkang: China is a country that does not keep a credit country and wants to see a "Hong Kong without Hong Kong people" </text:span>
</text:a>
<text:span text:style-name="T4">
* <text:a xlink:type="simple" xlink:href="https://www.rfa.org/mandarin/Xinwen/5-06062023120007.html" text:style-name="Internet_20_link" text:visited-style-name="Visited_20_Internet_20_Link">
Decomposition of the CCP: The Last Hong Kong Governor Pengding Kang's "Hong Kong Diary" Chinese translation publishing</text:a>
</text:span>
</text:p>
      <text:p text:style-name="P4">
On the eve of the 4th anniversary of the 4th anniversary of the Hong Kong Governor of Hong Kong, Pengding Kang, the Chinese version of the "Hong Kong Diary" with the theme of Hong Kong's sovereignty transfer in Taiwan. During the online sharing conference on Thursday (June 8), Pengding Kang said that he wanted to publish a private diary and borrow the experience of Hong Kong to tell the world that the CCP's commitment to Hong Kong people was just to control Hong Kong people.</text:p>
      <text:p text:style-name="P4">
Pengding pointed out that when the sovereignty of Hong Kong was transferred, he had thought about whether China was credible. At that time, it was believed that if China was on the issue of Hong Kong, it would lose the trust of the world. However, Beijing's commitment to violate the "one country, two systems" and "50 years unchanged" have written in the "Sino -British Joint Statement", which has turned Hong Kong into a police society, proving that China is not trustworthy.</text:p>
      <text:p text:style-name="P4">
Peng Dingkang: "We are thinking if we can trust China or not to really trust China. Unfortunately, the answer cannot be believed in China. I don't think it was easier to China at that time, but it was Xi Jinping's high -voltage era. It must not be. They violate their promises, but not only in the Hong Kong issue, but in any way. "</text:p>
      <text:p text:style-name="P4">
Pengding Kang said that the CCP does not understand what is free to rule the rule of law, and feels that a free Hong Kong is a threat to the regime. (Reporter Chun Yin) <text:a xlink:type="simple" xlink:href="https://www.rfa.org/mandarin/yataibaodao/gangtai/ec-06092023093820.html/8d5660215fe08868793a-53f06e7e53ef4ee553c2800399996e2f60c551b5-91cd65b05b9a4e494e2d51717684672c8d28548c5e945bf97b5675653002-6df397f36444.jpg" text:style-name="Internet_20_link" text:visited-style-name="Visited_20_Internet_20_Link">
</text:a>
<text:span text:style-name="T4">
 Peng Dingkang: The CCP does not understand what is free rule of law. Freelance Hong Kong has decided to suppress the threat of regime </text:span>
</text:p>
      <text:p text:style-name="P4">
Pengding Kang said that before the return of returning, he said that he had discussed the rule of law with officials in Beijing. The other party believed that the rule of law in China was the rule of law and was refuted by him. It can be seen from his experience that the Communist Party of China is a totalitarian party that has never been reforming and does not understand the free society and the rule of law. He also specifically mentioned that around 2012, the CCP had conceived Hong Kong, which was ready to enter the Xi Jinping era.</text:p>
      <text:p text:style-name="P4">
Pengding: "Xi Jinping was afraid of the CCP's loss of control and was afraid that the CCP's control over civic society began to decline. I think at that time, they decided to suppress Hong Kong. I think Beijing wants to see a Hong Kong without Hong Kong people. It is not a police regime, and what will it be. So I hope people can learn from Hong Kong elec in this book. "</text:p>
      <text:p text:style-name="P4">
He described that Taiwan, like Hong Kong, is an open and free society. It is called on Taiwanese people to use Hong Kong experience as a mirror to see that the CCP promises that Hong Kong's last end. For cross -strait relations, Peng Dingkang is not fully decoupled, but in favor of Taiwan's constant threat to the mainland in the Taiwan Strait, it needs to strengthen regional security work and protect their own interests.</text:p>
      <text:p text:style-name="P4">
Lai Yizhong, former deputy chief executive of Taiwan think tanks, said that Taiwan can refer to the situation of Hong Kong and redefine the essence and response strategy of the Communist Party of China. (Reporter Chun Yin) <text:a xlink:type="simple" xlink:href="https://www.rfa.org/mandarin/yataibaodao/gangtai/ec-06092023093820.html/5f6d5b9a5eb78868793a-4e2d51714e0d61c24f558c1381ea75316cd56cbb-611f81ea753199996e2f5bf9653f67435a0180c13002-6df397f36444.jpg" text:style-name="Internet_20_link" text:visited-style-name="Visited_20_Internet_20_Link">
</text:a>
<text:span text:style-name="T4">
 Comment: Hong Kong experience shows that the outside world has many years of misjudgment of the Chinese Communist Party. Taiwan can learn from the cross -strait policy. </text:span>
</text:p>
      <text:p text:style-name="P4">
Lai Yizhong, the deputy chief executive of the former Taiwan think tank, said that "one country, two systems" have always believed that the "one country, two systems" is a demonstration of the Communist Party of China on Taiwan. Essential and response strategy.The current affairs commentator Sanpu attended the same occasion that Hong Kong experience allows Taiwan to understand the fact that the freedom world and the dictatorship are incompatible. They also said that knowing the history of Hong Kong, the most important thing is that Hong Kong's regrets should not happen in Taiwan anymore.</text:p>
      <text:p text:style-name="P4">
Sanpu: "Because of Britain and China, he was regrettable in Hong Kong. Hong Kong also realized that he had also resisted, but in the end it failed. How many infiltration and attacking power in Taiwan now in Taiwan, you can think of a better way to learn from the valuable lesson in Hong Kong. "</text:p>
      <text:p text:style-name="P4">
Sanpu said that in the threat of the Communist Party of China, Taiwan is more condition than Hong Kong. Pengding also mentioned that Taiwan has the advantages of high -tech fields such as TSMC and believes that Taiwan should better play its own strength.</text:p>
      <text:p text:style-name="P4">
Reporter: Chen Zifei Editor: Xu Shuting and Qi Qing.com Editor: Hong Wei</text:p>
      <text:p text:style-name="P4">
News Source: <text:a xlink:type="simple" xlink:href="https://www.rfa.org/mandarin/yataibaodao/gangtai/ec-06092023093820.html" text:style-name="Internet_20_link" text:visited-style-name="Visited_20_Internet_20_Link">
https://www.rfa.org/mandarin/yataibaodao/gangtai/ec-06092023093820.html</text:a>
</text:p>
      <!--NEWS-->
      <text:h text:style-name="P10" text:outline-level="1">
<text:span text:style-name="T4">
The demand for two rounds of electric vehicles broke out.</text:span>
</text:h>
      <text:p text:style-name="P4">
Authors: ['咏竹坊']</text:p>
      <text:p text:style-name="P4">
Publisher: 英国《金融时报》</text:p>
      <text:p text:style-name="P4">
Time: 2023-06-09T11:36:15+00:00</text:p>
      <text:p text:style-name="P4">
Published Time: 2023-06-08T12:00:99+08:00</text:p>
      <text:p text:style-name="P4">
Modified Time: 2023-06-09T07:34:99+08:00</text:p>
      <text:p text:style-name="P4">
Description: In this two -wheeled electric vehicle company in China, sales continued to rise under the severe epidemic control.</text:p>
      <text:p text:style-name="P4">
Images: ["<text:a xlink:type="simple" xlink:href="https://thumbor.ftacademy.cn/unsafe/picture/4/000183904_piclink.jpg" text:style-name="Internet_20_link" text:visited-style-name="Visited_20_Internet_20_Link">
000183904_pic...</text:a>
"]</text:p>
      <text:p text:style-name="P4">
Themes: ['专栏', '咏竹坊', '关注']</text:p>
      <text:p text:style-name="P4">
Keywords: ['咏竹坊', '电动车', '交通', '运输']</text:p>
      <text:p text:style-name="P4">
Type: Article</text:p>
      <!--METADATA-->
      <text:p text:style-name="P4">
<draw:frame draw:style-name="fr1" draw:name="Image140" text:anchor-type="as-char" svg:width="6.9236in" svg:height="4.874918in" draw:z-index="0">
<draw:image xlink:href="../Images/FT Chinese Free Version/2023-06-09T11-36-15-00-00/000183904_piclink.jpg" xlink:type="simple" xlink:show="embed" xlink:actuate="onLoad" draw:mime-type="image/jpeg"/>
</draw:frame>
<text:span text:style-name="T4">
 Author Ye Tianna, this article only represents the author's own point of view. </text:span>
</text:p>
      <text:p text:style-name="P4">
Many major cities in China are serious about traffic jams. I want to shuttle around the streets and alleys, and the electric two -wheeled vehicles are faction. In the past, Chinese people used to ride bicycles, but with the progress of society, electric two -wheeled vehicles have become a mobility tool for many people. In China, it is a 100 billion -level red sea market, attracting many manufacturers to join competition.</text:p>
      <text:p text:style-name="P4">
News Source: <text:a xlink:type="simple" xlink:href="http://www.ftchinese.com/story/001099916" text:style-name="Internet_20_link" text:visited-style-name="Visited_20_Internet_20_Link">
http://www.ftchinese.com/story/001099916</text:a>
</text:p>
      <!--NEWS-->
      <text:h text:style-name="P10" text:outline-level="1">
<text:span text:style-name="T4">
The White House denies reports on the media about China and Cuba's secret spy facilities</text:span>
</text:h>
      <text:p text:style-name="P4">
Author: None</text:p>
      <text:p text:style-name="P4">
Publisher: Radio Free Asia (Organization)</text:p>
      <text:p text:style-name="P4">
Published Time: 2023-06-09T11:38:00-04:00</text:p>
      <text:p text:style-name="P4">
Modified Time: 2023-06-09T16:1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4.612011in" draw:z-index="0">
<draw:image xlink:href="../Images/rfamandarin/2023-06-09T11-38-00-04-00/000000.png" xlink:type="simple" xlink:show="embed" xlink:actuate="onLoad" draw:mime-type="image/png"/>
</draw:frame>
The picture shows the embassy in the United States in Havana, Cuba. <text:a xlink:type="simple" xlink:href="https://www.rfa.org/mandarin/Xinwen/1-06092023113729.html/@@images/image" text:style-name="Internet_20_link" text:visited-style-name="Visited_20_Internet_20_Link">
</text:a>
Reuters video screenshot</text:p>
      <text:p text:style-name="P4">
The White House denies reports on the media about China and Cuba's secret spy facilities</text:p>
      <text:p text:style-name="P4">
In an interview with the National Broadcasting Corporation (MSNBC) on Thursday (June 8th), a spokesman for the White House National Security Council, in an interview with the "Wall Street Journal" report on the secret construction of spy facilities in China and Cuba in the Wall Street Journal. The report is inaccurate.</text:p>
      <text:p text:style-name="P4">
The "Wall Street Journal" report quoted US officials who understand the incident that Beijing paid billions of dollars to build spy bases in Cuba, allowing Chinese intelligence agencies to monitor electronic communications in southeastern United States.</text:p>
      <text:p text:style-name="P4">
Curbie said after denying the Wall Street Journal that the United States has always worried about China ’s impact activities around the world, especially in the hemisphere and region where the United States is located. The US government is paying close attention to this issue.</text:p>
      <text:p text:style-name="P4">
However, the United States CNN (CNN) also reported on Friday (June 9) that two US officials familiar with the matter said that the United States knew about it a few weeks ago, but the facility has not yet begun.</text:p>
      <text:p text:style-name="P4">
The Cuban Ministry of Foreign Affairs denied the report of the Wall Street Journal; Chinese Foreign Ministry spokesman Wang Wenbin responded at a press conference on Friday that he did not understand what the report said, and accused the United States of accusing the United States accusing rumors and slander, asking for interference in other domestic politics Essence</text:p>
      <text:p text:style-name="P4">
(Responsible editor: Wang Yun)</text:p>
      <text:p text:style-name="P4">
News Source: <text:a xlink:type="simple" xlink:href="https://www.rfa.org/mandarin/Xinwen/1-06092023113729.html" text:style-name="Internet_20_link" text:visited-style-name="Visited_20_Internet_20_Link">
https://www.rfa.org/mandarin/Xinwen/1-06092023113729.html</text:a>
</text:p>
      <!--NEWS-->
      <text:h text:style-name="P10" text:outline-level="1">
<text:span text:style-name="T4">
The Foreign Committee of the Meishen Institute has passed the bill to cancel China's developing country status</text:span>
</text:h>
      <text:p text:style-name="P4">
Author: chinese@voanews.com (李逸华)</text:p>
      <text:p text:style-name="P4">
Publisher: 美国之音中文网 (Type: NewsMediaOrganization)</text:p>
      <text:p text:style-name="P4">
Published Time: 2023-06-09T11:43:28+08:00</text:p>
      <text:p text:style-name="P4">
Modified Time: 2023-06-09 03:43:28Z</text:p>
      <text:p text:style-name="P4">
Description: The US Congress Foreign Relations Committee passed the bill and requested the administrative department to promote policies to end China's "developing countries" in many international organizations. Earlier, the House of Representatives unanimously passed a similar bill to instruct the Secretary of State to formulate policies to cancel China's "developing country" label used in international organizations.</text:p>
      <text:p text:style-name="P4">
Videos: []</text:p>
      <text:p text:style-name="P4">
Images: []</text:p>
      <text:p text:style-name="P4">
Categories: ['国会报道', '经济·金融·贸易', '中国', '美中关系', '美中贸易']</text:p>
      <text:p text:style-name="P4">
Type: None</text:p>
      <!--METADATA-->
      <text:p text:style-name="P4">
Nonenone</text:p>
      <text:p text:style-name="P4">
News Source: <text:a xlink:type="simple" xlink:href="https://www.voachinese.com/a/us-senate-committee-passes-bill-to-end-chinas-developing-nation-status-20230608/7129729.html" text:style-name="Internet_20_link" text:visited-style-name="Visited_20_Internet_20_Link">
https://www.voachinese.com/a/us-senate-committee-passes-bill-to-end-chinas-developing-nation-status-20230608/7129729.html</text:a>
</text:p>
      <!--NEWS-->
      <text:h text:style-name="P10" text:outline-level="1">
<text:span text:style-name="T4">
Why is China &amp; Quot; Touch porcelain &amp; quot; the United States? Expert: Attempt to India</text:span>
</text:h>
      <text:p text:style-name="P4">
Author: None</text:p>
      <text:p text:style-name="P4">
Publisher: Radio Free Asia (Organization)</text:p>
      <text:p text:style-name="P4">
Published Time: 2023-06-09T11:44:00-04:00</text:p>
      <text:p text:style-name="P4">
Modified Time: 2023-06-09T13:24:17-04:00</text:p>
      <text:p text:style-name="P4">
Description: None</text:p>
      <text:p text:style-name="P4">
Videos: []</text:p>
      <text:p text:style-name="P4">
Audios: ["<text:a xlink:type="simple" xlink:href="https://www.rfa.org/mandarin/yataibaodao/junshiwaijiao/hcm-060920231029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953152in" draw:z-index="0">
<draw:image xlink:href="../Images/rfamandarin/2023-06-09T11-44-00-04-00/000000.png" xlink:type="simple" xlink:show="embed" xlink:actuate="onLoad" draw:mime-type="image/png"/>
</draw:frame>
"Asia wants to talk about" this station focuses on the recent military provocation of the Chinese Communist Party in the Taiwan Strait and the South China Sea. <text:a xlink:type="simple" xlink:href="https://www.rfa.org/mandarin/yataibaodao/junshiwaijiao/hcm-06092023102924.html/@@images/image" text:style-name="Internet_20_link" text:visited-style-name="Visited_20_Internet_20_Link">
</text:a>
Screenshot of the show <text:a xlink:type="simple" xlink:href="https://www.rfa.org/mandarin/yataibaodao/junshiwaijiao/hcm-06092023102924.html/@@stream" text:style-name="Internet_20_link" text:visited-style-name="Visited_20_Internet_20_Link">
Audio-Link: https://www.rfa.org/mandarin/yataibaodao/junshiwaijiao/hcm-06092023102924.html/@stream</text:a>
Recently, China's military aircraft warships have been rubbing with the US military in the South China Sea and the Taiwan Strait. In the latest "Asia Want to Talk" program in this station, some experts believe that this series of moves are the "stormy waves" referred to by Xi Jinping, and China attempts to use it to dominate the Indo -Pacific.</text:p>
      <text:p text:style-name="P4">
<text:a xlink:type="simple" xlink:href="https://www.rfa.org/mandarin/yataibaodao/junshiwaijiao/hcm-06062023113925.html" text:style-name="Internet_20_link" text:visited-style-name="Visited_20_Internet_20_Link">
<text:span text:style-name="T4">
 The United States condemn the Chinese military in the Taiwan Strait and the South China Sea for provoking fear of injuries and injuries </text:span>
</text:a>
<text:span text:style-name="T4">
* <text:a xlink:type="simple" xlink:href="https://www.rfa.org/mandarin/yataibaodao/junshiwaijiao/hcm1-05312023095842.html" text:style-name="Internet_20_link" text:visited-style-name="Visited_20_Internet_20_Link">
U.S. Army: China J-16 provokes US reconnaissance aircraft in the South China Sea</text:a>
</text:span>
</text:p>
      <text:p text:style-name="P4">
US Military destroyer, USS Chung-Hoon, and the Royal Canadian Naval Naval Patrol Ship Monterer(HMCSMontreal)On the 3rd, the routine traveled through the Taiwan Strait and was provoked by the Chinese Navy's 052D destroyer Suzhou. One day, the military fan page "Taiwanadiz" announced a film, showing that the Suzhou ship appeared at 24 degrees 22 minutes north latitude in the eastern waters, and 122 degrees 28 minutes east longitude.(DE-230)Shinto monitoring. Earlier, a PLA ’s J-16 fighter also had over the South China Sea and approached a U.S. RC-135 reconnaissance aircraft at a close range.</text:p>
      <text:p text:style-name="P4">
Cheng Xiaonong, a scoreer in the United States, pointed out in the program "Asia I Want to Talk" in this station that in an article published in Hong Kong 01, in an article titled "My Ship ordered to Hit your ship", the signal used by the Soviet Navy when the Soviet Navy met the U.S. military. The flag is "I was ordered to hit your ship." "The CCP said this time(Chinese Communist Party)The Central Military Commission ordered so much to make frictions intentionally. "Cheng Xiaonong speculated.</text:p>
      <text:p text:style-name="P4">
Cheng Xiaonong, a scorching person in the United States, described that the CCP has entered the most dangerous stage in governing for more than 70 years.(Screenshot)  <text:a xlink:type="simple" xlink:href="https://www.rfa.org/mandarin/yataibaodao/junshiwaijiao/hcm-06092023102924.html/7a0b66c98fb2.jpg" text:style-name="Internet_20_link" text:visited-style-name="Visited_20_Internet_20_Link">
</text:a>
<text:span text:style-name="T4">
 Cheng Xiaonong: China attempts to retreat from the United States with conflicts in the Taiwan Strait and the South China Sea </text:span>
</text:p>
      <text:p text:style-name="P4">
Cheng Xiaonong analyzed in the show that this time, when the US warship exercised free sailing in the international waters of the Taiwan Strait, the Chinese warship deliberately cut the possibility of crashing ships; another military aircraft insurance collision incident in the South China Sea, the United States insisted on related related relevant The sea area is the Gonghai, but China insists that the South China Sea is the first sea, and the international law does not use it. This is the international hegemony.</text:p>
      <text:p text:style-name="P4">
Cheng Xiaonong: "The CCP deliberately did this only one purpose, and wanted to force out of the United States. Use the conflict of force to confirm the international waters that I want to occupy.</text:p>
      <text:p text:style-name="P4">
The United States has jointly performed the task of crossing the Taiwan Strait with the Canadian Navy. "This is absolutely purposeful, and even a trained war behavior." Song Guocheng, a senior researcher at the National Political Customs Center of Taiwan, was annotated under the show.</text:p>
      <text:p text:style-name="P4">
Song Guocheng, a senior researcher at the National Guan Center of Taiwan Politburo, said that China's provocative behavior is "empty porcelain" and "sea forced ships at sea".(Screenshot)  <text:a xlink:type="simple" xlink:href="https://www.rfa.org/mandarin/yataibaodao/junshiwaijiao/hcm-06092023102924.html/5b8b570b8aa0.jpg" text:style-name="Internet_20_link" text:visited-style-name="Visited_20_Internet_20_Link">
</text:a>
<text:span text:style-name="T4">
 Song Guocheng: China's "touching porcelain" is a quasi -war behavior </text:span>
</text:p>
      <text:p text:style-name="P4">
Song Guocheng further explained that whether it is the approaching military aircraft or the interception of the sea, this is a Chinese courageous ghost game(chicken game)Adventure behavior, deliberately use the rules that it is formulated to deny the recognized and reasonable rules of international order. Destruction and subversion is a quasi -war behavior. He calls "touching porcelain in the air" or "sea forced ships."</text:p>
      <text:p text:style-name="P4">
"This is a ransom. On the one hand, I hope to exclude the US military existence in this region, so that the CCP can declare the South China Sea as its backyard, claim the Taiwan Strait as its inland sea, and implement the occupation and one of the Asia -Pacific region The behavior of hegemony. "Song Guocheng said.</text:p>
      <text:p text:style-name="P4">
Song Guocheng believes that China is doing military gambling and confront the United States with enthusiastic nationalism. It requires the sacrifice of dedication, dedication, and no rational estimation. He said that the CCP has not yet understood it, and the United States has the ability to destroy China: "I think the CCP is stupid. The United States is now fully prepared, deployed well, and all preparations for the CCP war. Including coastal operations, anti -widening island operations, and anti -beach warfare have been fully deployed. "</text:p>
      <text:p text:style-name="P4">
<text:span text:style-name="T4">
 China has faced the most "stormy waves" in the past seventy years </text:span>
</text:p>
      <text:p text:style-name="P4">
At the end of May this year, the General Secretary of the Communist Party of China Xi Jinping attended the first meeting of the Central National Security Council that the current national security issues were significantly complicated and difficult to increase.Cheng Xiaonong: "The Communist Party is the side of the ignition. After provoking the trouble, it cannot be retracted, because the retreat will destroy the legitimacy and legitimacy of the entire Communist Party. For the CCP, it has really entered the most dangerous stage in the 70 years of ruling in 70 years. ","</text:p>
      <text:p text:style-name="P4">
"Now it can be summarized in eight words: internal and external forced and shaken by rivers and mountains." Song Guocheng pointed out that China ’s domestic economy has declined, two million cities have closed down, youth unemployment is high, salary has declined, foreign exchange loss, foreign capital retreat, and retreat of foreign investment. The domestic crisis has erupted many points; coupled with the continuous deterioration of the external environment, the G7 Hiroshima Summit and even NATO not only limited the collective security in Europe, but also slowly entered the Indo -Pacific region to form alliances with the United States. China is facing unprecedented pressure. He said, "It is now very afraid of overseas forces caused the color revolution. In the previous white paper revolution, Xi Jinping felt the stress and immediately announced the unblocking."</text:p>
      <text:p text:style-name="P4">
Song Guocheng said that the deepest fear of the Communist Party of China was to enter the back of the Soviet Union, under the persecution of foreign countries at home and abroad, which means that the Communist Party collapses and destruction. Therefore, Xi Jinping's stormy waves are nothing more than a sense of crisis of internal and foreign delineation and shaking in Jiangshan.</text:p>
      <text:p text:style-name="P4">
Reporter: Huang Chunmei Responsible: Chen Meihua, Xu Shuting, He Ping.com Edited: Hong Wei</text:p>
      <text:p text:style-name="P4">
News Source: <text:a xlink:type="simple" xlink:href="https://www.rfa.org/mandarin/yataibaodao/junshiwaijiao/hcm-06092023102924.html" text:style-name="Internet_20_link" text:visited-style-name="Visited_20_Internet_20_Link">
https://www.rfa.org/mandarin/yataibaodao/junshiwaijiao/hcm-06092023102924.html</text:a>
</text:p>
      <!--NEWS-->
      <text:h text:style-name="P10" text:outline-level="1">
<text:span text:style-name="T4">
China ’s production price PPI has a largest decline in seven years.</text:span>
</text:h>
      <text:p text:style-name="P4">
Author: None</text:p>
      <text:p text:style-name="P4">
Publisher: Radio Free Asia (Organization)</text:p>
      <text:p text:style-name="P4">
Published Time: 2023-06-09T11:51:00-04:00</text:p>
      <text:p text:style-name="P4">
Modified Time: 2023-06-09T13:21:59-04:00</text:p>
      <text:p text:style-name="P4">
Description: None</text:p>
      <text:p text:style-name="P4">
Videos: []</text:p>
      <text:p text:style-name="P4">
Audios: ["<text:a xlink:type="simple" xlink:href="https://www.rfa.org/mandarin/yataibaodao/jingmao/gf-060920230951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4.612011in" draw:z-index="0">
<draw:image xlink:href="../Images/rfamandarin/2023-06-09T11-51-00-04-00/000000.png" xlink:type="simple" xlink:show="embed" xlink:actuate="onLoad" draw:mime-type="image/png"/>
</draw:frame>
Industrial producer deporting price index(PPI)Creating more than seven years of the largest decline. The picture shows a production line of China Lenovo. <text:a xlink:type="simple" xlink:href="https://www.rfa.org/mandarin/yataibaodao/jingmao/gf-06092023095139.html/@@images/image" text:style-name="Internet_20_link" text:visited-style-name="Visited_20_Internet_20_Link">
</text:a>
Associated Press picture <text:a xlink:type="simple" xlink:href="https://www.rfa.org/mandarin/yataibaodao/jingmao/gf-06092023095139.html/@@stream" text:style-name="Internet_20_link" text:visited-style-name="Visited_20_Internet_20_Link">
Audio-Link: https://www.rfa.org/mandarin/yataibaodao/jingmao/gf-06092023095139.html/@@stream</text:a>
China's inflation rose last month, however, the factory price index of industrial producers issued by the factory producer(PPI)The largest decline in more than seven years. Some analysts believe that the "three -headed carriage" that drives the Chinese economy is weak, and the Chinese economy has actually entered a shrinkage.</text:p>
      <text:p text:style-name="P4">
<text:a xlink:type="simple" xlink:href="https://www.rfa.org/mandarin/yataibaodao/jingmao/ec2-06072023111114.html" text:style-name="Internet_20_link" text:visited-style-name="Visited_20_Internet_20_Link">
<text:span text:style-name="T4">
 China's import and export data performance is poor by depreciation stimulation to stimulate exports to exchange foreign currencies and fails </text:span>
</text:a>
<text:span text:style-name="T4">
* <text:a xlink:type="simple" xlink:href="https://www.rfa.org/mandarin/yataibaodao/jingmao/jw2-06062023132743.html" text:style-name="Internet_20_link" text:visited-style-name="Visited_20_Internet_20_Link">
Scholars: China ’s unemployment statistics, distortion employment situation is severe</text:a>
</text:span>
</text:p>
      <text:p text:style-name="P4">
China's consumer demand has continued to recover. Under the stable market supply, the inflation rose for the first time after three consecutive months.</text:p>
      <text:p text:style-name="P4">
In May this year, Chinese residents' consumer price index(CPI)The year -on -year increased by 0.2%, consistent with expectations, but the decline in the previous month expanded to 0.2%.</text:p>
      <text:p text:style-name="P4">
Benefiting from abundant food supply, food prices decreased by 0.7%month -on -month, eggs and pork prices fell 1.3%and 2%, and fresh vegetables fell 3.4%.</text:p>
      <text:p text:style-name="P4">
However, the industrial producer's factory price index that reflects the cost of corporate costs has declined for eight consecutive months, down 4.6%year -on -year, and the decline is the largest since February 2016.</text:p>
      <text:p text:style-name="P4">
According to the National Bureau of Statistics of China, the price of international commodities declined last month, and the demand for markets at home and abroad was weak. In addition, high bases all affect the performance of upstream production prices.</text:p>
      <text:p text:style-name="P4">
Qiu Dasheng, a researcher at the Taiwan Institute of Economic Research, said that after the epidemic, the international community originally expected that China would drive the global economic recovery, but things were contrary to their wishes.</text:p>
      <text:p text:style-name="P4">
Qiu Dasheng: "Although it is said that private consumption has increased at a relatively low base last year. However, imports are basically very weak from the beginning of the year to the present. In terms of export, it is not bad in January, and it will slowly weak. not good."</text:p>
      <text:p text:style-name="P4">
Qiu Dasheng, a researcher at the Taiwan Institute of Economic Research, said that after the epidemic, the international community expects China to drive the global economic recovery, but it is contrary to his wishes. (Qiu Dasheng is exclusively provided, the shooting date is unknown) <text:a xlink:type="simple" xlink:href="https://www.rfa.org/mandarin/yataibaodao/jingmao/gf-06092023095139.html/m0609gf-1.jpg" text:style-name="Internet_20_link" text:visited-style-name="Visited_20_Internet_20_Link">
</text:a>
Candidates of financial scholars who graduated from Shandong University said that the "three -headed carriages" that drive the Chinese economy not only exported to the downturn, but also to be optimistic about investment and consumption.</text:p>
      <text:p text:style-name="P4">
Commander: "In the case of oversupply in the industry, there are basically no fields of making money to invest. Even if there is, it is a low -level duplicate construction, that is, only some state -owned enterprises, the instructions from the Ministry of Finance and the SASAC, will this go like this. To do it, it is basically impossible for private enterprises to invest in these fields. Investment growth will be very weak and even negative growth. It is impossible and unrealistic to rely on investment to drive China's (this year) economic growth. "</text:p>
      <text:p text:style-name="P4">
In the first quarter of this year, the economy has improved, but the commander said that the Spring Festival that stimulates the economy has passed. It is the off -season of China's consumption, internal demand is weak, and the domestic product of industrial products is blocked. When the supply is greater than the demand, the price is basically not available. The prospect of economic growth in the second quarter was dim.</text:p>
      <text:p text:style-name="P4">
Commander: "In the case of a sharp depreciation of the yuan. (The people's) purchasing power is not as good as (put money) to stay in the bank better, and there can be some interest. Relying on consumption to drive China's economic growth in the second quarter, it is not possible. Too realistic. "</text:p>
      <text:p text:style-name="P4">
Commander of financial scholars (pictured) believes that China is gradually entering the shrinkage and will continue to deteriorate. (Provided exclusively by the commander, the shooting date is unknown) <text:a xlink:type="simple" xlink:href="https://www.rfa.org/mandarin/yataibaodao/jingmao/gf-06092023095139.html/m0609gf-2.jpg" text:style-name="Internet_20_link" text:visited-style-name="Visited_20_Internet_20_Link">
</text:a>
<text:span text:style-name="T4">
 The six major state -owned banks have reduced interest again </text:span>
</text:p>
      <text:p text:style-name="P4">
On June 8th, the six major Chinese state -owned banks including Industrial and Commercial Bank of China and the Agricultural Bank of China lowered the deposit interest rate again. Some analysts believe that this helps to lower the cost of debt, and it may also promote the people to reduce savings and stimulate consumption. It is expected that small and medium -sized banks will follow up in the future.</text:p>
      <text:p text:style-name="P4">
However, Taiwanese economist Qiu Dasheng is not optimistic about this, especially the epidemic has led to a sharp decrease in the income of Chinese people.</text:p>
      <text:p text:style-name="P4">
Qiu Dasheng: "Even after the epidemic, private consumption has some recovery, but the strength is not strong. In the past few years, there are many problems in China's real estate market. Phenomenon."</text:p>
      <text:p text:style-name="P4">
Recently, China's currency credit has grown rapidly, and the decline in prices has triggered a discussion about whether the Chinese economy has entered. A report released by the People's Bank of China on May 15 shows that the current Chinese economy has not shrank, but financial scholars are estimated that China has actually entered a shrinkage.</text:p>
      <text:p text:style-name="P4">
Commander: "Enterprises that support the entire Chinese macroeconomic, including many top 500 companies, can only reduce production scale without improving. If the price of production is reduced and the price cannot be available, more people will cause more people If you are unemployed, the demand of the people will be further reduced. I am afraid that the product demand of industrial producers will be more weak, forming spiral currency tightening. "</text:p>
      <text:p text:style-name="P4">
Commander warned that China's shrinkage may gradually deteriorate and last for a long time.</text:p>
      <text:p text:style-name="P4">
News Source: <text:a xlink:type="simple" xlink:href="https://www.rfa.org/mandarin/yataibaodao/jingmao/gf-06092023095139.html" text:style-name="Internet_20_link" text:visited-style-name="Visited_20_Internet_20_Link">
https://www.rfa.org/mandarin/yataibaodao/jingmao/gf-06092023095139.html</text:a>
</text:p>
      <!--NEWS-->
      <text:h text:style-name="P10" text:outline-level="1">
<text:span text:style-name="T4">
China pressure the European Union to cancel the restrictions on Chinese companies</text:span>
</text:h>
      <text:p text:style-name="P4">
Author: None</text:p>
      <text:p text:style-name="P4">
Publisher: Radio Free Asia (Organization)</text:p>
      <text:p text:style-name="P4">
Published Time: 2023-06-09T11:57:00-04:00</text:p>
      <text:p text:style-name="P4">
Modified Time: 2023-06-09T12:05: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723682in" draw:z-index="0">
<draw:image xlink:href="../Images/rfamandarin/2023-06-09T11-57-00-04-00/000000.png" xlink:type="simple" xlink:show="embed" xlink:actuate="onLoad" draw:mime-type="image/png"/>
</draw:frame>
EU banner fluttered in front of the European Union headquarters in Brussels <text:a xlink:type="simple" xlink:href="https://www.rfa.org/mandarin/Xinwen/2-06092023114025.html/@@images/image" text:style-name="Internet_20_link" text:visited-style-name="Visited_20_Internet_20_Link">
</text:a>
Reuters information picture</text:p>
      <text:p text:style-name="P4">
According to Bloomberg, Chinese diplomats have frequently met with Europe with Europe in recent weeks, trying to persuade EU officials to cancel trade restrictions on Chinese companies.</text:p>
      <text:p text:style-name="P4">
The European Commission stated last month that the committee is considering taking restrictions on eight Chinese companies because they "directly support Russia's military and industrial complex."</text:p>
      <text:p text:style-name="P4">
According to sources, Chinese diplomats have threatened to take revenge measures if they implement these restrictions on this matter for this matter.</text:p>
      <text:p text:style-name="P4">
The Chinese Ministry of Foreign Affairs said in response to the media's comment request that China will "resolutely safeguard the rights and interests of normal trade in Chinese enterprises."</text:p>
      <text:p text:style-name="P4">
It is reported that Chinese Prime Minister Li Qiang will visit Germany later as planned as he is planned. Hese Powell, head of the European Union's foreign affairs, may also visit China in July. Rotal fronts have brought new complexity to these interviews.</text:p>
      <text:p text:style-name="P4">
The Chinese ambassador to the European EU Fu Cong stated in an interview with the Chinese EU website last month that he hoped that the EU would provide evidence to prove that Chinese companies bypassed European sanctions on Russia to support Russia. Sanctioning Chinese companies, China will definitely retaliate.</text:p>
      <text:p text:style-name="P4">
(Responsible editor: Wang Yun)</text:p>
      <text:p text:style-name="P4">
News Source: <text:a xlink:type="simple" xlink:href="https://www.rfa.org/mandarin/Xinwen/2-06092023114025.html" text:style-name="Internet_20_link" text:visited-style-name="Visited_20_Internet_20_Link">
https://www.rfa.org/mandarin/Xinwen/2-06092023114025.html</text:a>
</text:p>
      <!--NEWS-->
      <text:h text:style-name="P10" text:outline-level="1">
<text:span text:style-name="T4">
Joint Statement of Australia, Japan, New Britain, and Six Kingdoms: Oppose economic coercion and non -market practices</text:span>
</text:h>
      <text:p text:style-name="P4">
Author: None</text:p>
      <text:p text:style-name="P4">
Publisher: Radio Free Asia (Organization)</text:p>
      <text:p text:style-name="P4">
Published Time: 2023-06-09T11:59:08-04:00</text:p>
      <text:p text:style-name="P4">
Modified Time: 2023-06-09T11:59: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88615in" draw:z-index="0">
<draw:image xlink:href="../Images/rfamandarin/2023-06-09T11-59-08-04-00/000000.png" xlink:type="simple" xlink:show="embed" xlink:actuate="onLoad" draw:mime-type="image/png"/>
</draw:frame>
The Office of the U.S. Trade Representative issued a joint statement of the United States Trade Representative Office of the US Trade Representative Office issued a joint statement from the Six New British and American countries of the United States Trade Representatives in the Australian Six New Britain of the United States on Friday (June 9). <text:a xlink:type="simple" xlink:href="Images/rfamandarin/2023-06-09T11-59-08-04-00/000001.png" text:style-name="Internet_20_link" text:visited-style-name="Visited_20_Internet_20_Link">
</text:a>
](https://www.rfa.org/mandarin/Xinwen/3-06092023115806.html/@@images/image)Screenshot of the official website of the US Trade Representative Office</text:p>
      <text:p text:style-name="P4">
The Office of the U.S. Trade Representative issued a joint statement from the Australian -Japan -Japanese New Britain and the United States on Friday (June 9) to oppose economic coercion and non -market practices involving trade.</text:p>
      <text:p text:style-name="P4">
The statement said that the use of economic pressure involving trade and non -market -oriented policies and practices threatened and destroyed the rule -based multilateral trading system and harmed the relationship between the country; these practices also threatened the livelihood of these countries, damaging workers' livelihoods, damaging workers And enterprises and may destroy global security and stability.</text:p>
      <text:p text:style-name="P4">
These specific practices include: industrial policies and practices to promote excess capacity; extensive subsidies; discrimination and anti -competitive behavior of state -owned or state -owned controlling enterprises; applied or unreasonable application of regulations; forced technology transfer; government sponsorship of commercial secrets; Government intervention or guidance of commercial decisions; as well as insufficient supervision and market transparency.</text:p>
      <text:p text:style-name="P4">
The government of the six countries also specially opposed the use of measures or threats related to trade and investment, and put pressure, induce or influence its decision -making or actions to make stress, induce or affect its strategic politics or policy goals, or prevent or intervene in intervention. Foreign governments exercise their legitimate sovereign rights or options.</text:p>
      <text:p text:style-name="P4">
The statement also expressed serious concerns about the use of forced labor in the global supply chain, including government sponsorship, and said that it should not tolerate such practices in the global trading system.</text:p>
      <text:p text:style-name="P4">
Statement urges all governments to avoid using economic pressure and non -market policies and practices involving trade, and support free and fair trade based on open, market -oriented policies and principles.</text:p>
      <text:p text:style-name="P4">
(Responsible editor: Wang Yun)</text:p>
      <text:p text:style-name="P4">
News Source: <text:a xlink:type="simple" xlink:href="https://www.rfa.org/mandarin/Xinwen/3-06092023115806.html" text:style-name="Internet_20_link" text:visited-style-name="Visited_20_Internet_20_Link">
https://www.rfa.org/mandarin/Xinwen/3-06092023115806.html</text:a>
</text:p>
      <!--NEWS-->
      <text:h text:style-name="P10" text:outline-level="1">
<text:span text:style-name="T4">
The three departments of the Internet storm emphasized that the penalty should be severely punished</text:span>
</text:h>
      <text:p text:style-name="P4">
Author: None</text:p>
      <text:p text:style-name="P4">
Publisher: Radio Free Asia (Organization)</text:p>
      <text:p text:style-name="P4">
Published Time: 2023-06-09T12:04:00-04:00</text:p>
      <text:p text:style-name="P4">
Modified Time: 2023-06-09T12:05: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88615in" draw:z-index="0">
<draw:image xlink:href="../Images/rfamandarin/2023-06-09T12-04-00-04-00/000000.png" xlink:type="simple" xlink:show="embed" xlink:actuate="onLoad" draw:mime-type="image/png"/>
</draw:frame>
The Supreme Court of China, the Supreme Procuratorate, and the Ministry of Public Security recently drafted the "Guiding Opinions on Punishing Cyinal Crimes (Draft for Consultation) in accordance with the law" and publicly solicited opinions from the society. <text:a xlink:type="simple" xlink:href="https://www.rfa.org/mandarin/Xinwen/4-06092023120038.html/@@images/image" text:style-name="Internet_20_link" text:visited-style-name="Visited_20_Internet_20_Link">
</text:a>
Network screenshot</text:p>
      <text:p text:style-name="P4">
In recent years, the phenomenon of Internet violence in Chinese social media has become increasingly prominent. Two weeks ago, a primary school student in Wuhan was killed by a teacher on the school. His mother went to the school to discuss the statement. He was suspected of being affected by the Internet violence and fell to himself.</text:p>
      <text:p text:style-name="P4">
According to the surging news network, in order to punish cyber violent crimes, the Supreme Court of China, the Supreme Procuratorate, and the Ministry of Public Security recently drafted the "Guiding Opinions on punishing cyber violations of violations of laws (drafts) in accordance with the law" and publicly solicited opinions from the society.</text:p>
      <text:p text:style-name="P4">
Guidance states that if the implementation of cyclical violations of laws and laws, those who have the implementation of minors and disabled people, or one of the implementation of the implementation of the "sailor" and "thugs", shall be punished by heavy punishment.</text:p>
      <text:p text:style-name="P4">
Guidance also provides provisions on accurate application of laws such as online slander, Internet insults, and infringing personal information of citizens. The provisions of Article 246 of the Criminal Law shall be punished by insulting crimes.</text:p>
      <text:p text:style-name="P4">
(Responsible editor: Wang Yun)</text:p>
      <text:p text:style-name="P4">
News Source: <text:a xlink:type="simple" xlink:href="https://www.rfa.org/mandarin/Xinwen/4-06092023120038.html" text:style-name="Internet_20_link" text:visited-style-name="Visited_20_Internet_20_Link">
https://www.rfa.org/mandarin/Xinwen/4-06092023120038.html</text:a>
</text:p>
      <!--NEWS-->
      <text:h text:style-name="P10" text:outline-level="1">
<text:span text:style-name="T4">
EU countries reached preliminary agreements on immigration and refugee issues</text:span>
</text:h>
      <text:p text:style-name="P4">
Author: 联合早报 (Person)</text:p>
      <text:p text:style-name="P4">
Publisher: 联合早报 (Organization)</text:p>
      <text:p text:style-name="P4">
Published Time: 2023-06-09T12:13</text:p>
      <text:p text:style-name="P4">
Modified Time: 2023-06-09T16:42</text:p>
      <text:p text:style-name="P4">
Description: After 12 hours of negotiations on Thursday (June 8th) of the EU 27 countries, this agreement was finalized, hoping that in 2015, more than 1 million people across the Mediterranean into Europe. To escape the Syrian civil war.</text:p>
      <text:p text:style-name="P4">
Videos: []</text:p>
      <text:p text:style-name="P4">
Audios: []</text:p>
      <text:p text:style-name="P4">
Images: []</text:p>
      <text:p text:style-name="P4">
Type: NewsArticle</text:p>
      <text:p text:style-name="P4">
Breadcrumbs: ['即时', '国际']</text:p>
      <text:p text:style-name="P4">
Keywords: ['欧盟', '移民', '难民']</text:p>
      <!--METADATA-->
      <text:p text:style-name="P4">
The European Union finally reached a preliminary agreement on how to share the responsibility of taking care of immigrants and refugees to formulate a set of response plans for this tricky issue that has been delayed for many years.</text:p>
      <text:p text:style-name="P4">
According to Bloomberg and Reuters, the Minister of the Internal Affairs of the EU 27 countries has been finalized on Thursday (June 8th) after a 12 -hour negotiation, hoping that in 2015, more than 1 million people across the Mediterranean into Europe Tide, most of the refugees are to escape <text:a xlink:type="simple" xlink:href="https://www.zaobao.com.sg/news/world/story20230508-1392286" text:style-name="Internet_20_link" text:visited-style-name="Visited_20_Internet_20_Link">
Syria</text:a>
civil war.</text:p>
      <text:p text:style-name="P4">
Swedish Immigration Minister Stevenard said that the EU Minister reached an agreement on asylum measures and agreed to allow countries to decide whether to allow shelter applicants to enter the country and ensure that countries can repatriate in accordance with a set of procedures.</text:p>
      <text:p text:style-name="P4">
The EU Minister also agreed to support the most vulnerable member of immigration.</text:p>
      <text:p text:style-name="P4">
According to a temporary agreement reached on Thursday, countries that do not agree to accept qualified immigrants must provide 20,000 euros (about S $ 27,000) to each refugee that the EU. In the EU 27, the two countries voted against votes and abstrams in the four countries.</text:p>
      <text:p text:style-name="P4">
Stener said that the agreement was "based on European values and international law", and the head of the German Ferrr said that the agreement was "historic."</text:p>
      <text:p text:style-name="P4">
EU's internal affairs commissioner Johnson said at a press conference that EU countries "made great progress in establishing trust in the establishment of trust."</text:p>
      <text:p text:style-name="P4">
News Source: <text:a xlink:type="simple" xlink:href="https://www.zaobao.com.sg/realtime/world/story20230609-1402626" text:style-name="Internet_20_link" text:visited-style-name="Visited_20_Internet_20_Link">
https://www.zaobao.com.sg/realtime/world/story20230609-1402626</text:a>
</text:p>
      <!--NEWS-->
      <text:h text:style-name="P10" text:outline-level="1">
<text:span text:style-name="T4">
Published the "White Paper Movement" video, Xinjiang female college student was sentenced to "proclaiming the crime of extremism"</text:span>
</text:h>
      <text:p text:style-name="P4">
Author: None</text:p>
      <text:p text:style-name="P4">
Publisher: Radio Free Asia (Organization)</text:p>
      <text:p text:style-name="P4">
Published Time: 2023-06-09T12:21:00-04:00</text:p>
      <text:p text:style-name="P4">
Modified Time: 2023-06-09T16:16: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5.371374in" draw:z-index="0">
<draw:image xlink:href="../Images/rfamandarin/2023-06-09T12-21-00-04-00/000000.png" xlink:type="simple" xlink:show="embed" xlink:actuate="onLoad" draw:mime-type="image/png"/>
</draw:frame>
19 -year -old Xinjiang female college student Kamileway, Kamileway, was taken away after returning to Xinjiang in the winter vacation in December last year. Kaowe Salvyi provides/RFA information</text:p>
      <text:p text:style-name="P4">
19 -year -old Xinjiang female college student Kamileway was arrested by the Chinese police at the end of last year because of poster on WeChat. "Promoting the crime of extremism", but the sentence is unclear, this crime can be sentenced to up to 5 years. According to the British Guardian website, the news was confirmed by the Chinese Ministry of Foreign Affairs spokesman last week to the Economist Magazine.</text:p>
      <text:p text:style-name="P4">
This station has received a reply from the Chinese Ministry of Foreign Affairs to Economist. It also mentioned that Wayi is currently serving in prison, and various legitimate rights are guaranteed.</text:p>
      <text:p text:style-name="P4">
However, some insiders revealed to this station that Wayi has no lawyers at present, and her health is worrying. She has continued to have nightmares since 2017. Because of mental health, she had to take a year in high school for one year. In addition, Wayi's vision also has serious problems. I planned to perform surgery in Beijing this summer, and now I have to delay.</text:p>
      <text:p text:style-name="P4">
The U.S. State Department responded to this station, saying that the Chinese government continued to derives Tyti. The United States calls for China to ensure that she respects her human rights and basic freedom, including the guarantee of all fair trials, and immediately unprepared to release all improper detention.</text:p>
      <text:p text:style-name="P4">
In the United States, Mayamitalipova, a Uyghur human rights activist, told this station that she was sad for her experience and asked the Chinese government to release Wayi immediately; she and thousands of thousands The Uighurs are like innocent. Mittalipova said she would meet with officials from the US State Department to pressure the Chinese government to release Wayti.</text:p>
      <text:p text:style-name="P4">
(Responsible editor: Wang Yun; Reporter Tang Jiajie contributed to the report)</text:p>
      <text:p text:style-name="P4">
News Source: <text:a xlink:type="simple" xlink:href="https://www.rfa.org/mandarin/Xinwen/5-06092023121938.html" text:style-name="Internet_20_link" text:visited-style-name="Visited_20_Internet_20_Link">
https://www.rfa.org/mandarin/Xinwen/5-06092023121938.html</text:a>
</text:p>
      <!--NEWS-->
      <text:h text:style-name="P10" text:outline-level="1">
<text:span text:style-name="T4">
El section appointed the first female president of the Turkish central bank from Wall Street</text:span>
</text:h>
      <text:p text:style-name="P4">
Publisher: 法新社</text:p>
      <text:p text:style-name="P4">
Published Time: 2023-06-09T12:32:07+00:00</text:p>
      <text:p text:style-name="P4">
Modified Time: 2023-06-09T12:20:05+00:00</text:p>
      <text:p text:style-name="P4">
Description: (AFP, Istanbul, 9th) Turkish President El section today appointed Hafize Gaye Erkan, a former US financial circle, as president of the Central Bank. She is going to deal with the inflation rate of Turkey's high -level world and is the first female central bank president of the count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09T12-32-07-00-00/000000.png" xlink:type="simple" xlink:show="embed" xlink:actuate="onLoad" draw:mime-type="image/png"/>
</draw:frame>
Agence France -Presse reported that Elkang was the co -Chief Executive CEO of the FIRST Republic Bank, and the director general of the Goldmansachs of the United States.</text:p>
      <text:p text:style-name="P4">
Recep Tayyip Erdogan, which has begun the 3rd Presidential term, announced the list of new cabinets on the 3rd, among which MEHMET SIMSEK, an economist of Merrilllynch, the major Wall Street Merrilllynch, appointed as the new one. Minister of Finance.</text:p>
      <text:p text:style-name="P4">
Himshek was the Minister of Finance and Deputy Prime Minister during the past party (AKP) in the past. He opposed the unconventional policy of anti -inflation through the interest rate cuts and became famous.</text:p>
      <text:p text:style-name="P4">
After the official public bulletin of Turkey announced today, Elkang officially took over the position of former central bank president Sahap Kavcioglu.</text:p>
      <text:p text:style-name="P4">
Under the leadership of Coveon of Turkish, the policy interest rate has reduced policy interest rates from 19%in 2021 to 8.5%.</text:p>
      <text:p text:style-name="P4">
Turkey's inflation rate in May this year has also dropped to less than 40%in 16 months.</text:p>
      <text:p text:style-name="P4">
News Source: <text:a xlink:type="simple" xlink:href="https://www.rfi.fr/cn/%E5%9B%BD%E9%99%85%E6%8A%A5%E9%81%93/20230609-%E8%89%BE%E5%B0%94%E6%AE%B5%E4%BB%BB%E5%91%BD%E5%9C%9F%E8%80%B3%E5%85%B6%E5%A4%AE%E8%A1%8C%E9%A6%96%E4%BD%8D%E5%A5%B3%E6%80%BB%E8%A3%81-%E5%87%BA%E8%BA%AB%E5%8D%8E%E5%B0%94%E8%A1%97" text:style-name="Internet_20_link" text:visited-style-name="Visited_20_Internet_20_Link">
https://www.rfi.fr/cn/%E5%9B%BD%E9%99%85%E6%8A%A5%E9%81%93/20230609-%E8%89%BE%E5%B0%94%E6%AE%B5%E4%BB%BB%E5%91%BD%E5%9C%9F%E8%80%B3%E5%85%B6%E5%A4%AE%E8%A1%8C%E9%A6%96%E4%BD%8D%E5%A5%B3%E6%80%BB%E8%A3%81-%E5%87%BA%E8%BA%AB%E5%8D%8E%E5%B0%94%E8%A1%97</text:a>
</text:p>
      <!--NEWS-->
      <text:h text:style-name="P10" text:outline-level="1">
<text:span text:style-name="T4">
Daily kicking in Hong Kong youth encounters "de -extremism"</text:span>
</text:h>
      <text:p text:style-name="P4">
Author: None</text:p>
      <text:p text:style-name="P4">
Publisher: Radio Free Asia (Organization)</text:p>
      <text:p text:style-name="P4">
Published Time: 2023-06-09T12:35:00-04:00</text:p>
      <text:p text:style-name="P4">
Modified Time: 2023-06-09T12:36: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4.612011in" draw:z-index="0">
<draw:image xlink:href="../Images/rfamandarin/2023-06-09T12-35-00-04-00/000000.png" xlink:type="simple" xlink:show="embed" xlink:actuate="onLoad" draw:mime-type="image/png"/>
</draw:frame>
The picture shows the Hong Kong Correction Institute held a Chinese -style step -by -step course. <text:a xlink:type="simple" xlink:href="https://www.rfa.org/mandarin/Xinwen/6-06092023122240.html/@@images/image" text:style-name="Internet_20_link" text:visited-style-name="Visited_20_Internet_20_Link">
</text:a>
Data Picture of the News Agency of the SAR Government</text:p>
      <text:p text:style-name="P4">
The Wall Street Journal of the United States recently reported that the teenagers arrested for participating in the 2019 Hong Kong's anti -delivery of the Movement in 2019 have suffered a measure of "de -extreme" the Hong Kong government in the local youth supervisor.</text:p>
      <text:p text:style-name="P4">
These teenagers are forced to take the steps every day in such facilities and are forced to participate in pro -China propaganda lectures and psychological counseling. These facilities also have close surveillance and punishment systems, including separate detention. It is reported that as of April 30 this year, a total of 871 young prisoners participated in the plan, of which about 70%were related to protests in 2019. Some of them are only 14 years old.</text:p>
      <text:p text:style-name="P4">
Hong Kong officials refuse to provide any specific details about de -extremization. According to a former prison guard, the ultimate goal of this plan is to create a sense of despair among prisoners to prevent these young protesters from continuing to engage in social activities.</text:p>
      <text:p text:style-name="P4">
Huang Guoxing, the person in charge of Hong Kong Correction of Criminal Services (CSD), claimed in February that the plan could help these young people to correct the wrong values. "In the 2021 annual report of CSD, the plan is called a targeted rehabilitation plan focusing on" leaving radical thoughts and inculcation of correct values ". The "ideal result" was achieved because "the participants deeply regretted the illegal behavior of the past."</text:p>
      <text:p text:style-name="P4">
However, those who study de -extremization plans said that the concept of de -extremization has been used by authoritarian countries. This report pointed out that these practices of young detainees are part of Hong Kong's extensive suppression of any of the political remarks of any challenge authorities, advocating democracy or criticizing China.</text:p>
      <text:p text:style-name="P4">
(Responsible editor: Wang Yun)</text:p>
      <text:p text:style-name="P4">
News Source: <text:a xlink:type="simple" xlink:href="https://www.rfa.org/mandarin/Xinwen/6-06092023122240.html" text:style-name="Internet_20_link" text:visited-style-name="Visited_20_Internet_20_Link">
https://www.rfa.org/mandarin/Xinwen/6-06092023122240.html</text:a>
</text:p>
      <!--NEWS-->
      <text:h text:style-name="P10" text:outline-level="1">
<text:span text:style-name="T4">
The fourth anniversary of the delivery of the Chinese movement: the deep cultivation of the streets of the overseas Hong Kong people</text:span>
</text:h>
      <text:p text:style-name="P4">
Author: None</text:p>
      <text:p text:style-name="P4">
Publisher: Radio Free Asia (Organization)</text:p>
      <text:p text:style-name="P4">
Published Time: 2023-06-09T12:45:00-04:00</text:p>
      <text:p text:style-name="P4">
Modified Time: 2023-06-09T15:41:15-04:00</text:p>
      <text:p text:style-name="P4">
Description: None</text:p>
      <text:p text:style-name="P4">
Videos: []</text:p>
      <text:p text:style-name="P4">
Audios: ["<text:a xlink:type="simple" xlink:href="https://www.rfa.org/mandarin/yataibaodao/gangtai/al-060920231005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634345in" draw:z-index="0">
<draw:image xlink:href="../Images/rfamandarin/2023-06-09T12-45-00-04-00/000000.png" xlink:type="simple" xlink:show="embed" xlink:actuate="onLoad" draw:mime-type="image/png"/>
</draw:frame>
On June 12, 2019, a large number of Hong Kong demonstrators surrounded the Legislative Council and were suppressed by the Hong Kong police with tear gas and rubber bullets. <text:a xlink:type="simple" xlink:href="https://www.rfa.org/mandarin/yataibaodao/gangtai/al-06092023100550.html/@@images/image" text:style-name="Internet_20_link" text:visited-style-name="Visited_20_Internet_20_Link">
</text:a>
(Reuters) <text:a xlink:type="simple" xlink:href="https://www.rfa.org/mandarin/yataibaodao/gangtai/al-06092023100550.html/@@stream" text:style-name="Internet_20_link" text:visited-style-name="Visited_20_Internet_20_Link">
Audio-Link: https://www.rfa.org/mandarin/yataibao/gangtai/al-06092023100550.html/@@stream</text:a>
The Hong Kong retrofit between Hong Kong four years ago has changed dramatically in Hong Kong. Four years have passed, although Hong Kong people have dispersed all over the world, but they will still hold a series of commemorative activities around the world, "Ru Shui reunion", will still be held in the counterpart. In addition to the assembly parade, how can overseas Hong Kong people cultivate in the local area? What difficulties to face?</text:p>
      <text:p text:style-name="P4">
<text:span text:style-name="T4">
<text:span text:style-name="T5">
 <text:a xlink:type="simple" xlink:href="https://www.rfa.org/mandarin/Xinwen/3-05222023112228.html" text:style-name="Internet_20_link" text:visited-style-name="Visited_20_Internet_20_Link">
Hong Kong Legislative Council Member: About 150 rejuvenation of the campaign to the central movement cannot be prosecuted</text:a>
</text:span>
* </text:span>
<text:span text:style-name="T5">
 <text:a xlink:type="simple" xlink:href="https://www.rfa.org/mandarin/Xinwen/6-06122020132059.html" text:style-name="Internet_20_link" text:visited-style-name="Visited_20_Internet_20_Link">
Hong Kong's first anniversary of the Chinese Movement of the Movement of the Movement of the Movement of the Movement Hundred People Singing Rongguang Multi -Man was arrested</text:a>
</text:span>
<text:span text:style-name="T5">
 </text:span>
<text:span text:style-name="T4">
 <text:a xlink:type="simple" xlink:href="https://www.rfa.org/mandarin/Xinwen/5-06222019174524.html" text:style-name="Internet_20_link" text:visited-style-name="Visited_20_Internet_20_Link">
"Reverse China" protest after the protest of Hong Kong people asked the number of immigrants to immigrate to Taiwan greatly</text:a>
</text:span>
 <text:span text:style-name="T4">
* <text:a xlink:type="simple" xlink:href="https://www.rfa.org/mandarin/Xinwen/3-02242023095419.html" text:style-name="Internet_20_link" text:visited-style-name="Visited_20_Internet_20_Link">
Hong Kong Correctional Services Department: 26% annually in prisoners involved in the counterfeit and National Security Law</text:a>
</text:span>
</text:p>
      <text:p text:style-name="P4">
On June 9, 4 years ago, more than 1 million Hong Kong people took to the streets and opposed the draft amendment of the Hong Kong Government to force the "Fatalion Regulations". After the Hong Kong government ignored public opinion, after refusing to withdraw the bill, a large number of demonstrators surrounded the Hong Kong Legislative Council on June 12, and were suppressed by the Hong Kong police with tear gas and rubber bullets. The day of 612 also became the day when Hong Kong's anti -Sports Sports was removed.</text:p>
      <text:p text:style-name="P4">
Four years have passed, Hong Kong has become uniform, and Hong Kong people have been forced to disperse all over the world. However, in the next few days, they will commemorate the day that Hong Kong people will never forget in different methods such as parade, rally, art exhibitions and other methods. Commemorative activities are all over the United Kingdom, the United States, Australia, and the Japanese and Taiwan. In the United Kingdom, which has the most Hong Kong immigrants, at least 12 cities will have commemorative assemblies.</text:p>
      <text:p text:style-name="P4">
<text:span text:style-name="T4">
 Outside the parade, they connect Hong Kong people and locals with culture and art </text:span>
</text:p>
      <text:p text:style-name="P4">
The Hong Kong people's "Ru Shui Gather" commemorate this day. Outside of the parade, many overseas Hong Kong people have been working silently in different corners of the world and in daily life.</text:p>
      <text:p text:style-name="P4">
"Hong KongMarch, Chinese is the" Hong Kong March Cultural Festival ", that is, I hope that in addition to the political work of our three preparatory committees, we can do some activities about Hong Kong culture and Hong Kong people." Member Liu Jiawen, at a seminar at the National Taiwan University of Hong Kong, shared his experience in holding the "Hong Kong March Cultural Festival" in the UK. She and former Hong Kong Legislative Councilor Luo Guancong, and former Hong Kong Vice Chairman Zheng Jialang formed a preparatory committee, organizing a series of cultural and artistic activities with Hong Kong people from all over the UK. Through Hong Kong music, movies, food and other methods, it is connected to British Hong Kong people and local people.</text:p>
      <text:p text:style-name="P4">
Former Hong Kong District Councilor Liu Jiawen, an exile, is a series of cultural and artistic activities in the British "Hong Kong March Cultural Festival" to connect people in Britain and Hong Kong people and local people. (Provided by Liu Jiawen) <text:a xlink:type="simple" xlink:href="https://www.rfa.org/mandarin/yataibaodao/gangtai/al-06092023100550.html/m0609al-2.jpg" text:style-name="Internet_20_link" text:visited-style-name="Visited_20_Internet_20_Link">
</text:a>
Xu Liming, a Hong Kong social worker in the same field, established the Hong Kong people organization "RE-WATER" in Sheffield, England. In addition to the demonstrations full of political colors and online joint operations, they will also host parent -child workshops and make "Lian pigs" and "even dogs" representing the Hong Kong fighting movement with participants. Collection, what is the difference between "Lunar New Year" and "Chinese New Year" to the locals.</text:p>
      <text:p text:style-name="P4">
Hong Kong social worker Xu Liming established the Hong Kong people organization "RE-WATER" in Sheffield, England. In addition to political protests full of political colors and online joint operations, they will also organize cultural activities such as parent -child workshops. (Provided by Xu Liming) <text:a xlink:type="simple" xlink:href="https://www.rfa.org/mandarin/yataibaodao/gangtai/al-06092023100550.html/m0609al-3.jpg" text:style-name="Internet_20_link" text:visited-style-name="Visited_20_Internet_20_Link">
</text:a>
Regarding the sound questioning, does overseas Hong Kong people hold these cultural activities, only take care of food, drink, and forgot about fighting? Xu Liming believes that life and politics are inseparable. Many parents in British Hong Kong people want to let the next generation understand and inherit Hong Kong culture through these activities, and remember the history of Hong Kong people.</text:p>
      <text:p text:style-name="P4">
<text:span text:style-name="T4">
 Overseas inheritance and promotion of Hong Kong culture </text:span>
</text:p>
      <text:p text:style-name="P4">
Xu Liming said: "We often say that life is politics. Before in London, 61 Hong Kong people organized a meeting. Everyone had a clear consensus, that is, to do both. Choose. The point is that we can win if we do n’t go out to march. We must pass on our own history. Whether it is our life experience or our beliefs, everything we do is to save on the details of life, and then After your own thinking, then participate in the substantial struggle. "Liu Jiawen explained that in the real environment of the United Kingdom, it is necessary to attract local people with cultural activities, and then explain the political situation of Hong Kong from shallow to deep in order to let them know the Hong Kong community.</text:p>
      <text:p text:style-name="P4">
Liu Jiawen: "Because Britain itself is already a country with mature democracy and politics, the British in this generation may not be very concerned about politics, and the voting intention may even be lower than Taiwanese and Hong Kong people. Promoting political issues, there is actually no one to ignore it. So why the "Hong Kong March Cultural Festival" must be packaged to be very leisure and culture, that is, I hope to use this packaging to make it easier for locals and non -Hong Kong people to accept it. "</text:p>
      <text:p text:style-name="P4">
<text:a xlink:type="simple" xlink:href="https://www.rfa.org/mandarin/yataibaodao/gangtai/al-06092023100550.html/m0609al-4.jpg" text:style-name="Internet_20_link" text:visited-style-name="Visited_20_Internet_20_Link">
</text:a>
The "Hong Kong March Cultural Festival" is connected in British and Hong Kong people and local people in different ways. ("Hong Kong March Cultural Festival" Facebook map) <text:a xlink:type="simple" xlink:href="https://www.rfa.org/mandarin/yataibaodao/gangtai/al-06092023100550.html/m0609al-4.jpg" text:style-name="Internet_20_link" text:visited-style-name="Visited_20_Internet_20_Link">
</text:a>
** The gap between the Hong Kong people who have been dismissed by the times needs to be brought to?</text:p>
      <text:p text:style-name="P4">
However, people in Hong Kong in various places also face different degrees of difficulties. Some representatives of people organizations in Taiwan and Hong Kong reported that because of their status problems, many people in Taiwan and Hong Kong have faced many problems, so they have strong centrifugal power and difficult to condense. Some people have to feel that they may not be able to settle in Taiwan in a few years and have to return to Hong Kong. Therefore, they are also worried about political risks, but their activities in Taiwan and Hong Kong are pace. The people in Taiwan must control the risks of activities in order to allow more Hong Kong people to participate safely.</text:p>
      <text:p text:style-name="P4">
Xu Liming said that after many Hong Kong people who moved to Britain found a job, they gradually established their own living circles in the local area. After the epidemic, Hong Kong immigrants with low political risks are easier to return to Hong Kong to visit relatives, so they are more self -protection and make them hold activities to organize activities. More and more difficult.</text:p>
      <text:p text:style-name="P4">
However, Liu Jiawen believes that the biggest problem is between the discrete Hong Kong people and the remaining Hong Kong people, because they do not understand each other: "Hong Kong people who may still be in Hong Kong will feel that the Hong Kong people who leave will no longer feel that they will no longer be left. Again everything in Hong Kong; overseas Hong Kong people may feel that Hong Kong people staying in Hong Kong are yielding. I think this biggest misunderstanding actually requires time and communication to resolve. This is indeed a problem. "</text:p>
      <text:p text:style-name="P4">
She believes that as the Hong Kong Government continues to narrow the freedom, the Hong Kong people who have received the information will become more and more difficult. Differential Hong Kong people "goal. She is planning the next action with other Hong Kong people, hoping to try to resolve misunderstandings between Hong Kong people.</text:p>
      <text:p text:style-name="P4">
Hong Kong's 4th anniversary of the China Movement, Hong Kong people around the world will host different commemorative activities such as parade, rally, art exhibitions. (BHK Publicity Map) <text:a xlink:type="simple" xlink:href="https://www.rfa.org/mandarin/yataibaodao/gangtai/al-06092023100550.html/m0609al-6-1.jpg" text:style-name="Internet_20_link" text:visited-style-name="Visited_20_Internet_20_Link">
</text:a>
<text:span text:style-name="T4">
 Everything is going home </text:span>
</text:p>
      <text:p text:style-name="P4">
Whether it is a parade, an international initiative, or a cultural and artistic activity, they are all for the same goal.</text:p>
      <text:p text:style-name="P4">
Liu Jiawen said: "Everything we do is to go home. If the identity of our Hong Kong people cannot be prominent from China or Asia, then everything we do will not be useful. We hope to highlight the identity of Hong Kong people from different levels, that is, we hope to be recognized on the international stage and society of different countries. "</text:p>
      <text:p text:style-name="P4">
Xu Liming and Liu Jiawen believe that overseas Hong Kong people can take root in communities in different places, and at the same time establish awareness and recognition of Hong Kong people in the international community. Everything will not be wasted.</text:p>
      <text:p text:style-name="P4">
Reporter: Lu Xi (London) Editor: 梒 梒 网 Editor: He Foot</text:p>
      <text:p text:style-name="P4">
News Source: <text:a xlink:type="simple" xlink:href="https://www.rfa.org/mandarin/yataibaodao/gangtai/al-06092023100550.html" text:style-name="Internet_20_link" text:visited-style-name="Visited_20_Internet_20_Link">
https://www.rfa.org/mandarin/yataibaodao/gangtai/al-06092023100550.html</text:a>
</text:p>
      <!--NEWS-->
      <text:h text:style-name="P10" text:outline-level="1">
<text:span text:style-name="T4">
Messi frenzy has come to the number of IG fans of the Miami International Team, which has increased by more than 5 times</text:span>
</text:h>
      <text:p text:style-name="P4">
Publisher: 法新社</text:p>
      <text:p text:style-name="P4">
Published Time: 2023-06-09T13:02:07+00:00</text:p>
      <text:p text:style-name="P4">
Modified Time: 2023-06-09T12:50:02+00:00</text:p>
      <text:p text:style-name="P4">
Description: (Agence France -Presse Miami, 9th) Argentine football superstar Messi will move to the American professional football alliance MLS Miami International team. Although the contract has not been signed, the fans have a strong interest in the Messi transfer. The number of Instagram fans has increased by more than 5 ti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6-09T13-02-07-00-00/000000.png" xlink:type="simple" xlink:show="embed" xlink:actuate="onLoad" draw:mime-type="image/png"/>
</draw:frame>
After the Lionel MESSI revealed on the 7th, after the Inter Miami CF, the team's IG fan tracking has increased by more than 5 times.</text:p>
      <text:p text:style-name="P4">
The Miami International Team IG account was about 900,000 fans on the morning of the 7th, and this data has already grown in the rumors that Messi may arrive.</text:p>
      <text:p text:style-name="P4">
Less than 24 hours after the news of Messi transfer, the number of fans has soared to 5.7 million, and currently there are more than 6 million fans tracking.</text:p>
      <text:p text:style-name="P4">
This number is more than twice that of the professional American Football League NFL Super Cup Champion Kansas City Chiefs, and even more than 4.5 million fans of Dallascowboys.</text:p>
      <text:p text:style-name="P4">
In fact, Miami's international team's IG fans are more than any team of the American Football Alliance, the American Professional Baseball Grand Alliance MLB and the North American Professional Ice Hockey Union NHL, and the US vocational basket NBA team of more than 75%or more is higher than 75%. Essence</text:p>
      <text:p text:style-name="P4">
The news of Messi's move to Miami's international team has also greatly affected the ticket market in the American Professional Football League.</text:p>
      <text:p text:style-name="P4">
The average purchase price of tickets for Miami International Team has increased from $ 31 to $ 152, while the average purchase price of away games rose from $ 94 to $ 207.</text:p>
      <text:p text:style-name="P4">
On August 20th, the Miami International team played the average price of the Charlotte FC for the Charlotte FC.</text:p>
      <text:p text:style-name="P4">
These data will definitely make the American professional football teams consider to transfer Messi's participation in a larger stadium. (Translator: Lin Yifeng/Calculating Draft: Chen Yanjun)</text:p>
      <text:p text:style-name="P4">
News Source: <text:a xlink:type="simple" xlink:href="https://www.rfi.fr/cn/%E8%BF%90%E5%8A%A8%E5%A4%A9%E5%9C%B0/20230609-%E6%A2%85%E8%A5%BF%E7%8B%82%E6%BD%AE%E6%9D%A5%E4%BA%86-%E8%BF%88%E9%98%BF%E5%AF%86%E5%9B%BD%E9%99%85%E9%98%9Fig%E7%B2%89%E4%B8%9D%E6%95%B0%E6%9A%B4%E5%A2%9E%E9%80%BE5%E5%80%8D" text:style-name="Internet_20_link" text:visited-style-name="Visited_20_Internet_20_Link">
https://www.rfi.fr/cn/%E8%BF%90%E5%8A%A8%E5%A4%A9%E5%9C%B0/20230609-%E6%A2%85%E8%A5%BF%E7%8B%82%E6%BD%AE%E6%9D%A5%E4%BA%86-%E8%BF%88%E9%98%BF%E5%AF%86%E5%9B%BD%E9%99%85%E9%98%9Fig%E7%B2%89%E4%B8%9D%E6%95%B0%E6%9A%B4%E5%A2%9E%E9%80%BE5%E5%80%8D</text:a>
</text:p>
      <!--NEWS-->
      <text:h text:style-name="P10" text:outline-level="1">
<text:span text:style-name="T4">
Taiwan Foreign Minister is reported to visit Europe or the same stage with the Czech president</text:span>
</text:h>
      <text:p text:style-name="P4">
Author: None (Language: zh)</text:p>
      <text:p text:style-name="P4">
Publisher: None</text:p>
      <text:p text:style-name="P4">
Time: 2023-06-09T13:03:00Z</text:p>
      <text:p text:style-name="P4">
Description: Reuters quoted an anonymous news exclusive report that Taiwan Foreign Minister Wu Zhaoyi will visit Europe next week and break through diplomatic activities with Czech President on the same stage. The Czech Ministry of Foreign Affairs emphasized that Czech officials will not deviate from existing Taiwan policies.</text:p>
      <text:p text:style-name="P4">
Videos: []</text:p>
      <text:p text:style-name="P4">
Images: []</text:p>
      <text:p text:style-name="P4">
Subject: 时政风云</text:p>
      <text:p text:style-name="P4">
Subjects: ['捷克', '希腊债务危机', '欧债危机', '欧盟', '乌克兰', '岛屿主权争端', '马英九', '专题报道：全景观看“习马会”', '诺贝尔奖', '欧洲难民危机']</text:p>
      <text:p text:style-name="P4">
Keywords: ['捷克', '欧盟', '台湾', '岛屿主权争议', '台海局势']</text:p>
      <text:p text:style-name="P4">
Id: 65864520</text:p>
      <!--METADATA-->
      <text:p text:style-name="P4">
<text:a xlink:type="simple" xlink:href="https://www.dw.com/zh/overlay/image/article/65864520/62988476" text:style-name="Internet_20_link" text:visited-style-name="Visited_20_Internet_20_Link">
 </text:a>
Taiwan Foreign Minister Wu Zhaoyi accepted an exclusive interview with DW in 2022</text:p>
      <text:p text:style-name="P4">
(Voice of Germany Chinese) Reuters on Thursday (June 8th) quoted 4 insidious people to report that Taiwan Foreign Minister Wu Zhaozheng will go to Europe for an unprecedented visit next week, and will also attend a breakthrough with the Czech president Sexual diplomatic activities.</text:p>
      <text:p text:style-name="P4">
According to Reuters, two anonymous people who are anonymous said that Wu Zhaozheng will attend a security meeting held in Prague on June 14 and talk to the Czech President Petrpavel after the opening of the event. One of the people familiar with the matter said that European leaders usually do not have the same stage with senior Taiwanese officials, so the arrangement of this time is very unusual.</text:p>
      <text:p text:style-name="P4">
According to the Taiwan Central News Agency, this meeting is the "EUROPEAN VALUES SUMMIT2023" hosted by the Czech think tank "EUROPEAN VALUES Center for SecurityPolicy". In this year's agenda, the "Special VIP" who was talking about Parville has not yet been announced.</text:p>
      <text:p text:style-name="P4">
Czech President Pavil (Data Photo)</text:p>
      <text:p text:style-name="P4">
Agence France -Presse quoted the organizers of the conference that Wu Zhaozheng would speak at the meeting, but did not clearly point out the specific form.</text:p>
      <text:p text:style-name="P4">
Two other sources in Reuters said that Wu Zhaozheng would also visit EU headquarters Brussels, but refused to disclose the details.</text:p>
      <text:p text:style-name="P4">
Taiwan Foreign Ministry spokesman Liu Yongjian told the Central News Agency of Taiwan on the same day after the report was published that there was no comment on the report of Wu Zhaozheng's visit to Europe.</text:p>
      <text:p text:style-name="P4">
The European Ministry of Foreign Affairs, responsible for the European Union's foreign affairs, refused to comment on Wu Zhaozheng's visit to Brussels. It only said that "we have no right to communicate and discuss the visit and activities of third parties."</text:p>
      <text:p text:style-name="P4">
The Czech Ministry of Foreign Affairs confirmed that Wu Zhaozheng was about to visit and emphasized that Czech officials would not deviate from existing policies to Taiwan.</text:p>
      <text:h text:style-name="P12" text:outline-level="3">
<text:span text:style-name="T4">
Beijing: Europe should abide by the principles of No. 1 Middle School</text:span>
</text:h>
      <text:p text:style-name="P4">
Chinese Foreign Ministry spokesman Wang Wenbin said at a regular press conference on June 9th that Wu Zhaozheng was about to visit Europe that Europe should "adhere to a solemn commitment to China in principle, not for the" Taiwan independence 'forces, " Do not conduct official exchanges with Taiwan in any name. "" We are also sued the Taiwan Democratic Progressive Party authorities.</text:p>
      <text:p text:style-name="P4">
In 2021, Wu Zhaozheng visited the Czech Republic and Slovakia. During the period, he delivered a speech at a think tank event at Braatislava, the capital of Sri Latt, and met local officials such as the Mayor ZDenekhrib. In addition, Wu Zhaozheng also visited Brussels in a low -key trip in this European trip.</text:p>
      <text:p text:style-name="P4">
In 2019, he also visited Europe and delivered a speech at the Copenhagen Democracy Summit in Denmark.</text:p>
      <text:h text:style-name="P12" text:outline-level="3">
<text:span text:style-name="T4">
, Eastern Europe and Taiwan are close to Taiwan</text:span>
</text:h>
      <text:p text:style-name="P4">
Although Taiwan has only one diplomatic country in Europe in Europe, it has maintained a wide range of informal relations with many European countries. In recent years, after the invasion of Ukraine in Russia -China and Eastern European countries have also actively expressed support for Taiwan.</text:p>
      <text:p text:style-name="P4">
In January of this year, <text:a xlink:type="simple" xlink:href="https://www.dw.com/zh/zh/捷克新總統帕維爾台灣總統主動邀請通話/a-64587924" text:style-name="Internet_20_link" text:visited-style-name="Visited_20_Internet_20_Link">
Pavili, shortly after being elected president of the Czech Republic, talks with Taiwan President Tsai Ing -wen</text:a>
, Make China quite light fire. In March, <text:a xlink:type="simple" xlink:href="https://www.dw.com/zh/zh/赴台立法院演说-捷克议长与台湾同舟共济/a-65133024" text:style-name="Internet_20_link" text:visited-style-name="Visited_20_Internet_20_Link">
Czech House Speaker Markéta Pekarová Adamová), he led more than 150 large visiting groups to Taiwan</text:a>
, Also went to the Taiwan Legislative Yuan to speak, saying that the same is on the same boat with Taiwan, and was the first non -PC Women Parliament Speaker who spoke in the Taiwan Legislative Yuan.</text:p>
      <text:p text:style-name="P4">
In 2021, Taiwan and Lithuania's interoperable offices also irritated China. <text:a xlink:type="simple" xlink:href="https://www.dw.com/zh/zh/与中国陷外交争端立陶宛将向欧盟求援/a-60148747" text:style-name="Internet_20_link" text:visited-style-name="Visited_20_Internet_20_Link">
Beijing has therefore reducing diplomatic relations with Lithuania</text:a>
Sacrifice large -scale economic sanctions. In order to prevent China such as China and other countries, the political decision -making of EU member states has been coerced by economic means.(https://www.dw.com/zh/zh/欧盟出台反制工具-对外来经济胁迫说不/a-65849853)Essence The outside world believes that the matter is related to the Lithuanian incident.</text:p>
      <text:h text:style-name="P12" text:outline-level="3">
<text:span text:style-name="T4">
Interview with Taiwan Foreign Minister Wu Zhaozheng: I believe that democratic countries oppose Beijing provocation</text:span>
</text:h>
      <text:p text:style-name="P4">
_ (Comprehensive report) _</text:p>
      <text:p text:style-name="P4">
News Source: <text:a xlink:type="simple" xlink:href="https://www.dw.com/zh/台灣外長據報將訪歐-或與捷克總統同台/a-65864520" text:style-name="Internet_20_link" text:visited-style-name="Visited_20_Internet_20_Link">
https://www.dw.com/zh/台灣外長據報將訪歐-或與捷克總統同台/a-65864520?maca=chi-rss-chi-all-1127-rdf</text:a>
</text:p>
      <!--NEWS-->
      <text:h text:style-name="P10" text:outline-level="1">
<text:span text:style-name="T4">
Hermone occupied in Russia, flood assistance has not arrived: residents</text:span>
</text:h>
      <text:p text:style-name="P4">
Author: 美联社</text:p>
      <text:p text:style-name="P4">
Publisher: Al Jazeera</text:p>
      <text:p text:style-name="P4">
Published Time: 2023-06-09T13:13:16</text:p>
      <text:p text:style-name="P4">
Modified Time: 2023-06-09T13:13:16</text:p>
      <text:p text:style-name="P4">
Description: In the past few days, a Ukrainian teenager has been waiting in the attic, and on the streets of the flooded town in her flood, she is in place with her 83 -year -old grandfather and two other elderly people. Escape the flood brought by the collapse of the catastrophe dam.</text:p>
      <text:p text:style-name="P4">
Images: ["<text:a xlink:type="simple" xlink:href="https://chinese.aljazeera.net/wp-content/uploads/2023/06/1-1686315809.png" text:style-name="Internet_20_link" text:visited-style-name="Visited_20_Internet_20_Link">
1-1686315809.png</text:a>
", "<text:a xlink:type="simple" xlink:href="https://chinese.aljazeera.net/wp-content/uploads/2023/06/1-1686315932.jpg" text:style-name="Internet_20_link" text:visited-style-name="Visited_20_Internet_20_Link">
1-1686315932.jpg</text:a>
", "<text:a xlink:type="simple" xlink:href="https://chinese.aljazeera.net/wp-content/uploads/2023/06/1-1686315976.png" text:style-name="Internet_20_link" text:visited-style-name="Visited_20_Internet_20_Link">
1-1686315976.png</text:a>
", "<text:a xlink:type="simple" xlink:href="https://chinese.aljazeera.net/wp-content/uploads/2023/06/1-1686316054.png" text:style-name="Internet_20_link" text:visited-style-name="Visited_20_Internet_20_Link">
1-1686316054.png</text:a>
", "<text:a xlink:type="simple" xlink:href="https://chinese.aljazeera.net/wp-content/uploads/2023/06/1-1686316161.png" text:style-name="Internet_20_link" text:visited-style-name="Visited_20_Internet_20_Link">
1-1686316161.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77" text:anchor-type="as-char" svg:width="6.9236in" svg:height="4.612736in" draw:z-index="0">
<draw:image xlink:href="../Images/Aljazeera Chinese/2023-06-09T13-13-16/1-1686315809.png" xlink:type="simple" xlink:show="embed" xlink:actuate="onLoad" draw:mime-type="image/png"/>
</draw:frame>
After the collapse of the Khahofka dam, the streets of Hermone in Ukraine were flooded (Associated Press)</text:p>
      <text:p text:style-name="P4">
In the past few days, a Ukrainian teenager has been waiting in the attic, and on the streets of the flooded town in her flood, she is in place with her 83 -year -old grandfather and two other elderly people. Escape the flood brought by the collapse of the catastrophe dam.</text:p>
      <text:p text:style-name="P4">
However, according to the trapped persons and their desperate Ukraine rescue workers, Oleshki's rescue progress has progressed slowly. This is a town occupied by Russia. It is separated from Hermone and the pre -war population is 24,000. They It is said that the Russian army is seizing the ship of rescue personnel. It is said that soldiers will only help those holding Russian passports.</text:p>
      <text:p text:style-name="P4">
A volunteer Jacoslav Vasiliyev said, "Russian soldiers stand on the inspection station to prevent (rescue staff) from approaching the most serious areas of affected and take away the ships," and added, "They are afraid of the destructors, they, they, they Doubt everyone. "</text:p>
      <text:p text:style-name="P4">
Therefore, the 19 -year -old Yaktarina Bart and her three old people just waited, and thousands of people were considered to be trapped by the flood in the flood of 600 square kilometers (230 square miles) in the Hulson area. Officials We said that about two -thirds of the flood areas are located in the territory occupied by Russia.</text:p>
      <text:p text:style-name="P4">
The people in the attic have no electricity, no tap water, no food, and Yaktarina Bart's mobile phone is out of power.</text:p>
      <text:p text:style-name="P4">
Yaktarina Bart said in a brief telephone interview, "We are worried that no one will know the news of our death," her voice is trembling.</text:p>
      <text:p text:style-name="P4">
Yaktarina Bart said, "Everything around us has been drowned," she also said, "I still haven't saved it." She added that her grandfather of the stroke was almost no medicine, and she was with her. The woman is the grandmother of her neighbor, and she cannot act alone.</text:p>
      <text:p text:style-name="P4">
Others were rejected.</text:p>
      <text:p text:style-name="P4">
<draw:frame draw:style-name="fr1" draw:name="Image178" text:anchor-type="as-char" svg:width="6.9236in" svg:height="3.826739in" draw:z-index="0">
<draw:image xlink:href="../Images/Aljazeera Chinese/2023-06-09T13-13-16/1-1686315932.jpg" xlink:type="simple" xlink:show="embed" xlink:actuate="onLoad" draw:mime-type="image/jpeg"/>
</draw:frame>
Hulson flood: Ukrainian President Zeleziski visited the affected area</text:p>
      <text:p text:style-name="P4">
Victoria Meroorova-Paka said she has been in contact with relatives trapped in flood areas in Germany.</text:p>
      <text:p text:style-name="P4">
Victoria Mrono-Paka told the Associated Press, "My relatives say that Russian soldiers want to take a boat to my house today, but they say they will only take away those who hold Russian passports," her grandmother , Aunt and more than a dozen other people are refuge in the two -storey attic.</text:p>
      <text:p text:style-name="P4">
The details of Ukraine occupied by Russia are often unclear. The Associated Press cannot independently verify reports of the detained ships or only Russians have been evacuated, but this statement is consistent with reports from Russian independent media.</text:p>
      <text:p text:style-name="P4">
This is in sharp contrast to the Ukrainian control territory that has collapsed and flooded. The authorities there were actively evacuated civilians and transported emergency supplies. On Thursday, Ukrainian President Zelei went to the area to evaluate the loss. Riskov told reporters that Russian President Vladimir Putin "has no plan" to visit the affected Moscow occupation zone.</text:p>
      <text:p text:style-name="P4">
<draw:frame draw:style-name="fr1" draw:name="Image179" text:anchor-type="as-char" svg:width="6.9236in" svg:height="4.837528in" draw:z-index="0">
<draw:image xlink:href="../Images/Aljazeera Chinese/2023-06-09T13-13-16/1-1686315976.png" xlink:type="simple" xlink:show="embed" xlink:actuate="onLoad" draw:mime-type="image/png"/>
</draw:frame>
After the Khahofka Dam was downtown, Ukraine rescue workers evacuated residents (Reuters) from the flood -flooded areas (Reuters)</text:p>
      <text:p text:style-name="P4">
Since Russia's invasion of Ukraine at the beginning of last year, the region has suffered huge suffering, and sometimes even suffering from ruthless artillery and missile attacks.</text:p>
      <text:p text:style-name="P4">
The most recent disaster began on Tuesday. At that time, the dam at the dam of Khahofka Hydropower Station, which is about 80 kilometers (50 miles) at the upper reaches of Aleishki, collapsed, causing the flood to pass through the Dieber River and pass through the front line of the war.</text:p>
      <text:p text:style-name="P4">
Officials said that more than 6,000 people have been evacuated from dozens of overwhelmed towns and villages on both sides of the river, but for this area where tens of thousands of people lived, the real scale of the disaster was still unclear.</text:p>
      <text:p text:style-name="P4">
At least 14 people were killed in the floods, many people were homeless, and tens of thousands of people did not drink water.</text:p>
      <text:p text:style-name="P4">
The flood destroyed the crops, the mines were transferred, causing extensive environmental damage, and laid a foreshadowing for long -term power shortage.</text:p>
      <text:p text:style-name="P4">
Ukraine said that Russia bombed the dam with explosives, and Russia accused Ukraine with missile attacks to destroy the dam.</text:p>
      <text:p text:style-name="P4">
On Wednesday, a drone from the Associated Press flew over the dams of the dam. No typical bombing traces or shell scars were found. Most of the dam itself was overwhelmed. Therefore, it is difficult to rule out any situation. The dam has also been weakened due to the negligence of the Russians. For a few weeks, the river has been underwriting it. Since the invasion of February 2022, it has been under the control of Russia.</text:p>
      <text:p text:style-name="P4">
<draw:frame draw:style-name="fr1" draw:name="Image180" text:anchor-type="as-char" svg:width="6.9236in" svg:height="3.875418in" draw:z-index="0">
<draw:image xlink:href="../Images/Aljazeera Chinese/2023-06-09T13-13-16/1-1686316054.png" xlink:type="simple" xlink:show="embed" xlink:actuate="onLoad" draw:mime-type="image/png"/>
</draw:frame>
In the lecture photo taken from the video of the Hermuson region government controlled by Russia on Wednesday, June 7, 2023, after the collapse of the Khahofka Dam, the Central Square of New Carhofka was flooded ( Associated Press)</text:p>
      <text:p text:style-name="P4">
What makes tragedy worse is that Russia has been fighting areas where the flood attack is hit, including the front -line city Hermone, on Thursday, Russia's artillery sounded in a square in Hermuson not far away, emergency rescue workers and volunteers are there there. The distribution aid supplies, according to Ukrainian officials, some evacuation points in the city were attacked and injured 9 people.</text:p>
      <text:p text:style-name="P4">
The floods irrigate the downstream landscape and changed the 15 -month war situation.</text:p>
      <text:p text:style-name="P4">
Mayor Yalehki's Mayor Yev Heng Resusk said that the water level began to decline by Thursday afternoon, but about 90% of the city's regions were still flooded.</text:p>
      <text:p text:style-name="P4">
Lechusk tried to force him to escape after the Russian army tried to force him, but he still kept closely with people inside and outside the city.</text:p>
      <text:p text:style-name="P4">
Russia said it is helping civilians in the region, and the regional governor of Moscow, Governor Vladimir Saldo, claims that at least 4,000 people have evacuated from the flood area. bed.</text:p>
      <text:p text:style-name="P4">
Leishuk refuted this statement.</text:p>
      <text:p text:style-name="P4">
Leishuk said that some people who tried to leave the water area were forcibly rushed back by Russian soldiers, and they accused them of being a "waiter" -mae waiting for Ukraine to recapture the region's control.</text:p>
      <text:p text:style-name="P4">
He also added that others called the emergency service department controlled by Russia and told them that they had to wait for help.</text:p>
      <text:p text:style-name="P4">
"That's it," he said, "Yes," yesterday, some Russians came in the morning, brought several people from the roof, took a video, and then left. This is what they did today. everything."</text:p>
      <text:p text:style-name="P4">
The help measures have been scattered.</text:p>
      <text:p text:style-name="P4">
<draw:frame draw:style-name="fr1" draw:name="Image181" text:anchor-type="as-char" svg:width="6.9236in" svg:height="6.9236in" draw:z-index="0">
<draw:image xlink:href="../Images/Aljazeera Chinese/2023-06-09T13-13-16/1-1686316161.png" xlink:type="simple" xlink:show="embed" xlink:actuate="onLoad" draw:mime-type="image/png"/>
</draw:frame>
After the collapse of the Russian War Carhofka Dam explosion Khahofka Dam caused the flood, about 42,000 people were in danger. Freshwater (Peninsula TV)Most of the volunteer organizations communicated on the encrypted application Telegram. Most of the help of the volunteer organizations. Among these groups, information about the trapped persons will appear every few minutes. These personnel are usually trapped on their roofs. Most of them are trapped. The news sent by relatives in a safe place.</text:p>
      <text:p text:style-name="P4">
Only one of these volunteer groups has a map, which shows more than 1,000 requests for searching and rescuers, most of which are in Oleshki and nearby Hola Prystan.</text:p>
      <text:p text:style-name="P4">
A woman who helped one of the groups shared a message with a Associated Press reporter who asked for anonymity because of the fear of Russia's occupy retaliation.</text:p>
      <text:p text:style-name="P4">
The news said, "We are looking for a person named Sher Shi Borzov," and added, "He was found, but unfortunately, he was killed, and we mourned to our relatives."</text:p>
      <text:p text:style-name="P4">
News Source: <text:a xlink:type="simple" xlink:href="https://chinese.aljazeera.net/news/war-in-ukraine/2023/6/9/%e5%9c%a8%e4%bf%84%e7%bd%97%e6%96%af%e5%8d%a0%e9%a2%86%e7%9a%84%e8%b5%ab%e5%b0%94%e6%9d%be%e6%b4%aa%e6%b0%b4%e6%8f%b4%e5%8a%a9%e8%bf%9f%e8%bf%9f%e6%9c%aa%e5%88%b0%e5%b1%85%e6%b0%91" text:style-name="Internet_20_link" text:visited-style-name="Visited_20_Internet_20_Link">
https://chinese.aljazeera.net/news/war-in-ukraine/2023/6/9/%e5%9c%a8%e4%bf%84%e7%bd%97%e6%96%af%e5%8d%a0%e9%a2%86%e7%9a%84%e8%b5%ab%e5%b0%94%e6%9d%be%e6%b4%aa%e6%b0%b4%e6%8f%b4%e5%8a%a9%e8%bf%9f%e8%bf%9f%e6%9c%aa%e5%88%b0%e5%b1%85%e6%b0%91</text:a>
</text:p>
      <!--NEWS-->
      <text:h text:style-name="P10" text:outline-level="1">
<text:span text:style-name="T4">
Japan calls on Tokyo families and industrial summer seasons to save electricity</text:span>
</text:h>
      <text:p text:style-name="P4">
Author: 联合早报 (Person)</text:p>
      <text:p text:style-name="P4">
Publisher: 联合早报 (Organization)</text:p>
      <text:p text:style-name="P4">
Published Time: 2023-06-09T13:38</text:p>
      <text:p text:style-name="P4">
Modified Time: 2023-06-09T13:38</text:p>
      <text:p text:style-name="P4">
Description: The Japanese government called on families and industries in Tokyo on Friday (June 9) to save electricity in July and August to ensure that the power supply during the summer power consumption was stable, but no digital targets were set. Reuters reported that last summer, the Japanese government demanded electricity nationwide, root ...</text:p>
      <text:p text:style-name="P4">
Videos: []</text:p>
      <text:p text:style-name="P4">
Audios: []</text:p>
      <text:p text:style-name="P4">
Images: []</text:p>
      <text:p text:style-name="P4">
Type: NewsArticle</text:p>
      <text:p text:style-name="P4">
Breadcrumbs: ['即时', '国际']</text:p>
      <text:p text:style-name="P4">
Keywords: ['日本', '东京', '东京电力公司', '电力']</text:p>
      <!--METADATA-->
      <text:p text:style-name="P4">
The Japanese government called on families and industries in Tokyo on Friday (June 9) to save electricity in July and August to ensure that the power supply during the summer power consumption was stable, but no digital targets were set.</text:p>
      <text:p text:style-name="P4">
Reuters reported that last summer, the Japanese government demanded electricity nationwide. According to the forecast of the Japanese Ministry of Industry in May, the electricity demand in most regions this summer is expected to not be more tense than last summer.</text:p>
      <text:p text:style-name="P4">
However, the Ministry of Industry still decided to require the Tokyo Capital Circle, which is required by Tokyo Electric Power Corporation to ensure that the electricity consumption for two months is maintained in the "reasonable range", because the power reserve ratio is expected to be lower than 5%, which is close to the required required for stable supply. 3%ratio.</text:p>
      <text:p text:style-name="P4">
If the heat waves in ten years have occurred, it is estimated that the power reserve ratio of the Tokyo Capital Circle in July and August is 3.1%and 4.8%, respectively. The electricity reserves ratio in other regions will be estimated to be more than 5%.</text:p>
      <text:p text:style-name="P4">
The ratio of power reserves below 3%will face the risk of power deficiency or power outage.</text:p>
      <text:p text:style-name="P4">
News Source: <text:a xlink:type="simple" xlink:href="https://www.zaobao.com.sg/realtime/world/story20230609-1402645" text:style-name="Internet_20_link" text:visited-style-name="Visited_20_Internet_20_Link">
https://www.zaobao.com.sg/realtime/world/story20230609-1402645</text:a>
</text:p>
      <!--NEWS-->
      <text:h text:style-name="P10" text:outline-level="1">
<text:span text:style-name="T4">
Changping Observation: State -owned enterprise leaders "hold hands" and the "three generations of oil" that are worried about</text:span>
</text:h>
      <text:p text:style-name="P4">
Author: None (Language: zh)</text:p>
      <text:p text:style-name="P4">
Publisher: None</text:p>
      <text:p text:style-name="P4">
Time: 2023-06-09T13:51:00Z</text:p>
      <text:p text:style-name="P4">
Description: The street shooting video turned into anti -corruption textbooks, and the whole country worked together to "hit the junior". The parents of the time review believe that the most valuable discussion in this public opinion is to reveal the "petroleum feelings flowing in the three generations' blood".</text:p>
      <text:p text:style-name="P4">
Videos: []</text:p>
      <text:p text:style-name="P4">
Images: []</text:p>
      <text:p text:style-name="P4">
Subject: 时政风云</text:p>
      <text:p text:style-name="P4">
Subjects: []</text:p>
      <text:p text:style-name="P4">
Keywords: ['六四事件', '专题报道：六四30周年', '周永康']</text:p>
      <text:p text:style-name="P4">
Id: 65871174</text:p>
      <!--METADATA-->
      <text:p text:style-name="P4">
<text:a xlink:type="simple" xlink:href="https://www.dw.com/zh/overlay/image/article/65871174/65871774" text:style-name="Internet_20_link" text:visited-style-name="Visited_20_Internet_20_Link">
 </text:a>
Hu Jiyong, secretary of the party committee and general manager of PetroChina's wholly -owned subsidiary, and a video of a young woman holding hands to go shopping quickly fermentation (information picture)</text:p>
      <text:p text:style-name="P4">
(Voice of Germany) Chengdu is a good place. In recent days, this sentence has been intentional in the Chinese public opinion field. <text:a xlink:type="simple" xlink:href="https://www.dw.com/zh/zh/国企领导牵手门为何发酵如此快/a-65859788" text:style-name="Internet_20_link" text:visited-style-name="Visited_20_Internet_20_Link">
A section of Chengdu fashion district Taikooli Street shooting video fire all over social media. </text:a>
The length of the video is only more than ten seconds, but tells a love story that wants to say: a middle -aged man in a pink T -shirt and a young woman in a pink skirt holding hands to go shopping in hand. Be careful to persist.</text:p>
      <text:p text:style-name="P4">
Reality beyond imagination. On the day of the video release, the romantic street shot turned into anti -corruption textbooks. The public account of the WeChat public account of CNPC Beijing Project Management Company stated that Hu Jiyong, the person involved (man), was removed from the executive director, party committee secretary, and general manager of the global project management company, and was verified by the company's disciplinary committee. The woman involved was dug out by netizens. She was a subordinate of Hu Jiyong and an employee of a technical department.</text:p>
      <text:p text:style-name="P4">
Although Ms. Dong is a "ordinary employee" in a state -owned enterprise, she has been showing off her wealth on social media, and she has hinted that her underground conditions. For example, a message says: "5.20 can't show love, so send a bill of 430,000 a day a day in advance." She then added: "Love is not necessarily happy, but it is very happy to spend 80,000 per month. Obviously, these consumer consumption and show off their wealth still cannot make her happy, but they still have to come out to show off their love.</text:p>
      <text:p text:style-name="P4">
As a result, the happiest is "eating melon people". Nothing is more happy than looking at the ugliness of the power. The middle and senior cadres of a state -owned enterprise monopoly group are the most suitable onlookers. The bigger "melon", <text:a xlink:type="simple" xlink:href="https://www.dw.com/zh/zh/长平观察张高丽在哪里/a-60006252" text:style-name="Internet_20_link" text:visited-style-name="Visited_20_Internet_20_Link">
For example, Zhang Gaoli, a former member of the Politburo Standing Committee Zhang Gaoli sexual assaulting tennis general Peng Shuai</text:a>
, The authorities do not let it, many people dare not forward it when they see it.</text:p>
      <text:p text:style-name="P4">
The author of this article, the time review writer Changping</text:p>
      <text:p text:style-name="P4">
For the authorities, this is a "corruption case" who came to the door, just showing the fierce popularity of anti -corruption operations. Although "occurring or unreasonable relationships with many women" has become the "fine tradition of our party" in the mouth of netizens. However, at the same time, Xi Jinping demanded that "play a unique role of women in social life and family life, and play a unique role of women in promoting the virtues of the Chinese nation family and establishing a good family style." "Playing Primary Three" within the scope allowed by the party is the great achievements of the upper and lower minds, benefiting the country and the people. Ms. Dong's boring showing wealth makes people both angry and unyielding, but some netizens also watched her figure, feeling "which cadre can help this temptation!"</text:p>
      <text:h text:style-name="P12" text:outline-level="3">
<text:span text:style-name="T4">
"The Petroleum Feeling Flowing in the Three Generations of Oil"</text:span>
</text:h>
      <text:p text:style-name="P4">
Netizens found that Ms. Dong's richness is not just because of the "Primary Three" -paces who are only relying on "Primary Three" to get rich and get rich? She comes from the "Petroleum Family" of "New China" and is one of the protagonists of the "greasy three generations of petroleum people". In Jinyi jade, she also has her own anxiety. She wrote on social media: "Classmates gathering makes me even more envy. I don't have the power to blow up, starting with the end of the struggle of others. Freedom, but no matter how hard I can work hard to be as good as my father, "," Everything shrouded by the shadow of the mountains is sad. "</text:p>
      <text:p text:style-name="P4">
This leads to the most valuable discussion in this public opinion, that is, the "three generations of state -owned enterprises" story often reported in the media in the media often reported in the media. There are not only three generations of petroleum people, but also three generations of railway people, three generations of water supply people, three generations of power people, three generations of tobacco people, three generations of bankers, three generations of postal people, third -generation taxi people, four -generation taxpayers ... For example, "Three -generation tobacco inheritance With Watching "," The Petroleum Feeling Flowing in the Three Generations' Blood "...</text:p>
      <text:p text:style-name="P4">
One generation occupies the position of high -income monopoly industries, and it must be packaged into patriotism education that "moves China". How many children of the bottom family want to help Miss Dong share some "shadows of high mountains"!</text:p>
      <text:p text:style-name="P4">
The parents of the time review believers believe that the most valuable discussion in this public opinion is to reveal the bottom of "the oil feelings flowing in the three generations of oil" blood "</text:p>
      <text:p text:style-name="P4">
Netizens remembered the story of "two generations of courier people": Beidiao rider Qian Qian has been struggling for 20 years, supporting his son Qian Kun University graduated, but it is difficult to find at work. In the end, the father and son became colleagues and took takeaway together. Compared with the structured social injustice, personal struggle is like an egg hit a high wall.</text:p>
      <text:h text:style-name="P12" text:outline-level="3">
<text:span text:style-name="T4">
"Walk with me on the streets of Chengdu/Tiananmen Square"</text:span>
</text:h>
      <text:p text:style-name="P4">
The 34th anniversary of the "June 4th" of this public opinion carnival is the 34th anniversary of the "June 4th". In today's Chengdu Taikoo Li, probably no one will remember that at the Cui Jian Chengdu concert in April 1990, Cui Jian shouted, "I hope the gunfire we heard last time was really the last shot!"</text:p>
      <text:p text:style-name="P4">
<text:span text:style-name="T4">
 Yanshen Reading —— <text:a xlink:type="simple" xlink:href="https://www.dw.com/zh/zh/长平观察屠杀发生不止一次/a-65819533" text:style-name="Internet_20_link" text:visited-style-name="Visited_20_Internet_20_Link">
Changping Observation: More than once in the massacre</text:a>
</text:span>
</text:p>
      <text:p text:style-name="P4">
A woman who should also be on all media headlines disappeared silently -on June 3, 2023, a brave protestallability of the "Sitong Bridge protest" occurred in Beijing: a woman was in the "Bird's Nest" "(National Stadium) The slogan of the American flag waving on the outer tower is called, calling on" we should be loyal to the correct values, not which political party is loyal. "</text:p>
      <text:p text:style-name="P4">
Another woman should also be on the top of the hot search for a long time. She is the wife of Ms. Bi, the wife of the well -known blogmine. Mr. Ruan Xiaohuan published a series of articles that criticized the CCP regime. In February 2023, the authorities were sentenced to seven years in prison for inciting subversion of the state power. The second trial was originally scheduled to be completed by May 22. <text:a xlink:type="simple" xlink:href="https://www.dw.com/zh/zh/编程随想妻子贝女士希望二审公正公开/a-65719245" text:style-name="Internet_20_link" text:visited-style-name="Visited_20_Internet_20_Link">
Ms. Bi called her husband and published information through Twitter accounts, hoping to get the attention and support of netizens. </text:a>
On May 30, Ms. Bei lost contact with the outside world. On June 7, her Twitter account @Ruanxiaohu32309 was canceled. It is reported that she was taken away by the police and controlled by the police.</text:p>
      <text:p text:style-name="P4">
A Beijing singer Zhao Lei has been on the Internet. Some netizens said that the video of state -owned enterprise leaders this week finally equipped this good song with the best picture. Therefore, this song is popular again. The song sang: "Walking with my street in Chengdu/until all the lights are extinguished, you will not stop/you will hold my sleeve/I will put my hand into the pants/to the end of Yulin Road/sit down/sit down/sit down. At the door of the tavern ... "<text:span text:style-name="T5">
The author Changping is a senior media person in China and current affairs commentators. The June 4th Memory · Human Rights Museum Chief Policy Show is now in Germany. _ </text:span>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长平观察-国企领导-牵手门-和富得发愁的-油三代/a-65871174" text:style-name="Internet_20_link" text:visited-style-name="Visited_20_Internet_20_Link">
https://www.dw.com/zh/长平观察-国企领导-牵手门-和富得发愁的-油三代/a-65871174?maca=chi-rss-chi-all-1127-rdf</text:a>
</text:p>
      <!--NEWS-->
      <text:h text:style-name="P10" text:outline-level="1">
<text:span text:style-name="T4">
China's "Anti -War" quotes Taiwanese scholars: patriotism is not hostile to the status quo dissatisfaction</text:span>
</text:h>
      <text:p text:style-name="P4">
Author: None (Language: zh)</text:p>
      <text:p text:style-name="P4">
Publisher: None</text:p>
      <text:p text:style-name="P4">
Time: 2023-06-09T13:52:00Z</text:p>
      <text:p text:style-name="P4">
Description: The post on the China Internet recently appeared "unwilling to fight for the country", saying that it would never go to the battlefield nor letting children go, causing heated discussion among Chinese netizens. Taiwanese scholar Wang Xinxian wrote that China's "patriotism" has lost its livelihood considerations and dissatisfaction with the status quo.</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台海局势', '反战', '武统', '台湾', '战狼', '爱国主义']</text:p>
      <text:p text:style-name="P4">
Id: 65871690</text:p>
      <!--METADATA-->
      <text:p text:style-name="P4">
<text:a xlink:type="simple" xlink:href="https://www.dw.com/zh/overlay/image/article/65871690/61842420" text:style-name="Internet_20_link" text:visited-style-name="Visited_20_Internet_20_Link">
 </text:a>
(Voice of Germany Chinese website) Wang Xinxian, a special professor of the East Asia Research Institute of Taiwan Political Science and Technology, wrote on the "Mainland and the Cross -Strait Situment" of the MAC in the MAC that recently there was a wave of "unwilling to fight for the country" on the Chinese network. The main reason for advocating the unwillingness to enter the battlefield is "dissatisfaction with social inequality" and "unwilling to fight for those who have vested interests", whether the "patriotism" driven by the official is gradually "losing to the livelihood considerations and considerations of the livelihood of the general public. "Dissatisfaction with the status quo" is worthy of further observation.</text:p>
      <text:p text:style-name="P4">
The Chinese community network has recently appeared a popular post that expressed "unwilling to fight for the country". The content wrote "If I war, I won't go, and I won't let my children go." The poster said: "I am a person who grows up at the bottom of society. No one remembers us during the peaceful period. It is difficult to think of us when it is difficult. Everyone is difficult, everyone is responsible. For the same treatment, who loves and go, I won't go anyway, and I don’t let my children go anyway. "</text:p>
      <text:p text:style-name="P4">
This post has aroused heated discussions on the Chinese community network and caused many netizens to resonate. Some people support the postponers' bottom levels without participating in the battle. Some people think that they must strengthen social welfare to talk about whether they participate in the war. "War" is the excellent quality of the Chinese, "if there is a war, call back"; the mainstream view generally believes that "the danger signal of the patriotic feelings is worthy of everyone to be vigilant." Analysis of posts on the Internet said that the reason for this phenomenon is that the people's hatred of selfish selfish and rich, as well as officials' corruption and abuse of law enforcement officers.</text:p>
      <text:p text:style-name="P4">
Wang Xinxian entitled "<text:a xlink:type="simple" xlink:href="https://ws.mac.gov.tw/Download.ashx" text:style-name="Internet_20_link" text:visited-style-name="Visited_20_Internet_20_Link">
Recently, the political trust and public opinion observation of the people in mainland China</text:a>
"The article wrote that recently in mainland China has questioned urban management and <text:a xlink:type="simple" xlink:href="https://www.dw.com/zh/zh/长平观察比城管更厉害的农管来了/a-65536214" text:style-name="Internet_20_link" text:visited-style-name="Visited_20_Internet_20_Link">
agricultural management law enforcement</text:a>
Public power such as expansion of public power and retirement Jin Rui decreased in government trust. He observed that: "Due to the highly centralized decision -making decision of the Party Central Committee, the situation of dissatisfaction with the public's dissatisfaction directly point to the Party Central Committee."</text:p>
      <text:p text:style-name="P4">
The article also analyzed that according to the surveys of international institutions in the past, the Chinese people have a high sense of social security, but in recent years, with the economic downturn, the rise of unemployment, the phenomenon of the epidemic prevention and control, and the epidemic prevention policy The sense of social security of the people has declined sharply. Under the anxiety and conflict of social psychology, "patriotism" even lost to reality.</text:p>
      <text:p text:style-name="P4">
The author also pointed out that the Chinese government is extremely sensitive to a slightly unfavorable speech and "infinitely outlines." For example, Xiao Guo Cultural talk show actor Li Haoshi (House) mentioned that "<text:a xlink:type="simple" xlink:href="https://www.dw.com/zh/zh/长平观察两条感觉受到侮辱的野狗/a-65730016" text:style-name="Internet_20_link" text:visited-style-name="Visited_20_Internet_20_Link">
excellent style, can win the battle</text:a>
[<text:a xlink:type="simple" xlink:href="https://www.dw.com/zh/zh/被指冒犯解放军-脱口秀演员被警方立案调查/a-65638312" text:style-name="Internet_20_link" text:visited-style-name="Visited_20_Internet_20_Link">
Accused of being investigated by the offending the PLA</text:a>
The official media also made a big tart. Wang Xinxian believes that although the current social incidents in mainland China will not be challenged immediately and obviously to the CCP's rule, it will impact the political trust of the people and also laid an unpredictable foreshadowing for future social governance.</text:p>
      <text:h text:style-name="P12" text:outline-level="3">
<text:span text:style-name="T4">
DW Conflict Zone: What is the plan for the European Union if Beijing attacks Taiwan?</text:span>
</text:h>
      <text:h text:style-name="P12" text:outline-level="3">
<text:span text:style-name="T4">
Cooling for "Wu Tong Taiwan"?</text:span>
</text:h>
      <text:p text:style-name="P4">
In recent years, the situation in the Taiwan Strait has continued to heat up. Although the Beijing authorities claimed that they would do their best to strive for peace and reunification, they did not want to abandon the martial arts options. Chinese military aircraft and warships frequently move in the Taiwan Strait. The United States Central Love Bureau (CIA) and other parties are worried about China's force to attack Taiwan. The Ministry of National Defense of Taiwan stated that on Thursday (June 8), the J-11, J-16 fighter, bombardment-6 bomber, oil transportation-20 and early warning of various types were discovered. In the air defense identification zone, the Taiwan National Army started the defense system. This is the latest large -scale military aircraft disturbance operation in China.</text:p>
      <text:p text:style-name="P4">
Although the posts of "unwilling to fight for the country" on the Internet did not indicate why the war was, Taiwanese media and analysts immediately thought of the Taiwan Strait War and evaluated the "anti -war text" on the Internet to reveal the true voice of the Chinese people on the Internet. Essence</text:p>
      <text:p text:style-name="P4">
In early May, the Taiwan Central News Agency quoted the article "Nikkei Asia", the president of the China Branch, Nakakzer II, pointed out that the Chinese Internet is an eye -catching phenomenon, that is, the debate ban on the unification of Taiwan's unification of Taiwan seems to be lifted; The view that is different from the current wind direction or even taboos has been allowed, that is, it is unrealistic or even dangerous to decide to forcibly unify Taiwan.</text:p>
      <text:p text:style-name="P4">
The analysis of the article believes that related discussions have always existed on the Chinese network and have not been deleted by the Chinese censorship agency, which clearly shows that the Chinese authorities have accepted this cautious position. "It can be said certain that Chinese leadership high -level intends to spread it, at least to a certain extent."</text:p>
      <text:p text:style-name="P4">
The Central News Agency quoted that the Japanese authorities said that although the Chinese authorities did not rule out martial arts Taiwan, it was very difficult for Chinese military and security experts to know from past experience. Therefore, it is necessary to temporarily calm down the public opinion boom aroused by the wolf propaganda.</text:p>
      <text:p text:style-name="P4">
(Comprehensive report)</text:p>
      <text:p text:style-name="P4">
News Source: <text:a xlink:type="simple" xlink:href="https://www.dw.com/zh/中国「反战文」引热议-台湾学者-爱国主义不敌对现状不满/a-65871690" text:style-name="Internet_20_link" text:visited-style-name="Visited_20_Internet_20_Link">
https://www.dw.com/zh/中国「反战文」引热议-台湾学者-爱国主义不敌对现状不满/a-65871690?maca=chi-rss-chi-all-1127-rdf</text:a>
</text:p>
      <!--NEWS-->
      <text:h text:style-name="P10" text:outline-level="1">
<text:span text:style-name="T4">
Saudi Arabia claims that relations with the United States and China are non -zero -peace experts: need to be alert to China's expansion of the Middle East military existence</text:span>
</text:h>
      <text:p text:style-name="P4">
Author: chinese@voanews.com (薛小山)</text:p>
      <text:p text:style-name="P4">
Publisher: 美国之音中文网 (Type: NewsMediaOrganization)</text:p>
      <text:p text:style-name="P4">
Published Time: 2023-06-09T13:56:13+08:00</text:p>
      <text:p text:style-name="P4">
Modified Time: 2023-06-09 05:56:13Z</text:p>
      <text:p text:style-name="P4">
Description: When the Saudi Arabia Minister of Foreign Affairs visited the country this week, Saudi Secretary of State Broskel said that Saudi Arabia still maintains a strong security partnership with the United States, but cooperation with China may also be strengthened. Military experts believe that with the continuous improvement of the security threats composed of Iran and the focus of the United States to the Indo -Pacific region, the Middle East may adjust the security structure and foreign policy. Although China's influence in the Middle East will focus on the field of energy, economy, and diplomatic, the United States also needs to beware of China's future in the field of military security.</text:p>
      <text:p text:style-name="P4">
Videos: []</text:p>
      <text:p text:style-name="P4">
Images: []</text:p>
      <text:p text:style-name="P4">
Categories: ['军事', '美国', '中东']</text:p>
      <text:p text:style-name="P4">
Type: None</text:p>
      <!--METADATA-->
      <text:p text:style-name="P4">
Nonenone</text:p>
      <text:p text:style-name="P4">
News Source: <text:a xlink:type="simple" xlink:href="https://www.voachinese.com/a/will-china-expand-military-presence-in-the-middle-east/7129277.html" text:style-name="Internet_20_link" text:visited-style-name="Visited_20_Internet_20_Link">
https://www.voachinese.com/a/will-china-expand-military-presence-in-the-middle-east/7129277.html</text:a>
</text:p>
      <!--NEWS-->
      <text:h text:style-name="P10" text:outline-level="1">
<text:span text:style-name="T4">
The analysis of Ukraine's new tanks appeared on the battlefield photos that Kiev's counterattack operation has been launched</text:span>
</text:h>
      <text:p text:style-name="P4">
Author: 联合早报 (Person)</text:p>
      <text:p text:style-name="P4">
Publisher: 联合早报 (Organization)</text:p>
      <text:p text:style-name="P4">
Published Time: 2023-06-09T13:59</text:p>
      <text:p text:style-name="P4">
Modified Time: 2023-06-09T14:57</text:p>
      <text:p text:style-name="P4">
Description: A photo released by the Russian military blog shows that the German leopard -style main battle tank and the Bradley warrior in the United States advance to the town of Towmak in southern Ukraine. Military analysts believe that the long -awaited Ukraine counterattack has begun. Bloomberg reports that online open source intelligence group OSINT D ...</text:p>
      <text:p text:style-name="P4">
Videos: []</text:p>
      <text:p text:style-name="P4">
Audios: []</text:p>
      <text:p text:style-name="P4">
Images: []</text:p>
      <text:p text:style-name="P4">
Type: NewsArticle</text:p>
      <text:p text:style-name="P4">
Breadcrumbs: ['即时', '国际']</text:p>
      <text:p text:style-name="P4">
Keywords: ['俄乌战争', '乌克兰', '坦克']</text:p>
      <!--METADATA-->
      <text:p text:style-name="P4">
Photos released by the Russian military blog show that Germany <text:a xlink:type="simple" xlink:href="https://www.zaobao.com.sg/realtime/world/story20230514-1394627" text:style-name="Internet_20_link" text:visited-style-name="Visited_20_Internet_20_Link">
Leopard Main Battle Tank</text:a>
With the United States <text:a xlink:type="simple" xlink:href="https://www.zaobao.com.sg/realtime/world/story20230405-1379636" text:style-name="Internet_20_link" text:visited-style-name="Visited_20_Internet_20_Link">
Bradley Battle Cars</text:a>
Advanced to the town of Tocker Mark in southern Ukraine, military analysts believed that the long -awaited Ukraine counterattack had begun.</text:p>
      <text:p text:style-name="P4">
Bloomberg reported that Osint Defender, an online open source intelligence group, geographically located the photos released by the Russian military blog and checked any signs that might be tampered with, saying that the photo looks credible.</text:p>
      <text:p text:style-name="P4">
Three US senior officials and military analysts also said that the Ukrainian army dispatched advanced tanks and tanks provided by the West on Thursday (June 8), which shows that the Ukrainian army finally launched the long -awaited counterattack.</text:p>
      <text:p text:style-name="P4">
The Ukraine launched a major offense in the southern part of Zaparo that day, and launched an offensive against the Russian army in many locations in the east and southern parts. However, there was no sign that the Ukraine's actions made breakthroughs.</text:p>
      <text:p text:style-name="P4">
Analysts believe that counterattack operations are unlikely to be a single large -scale offense, which may be the offensive of different scale and intensity on different locations within a few weeks, and the UNISA's damage in the early stages may be the largest.</text:p>
      <text:p text:style-name="P4">
In addition, U.S. officials revealed that the Pentagon may announce a long -term for Ukraine on Friday (9th) as soon as Friday (9th).(https://www.zaobao.com.sg/news/world/story20230602-1400720)Including air defense ammunition worth more than $ 2 billion (about S $ 2.7 billion).</text:p>
      <text:p text:style-name="P4">
News Source: <text:a xlink:type="simple" xlink:href="https://www.zaobao.com.sg/realtime/world/story20230609-1402647" text:style-name="Internet_20_link" text:visited-style-name="Visited_20_Internet_20_Link">
https://www.zaobao.com.sg/realtime/world/story20230609-1402647</text:a>
</text:p>
      <!--NEWS-->
      <text:h text:style-name="P10" text:outline-level="1">
<text:span text:style-name="T4">
South Korea summoned the Chinese ambassador to South Korea to protest its "provocative behavior"</text:span>
</text:h>
      <text:p text:style-name="P4">
Author: None (Language: zh)</text:p>
      <text:p text:style-name="P4">
Publisher: None</text:p>
      <text:p text:style-name="P4">
Time: 2023-06-09T14:02:00Z</text:p>
      <text:p text:style-name="P4">
Description: South Korea summoned the Chinese ambassador to South Korea on Friday (June 9) to protest on his comment on South Korea and America. Xing Haiming said on Thursday when he met with the largest party leader of the South Korean Democratic Party in the Wild Party that the United States was trying to suppress China. Some people bet that the United States would win and lose China. This is obviously misjudgment and did not see the historical trend.</text:p>
      <text:p text:style-name="P4">
Videos: []</text:p>
      <text:p text:style-name="P4">
Images: []</text:p>
      <text:p text:style-name="P4">
Subject: 时政风云</text:p>
      <text:p text:style-name="P4">
Subjects: ['德中关系', '韩国', '奥巴马', '岛屿主权争端', '专题报道：全景观看“习马会”', '中国', '中共十九大', '美国', '朝鲜']</text:p>
      <text:p text:style-name="P4">
Keywords: ['张虎镇', '韩国', '邢海明', '中国驻韩国大使', '李在明', '美国', '中国', '尹锡悦']</text:p>
      <text:p text:style-name="P4">
Id: 65871711</text:p>
      <!--METADATA-->
      <text:p text:style-name="P4">
<text:a xlink:type="simple" xlink:href="https://www.dw.com/zh/overlay/image/article/65871711/65872086" text:style-name="Internet_20_link" text:visited-style-name="Visited_20_Internet_20_Link">
 </text:a>
Chinese Ambassador to South Korea Xing Haiming</text:p>
      <text:p text:style-name="P4">
(Voice of Germany Chinese) According to Agence France-Presse, the first official (deputy minister) of the Ministry of Foreign Affairs of South Korea (CHANG HO-JIN) summoned the Chinese ambassador to South Korea in South Korea on Friday to "violate diplomatic etiquette to violate diplomatic etiquettes The ridiculous provocative behavior expresses strong regrets. " In a statement from the Ministry of Foreign Affairs of South Korea, Zhang Huzhen warned that the Chinese ambassador to South Korea used the "inaccurate facts" to criticize the host country as "tolerated". put one's oar in".</text:p>
      <text:p text:style-name="P4">
On Thursday, Xing Haiming and the largest co-Democratic Party leader Lee Jae-Myung, the largest party in South Korea, accused Seoul of being influenced by the United States when they met, and did not respect the core concerns of Beijing, including Taiwan.</text:p>
      <text:p text:style-name="P4">
Lee Jae-MyNG, the largest part of the South Korean co-Democratic Party in the Wild Party</text:p>
      <text:h text:style-name="P12" text:outline-level="3">
<text:span text:style-name="T4">
Xing Haiming: Gambling in the United States to win, China Loster is obviously misjudgment</text:span>
</text:h>
      <text:p text:style-name="P4">
According to the website of the Chinese Embassy in South Korea, Xing Haiming emphasized when meeting with Li Zaiming that the current China -South -South relations have encountered a lot of difficulties, "the responsibility is not in China", "China has always respected South Korea's core concerns, South Korea should respect China in China Core concern. The issue of Taiwan is the core of China's core interests, which is related to the basis of China -South Korea relations. I hope that the Korean side can abide by their promises and effectively respect the core concerns of China on issues such as Taiwan. "</text:p>
      <text:p text:style-name="P4">
Xing Haiming also emphasized that "the current international situation has evolved complicated, and China -South Korea relations still face challenges of external factors. I hope the Korean side can get rid of the interference of external factors when dealing with China. Winning, China Losing, this is obviously misjudgment, and the general trend of history is not seen ... now those who bet in China will definitely regret it in the future. "</text:p>
      <text:p text:style-name="P4">
On April 26 this year, <text:a xlink:type="simple" xlink:href="https://www.dw.com/zh/zh/中國不滿美韓聯合聲明-向韓國提出交涉/a-65435099" text:style-name="Internet_20_link" text:visited-style-name="Visited_20_Internet_20_Link">
South Korean President Yin Xiyue visited the United States</text:a>
He also held talks with President Biden. Not long before, Yin Xiyue opened a statement about Taiwan's issues, which caused strong dissatisfaction in China. He said in an exclusive interview with Reuters on April 19 that "the tension situation in the Taiwan Strait was caused by trying to change the status quo with force, and South Korea and the international community opposed this change." Yin Xiyue also said that the issue of Taiwan is not only a problem between China (Mainland) and Taiwan, but also the global issue like North Korea.</text:p>
      <text:p text:style-name="P4">
Beijing expressed strong dissatisfaction and protest about Yin Xiyue's above statement. Chinese Foreign Ministry spokesman Wang Wenbin said, "The issue of Taiwan is purely a Chinese internal affairs ... not tolerate others." Seoul condemned the above comments of the Chinese Ministry of Foreign Affairs spokesman as "serious diplomacy rude." South Korean Deputy Foreign Minister Zhang Huzhen also summoned the Chinese ambassador to South Korea at the time and proposed a strong protest.</text:p>
      <text:h text:style-name="P12" text:outline-level="3">
<text:span text:style-name="T4">
Hanzhong trade deficit continued to expand</text:span>
</text:h>
      <text:p text:style-name="P4">
According to the website of the Chinese Embassy in South Korea, Xing Haiming also said when meeting with Li Zaiming that the issue of trade deficit with China recently attached great importance to China has poor global economic situation, semiconductor entering the down cycle factors, etc. Trying to promote the "" de -Chinaization '"", and said that "China and South Korea have formed you with me and me among me. The huge market in China is there, and the door to the outside world is always open. "It is believed that" as long as the Korean side is firm in cooperation with China, in line with the changes in the Chinese market and industrial structure, and formulating and adjusting the investment strategy of China in a timely manner will continue to share the Chinese economy. Growth bonus ".</text:p>
      <text:p text:style-name="P4">
*#</text:p>
      <text:h text:style-name="P13" text:outline-level="4">
<text:span text:style-name="T4">
China -Korea Relations: Do business first, then talk about strategic interests?</text:span>
</text:h>
      <text:h text:style-name="P12" text:outline-level="3">
<text:span text:style-name="T4">
"Taiwan problem is also a global problem"</text:span>
</text:h>
      <text:p text:style-name="P4">
South Korean President Yin Xiyue said in an interview with Reuters on April 19 that the Taiwan Strait situation said that South Korea and the international community stood together to oppose the current situation of the Taiwan Strait with force. He also said: "The issue of Taiwan is not only a problem between China and Taiwan, but also the same as the North Korean issue. It is a global issue." The next day the Chinese Ministry of Foreign Affairs summoned the South Korean ambassador to China to propose a serious statement, saying that Yin Xiyue's remarks were "complete Unacceptable. " The Ministry of Foreign Affairs of South Korea also summoned the Chinese ambassador to Korea on the same day to protest against Chinese comments from South Korea ’s speech involving Taiwan. Relations between the two countries have once again covered the shadow. In the past 30 years, what kind of development has experienced China -South Korea relations?</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On August 24, 1992, the People's Republic of China officially established a ambassador -level diplomatic relations with the Republic of Korea, ending the long -term non -recognition and isolating history of the two countries. The picture shows the South Korean Foreign Minister Li Xiangyu (front left) and Chinese Foreign Minister Qian Qichen signed and exchanged the joint communiqué in Beijing. The day before, South Korea announced that it had broken diplomatic relations with the Republic of China, causing Taiwan to lose its last diplomatic relations in Asia.</text:p>
      <text:p text:style-name="P4">
*#</text:p>
      <text:h text:style-name="P13" text:outline-level="4">
<text:span text:style-name="T4">
China -Korea Relations: Do business first, then talk about strategic interests?</text:span>
</text:h>
      <text:h text:style-name="P12" text:outline-level="3">
<text:span text:style-name="T4">
South Korea President's first visit</text:span>
</text:h>
      <text:p text:style-name="P4">
In September 1992, then South Korean President Lu Taiyu (1995 information picture) visited China for a few weeks after the establishment of diplomatic relations between the two countries. He met with Jiang Zemin, General Secretary of the CPC Central Committee, Yang Shangkun, President of the Communist Party of China, and Li Peng, Prime Minister of the State Council. The two parties signed a series of cooperation agreements such as the China -Korea Trade Agreement and the China -Korea Investment Protection Agreement.</text:p>
      <text:p text:style-name="P4">
*#</text:p>
      <text:h text:style-name="P13" text:outline-level="4">
<text:span text:style-name="T4">
China -Korea Relations: Do business first, then talk about strategic interests?</text:span>
</text:h>
      <text:h text:style-name="P12" text:outline-level="3">
<text:span text:style-name="T4">
From comprehensive cooperation to strategic partners</text:span>
</text:h>
      <text:p text:style-name="P4">
During the end of the 1990s to the early 2000s, during the term of the South Korean President Kim Daoic, Sino -South Korean relations were promoted to "a comprehensive partnership for the 21st century." In May 2008, when the then President of South Korea, Li Mingbo visited China, the relationship between the two countries was once again promoted to "strategic partnership." The picture shows the popularity of Chinese Prime Minister Wen Jiabao when he visited South Korea in May 2010 and was welcomed by Lee Mingbo.</text:p>
      <text:p text:style-name="P4">
*#</text:p>
      <text:h text:style-name="P13" text:outline-level="4">
<text:span text:style-name="T4">
China -Korea Relations: Do business first, then talk about strategic interests?</text:span>
</text:h>
      <text:h text:style-name="P12" text:outline-level="3">
<text:span text:style-name="T4">
Mutual exchange</text:span>
</text:h>
      <ul>
        <li>
#</li>
      </ul>
      <text:h text:style-name="P13" text:outline-level="4">
<text:span text:style-name="T4">
China -Korea Relations: Do business first, then talk about strategic interests?</text:span>
</text:h>
      <text:h text:style-name="P12" text:outline-level="3">
<text:span text:style-name="T4">
"Honeymoon" period "</text:span>
</text:h>
      <text:p text:style-name="P4">
Park Geun -hye (Figure: Participating in the G20 Summit in Hangzhou in 2016) also visited Beijing many times during the Presidential President of South Korea. In 2014, Xi Jinping also visited South Korea. The interaction is further close.</text:p>
      <text:p text:style-name="P4">
*#</text:p>
      <text:h text:style-name="P13" text:outline-level="4">
<text:span text:style-name="T4">
China -Korea Relations: Do business first, then talk about strategic interests?</text:span>
</text:h>
      <text:h text:style-name="P12" text:outline-level="3">
<text:span text:style-name="T4">
Sad incident</text:span>
</text:h>
      <text:p text:style-name="P4">
In view of the security threat of North Korea's ability to develop nuclear weapons to South Korea, in 2016, the South Korean government decided to deploy the US Sad anti -missile system (Thaad). Because its radar has the potential ability of China, it is considered by China to affect its land security. After opposing invalidation, Beijing has taken multiple countermeasures against South Korea, including the prohibited Korean media and artist performances, tourism blockade, etc. These measures also caused Sino -South Korean relations to cool down rapidly.</text:p>
      <text:p text:style-name="P4">
*#</text:p>
      <text:h text:style-name="P13" text:outline-level="4">
<text:span text:style-name="T4">
China -Korea Relations: Do business first, then talk about strategic interests?</text:span>
</text:h>
      <text:h text:style-name="P12" text:outline-level="3">
<text:span text:style-name="T4">
</text:span>
</text:h>
      <text:p text:style-name="P4">
Because the land that deployed the Sad system was replaced by the Seoul government to South Korea's Lotte Group, the retail giant became the goal of China's official and civil retaliation. For a while, consumers resist Lotte, demonstration protests, and even suppliers to interrupt the supply. Dozens of Lotian supermarkets were "ordered to suspend business." In addition, sales of Korean brands such as Samsung Mobile, Qia Automobile also plummeted. Chinese travel agencies have removed from South Korea to make the South Korean tourism industry impact.</text:p>
      <text:p text:style-name="P4">
*#</text:p>
      <text:h text:style-name="P13" text:outline-level="4">
<text:span text:style-name="T4">
China -Korea Relations: Do business first, then talk about strategic interests?</text:span>
</text:h>
      <text:h text:style-name="P12" text:outline-level="3">
<text:span text:style-name="T4">
"Three Never One Limited" consensus</text:span>
</text:h>
      <text:p text:style-name="P4">
In November 2017, China and South Korea reached a consensus, and the Korean side stated that it would not consider the addition of the new Sad system; the necessary restrictions on the existing Sad system; Military alliances and unintentional damage to China 'security interests. After the then President Wen Zaiyin's visit to China in 2017, relations between the two countries began to ease.</text:p>
      <text:p text:style-name="P4">
*#</text:p>
      <text:h text:style-name="P13" text:outline-level="4">
<text:span text:style-name="T4">
China -Korea Relations: Do business first, then talk about strategic interests?</text:span>
</text:h>
      <text:h text:style-name="P12" text:outline-level="3">
<text:span text:style-name="T4">
Opportunity or threat</text:span>
</text:h>
      <text:p text:style-name="P4">
China is South Korea's largest trading partner, export market and import source country, and South Korea is China's third largest trading partner country. In South Korea's largest single -income source sources of semiconductor exports, more than 40 % of China exports. A questionnaire survey in South Korea's "Central Daily" in August 2022 showed that 19.3%of the respondents believed that the rise of China was a "opportunity", and 75.4%of the respondents believed that this was a "threat". The picture shows the anti -Chinese people who protest against the Wen Zaiyin government and the North Korean policies of the North Korea (April 2018, Seoul).</text:p>
      <text:p text:style-name="P4">
*#</text:p>
      <text:h text:style-name="P13" text:outline-level="4">
<text:span text:style-name="T4">
China -Korea Relations: Do business first, then talk about strategic interests?</text:span>
</text:h>
      <text:h text:style-name="P12" text:outline-level="3">
<text:span text:style-name="T4">
Where to go</text:span>
</text:h>
      <text:p text:style-name="P4">
The current South Korean President Yin Xiyue (right) showed a more active route to the United States after taking office in May 2022, saying that it will accelerate the deployment and construction of the Sade system. South Korea officially joined the "Indo -Pacific Economic Framework" led by the United States in May 2022(IPEF)And in August, it was announced to join the United States, including Japan, South Korea, and Taiwan's "Chip Quartet Alliance". Its goals also include strengthening the supply chain, including export control of China.</text:p>
      <text:p text:style-name="P4">
*#</text:p>
      <text:h text:style-name="P13" text:outline-level="4">
<text:span text:style-name="T4">
China -Korea Relations: Do business first, then talk about strategic interests?</text:span>
</text:h>
      <text:h text:style-name="P12" text:outline-level="3">
<text:span text:style-name="T4">
"Safety concerns" in Korea</text:span>
</text:h>
      <text:p text:style-name="P4">
Various signs show that South Korea is trying to reduce economic dependence on China. On the occasion of the 30th anniversary of the establishment of diplomatic relations between China and South Korea in 2022, Sun Xingjie, deputy director of the Institute of International Relations of Jilin University, wrote in the Ming Pao that at present, China and South Korea need to expand the field of cooperation and communicate and coordinate with security issues. plate". The picture shows the Sad missile defense system deployed by Xingzhou County, South Korea (Data Map in September 2017).</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Since October 2022, South Korea has rarely developed a 7 -month deficit in China, and its scale has continued to expand. In the first quarter of this year, South Korean semiconductor exports fell 44.5%year -on -year, significantly dragging South Korea's exports to China.</text:p>
      <text:p text:style-name="P4">
South Korea's analysis believes that South Korea's trade revenue and expenditure in China may have the first annual deficit for the first time in the 31st years since the establishment of diplomatic relations between the two countries in 2023.</text:p>
      <text:p text:style-name="P4">
A piece of information released by the South Korean Trade Association on June 5 shows that last year South Korea's exports to China decreased by 4.4%, while the exports of markets outside China increased by 9.6%. In the first quarter of this year, South Korea's export to China decreased by 29.8%. The exports of the Chinese market decreased relatively small at 6.8%. The South Korean Trade Association analyzed that for South Korea, considering the possibility of long -term exports to China, it is necessary to open up the global market outside China.</text:p>
      <text:p text:style-name="P4">
News Source: <text:a xlink:type="simple" xlink:href="https://www.dw.com/zh/韩国召见中国驻韩大使抗议其-挑衅行为/a-65871711" text:style-name="Internet_20_link" text:visited-style-name="Visited_20_Internet_20_Link">
https://www.dw.com/zh/韩国召见中国驻韩大使抗议其-挑衅行为/a-65871711?maca=chi-rss-chi-all-1127-rdf</text:a>
</text:p>
      <!--NEWS-->
      <text:h text:style-name="P10" text:outline-level="1">
<text:span text:style-name="T4">
Messi transfer to Miami International Team NBA Heat player is very excited</text:span>
</text:h>
      <text:p text:style-name="P4">
Publisher: 法新社</text:p>
      <text:p text:style-name="P4">
Published Time: 2023-06-09T14:02:08+00:00</text:p>
      <text:p text:style-name="P4">
Modified Time: 2023-06-09T13:35:02+00:00</text:p>
      <text:p text:style-name="P4">
Description: (Agence France -Presse Miami 8th) Argentine football superstar Messi will move to the American Professional Football League MLS Miami International Team. "Butler is looking forward to seeing Messi play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617581in" draw:z-index="0">
<draw:image xlink:href="../Images/rficn/2023-06-09T14-02-08-00-00/000000.png" xlink:type="simple" xlink:show="embed" xlink:actuate="onLoad" draw:mime-type="image/png"/>
</draw:frame>
Lionel MESSI revealed yesterday that he will join the Inter Miami CF, one of the team owners, the former British football famous DavidBeckham.</text:p>
      <text:p text:style-name="P4">
Jimmy Butler said today: "He is one of the greatest players who can play the wonderful game. I am very excited to have such an excellent player." Batler also said, "Since he is here, I think all foot fans in the world will come here and have the opportunity to watch his game. I am very happy that he is here. "</text:p>
      <text:p text:style-name="P4">
Kyle Lowry said that he wore Messi's jersey during the World Cup football game last year. Messi led his motherland Argentina to win the Football Championship last year. Lauri said with a smile, "Director, he made a lot of money. This would be great ... I am a fan of Messi."</text:p>
      <text:p text:style-name="P4">
The Heat is playing the NBA championship with Denver's Golden Block. At present, the Golden Block team has won 2-1 in the Champions League series.</text:p>
      <text:p text:style-name="P4">
News Source: <text:a xlink:type="simple" xlink:href="https://www.rfi.fr/cn/%E8%BF%90%E5%8A%A8%E5%A4%A9%E5%9C%B0/20230609-%E6%A2%85%E8%A5%BF%E8%BD%AC%E4%BC%9A%E8%BF%88%E9%98%BF%E5%AF%86%E5%9B%BD%E9%99%85%E9%98%9F-nba%E7%83%AD%E7%81%AB%E7%90%83%E5%91%98%E5%BE%88%E5%85%B4%E5%A5%8B" text:style-name="Internet_20_link" text:visited-style-name="Visited_20_Internet_20_Link">
https://www.rfi.fr/cn/%E8%BF%90%E5%8A%A8%E5%A4%A9%E5%9C%B0/20230609-%E6%A2%85%E8%A5%BF%E8%BD%AC%E4%BC%9A%E8%BF%88%E9%98%BF%E5%AF%86%E5%9B%BD%E9%99%85%E9%98%9F-nba%E7%83%AD%E7%81%AB%E7%90%83%E5%91%98%E5%BE%88%E5%85%B4%E5%A5%8B</text:a>
</text:p>
      <!--NEWS-->
      <text:h text:style-name="P10" text:outline-level="1">
<text:span text:style-name="T4">
German media: German companies plan for Beijing's "Wu Tong"</text:span>
</text:h>
      <text:p text:style-name="P4">
Author: None (Language: zh)</text:p>
      <text:p text:style-name="P4">
Publisher: None</text:p>
      <text:p text:style-name="P4">
Time: 2023-06-09T14:04:00Z</text:p>
      <text:p text:style-name="P4">
Description: The latest survey made in the German Chamber of Commerce in China shows that the optimism of German companies in China is fading. In the context of the intensified geopolitical tension, many German companies have begun to prepare for the extreme scenes of Beijing's "Wutong" Taiwan.</text:p>
      <text:p text:style-name="P4">
Videos: []</text:p>
      <text:p text:style-name="P4">
Images: []</text:p>
      <text:p text:style-name="P4">
Subject: 评论分析</text:p>
      <text:p text:style-name="P4">
Subjects: ['岛屿主权争端', '马英九', '专题报道：全景观看“习马会”', '专题报道：2016年台湾大选', '中国', '台湾', '中共十九大', '德中关系']</text:p>
      <text:p text:style-name="P4">
Keywords: ['德国商会', '中国', '在华企业', '信心', '乐观情绪', '清零政策', '消费', '台湾', '地缘政治']</text:p>
      <text:p text:style-name="P4">
Id: 65871883</text:p>
      <!--METADATA-->
      <text:p text:style-name="P4">
<text:a xlink:type="simple" xlink:href="https://www.dw.com/zh/overlay/image/article/65871883/64935764" text:style-name="Internet_20_link" text:visited-style-name="Visited_20_Internet_20_Link">
 </text:a>
Some observers believe that Chinese force attacking Taiwan and the United States to make intervention is only a matter of time.</text:p>
      <text:p text:style-name="P4">
(Voice of Germany Chinese) China announced at the end of last year <text:a xlink:type="simple" xlink:href="https://www.dw.com/zh/zh/德语媒体清零令外企叫苦不迭/a-62207086" text:style-name="Internet_20_link" text:visited-style-name="Visited_20_Internet_20_Link">
ending the "clear zero policy"</text:a>
At the time, German companies were full of expectations for the development of this year. Because the prevention of (epidemic prevention) that affects production and trade has been eliminated, and travel has become smooth. In addition, the savings in Chinese consumers can create a new wave of consumption.</text:p>
      <text:p text:style-name="P4">
However, the latest survey made in the German Chamber of Commerce (AHK) in China shows that <text:a xlink:type="simple" xlink:href="https://www.dw.com/zh/zh/调查结束清零后德企对华投资未见起色/a-65860474" text:style-name="Internet_20_link" text:visited-style-name="Visited_20_Internet_20_Link">
the optimistic emotions of German companies in China are fading</text:a>
Essence More than half of the interviewed companies believe that compared with 2022, which is severely bound by new crown epidemic prevention measures, this year will not improve, and business may stagnate, even worse than last year.</text:p>
      <text:p text:style-name="P4">
The article published by the "South Germany" wrote: "The Chinese export industry, which was once stable as Taishan, is being weakened by global demand. According to the latest data released by the China Customs General Administration, China’ s exports in May were surprisingly decreased by 7.5%year -on -year. Imports have fallen by 4.5%. It must be reminded that China ’s economic metropolis in China was in the urban stage in the same period last year, and the economic data at that time had fallen into the bottom of the valley."</text:p>
      <text:p text:style-name="P4">
The article wrote: "These have increased pressure on the efforts of national and party leaders Xi Jinping's efforts.(JensHildebrandt)Point out: ‘need to take targeted measures to stimulate consumer confidence. ‘So far, Beijing has been avoiding a large scale to stimulate economic growth. A report issued by Rongding Group pointed out that this is also related to local finance. A large amount of finance consumed during the epidemic prevention period, coupled with the lack of tax revenue, the finances in many places have been exhausted, and at the same time accumulated huge local debt. Therefore, these provinces urgently need new funds from abroad, and they send officials and delegations to overseas to attract new investors. "</text:p>
      <text:p text:style-name="P4">
More reading: <text:a xlink:type="simple" xlink:href="https://www.dw.com/zh/zh/调查德国对华投资不造成依赖/a-65389145" text:style-name="Internet_20_link" text:visited-style-name="Visited_20_Internet_20_Link">
Survey: Germany does not depend on investment in China</text:a>
In addition, due to the intensification of geopolitical tensions, German companies have begun to make another plan. The article quotes Yan Si, the chief representative of the Beijing Representative Office of the German Industry and Commerce Conference, said: "German companies are dismantling the supply chain in the department. Components. And those companies that rely on Chinese components to develop business in other places are looking for suppliers outside China .... In addition, China is used as an export point for other markets. Now No longer attractive. Therefore, new German companies no longer consider entering the Chinese market. "</text:p>
      <text:p text:style-name="P4">
The article reads: "Volkertreier, head of the German Business Congress (DIHK), believes that as an international resident in a company to ensure competitiveness, China has become more and more attractive to German companies. 'The biggest gap to form is the biggest gap. The United States, there are almost all the situations there. 'Telair said. However, he believes that Germany is expected to increase by 5%of China's exports this year.</text:p>
      <text:h text:style-name="P12" text:outline-level="3">
<text:span text:style-name="T4">
China -U.S. warship meets the Taiwan Strait</text:span>
</text:h>
      <text:p text:style-name="P4">
The "World News" published an article stating that today, where geopolitics are becoming increasingly tense, German companies are actively reshaping their business in China. The article wrote: "Some observers believe that Chinese force attacks Taiwan and <text:a xlink:type="simple" xlink:href="https://www.dw.com/zh/zh/德语媒体如果中国对台湾动武美国会采取直接军事干预/a-64730574" text:style-name="Internet_20_link" text:visited-style-name="Visited_20_Internet_20_Link">
the United States to make intervention</text:a>
It's just a matter of time. Perhaps this prediction has been exaggerated and has underestimated China's interest in politics and economic stability, but companies are obviously preparing for this scene, although they do not like to talk about this issue. "</text:p>
      <text:p text:style-name="P4">
The article pointed out that the methods adopted by these enterprises include: "re -position the subsidiaries in China to enable them to be self -reliant. Among them, it is now adjusting the subsidiaries of Chinese Chinese to enable them to financing themselves, such as using their own profitability. Instead of expecting the German parent company's <text:a xlink:type="simple" xlink:href="" text:style-name="Internet_20_link" text:visited-style-name="Visited_20_Internet_20_Link">
investment</text:a>
Essence "</text:p>
      <text:p text:style-name="P4">
"To ensure the independence of subsidiaries in China, once extreme scenes occur, the subsidiaries can be stripped from the parent company, and both sides can continue to survive. Of course, in this case In terms of, they are extremely painful. "</text:p>
      <text:p text:style-name="P4">
The article quotes the content of the newly announced survey released by the German Chamber of Commerce, pointing out that "German companies are responding to the rising geopolitical tensions by making their Chinese business more localized. More than 27%of companies have launched corresponding measures. For example, they, they It has accelerated the transfer of research and development to China so that it can develop in the local area. "</text:p>
      <text:h text:style-name="P12" text:outline-level="3">
<text:span text:style-name="T4">
How to solve the problem of Taiwan in Beijing</text:span>
</text:h>
      <text:p text:style-name="P4">
<text:span text:style-name="T5">
Inding the content of other media, does not represent the position or view of the Voice of Germany. _ </text:span>
 _ 吧 _</text:p>
      <text:p text:style-name="P4">
News Source: <text:a xlink:type="simple" xlink:href="https://www.dw.com/zh/德语媒体：德国企业为北京-武统-未雨绸缪/a-65871883" text:style-name="Internet_20_link" text:visited-style-name="Visited_20_Internet_20_Link">
https://www.dw.com/zh/德语媒体：德国企业为北京-武统-未雨绸缪/a-65871883?maca=chi-rss-chi-all-1127-rdf</text:a>
</text:p>
      <!--NEWS-->
      <text:h text:style-name="P10" text:outline-level="1">
<text:span text:style-name="T4">
Trump was sued by the federal jury for improper processing confidential documents</text:span>
</text:h>
      <text:p text:style-name="P4">
Author: chinese@voanews.com (杨安)</text:p>
      <text:p text:style-name="P4">
Publisher: 美国之音中文网 (Type: NewsMediaOrganization)</text:p>
      <text:p text:style-name="P4">
Published Time: 2023-06-09T14:11:40+08:00</text:p>
      <text:p text:style-name="P4">
Modified Time: 2023-06-09 09:54:19Z</text:p>
      <text:p text:style-name="P4">
Description: "Reuters" reported that according to people familiar with the matter, former US President Donald Trump was sued by the federal jury for improper processing confidential documents and hindering judicial justice.</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trump-faces-us-criminal-charges-20230609/7129779.html" text:style-name="Internet_20_link" text:visited-style-name="Visited_20_Internet_20_Link">
https://www.voachinese.com/a/trump-faces-us-criminal-charges-20230609/7129779.html</text:a>
</text:p>
      <!--NEWS-->
      <text:h text:style-name="P10" text:outline-level="1">
<text:span text:style-name="T4">
The Feds' Hall High High interest rate hopes to recreate the reds of Asian stocks to collect red</text:span>
</text:h>
      <text:p text:style-name="P4">
Publisher: 法新社</text:p>
      <text:p text:style-name="P4">
Published Time: 2023-06-09T14:32:06+00:00</text:p>
      <text:p text:style-name="P4">
Modified Time: 2023-06-09T14:05:02+00:00</text:p>
      <text:p text:style-name="P4">
Description: (Agence France -Presse, Hong Kong, 9th) As the new data shows that the US labor market has further tightened, investors will once again optimistic about the US Federal Preparatory Council (FED) meeting next week to suspend high interest rates. Most of the Asian stock markets have raised their respons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09T14-32-06-00-00/000000.png" xlink:type="simple" xlink:show="embed" xlink:actuate="onLoad" draw:mime-type="image/png"/>
</draw:frame>
Market sources expect the Bank of the United States to suspend interest rate hikes this month, prompting the stock market this month to rise most of the time. Lido also includes the U.S. -field resolution to increase government debt upper limit. If the outside world expects that it will be true, it will be the first time that the Fed will stop the interest rate hike loop last year.</text:p>
      <text:p text:style-name="P4">
However, Canada and the Australian Central Bank raised their interest rates unexpectedly this week, cracking down on market confidence. The dealers are concerned that the Fed will follow up anyway.</text:p>
      <text:p text:style-name="P4">
Fortunately, the number of people who first applied for unemployment in the United States last week that the United States announced yesterday increased to a new high since October 2021, and it was much higher than the analyst expectations, making investors more believe that the Fed will suspend interest rate increases by July.</text:p>
      <text:p text:style-name="P4">
Non -agricultural employment data announced last week was interpreted as a strong one on the laborer market, which was enough to suggest that the US economy was in a good state; on the other hand, it was weak enough to make the Federal Standards suspended interest rates.</text:p>
      <text:p text:style-name="P4">
The US stock market's three major indexes closed yesterday, of which the S &amp; P 500 index entered a bull market. The Asian stock market has risen today.</text:p>
      <text:p text:style-name="P4">
The Tokyo stock market has raised 2.0%, and the Hong Kong and Shanghai stock markets closed up 0.5%, and Sydney, Seoul, Taipei and Jakarta's stock markets also received red. But Wellington, Bangkok and Manila's stock markets were hacked. The Singapore stock market is closed in a flat disk.</text:p>
      <text:p text:style-name="P4">
News Source: <text:a xlink:type="simple" xlink:href="https://www.rfi.fr/cn/%E8%B4%A2%E7%BB%8F%E5%BF%AB%E8%AE%AF/20230609-%E8%81%94%E5%87%86%E4%BC%9A%E6%9A%82%E5%81%9C%E5%8D%87%E6%81%AF%E5%B8%8C%E6%9C%9B%E5%86%8D%E8%B5%B7-%E4%BA%9A%E8%82%A1%E5%A4%A7%E5%A4%9A%E6%94%B6%E7%BA%A2" text:style-name="Internet_20_link" text:visited-style-name="Visited_20_Internet_20_Link">
https://www.rfi.fr/cn/%E8%B4%A2%E7%BB%8F%E5%BF%AB%E8%AE%AF/20230609-%E8%81%94%E5%87%86%E4%BC%9A%E6%9A%82%E5%81%9C%E5%8D%87%E6%81%AF%E5%B8%8C%E6%9C%9B%E5%86%8D%E8%B5%B7-%E4%BA%9A%E8%82%A1%E5%A4%A7%E5%A4%9A%E6%94%B6%E7%BA%A2</text:a>
</text:p>
      <!--NEWS-->
      <text:h text:style-name="P10" text:outline-level="1">
<text:span text:style-name="T4">
Ukraine: At least 5 deaths and 13 people disappeared after the Kakova dam was broken</text:span>
</text:h>
      <text:p text:style-name="P4">
Publisher: 法新社</text:p>
      <text:p text:style-name="P4">
Published Time: 2023-06-09T15:02:08+00:00</text:p>
      <text:p text:style-name="P4">
Modified Time: 2023-06-09T14:35:02+00:00</text:p>
      <text:p text:style-name="P4">
Description: (Agence France -Presse/Moscow, 9th) Ukraine's Minister of Interior Igor Klymenko said in a community media today that Kakhovka (Kakhovk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617581in" draw:z-index="0">
<draw:image xlink:href="../Images/rficn/2023-06-09T15-02-08-00-00/000000.png" xlink:type="simple" xlink:show="embed" xlink:actuate="onLoad" draw:mime-type="image/png"/>
</draw:frame>
The authorities established in the Kherson region in Russia today notified today that the floods caused by the collapse of Kakova dams have killed at least 8 people.</text:p>
      <text:p text:style-name="P4">
Vladimir Saldo, the executive head of the Heruson occupation area supported by the Moscow authorities, pointed out in the community media: "Unfortunately, the number of casualties ... the number of deaths has increased to 8 people."</text:p>
      <text:p text:style-name="P4">
He also said that the flood was flooded with 22,273 civil rooms with 17 settlements, and the water potential may continue to rise for 10 days.</text:p>
      <text:p text:style-name="P4">
News Source: <text:a xlink:type="simple" xlink:href="https://www.rfi.fr/cn/%E5%9B%BD%E9%99%85%E6%8A%A5%E9%81%93/20230609-%E4%B9%8C%E5%85%8B%E5%85%B0-%E5%8D%A1%E7%A7%91%E5%A4%AB%E5%8D%A1%E6%B0%B4%E5%9D%9D%E6%BA%83%E5%A0%A4%E5%90%8E-%E8%87%B3%E5%B0%91%E6%9C%895%E6%AD%BB13%E4%BA%BA%E5%A4%B1%E8%B8%AA" text:style-name="Internet_20_link" text:visited-style-name="Visited_20_Internet_20_Link">
https://www.rfi.fr/cn/%E5%9B%BD%E9%99%85%E6%8A%A5%E9%81%93/20230609-%E4%B9%8C%E5%85%8B%E5%85%B0-%E5%8D%A1%E7%A7%91%E5%A4%AB%E5%8D%A1%E6%B0%B4%E5%9D%9D%E6%BA%83%E5%A0%A4%E5%90%8E-%E8%87%B3%E5%B0%91%E6%9C%895%E6%AD%BB13%E4%BA%BA%E5%A4%B1%E8%B8%AA</text:a>
</text:p>
      <!--NEWS-->
      <text:h text:style-name="P10" text:outline-level="1">
<text:span text:style-name="T4">
Malaysia has lifted chicken export ban from July 1</text:span>
</text:h>
      <text:p text:style-name="P4">
Author: 联合早报 (Person)</text:p>
      <text:p text:style-name="P4">
Publisher: 联合早报 (Organization)</text:p>
      <text:p text:style-name="P4">
Published Time: 2023-06-09T15:04</text:p>
      <text:p text:style-name="P4">
Modified Time: 2023-06-09T15:04</text:p>
      <text:p text:style-name="P4">
Description: Malaysia will lift the chicken export ban from July 1. The Straits Times quoted the "Star" reported that when Malaysia Agriculture and Food Safety Minister Mohamad Sandal Sandal Sandab announced the decision on Thursday (June 8), the government will also let eggs and chicken start from July 1st price...</text:p>
      <text:p text:style-name="P4">
Videos: []</text:p>
      <text:p text:style-name="P4">
Audios: []</text:p>
      <text:p text:style-name="P4">
Images: []</text:p>
      <text:p text:style-name="P4">
Type: NewsArticle</text:p>
      <text:p text:style-name="P4">
Breadcrumbs: ['即时', '国际']</text:p>
      <text:p text:style-name="P4">
Keywords: ['马来西亚', '鸡肉', '出口']</text:p>
      <!--METADATA-->
      <text:p text:style-name="P4">
Malaysia will lift the chicken export ban from July 1.</text:p>
      <text:p text:style-name="P4">
The Straits Times quoted the "Star" reported that when Malaysia Agriculture and Food Safety Minister Mohamad Sandal Sandal Sandab announced the decision on Thursday (June 8), the government will also let eggs and chicken start from July 1st The price is freely floating.</text:p>
      <text:p text:style-name="P4">
Mohamad Sanda said that the cancellation of chicken export ban means that chicken farmers can earn income from the export market, which can also promote cash inflow.</text:p>
      <text:p text:style-name="P4">
Affected by the popularity of crown diseases and the Ukrainian war, poultry feed costs have risen, and Malaysian poultry operators have continued to undergo pressure over the past two years.</text:p>
      <text:p text:style-name="P4">
The Malaysian government's subsidy provided by the poultry industry last year reached RM36,950 (about S $ 1.8 million).</text:p>
      <text:p text:style-name="P4">
News Source: <text:a xlink:type="simple" xlink:href="https://www.zaobao.com.sg/realtime/world/story20230609-1402755" text:style-name="Internet_20_link" text:visited-style-name="Visited_20_Internet_20_Link">
https://www.zaobao.com.sg/realtime/world/story20230609-1402755</text:a>
</text:p>
      <!--NEWS-->
      <text:h text:style-name="P10" text:outline-level="1">
<text:span text:style-name="T4">
Column | Financial Listen: What are the double reeds of multinational giant executives densely China, what are the double reeds with Chinese leaders?</text:span>
</text:h>
      <text:p text:style-name="P4">
Author: None</text:p>
      <text:p text:style-name="P4">
Publisher: Radio Free Asia (Organization)</text:p>
      <text:p text:style-name="P4">
Published Time: 2023-06-09T15:04:44-04:00</text:p>
      <text:p text:style-name="P4">
Modified Time: 2023-06-09T15:04:44-04:00</text:p>
      <text:p text:style-name="P4">
Description: None</text:p>
      <text:p text:style-name="P4">
Videos: []</text:p>
      <text:p text:style-name="P4">
Audios: ["<text:a xlink:type="simple" xlink:href="https://www.rfa.org/mandarin/zhuanlan/jingmaorediansaomiao/econ-060920231008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4.612011in" draw:z-index="0">
<draw:image xlink:href="../Images/rfamandarin/2023-06-09T15-04-44-04-00/000000.png" xlink:type="simple" xlink:show="embed" xlink:actuate="onLoad" draw:mime-type="image/png"/>
</draw:frame>
Chinese Foreign Minister Qin Gang in Beijing on May 30, in Beijing, met with Tesla CEO Mask <text:a xlink:type="simple" xlink:href="https://www.rfa.org/mandarin/zhuanlan/jingmaorediansaomiao/econ-06092023100829.html/@@images/image" text:style-name="Internet_20_link" text:visited-style-name="Visited_20_Internet_20_Link">
![] [] [](Images/rfamandarin/2023-06-09T15-04-44-04-00/000001.png)</text:a>
Associated Press picture <text:a xlink:type="simple" xlink:href="https://www.rfa.org/mandarin/zhuanlan/jingmaorediansaomiao/econ-06092023100829.html/@@stream" text:style-name="Internet_20_link" text:visited-style-name="Visited_20_Internet_20_Link">
Audio-Link: https://www.rfa.org/mandarin/zhuanlan/jingmaorediansaomiao/econ 06092023100829.html/@stream</text:a>
Good audience and friends, welcome to listen to the financial and epochs of Liberty Asia, I am Rao Yiming.</text:p>
      <text:p text:style-name="P4">
As Tesla's chief executive Musk stepped on Chinese land again, recent foreign companies' executives visited China very dense, causing attention. The executives of these giants express a signal in an appointment, that is,: they are very optimistic about the Chinese market and will continue to develop their business in China. As we all know, due to the tight relations between the United States and China and China's strict zero -zero policy, foreign investment in China has continued to slow down in recent years. Since the beginning of this year, the Chinese government has declared welcoming foreign capital. On the one hand, through the amendments to the anti -spy law, foreign companies have limited foreign companies to obtain Chinese information, which once again triggered concerns about foreign investment in China. What opportunities do these giant executives see? How should the Chinese government interpret the repeated attitude of foreign capital? What is the phenomenon of the differentiation of foreign investment in China in the past few years? This program will discuss the above topics. The guests who participated in the discussion were Qin Peng, an economist in the United States.</text:p>
      <text:p text:style-name="P4">
<text:span text:style-name="T4">
 Foreign executives are optimistic about the Chinese market? </text:span>
</text:p>
      <text:p text:style-name="P4">
At the end of May, three years later, Musk, CEO of Global electric vehicle company giant Tesla, once again visited its largest production center-China. Musk was received by China's official high specifications. It is said that Musk said that Tesla is willing to continue to expand its business in China and oppose the US -China economy's decoupling. He also said that the interests of the United States and China are inseparable as a conjoined baby.</text:p>
      <text:p text:style-name="P4">
Musk was one of the first American company executives that returned to China since China adjusted and relaxed the epidemic policy in December last year. In March this year, Beijing held a high -level forum in China. At that time, Apple's CEO Cook attended the forum. Pfizer and CEO of Clean also attended the association.</text:p>
      <text:p text:style-name="P4">
In addition, the 19th Global China Summit of JP Morgan opened on May 31st in Shanghai. A number of multinational enterprise executives including JP Morgan Chase, Starbucks, Ford, and other multinational enterprises participated.</text:p>
      <text:p text:style-name="P4">
These international giant executives said that they will continue to be optimistic about the Chinese market and even increase investment in China, saying that the US -China economic decoupling is unrealistic.</text:p>
      <text:p text:style-name="P4">
On June 5th, Zhou Qiang, director of the Marketing System Construction Department of the Ministry of Commerce of China, said that this year China will continue to expand market access and further cancel or relax access restrictions. At the same time, investing in China ’s annual investment promotion activities to attract foreign capital.</text:p>
      <text:p text:style-name="P4">
<text:span text:style-name="T4">
 Investment or suppression? The Chinese government's table is different </text:span>
</text:p>
      <text:p text:style-name="P4">
Although Chinese officials have continuously claimed to reduce the threshold and attract foreign capital, they have different expressions and say one set.</text:p>
      <text:p text:style-name="P4">
Recently, the relevant Chinese departments have used foreign consultants and consulting work in China as the target of crackdowns. They assault the practice of searches, detention and arrest of relevant personnel, and once again arouse concerns in China to carry out business in China.</text:p>
      <text:p text:style-name="P4">
Japan's Anstela Pharmaceuticals, Deloitte, Mesi Smart Group, Bain, and Kaisheng Rongying and other well -known companies have been suppressed at intensive this year. The above -mentioned international information companies help foreign companies to evaluate investment risks before investing in a Chinese company.</text:p>
      <text:p text:style-name="P4">
The Standing Committee of the National People's Congress passed the April Affairs Amendment, which exacerbated people's anxiety because the law expanded the definition of spy behavior. Employees of foreign companies in the China department may be convicted because of normal business activities, such as collecting information about competitors, markets and industries, and being used as spies. The law is expected to take effect on July 1 this year.</text:p>
      <text:p text:style-name="P4">
<text:span text:style-name="T4">
 Foreign investment in China presents a differentiation trend </text:span>
</text:p>
      <text:p text:style-name="P4">
As the Chinese government expands the anti -spy law, the prospects of foreign investment are even more dim. In view of the new restrictions on the US Biden government's preparations for investing in the United States, the relationship with the increasingly tension with the United States may also restrict foreign investment.</text:p>
      <text:p text:style-name="P4">
The BBC BBC reported that China ’s international revenue and expenditure data shows that Chinese foreign direct investment in 2022 decreased sharply by 43%year -on -year to 190.3 billion US dollars, significantly lower than US $ 334 billion in 2021 and 253.1 billion U.S. dollars in 2020. It is the lowest level since 2017. International revenue and expenditure is a common indicator for various economies to track foreign direct investment.</text:p>
      <text:p text:style-name="P4">
According to data from the Economic Cooperation and Development Organization, the Economy of the Seventh -Kingdoms Group, including the United States, Japan, Britain, France, Germany, Canada, and Italy in 2021, the total investment in China was only 16.3 billion US dollars, which was less than US $ 24.7 billion in 2020. And the peak of $ 35.3 billion in 2014.</text:p>
      <text:p text:style-name="P4">
The BBC report also said that foreign companies' profits in China are worrying. According to data from the Statistics Bureau of China, the total profit of industrial enterprises above designated size from January to February was 887.2 billion yuan, a significant decrease of 23%year-on-year, of which foreign companies and Hong Kong, Macao and Taiwan business investment enterprises decreased by 35.7%, the largest decline.</text:p>
      <text:p text:style-name="P4">
Hua Ganglin, chairman of the American Chamber of Commerce in China, said that the global anti -risk capabilities of SMEs and US -funded enterprises are relatively weak, so many of them have been closed in China during the epidemic. Coupled with the strict control of this year, it is even more difficult to enter China's field inspection. New decisions of new or expanding production and investment are even more difficult. Few new companies have entered China.</text:p>
      <text:p text:style-name="P4">
The above is the current financial and economic listening, thank you for your listening. I am Rao Yiming. If you have any opinions and suggestions on this show, please write to <text:a xlink:type="simple" xlink:href="Buy Unicom: Feedback@买 买 .orG" text:style-name="Internet_20_link" text:visited-style-name="Visited_20_Internet_20_Link">
fankui@rfa.org</text:a>
Or my personal Twitter account is connected by RFA_RYM.</text:p>
      <text:p text:style-name="P4">
Then I wish you all a happy weekend, the next show will meet again!</text:p>
      <text:p text:style-name="P4">
Writing, hosting, production: Rao Yiming</text:p>
      <text:p text:style-name="P4">
News Source: <text:a xlink:type="simple" xlink:href="https://www.rfa.org/mandarin/zhuanlan/jingmaorediansaomiao/econ-06092023100829.html" text:style-name="Internet_20_link" text:visited-style-name="Visited_20_Internet_20_Link">
https://www.rfa.org/mandarin/zhuanlan/jingmaorediansaomiao/econ-06092023100829.html</text:a>
</text:p>
      <!--NEWS-->
      <text:h text:style-name="P10" text:outline-level="1">
<text:span text:style-name="T4">
U.S. stocks have risen in early trading continues to rise before</text:span>
</text:h>
      <text:p text:style-name="P4">
Publisher: 法新社</text:p>
      <text:p text:style-name="P4">
Published Time: 2023-06-09T15:32:07+00:00</text:p>
      <text:p text:style-name="P4">
Modified Time: 2023-06-09T15:05:02+00:00</text:p>
      <text:p text:style-name="P4">
Description: (Agence France -Presse, New York, 9th) After the recent crisis of debt limit in the United States, it relieves the concerns of the economy that will fall sharply. The main index of the U.S. stocks has risen early this morning and continues the previous ri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617581in" draw:z-index="0">
<draw:image xlink:href="../Images/rficn/2023-06-09T15-32-07-00-00/000000.png" xlink:type="simple" xlink:show="embed" xlink:actuate="onLoad" draw:mime-type="image/png"/>
</draw:frame>
The Dow Jones Industrial Index rose 108.34 points, or 0.32%, to 33941.95 points.</text:p>
      <text:p text:style-name="P4">
The S &amp; P 500 Index rose 27.54 points, or 0.64%to 4321.47 points.</text:p>
      <text:p text:style-name="P4">
The Nasdaq comprehensive index raised 86.53 points, or 0.65%, to 13325.05 points.</text:p>
      <text:p text:style-name="P4">
News Source: <text:a xlink:type="simple" xlink:href="https://www.rfi.fr/cn/%E8%B4%A2%E7%BB%8F%E5%BF%AB%E8%AE%AF/20230609-%E7%BE%8E%E8%82%A1%E6%97%A9%E7%9B%98%E8%B5%B0%E9%AB%98-%E5%BB%B6%E7%BB%AD%E5%85%88%E5%89%8D%E6%B6%A8%E5%8A%BF" text:style-name="Internet_20_link" text:visited-style-name="Visited_20_Internet_20_Link">
https://www.rfi.fr/cn/%E8%B4%A2%E7%BB%8F%E5%BF%AB%E8%AE%AF/20230609-%E7%BE%8E%E8%82%A1%E6%97%A9%E7%9B%98%E8%B5%B0%E9%AB%98-%E5%BB%B6%E7%BB%AD%E5%85%88%E5%89%8D%E6%B6%A8%E5%8A%BF</text:a>
</text:p>
      <!--NEWS-->
      <text:h text:style-name="P10" text:outline-level="1">
<text:span text:style-name="T4">
End the status of China's developing countries in the United States, the U.S. Secretary of State's visit to China</text:span>
</text:h>
      <text:p text:style-name="P4">
Author: None</text:p>
      <text:p text:style-name="P4">
Publisher: Radio Free Asia (Organization)</text:p>
      <text:p text:style-name="P4">
Published Time: 2023-06-09T15:35:00-04:00</text:p>
      <text:p text:style-name="P4">
Modified Time: 2023-06-09T16:57:35-04:00</text:p>
      <text:p text:style-name="P4">
Description: None</text:p>
      <text:p text:style-name="P4">
Videos: []</text:p>
      <text:p text:style-name="P4">
Audios: ["<text:a xlink:type="simple" xlink:href="https://www.rfa.org/mandarin/yataibaodao/junshiwaijiao/kw-060920231039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4.533841in" draw:z-index="0">
<draw:image xlink:href="../Images/rfamandarin/2023-06-09T15-35-00-04-00/000000.png" xlink:type="simple" xlink:show="embed" xlink:actuate="onLoad" draw:mime-type="image/png"/>
</draw:frame>
The national flag of the United States and China <text:a xlink:type="simple" xlink:href="https://www.rfa.org/mandarin/yataibaodao/junshiwaijiao/kw-06092023103927.html/@@images/image" text:style-name="Internet_20_link" text:visited-style-name="Visited_20_Internet_20_Link">
</text:a>
Reuters picture <text:a xlink:type="simple" xlink:href="https://www.rfa.org/mandarin/yataibaodao/junshiwaijiao/kw-06092023103927.html/@@stream" text:style-name="Internet_20_link" text:visited-style-name="Visited_20_Internet_20_Link">
Audio-Link: https://www.rfa.org/mandarin/yataibaodao/junshiwaijiao/kw-06092023927.html/@stream</text:a>
The US Congress Senate's Foreign Relations Committee has recently passed the bill and demanded that the status of developing countries in China. While this move has triggered China's dissatisfaction, how will it change China's position in international organizations? And what kind of challenges will US and China relations face as soon as the US Secretary of State Brillings visit China as soon as possible next week?</text:p>
      <text:p text:style-name="P4">
<text:a xlink:type="simple" xlink:href="https://www.rfa.org/mandarin/yataibaodao/junshiwaijiao/jw-03312023125839.html" text:style-name="Internet_20_link" text:visited-style-name="Visited_20_Internet_20_Link">
<text:span text:style-name="T4">
 American charging combination boxing: deprived the status of Chinese developing countries and the most beneficiary of the country </text:span>
</text:a>
<text:span text:style-name="T4">
<text:span text:style-name="T5">
 <text:a xlink:type="simple" xlink:href="https://www.rfa.org/mandarin/yataibaodao/junshiwaijiao/jw-05122023094956.html" text:style-name="Internet_20_link" text:visited-style-name="Visited_20_Internet_20_Link">
Why do you unwilling to become a "developed country"? </text:a>
</text:span>
* </text:span>
<text:span text:style-name="T5">
 <text:a xlink:type="simple" xlink:href="https://www.rfa.org/mandarin/Xinwen/5-03282023114327.html" text:style-name="Internet_20_link" text:visited-style-name="Visited_20_Internet_20_Link">
"China is not a developing country" US House of Representatives has no objection to the bill</text:a>
</text:span>
*</text:p>
      <text:p text:style-name="P4">
The Ending China ’s Developing National StatusAct was approved on June 8th. The bill requires the U.S. administrative department to promote policies, and in future treaties and international organizations, they oppose the treatment to China's "developing countries" status. The bill also instructed US Secretary of State to seek to change China's status to "developed countries" through existing treaties and changes in organizations.</text:p>
      <text:p text:style-name="P4">
Chinese Foreign Ministry spokesman Wang Wenbin expressed dissatisfaction at a regular press conference on Friday (9th), criticizing "the United States wants to impose a hat of developed countries to China", and deprives the status of Chinese developing countries as "curbing China's development of China's development. A card. He also said: "Is China a developing country and can not be said to the United States."</text:p>
      <text:p text:style-name="P4">
Chinese Foreign Ministry spokesman Wang Wenbin, on June 9, 2023 at a regular press conference, expressed dissatisfaction with the US Senate Foreign Committee passing the "End of China's Development Countries" (screenshot of the official website of the Ministry of Foreign Affairs) <text:a xlink:type="simple" xlink:href="https://www.rfa.org/mandarin/yataibaodao/junshiwaijiao/kw-06092023103927.html/kw0609e.jpg" text:style-name="Internet_20_link" text:visited-style-name="Visited_20_Internet_20_Link">
![] [] [](Images/rfamandarin/2023-06-09T15-35-00-04-00/000003.png)</text:a>
American senators who support the above bill believe that China as the second largest economy in the world, whether it is economy or military scale, is obviously no longer a developing country, but China has long used this identity to obtain in the multilateral agreement for a long time Unfair advantage. Continue to define China as a "developing country", which will only weaken the fact that the Communist Party of China pose a threat to the United States.</text:p>
      <text:p text:style-name="P4">
In fact, as early as the end of March this year, the House of Representatives of the United States had adopted a similar "PRC Is Not a Developing CountryAct". After the Senate Foreign Committee's proposal was passed, the next step was to wait for all the Senate to review.</text:p>
      <text:p text:style-name="P4">
<text:span text:style-name="T4">
 How will Brinkeak handle China's "developing country" status? </text:span>
</text:p>
      <text:p text:style-name="P4">
Li Hengqing, Director of the Institute of Information and Strategy of the United States Non -Government, predicts that the bill will be successfully passed and signed by President Biden to take effect. Next The status of Chinese family, which will first involve China ’s conference fees and corresponding responsibilities.</text:p>
      <text:p text:style-name="P4">
"China's developing countries (status), its paid fees and responsibilities shall be the responsibility of developing countries, so it is much lower ... As the second largest economy, China must be carried out according to its economic income(contribute)distribute. China(GDP)Only a little lower than the United States, we should share more international responsibilities. "Li Hengqing said.</text:p>
      <text:p text:style-name="P4">
Li Hengqing believes that, in addition to the special support projects in China in government organizations may be canceled in the future, the US State Department's USAID (USAID) will also take action: "I know, USAID will give Chinese agriculture a lot to China every year. Funding is free, the biggest of which is agriculture. Once it becomes a developed country(status)In the future, these will not be given again, and it will also ask it (China) to make dedication to pay for other countries. "</text:p>
      <text:p text:style-name="P4">
China used to join the World Trade Organization (WTO) as a "developing country" to enjoy various preferential treatment. However, the WTO does not have a specific framework to define "developed countries" or "developing countries". In this regard, Li Hengqing believes that because China has not fully fulfilled its commitment to enter the WTO, the current World Trade Organization has been named. The latest Indo -Pacific Economic framework in the United States is targeted at China, and it has actually replaced the WTO.</text:p>
      <text:p text:style-name="P4">
For the so -called "developed countries" and "developing countries", the international community has no specific definition and unified consensus. Xia Yeliang, an economist in the United States, believes that on the one hand, China spends trillions of dollars to spread coins. On the one hand, the polarization of the rich and poor in China is seriously differentiated, and the economy is severely distorted. There is no need to continue to provide funding from China in the past.</text:p>
      <text:p text:style-name="P4">
But he also pointed out: "One thing should still make the international community know that China is not a truly developed country. It also has hundreds of millions of poverty -stricken areas and poor people."</text:p>
      <text:p text:style-name="P4">
U.S. Secretary of State Broskere (Associated Press Picture), which will be visited in China recentlyAccording to the US "Politico", a person familiar with the matter disclosed that US Secretary of State AntonyBlinken plans to go to Beijing as soon as possible next week. This will marked that US officials have visited China for the highest level of China since the visit of the Secretary of State Mikepompeo in 2018. It is reported that the U.S. State Department is still determining the details of Brosky's visit to China. At present, neither the United States and China have not confirmed the news.</text:p>
      <text:p text:style-name="P4">
Li Hengqing believes that China mistakenly thinks that the United States is trying to please Beijing: "The reason why the United States wants to continue to establish communication channels is to hope not to wipe the guns. Victory. "He pointed out that the basic strategy of the Biden government is that the relationship between the two countries" fight without breaking ":" Always fighting but not broken, now I hope to achieve this, but this is what China does not want to see. "</text:p>
      <text:p text:style-name="P4">
<text:span text:style-name="T4">
 "Do not seek other countries to choose a border station" US reduction in response to China's threshold </text:span>
</text:p>
      <text:p text:style-name="P4">
On Thursday, Brinkee said in a question at the joint press conference with Saudi Foreign Minister Ferra that the United States does not require other countries to choose a side station between the United States and China. In this regard, the response of Chinese Foreign Ministry spokesman Wang Wenbin is that China is more concerned about how the United States does.</text:p>
      <text:p text:style-name="P4">
In this regard, Xie Tian, a professor at the University of South Carolina, said: "Of course, Brinken said so to reduce some pressure on US diplomat partners, don't make them feel like being rebelled or left the United States. "</text:p>
      <text:p text:style-name="P4">
Economist Xia Yeliang believes that although the United States does not require countries to stand in teams, in the face of the Russian -Ukrainian war and the Taiwan Strait, many countries are naturally on the side of the selection: "If China (if) fights in Taiwan, what will the world think? I think I think it is Most countries oppose force to attack Taiwan. This is also a natural form. You said that it is not a standing team, it is also a standing team. "</text:p>
      <text:p text:style-name="P4">
Reporter: Caddy Editor: He Ping.com Editor: Hong Wei</text:p>
      <text:p text:style-name="P4">
News Source: <text:a xlink:type="simple" xlink:href="https://www.rfa.org/mandarin/yataibaodao/junshiwaijiao/kw-06092023103927.html" text:style-name="Internet_20_link" text:visited-style-name="Visited_20_Internet_20_Link">
https://www.rfa.org/mandarin/yataibaodao/junshiwaijiao/kw-06092023103927.html</text:a>
</text:p>
      <!--NEWS-->
      <text:h text:style-name="P10" text:outline-level="1">
<text:span text:style-name="T4">
Has the Chinese Communist Party changed over the years? In the 1989th generation, watching June Fourth Massacre and Dynamic clearing zero</text:span>
</text:h>
      <text:p text:style-name="P4">
Author: None</text:p>
      <text:p text:style-name="P4">
Publisher: Radio Free Asia (Organization)</text:p>
      <text:p text:style-name="P4">
Published Time: 2023-06-09T15:37:00-04:00</text:p>
      <text:p text:style-name="P4">
Modified Time: 2023-06-09T16:41:40-04:00</text:p>
      <text:p text:style-name="P4">
Description: None</text:p>
      <text:p text:style-name="P4">
Videos: []</text:p>
      <text:p text:style-name="P4">
Audios: ["<text:a xlink:type="simple" xlink:href="https://www.rfa.org/mandarin/yataibaodao/zhengzhi/sc-060920231006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897317in" draw:z-index="0">
<draw:image xlink:href="../Images/rfamandarin/2023-06-09T15-37-00-04-00/000000.png" xlink:type="simple" xlink:show="embed" xlink:actuate="onLoad" draw:mime-type="image/png"/>
</draw:frame>
(Figure left on May 4, 1989, the Tsinghua University Mandarin. (Map of the June 4th file))(Right)On November 15, 2022, the residents of Chaoyang District, Beijing, the review article of the People's Daily's signature of Zhongyin no longer mentioned the next day after the "dynamic clearing zero", and the long queue was still waiting for nucleic acid testing.(Reuters information picture) <text:a xlink:type="simple" xlink:href="https://www.rfa.org/mandarin/yataibaodao/zhengzhi/sc-06092023100612.html/@@images/image" text:style-name="Internet_20_link" text:visited-style-name="Visited_20_Internet_20_Link">
</text:a>
Photo: RFA <text:a xlink:type="simple" xlink:href="https://www.rfa.org/mandarin/yataibaodao/zhengzhi/sc-06092023100612.html/@@stream" text:style-name="Internet_20_link" text:visited-style-name="Visited_20_Internet_20_Link">
AUDIO-Link: https: // Woohoo. Hair dye .org/mandarin/Asia Pacific Report/Political/Generation -06092023100612.html/@@ Stream</text:a>
Recently, a number of calendarrs of the Eight -nine Democratic Movement accepted an interview with this station, telling the white paper movement in their eyes, and in their opinion, why the CCP made a June 4th slaughter and dynamic decision -making decision.</text:p>
      <text:p text:style-name="P4">
<text:span text:style-name="T4">
<text:span text:style-name="T5">
 <text:a xlink:type="simple" xlink:href="https://www.rfa.org/mandarin/yataibaodao/huanjing/jw-05242023102047.html" text:style-name="Internet_20_link" text:visited-style-name="Visited_20_Internet_20_Link">
Zhong Nanshan warned the second round of epidemic, are you ready?</text:a>
</text:span>
* </text:span>
<text:span text:style-name="T5">
 <text:a xlink:type="simple" xlink:href="https://www.rfa.org/mandarin/yataibaodao/huanjing/bx2-01252023105618.html" text:style-name="Internet_20_link" text:visited-style-name="Visited_20_Internet_20_Link">
"Dynamic clearing zero" clearing the local government's pockets to reproduce the heating difficulty</text:a>
</text:span>
<text:span text:style-name="T5">
 </text:span>
<text:span text:style-name="T4">
 <text:a xlink:type="simple" xlink:href="https://www.rfa.org/mandarin/Xinwen/8-01042023145220.html" text:style-name="Internet_20_link" text:visited-style-name="Visited_20_Internet_20_Link">
WHO: Chinese data shows that there are no new mutant plants but the number of deaths from the report</text:a>
</text:span>
 <text:span text:style-name="T4">
<text:span text:style-name="T5">
 <text:a xlink:type="simple" xlink:href="https://www.rfa.org/mandarin/yataibaodao/gangtai/ec-06062022074350.html" text:style-name="Internet_20_link" text:visited-style-name="Visited_20_Internet_20_Link">
June 4th mourning all over the world to make the image of China more negative</text:a>
</text:span>
* </text:span>
<text:span text:style-name="T5">
 <text:a xlink:type="simple" xlink:href="https://www.rfa.org/mandarin/ytbdzhuantixilie/jiandang-bainian/wy1-06302021102023.html" text:style-name="Internet_20_link" text:visited-style-name="Visited_20_Internet_20_Link">
[A century -old special program for the founding of the party] Is the essence of the CCP rule of "totalitarianism"? (superior) </text:a>
</text:span>
<text:span text:style-name="T5">
 </text:span>
<text:span text:style-name="T4">
 <text:a xlink:type="simple" xlink:href="https://www.rfa.org/mandarin/ytbdzhuantixilie/wodeliusi/if-05232019131826.html" text:style-name="Internet_20_link" text:visited-style-name="Visited_20_Internet_20_Link">
[My June 4th] In the 1989 Democratic Games, Beijingers have become cute from arrogance</text:a>
</text:span>
</text:p>
      <text:p text:style-name="P4">
<text:span text:style-name="T4">
 Wang Juntao: The Chinese Communist Party's suppression of the white paper movement will be born in a group of professional activists </text:span>
</text:p>
      <text:p text:style-name="P4">
<text:span text:style-name="T4">
Wang Juntao, the chairman of the National Committee of the China Democratic Party.(Independent Chinese Pen Club)  <text:a xlink:type="simple" xlink:href="https://www.rfa.org/mandarin/yataibaodao/zhengzhi/sc-06092023100612.html/738b519b6d9b_72ec7acb4e2d65877b144f1a.jpg" text:style-name="Internet_20_link" text:visited-style-name="Visited_20_Internet_20_Link">
</text:a>
</text:span>
</text:p>
      <text:p text:style-name="P4">
Wang Juntao, who currently serves as the chairman of the National Committee of the China Democratic Party, has participated in the democratic movement of China in 1976 and 1989. After the White Paper Movement in China last year, he also carried out overseas response activities of white paper sports in the United States.</text:p>
      <text:p text:style-name="P4">
In an interview with reporters, he talked about the same points in his mind that the CCP ’s anti -democratic movement and white paper movement:" In fact, the resistance movement under any totalitarian system may be different. But the final result is the same. That is, after you and the totalitarian political game, the totalitarian system may be absorbed in the middle of totalitarian politics, or rejection or suppression. Adopt a way to suppress. "</text:p>
      <text:p text:style-name="P4">
In November to December last year, there were white paper campaigns in many parts of the people protesting the authorities' dynamic clearance policies in China, and some people shouted the slogan "Xi Jinping stepped down, the Communist Party stepped down". After that, although the Chinese authorities have liberalized the control measures of the new crown epidemic, they have also traced and arrested many white paper sports participants. Wang Juntao believes that the CCP's arrest will create a group of activists: "In fact, many visitors in China have been closed several times and became social activists, which is also because of the arrest of the Communist Party. The suppression of exercise will be born in a group of professional social activists and political activists, which are the same as June 4th and other sports that have been suppressed by it. "</text:p>
      <text:p text:style-name="P4">
Wang Juntao also said that although the social foundation of the 1989 democratic movement is more complicated and extensive than the white paper movement, the two movements were generally found their own venting mouth through the movement. He said: "If you look closely, many people have been angry with the white paper revolution for a long time. Many things have made them go to the streets, and for a moment, they have found something in common. Why are everyone together, because it is all those who have demands acting. "</text:p>
      <text:p text:style-name="P4">
<text:span text:style-name="T4">
 Fang Zheng: The characteristics of the dictatorship are simple and rude </text:span>
</text:p>
      <text:p text:style-name="P4">
<text:span text:style-name="T4">
Fang Zheng, who was crushed by the PLA tank in the June 4th massacre (CK camera/RFA data) </text:span>
He believes that, compared with the democratic state government, the dictatorship is simple and rude, and the running trajectory is not many scientific. He said: "Dictatorship is a simple and rude work, and democracy is a relatively technical category. The reason why the Communist regime is anti -democratic and anti -humanity is actually simple and rude, as long as you consider your own small governance group."</text:p>
      <text:p text:style-name="P4">
Fang Zheng said that under this simple and rude dictatorship, extreme dynamic zero -zero policy and the suppression of the white paper movement will cause harm to the people, but in the view of the CCP, "the loss of the people's interests and freedom The deprivation of life and the infringement of life are not within its consideration. Similarly, the suppression of the June 4th is the same, and the killing of a few people is not within their consideration. This is the arrogance of the power of arrogance of the ruling regime. "</text:p>
      <text:p text:style-name="P4">
<text:span text:style-name="T4">
 Feng Congde: The Chinese Communist Party has not changed substantially. </text:span>
</text:p>
      <text:p text:style-name="P4">
<text:span text:style-name="T4">
The leader of the 89th Student Games in the California Bay Area, Feng Congde.(RFA Information) <text:a xlink:type="simple" xlink:href="https://www.rfa.org/mandarin/yataibaodao/zhengzhi/sc-06092023100612.html/97513b2d-2386-44f9-96bf-d5c10ad2d040.jpeg" text:style-name="Internet_20_link" text:visited-style-name="Visited_20_Internet_20_Link">
</text:a>
</text:span>
</text:p>
      <text:p text:style-name="P4">
In the view of the 89th Student Games leader who lives in the California Bay Area, when the CCP's senior officials launch the June 4th slaughter and dynamic clearance decisions, there are some differences in the process: "If dynamic clearing zero, now from a limited understanding of a limited understanding, from a limited understanding of understanding Look, it is basically Xi Jinping's dictatorship, but the June 4th slaughter may be a collective decision of the so -called "Eight Old" of the Communist Party of China. In addition to Zhao Ziyang and the other two standing committee members opposed, the old people who listen to the government behind the scenes may be It is the main force to decide the slaughter. "</text:p>
      <text:p text:style-name="P4">
"Eight Old" refers to a group of CCP veterans, including Deng Xiaoping in the 1980s and 1990s. Although most of these people do not have a formal position, they have a great impact on the political decision -making of the Communist Party of China at that time.</text:p>
      <text:p text:style-name="P4">
Feng Congde believes that although the decision -making process of the CCP's senior management in June 4th Likes and Dynamic Cleansing Zero is different, it is only a bit different. The dictatorship to Xi Jinping may be more dictatorship here, and it has become a personal dictatorship. Deng Xiaoping has to listen to the opinion of 'Eight Old ". The entire process of June 4th has a high -level division. Xi Jinping's political opponents are basically cleaned up, and finally Xi Jinping is Xi Jinping. Personal dictatorship. But there is no difference at all, it is a disaster caused by the dictatorship system. "</text:p>
      <text:p text:style-name="P4">
Feng Congde said that although the Chinese Communist Party's techniques and the international situation have changed, from Mao Zedong to Xi Jinping's CCP, "substantial changes have not changed in my opinion. The fundamental core value and core interests are still consistent, that is, to maintain power. "</text:p>
      <text:p text:style-name="P4">
Reporter: Sun Cheng Responsible Editor: 梒 网 网 Editor: He Fu</text:p>
      <text:p text:style-name="P4">
News Source: <text:a xlink:type="simple" xlink:href="https://www.rfa.org/mandarin/yataibaodao/zhengzhi/sc-06092023100612.html" text:style-name="Internet_20_link" text:visited-style-name="Visited_20_Internet_20_Link">
https://www.rfa.org/mandarin/yataibaodao/zhengzhi/sc-06092023100612.html</text:a>
</text:p>
      <!--NEWS-->
      <text:h text:style-name="P10" text:outline-level="1">
<text:span text:style-name="T4">
The son of Krakatau, Indonesia erupted twice in the morning in the morning</text:span>
</text:h>
      <text:p text:style-name="P4">
Author: 联合早报 (Person)</text:p>
      <text:p text:style-name="P4">
Publisher: 联合早报 (Organization)</text:p>
      <text:p text:style-name="P4">
Published Time: 2023-06-09T15:44</text:p>
      <text:p text:style-name="P4">
Modified Time: 2023-06-09T16:39</text:p>
      <text:p text:style-name="P4">
Description: The son of the Son of Krakato, Indonesia, erupted twice in the morning on Friday (June 9), and a strong volcanic cloud was formed strongly. Reuters reports that the son of Karakato's son (Anak Krakatau) at 7:46 in the morning local time (new ...</text:p>
      <text:p text:style-name="P4">
Videos: []</text:p>
      <text:p text:style-name="P4">
Audios: []</text:p>
      <text:p text:style-name="P4">
Images: []</text:p>
      <text:p text:style-name="P4">
Type: NewsArticle</text:p>
      <text:p text:style-name="P4">
Breadcrumbs: ['即时', '国际']</text:p>
      <text:p text:style-name="P4">
Keywords: ['火山爆发', '印度尼西亚']</text:p>
      <!--METADATA-->
      <text:p text:style-name="P4">
The son of the Son of Krakato, Indonesia, erupted twice in the morning on Friday (June 9), and a strong volcanic cloud was formed strongly.</text:p>
      <text:p text:style-name="P4">
Reuters reported that Anakkrakata, the son of Karakato, erupted at 7.46 am local time (8:46 am in Singapore time), and erupted again after 62 minutes. A shrinking photography pictures released by the Indonesian earthquake institution showed that the volcanic clouds formed by the outbreak of volcano continued to expand and floated to the southwest.</text:p>
      <text:p text:style-name="P4">
The 157 -meter -high son of Karakato is located in the Sunda Strait between Sumatra and Java. It has erupted more than ten times since March this year. It is only 16.5 kilometers away from this volcanic village.</text:p>
      <text:p text:style-name="P4">
The authorities have not been damaged or casualties for the time being.</text:p>
      <text:p text:style-name="P4">
News Source: <text:a xlink:type="simple" xlink:href="https://www.zaobao.com.sg/realtime/world/story20230609-1402772" text:style-name="Internet_20_link" text:visited-style-name="Visited_20_Internet_20_Link">
https://www.zaobao.com.sg/realtime/world/story20230609-1402772</text:a>
</text:p>
      <!--NEWS-->
      <text:h text:style-name="P10" text:outline-level="1">
<text:span text:style-name="T4">
Faced with &amp; quot; stormy waves &amp; quot; Xi Jinping wants to build &amp; quot; new security pattern &amp; quot; What is he afraid of? (Dai Zhongren/Cheng Xiaonong/Song Guocheng) | Asia wants to talk very much</text:span>
</text:h>
      <text:p text:style-name="P4">
Author: None</text:p>
      <text:p text:style-name="P4">
Publisher: Radio Free Asia (Organization)</text:p>
      <text:p text:style-name="P4">
Published Time: 2023-06-09T15:55:00-04:00</text:p>
      <text:p text:style-name="P4">
Modified Time: 2023-06-09T13:17: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88615in" draw:z-index="0">
<draw:image xlink:href="../Images/rfamandarin/2023-06-09T15-55-00-04-00/000000.png" xlink:type="simple" xlink:show="embed" xlink:actuate="onLoad" draw:mime-type="image/png"/>
</draw:frame>
 <text:a xlink:type="simple" xlink:href="https://www.rfa.org/mandarin/duomeiti/yazhou-henxiangliao/yz-06092023122909.html/@@images/image" text:style-name="Internet_20_link" text:visited-style-name="Visited_20_Internet_20_Link">
</text:a>
Radio of Liberty Asia</text:p>
      <text:p text:style-name="P4">
Xi Jinping recently warned that China should use #New security pattern to ensure #, and emphasize that "preparing for the major test of #or even #", what is Xi Jinping afraid? In this program, a senior researcher at the Taiwan Political Customs Customs Center of Taiwan#Song Guocheng analyzed that China ’s foreign diplomacy and the rivers and mountains were shaken, facing the political and economic crisis of the 12th National Congress, and the deepest fear of the Communist Party of China was the latter of the CCP’ s deepest. Essence This means that the Communist Party is down and eliminated. Economist #Cheng Xiaonong believes that Xi Jinping's "stormy waves" refers to the upgrading of the Cold War between China and the United States to a comprehensive and fixed pattern, and the CCP has retreat. China has continued to deteriorate the "Cold War" of China and the United States. The first is military provocation, followed by diplomatic confrontation, and the third is science and technology blockade. He believes that it has now entered the "deep water zone" and has been unable to control China.</text:p>
      <text:p text:style-name="P4">
News Source: <text:a xlink:type="simple" xlink:href="https://www.rfa.org/mandarin/duomeiti/yazhou-henxiangliao/yz-06092023122909.html" text:style-name="Internet_20_link" text:visited-style-name="Visited_20_Internet_20_Link">
https://www.rfa.org/mandarin/duomeiti/yazhou-henxiangliao/yz-06092023122909.html</text:a>
</text:p>
      <!--NEWS-->
      <text:h text:style-name="P10" text:outline-level="1">
<text:span text:style-name="T4">
South Korea summoned the Chinese ambassador to South Korea to protest its remarks on South Korea's policy</text:span>
</text:h>
      <text:p text:style-name="P4">
Author: chinese@voanews.com (金谷)</text:p>
      <text:p text:style-name="P4">
Publisher: 美国之音中文网 (Type: NewsMediaOrganization)</text:p>
      <text:p text:style-name="P4">
Published Time: 2023-06-09T16:08:49+08:00</text:p>
      <text:p text:style-name="P4">
Modified Time: 2023-06-09 09:41:40Z</text:p>
      <text:p text:style-name="P4">
Description: South Korea summoned the Chinese ambassador to protest on Friday, saying that Xing Haiming warned that Seoul should not "be provocative" in the Sino -US competition, and may interfere with South Korea's internal affair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envoy-in-south-korea-warns-of-wrong-bets-over-sino-u-s-rivalry-20230609/7129813.html" text:style-name="Internet_20_link" text:visited-style-name="Visited_20_Internet_20_Link">
https://www.voachinese.com/a/china-envoy-in-south-korea-warns-of-wrong-bets-over-sino-u-s-rivalry-20230609/7129813.html</text:a>
</text:p>
      <!--NEWS-->
      <text:h text:style-name="P10" text:outline-level="1">
<text:span text:style-name="T4">
Two "tigers" were doubled</text:span>
</text:h>
      <text:p text:style-name="P4">
Author: None</text:p>
      <text:p text:style-name="P4">
Publisher: Radio Free Asia (Organization)</text:p>
      <text:p text:style-name="P4">
Published Time: 2023-06-09T16:27:17-04:00</text:p>
      <text:p text:style-name="P4">
Modified Time: 2023-06-09T16:27: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372463in" draw:z-index="0">
<draw:image xlink:href="../Images/rfamandarin/2023-06-09T16-27-17-04-00/000000.png" xlink:type="simple" xlink:show="embed" xlink:actuate="onLoad" draw:mime-type="image/png"/>
</draw:frame>
Fan Yifei, former member of the People's Bank of China and Deputy Governor of the People's Bank of China(Right)Zhou Jianzheng, the former deputy secretary and vice chairman of the Guizhou Provincial Committee of the CPPCC. <text:a xlink:type="simple" xlink:href="https://www.rfa.org/mandarin/Xinwen/7-06092023162001.html/@@images/image" text:style-name="Internet_20_link" text:visited-style-name="Visited_20_Internet_20_Link">
</text:a>
Net] Luo Figure/RFA Photos Figure</text:p>
      <text:p text:style-name="P4">
According to the website of the State Discipline Inspection Commission of the Communist Party of China on Friday (June 9), Fan Yifei, former member of the People's Bank of China, and Deputy President of the People's Bank of China, and Zhou Jianzheng, deputy secretary and deputy chairman of the Guizhou Provincial CPPCC Fleeing party membership and public office.</text:p>
      <text:p text:style-name="P4">
The website reported that Fan Yifei, 59, has worked in the financial system for 40 years. In 2015, he served as a member of the Party Committee and Deputy Governor of the People's Bank of China. Fan Yifei was accused of "eating finance by finance" and "giving money with money". It has long been based on "investment" to engage in power and money transactions. property. Fan Yifei was the 26th central management cadre, which was reviewed and investigated by the State Administration of Discipline Inspection of the Central Commission for Discipline Inspection last year to early November, and was also a "first tiger" that the Communist Party of China.</text:p>
      <text:p text:style-name="P4">
63 -year -old Zhou Jianyu has worked in Guizhou for a long time. Since 2017, Zhou Jianzheng has been the vice chairman of the Guizhou Provincial Political Consultative Conference and a member of the party group, and was re -elected vice chairman of the Provincial CPPCC in 2020. Zhou Jianzheng was accused of holding a non -listed company shares in violation of regulations and engaging in power transactions; large power search and family corruption, collecting money to collect money, and use job convenience to make benefits for others in business operations and project contracting. Huge property.</text:p>
      <text:p text:style-name="P4">
At present, the two were transferred to the procuratorate for review and prosecution for suspected crime issues, and the property involved was transferred.</text:p>
      <text:p text:style-name="P4">
(Responsible editor: Wang Yun)</text:p>
      <text:p text:style-name="P4">
News Source: <text:a xlink:type="simple" xlink:href="https://www.rfa.org/mandarin/Xinwen/7-06092023162001.html" text:style-name="Internet_20_link" text:visited-style-name="Visited_20_Internet_20_Link">
https://www.rfa.org/mandarin/Xinwen/7-06092023162001.html</text:a>
</text:p>
      <!--NEWS-->
      <text:h text:style-name="P10" text:outline-level="1">
<text:span text:style-name="T4">
The Ministry of Foreign Affairs of South Korea summoned the Chinese Ambassador to Korea to say that his remarks were provocative</text:span>
</text:h>
      <text:p text:style-name="P4">
Author: None</text:p>
      <text:p text:style-name="P4">
Publisher: Radio Free Asia (Organization)</text:p>
      <text:p text:style-name="P4">
Published Time: 2023-06-09T16:30:00-04:00</text:p>
      <text:p text:style-name="P4">
Modified Time: 2023-06-09T16:57: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88615in" draw:z-index="0">
<draw:image xlink:href="../Images/rfamandarin/2023-06-09T16-30-00-04-00/000000.png" xlink:type="simple" xlink:show="embed" xlink:actuate="onLoad" draw:mime-type="image/png"/>
</draw:frame>
Chinese Ambassador to South Korea Xing Haiming [Wikipedia</text:p>
      <text:p text:style-name="P4">
According to the Yonhap News Agency, the Ministry of Foreign Affairs of the South Korean Ministry of Foreign Affairs summoned the Chinese ambassador to South Korea on Friday (June 9) to protest the comments of the previous day of South Korea.</text:p>
      <text:p text:style-name="P4">
Xing Haiming and the largest co -Democratic Party leader in the wild party in the Wild Party on Thursday (June 8) said that the current international situation has evolved in complexity, and China -South Korea relations are still facing external factors. It is hoped that the Korean side can get rid of the interference of external factors when dealing with China. The United States is trying to suppress China, and some people bet that the United States will win and China loses. This is obviously misjudgment and has not seen the general trend of history.</text:p>
      <text:p text:style-name="P4">
Zhang Huzhen, the first official (deputy minister) of the Ministry of Foreign Affairs of South Korea, said in Xing Haiming on Friday that Xing Haiming's statement had "unreasonable provocation" and warned that his remarks may be regarded as a domestic politics to South Korea. The interference violated the Vienna Convention.</text:p>
      <text:p text:style-name="P4">
Chinese Foreign Ministry spokesman Wang Wenbin said at a press conference on Friday that the current China -South -South relations are facing difficulties and challenges, and the responsibility is not in China. Ambassador Xing Haiming has extensively contacted the Korean government, political parties and all walks of life. It is the responsibility of the Chinese position and the concern of the Chinese position on bilateral relations and common concern. It is hoped that the relevant parties of South Korea will take the proper view and put attention to how to face the problem and achieve the stability and development of Sino -South Korean relations.</text:p>
      <text:p text:style-name="P4">
(Responsible editor: Wang Yun)</text:p>
      <text:p text:style-name="P4">
News Source: <text:a xlink:type="simple" xlink:href="https://www.rfa.org/mandarin/Xinwen/8-06092023162831.html" text:style-name="Internet_20_link" text:visited-style-name="Visited_20_Internet_20_Link">
https://www.rfa.org/mandarin/Xinwen/8-06092023162831.html</text:a>
</text:p>
      <!--NEWS-->
      <text:h text:style-name="P10" text:outline-level="1">
<text:span text:style-name="T4">
China pays attention to Apple's "free delivery"</text:span>
</text:h>
      <text:p text:style-name="P4">
Author: None</text:p>
      <text:p text:style-name="P4">
Publisher: Radio Free Asia (Organization)</text:p>
      <text:p text:style-name="P4">
Published Time: 2023-06-09T16:33:00-04:00</text:p>
      <text:p text:style-name="P4">
Modified Time: 2023-06-09T16:38: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612011in" draw:z-index="0">
<draw:image xlink:href="../Images/rfamandarin/2023-06-09T16-33-00-04-00/000000.png" xlink:type="simple" xlink:show="embed" xlink:actuate="onLoad" draw:mime-type="image/png"/>
</draw:frame>
During the 2019 Disabled Olympic Olympic Games, Apple President Cook used Apple's mobile phones to exchange selfies with people. Reuters information picture</text:p>
      <text:p text:style-name="P4">
According to the Wall Street Journal, the Chinese government is improving the stricter control of "AirDrop" services on Apple's mobile phones.</text:p>
      <text:p text:style-name="P4">
A draft recently released by the China National Internet Information Office stipulates that the wireless technologies that can send files, images and other data to multiple devices that can be used to be used to multiple devices nearby without networking, but the files do not name Apple's names Similar products of "separate delivery" and China. The draft also stipulates that close -range self -network information service providers must save relevant records and find that any illegal or bad information must report to the relevant competent authorities such as the Internet Information Office.</text:p>
      <text:p text:style-name="P4">
These drafts are still publicly soliciting opinions. The deadline is July 6, but it is unclear when it takes effect.</text:p>
      <text:p text:style-name="P4">
This week, Apple has just launched a function related to "air delivery", namely namedrop, which allows apple devices to be able to exchange contact information when it is placed together.</text:p>
      <text:p text:style-name="P4">
At the end of last year, in the social actions against Xi Jinping's re -election and opposition to the Communist Party of China, Chinese youths have widely used Apple's "air -to -air delivery" function to communicate information. To this end, Apple was under pressure from the Chinese government. The function of sending "sending" function has attracted widespread attention from the outside world.</text:p>
      <text:p text:style-name="P4">
(Responsible editor: Wang Yun)</text:p>
      <text:p text:style-name="P4">
News Source: <text:a xlink:type="simple" xlink:href="https://www.rfa.org/mandarin/Xinwen/9-06092023163227.html" text:style-name="Internet_20_link" text:visited-style-name="Visited_20_Internet_20_Link">
https://www.rfa.org/mandarin/Xinwen/9-06092023163227.html</text:a>
</text:p>
      <!--NEWS-->
      <text:h text:style-name="P10" text:outline-level="1">
<text:span text:style-name="T4">
"Anti -War" fluttered the Chinese network to cool down the "Wu Tong Taiwan"?</text:span>
</text:h>
      <text:p text:style-name="P4">
Author: None</text:p>
      <text:p text:style-name="P4">
Publisher: Radio Free Asia (Organization)</text:p>
      <text:p text:style-name="P4">
Published Time: 2023-06-09T16:36:00-04:00</text:p>
      <text:p text:style-name="P4">
Modified Time: 2023-06-09T17:13: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4.600844in" draw:z-index="0">
<draw:image xlink:href="../Images/rfamandarin/2023-06-09T16-36-00-04-00/000000.png" xlink:type="simple" xlink:show="embed" xlink:actuate="onLoad" draw:mime-type="image/png"/>
</draw:frame>
Chinese University of Student Acts France -France -France, Chinese University France -Pressers 'France -Pressers' Fair,</text:p>
      <text:p text:style-name="P4">
According to the Voice of Germany, Wang Xinxian, a special professor of the East Asia Research Institute of Taiwan's Political Science and Technology of Taiwan, wrote in the briefing of the Taiwan MAC in the Briefing of the Taiwan MAC that some "anti -war articles" have recently circulated on the Chinese network and advocated that they are unwilling to fight for the country. Social inequality and dissatisfaction, unwilling to fight for vested interests, and so on.</text:p>
      <text:p text:style-name="P4">
Wang Xinxian analyzed that the public opinion of mainland China has now declined with government trust, economic downside, unemployment rate, and chaos of epidemic prevention and control have made the public's social security decline. It is not easy to be recognized by the people and laid unpredictable foreshadowing for future social governance.</text:p>
      <text:p text:style-name="P4">
The report pointed out that although the anti -war text did not indicate any war, the Taiwanese media and analysts immediately thought of the Taiwan war. The Taiwan Central News Agency has previously quoted expert analysis that articles about anti -war have always existed on the Chinese network, but have not been deleted, which shows that the Chinese government has accepted such a view to a certain extent, that is, the unity of military unification of Taiwan is unrealistic. Even dangerous.</text:p>
      <text:p text:style-name="P4">
(Responsible editor: Wang Yun)</text:p>
      <text:p text:style-name="P4">
News Source: <text:a xlink:type="simple" xlink:href="https://www.rfa.org/mandarin/Xinwen/10-06092023163423.html" text:style-name="Internet_20_link" text:visited-style-name="Visited_20_Internet_20_Link">
https://www.rfa.org/mandarin/Xinwen/10-06092023163423.html</text:a>
</text:p>
      <!--NEWS-->
      <text:h text:style-name="P10" text:outline-level="1">
<text:span text:style-name="T4">
Column | Weekend Tea House: Why are thrilling lines (1): 68 -year -old retired professor</text:span>
</text:h>
      <text:p text:style-name="P4">
Author: None</text:p>
      <text:p text:style-name="P4">
Publisher: Radio Free Asia (Organization)</text:p>
      <text:p text:style-name="P4">
Published Time: 2023-06-09T16:42:00-04:00</text:p>
      <text:p text:style-name="P4">
Modified Time: 2023-06-09T16:55:09-04:00</text:p>
      <text:p text:style-name="P4">
Description: None</text:p>
      <text:p text:style-name="P4">
Videos: []</text:p>
      <text:p text:style-name="P4">
Audios: ["<text:a xlink:type="simple" xlink:href="https://www.rfa.org/mandarin/zhuanlan/teahouse/tea-06092023100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5.1927in" draw:z-index="0">
<draw:image xlink:href="../Images/rfamandarin/2023-06-09T16-42-00-04-00/000000.png" xlink:type="simple" xlink:show="embed" xlink:actuate="onLoad" draw:mime-type="image/png"/>
</draw:frame>
Professor Zhang in the wiring arrives at the Border Tapa in Mexico <text:a xlink:type="simple" xlink:href="https://www.rfa.org/mandarin/zhuanlan/teahouse/tea-06092023100930.html/@@images/image" text:style-name="Internet_20_link" text:visited-style-name="Visited_20_Internet_20_Link">
</text:a>
Professor Zhang provided <text:a xlink:type="simple" xlink:href="https://www.rfa.org/mandarin/zhuanlan/teahouse/tea-06092023100930.html/@@stream" text:style-name="Internet_20_link" text:visited-style-name="Visited_20_Internet_20_Link">
Audio-Link: https://www.rfa.org/mandarin/zhuanlan/teahouse/tea 06092023100930.html/@stream</text:a>
Today's "Weekend Tea House" shows we pay attention to the moisturizing tide from China. The "wiring" of the Chinese people refers to stealing from the United States and the southern border of the United States from the Americas and other countries in Panama.</text:p>
      <text:p text:style-name="P4">
<text:a xlink:type="simple" xlink:href="https://www.cbp.gov/newsroom/stats/nationwide-encounters" text:style-name="Internet_20_link" text:visited-style-name="Visited_20_Internet_20_Link">
US Customs and Border Protection Agency</text:a>
Data show that since the beginning of this year, the number of Chinese people who have been detained on the south of the United States on the southwest of the United States have increased significantly, from dozens of or hundreds of people last year to thousands of people. There were 3210 people in April this year, which was about 20 times that of April last year.</text:p>
      <text:p text:style-name="P4">
Why do more and more people take risks and go to the United States? Our "Weekend Tea House" program interviewed several widents from China to see the root of this wave of Chinese wiring through their stories.</text:p>
      <text:p text:style-name="P4">
Route is very dangerous for young people, and Professor Zhang is 68 years old. He spent more than 40 days, passing nearly 10 countries, turning over the mountains, and stealing the border between the United States and Mexico in the early morning of May 28 to enter the United States. Essence</text:p>
      <text:p text:style-name="P4">
Why is it all? How much wind and rain has Professor Zhang, 68 years old? How do he think of the root of this wave of wiring in China? Today's show, please listen to our interview with Professor Zhang. For details, please click on the audio connection of this webpage.</text:p>
      <text:p text:style-name="P4">
Professor Zhang in the line arrived at Guatemala.(Professor Zhang provided)  <text:a xlink:type="simple" xlink:href="https://www.rfa.org/mandarin/zhuanlan/teahouse/tea-06092023100930.html/52308fbe537157309a6c62c9.jpg" text:style-name="Internet_20_link" text:visited-style-name="Visited_20_Internet_20_Link">
</text:a>
After China canceled the new crown epidemic sealing measures in December last year, the moisturizing tide resurrected. Run is the harmonious voice of English RUN, that is, the word "running", refers to some Chinese people trying to leave China and go abroad to seek a better place to live. The wiring involves hiking through tropical rain forests in China and the illegal entry is undoubtedly the most dangerous way.</text:p>
      <text:p text:style-name="P4">
Professor Zhang revealed that after arriving in the United States at the end of May, he had begun to participate in the Christian gathering of the United States and met with university classmates who had lived in the United States for many years. So, this college classmate treats Professor Zhang's line to the United States? At the end of this show, you will hear the opinion of Professor Zhang's college classmate.</text:p>
      <text:p text:style-name="P4">
Walking is a very controversial topic. Regarding the routing itself, the Internet public opinion is mixed, and some people envy someone to hate.</text:p>
      <text:p text:style-name="P4">
The "Weekend Tea House" program will continue to broadcast the stories series of Chinese wiring people, seeing the root of China's wave of routing.</text:p>
      <text:p text:style-name="P4">
For details, please click on the audio file link of the "Weekend Tea House" program on this website.</text:p>
      <text:p text:style-name="P4">
"Weekend Tea House" host Xiao An's social media:</text:p>
      <text:p text:style-name="P4">
Twitter account: https://twitter.com/xiaoan000</text:p>
      <text:p text:style-name="P4">
Facebook account: <text:a xlink:type="simple" xlink:href="https://www.facebook.com/pei.an.58" text:style-name="Internet_20_link" text:visited-style-name="Visited_20_Internet_20_Link">
https://www.facebook.com/pei.an.58</text:a>
Disclaimer: The view of the interviewed by Radio Free Asia does not necessarily represent the position of Radio Free Asia.</text:p>
      <text:p text:style-name="P4">
News Source: <text:a xlink:type="simple" xlink:href="https://www.rfa.org/mandarin/zhuanlan/teahouse/tea-06092023100930.html" text:style-name="Internet_20_link" text:visited-style-name="Visited_20_Internet_20_Link">
https://www.rfa.org/mandarin/zhuanlan/teahouse/tea-06092023100930.html</text:a>
</text:p>
      <!--NEWS-->
      <text:h text:style-name="P10" text:outline-level="1">
<text:span text:style-name="T4">
Column | Night Talk Zhongnanhai: Several armed police headquarters and heads of the 28th Army during June 4th</text:span>
</text:h>
      <text:p text:style-name="P4">
Author: None</text:p>
      <text:p text:style-name="P4">
Publisher: Radio Free Asia (Organization)</text:p>
      <text:p text:style-name="P4">
Published Time: 2023-06-09T16:50:00-04:00</text:p>
      <text:p text:style-name="P4">
Modified Time: 2023-06-09T17:18:36-04:00</text:p>
      <text:p text:style-name="P4">
Description: None</text:p>
      <text:p text:style-name="P4">
Videos: []</text:p>
      <text:p text:style-name="P4">
Audios: ["<text:a xlink:type="simple" xlink:href="https://www.rfa.org/mandarin/zhuanlan/yehuazhongnanhai/gx-060920231006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88615in" draw:z-index="0">
<draw:image xlink:href="../Images/rfamandarin/2023-06-09T16-50-00-04-00/000000.png" xlink:type="simple" xlink:show="embed" xlink:actuate="onLoad" draw:mime-type="image/png"/>
</draw:frame>
Li Lianxiu, the former commander of the Thirty -eight Army, and commander of the Army Police Force. <text:a xlink:type="simple" xlink:href="https://www.rfa.org/mandarin/zhuanlan/yehuazhongnanhai/gx-06092023100653.html/@@images/image" text:style-name="Internet_20_link" text:visited-style-name="Visited_20_Internet_20_Link">
</text:a>
百度  <text:a xlink:type="simple" xlink:href="https://www.rfa.org/mandarin/zhuanlan/yehuazhongnanhai/gx-06092023100653.html/@@stream" text:style-name="Internet_20_link" text:visited-style-name="Visited_20_Internet_20_Link">
Audio-1-Link：https://www.rfa.org/mandarin/zhuanlan/yehuazhongnanhai/gx-06092023100653.html/@@stream</text:a>
Our last article "Different attitudes to the suppression of June 4th, which led to the different destiny of the three 38th Army", which has been introduced 34 years ago, the 30 years ago, the 30 years of execution of the suppressive mission to the suppression of life. The touching deeds of Xu Qinxian, the commander of the Eighth Army, and how Zhang Meiyuan, who became the Chinese Communist Party's June 4th to suppress the "hero" after replacing Xu Qinxian's position, will become a victim of the CCP's struggle within the future. Now to continue to introduce the former commander of the 38th Army at the time, Li Lianxiu, then commander of the Armed Police Force, and the main partners in his headquarters in the Armed Police Headquarters who were unable to execute the June 4th suppression order and were removed from office. That past.</text:p>
      <text:p text:style-name="P4">
It is emphasized that the March and Eight Army of the year was because the so -called "long live army" from the 38th Army before 1985 to the original number of the 38th Army after 1985 no longer existed. One of the contents of Xi Jinping's content in 2017 was to change the previous 18 groups to 13, announced that in this military -level unit adjustment and formation, based on the 38th Army of the Army, Eighty -two Army. The Military Department is stationed in Baoding City, Hebei Province.</text:p>
      <text:p text:style-name="P4">
As of 1989, when he entered Beijing to perform the armed suppression mission, the 38th Army of the Chinese People's Liberation Army of that year was compiled as five divisions (tank divisions, mechanized divisions, pobic divisions, infantry divisions, artillery divisions), three brigades ( Missile brigades, high artillery brigades, engineering tourism), plus helicopter land Airlines group, as well as anti -chemical regiments, engineering regiments, communications troupes, electronic confrontation teams and other guarantee troops, 86,000 members, belonging to the re -installation group army. Among them, the tank division, mechanization division, infantry division, etc. are all led by Zhang Meiyuan to implement the task of suppressing the suppression.</text:p>
      <text:p text:style-name="P4">
General Xu Qin, who was replaced by Zhang Meiyuan that year, began to serve as the captain in 1987, and was replaced by Li Jun. And further, Li Junjun replaced Li Lianxiu's position in 1984.</text:p>
      <text:p text:style-name="P4">
This Li Lianxiu, like Wang Fuxian, who was introduced in the previous article in this column, was the same as Wang Fuyi, a political member of the 38th Army. When he was ordered to enter the DPRK at the beginning of the government, Li Lianxiu's position was already the head of the 38th Army and the 37th regiment. At that time, it was commended by Peng Dehuai.</text:p>
      <text:p text:style-name="P4">
Li Lianxiu was promoted to the 38th Army's position in May 1978, and was promoted to commander of the Armed Police Force in October 1984. At that time, the armed police were still leaders of the State Council. Prior to the suppression of June 4th in 1989, Li Lianxiu had been awarded the rank of Lieutenant General of the Armed Police.</text:p>
      <text:p text:style-name="P4">
In the process of writing "Qiao Shi Biography" more than 20 years ago, I interviewed some people familiar with the matter, including those who worked in the Ministry of Public Security and the Beijing Corps of the Beijing Army. According to their memories, in 1989, 6 During the continuous suppression of the day on June 4th to June 4th, the PLA "martial arts" that fired in the city was not an armed police officer under the Beijing Armed Police Force.</text:p>
      <text:p text:style-name="P4">
At that time, since Li Peng's "martial law order" was released, the Armed Police Headquarters hosted by Li Lianxiu, the Beijing Armed Police Corps, ordered the telephone number of the war -tampered duty class above his detachment to a recording telephone. It can be seen that at the time, the leaders of the Armed Police Headquarters had pre -made a full preparation of the "Sweet Sheep".</text:p>
      <text:p text:style-name="P4">
On June 3, 1989, the Beijing Armed Police Corps received an action order, asking the PLA forces who entered the city to perform martial arts mission at all costs to complete Tiananmen Square clearance mission on the early morning of June 4. The word "can take any means" in the command.</text:p>
      <text:p text:style-name="P4">
However, after this order was conveyed, it was questioned by the grass -roots commander and believed that the order was too unsatisfactory. It is required whether the superior is clear whether it is necessary to carry a gun to perform the task. Because before that, the Beijing Armed Police Force did not have a precedent for real bullets when performing a tide task.</text:p>
      <text:p text:style-name="P4">
The Beijing Armed Police Force feeded the inquiry of the subordinate commanders to the Beijing Municipal Party Committee in accordance with the command procedures at the time, and the answer was ambiguous: according to the execution you understand.</text:p>
      <text:p text:style-name="P4">
As a result, the troops affiliated to the Beijing Armed Police Force did not exist the fatal weapons in the assault Tiananmen mission from June 3 to June 4, but only held alarm stick and shield.</text:p>
      <text:p text:style-name="P4">
Afterwards, although in the process of investigating and searching for "motion and riots", the Armed Police Force and the public security system still played an important role, but Jiang Zemin and Li Peng and others both had negative performances on the armed police force and the public security system on the day of armed suppression. Very dissatisfied. At that time, the Thirty -eight Army at that time, although they were awarded because of the suppression, they still strongly questioned the armed police forces that failed to serve as "the pioneer of the road" for the "regular army".</text:p>
      <text:p text:style-name="P4">
Prior to the "June 4th" incident, the Armed Police Force was named by the State Council in name. In fact, the then Qiao Shi was controlled by the Secretary of the Central Political and Legal Committee. Hu Yaobang was the general secretary of the party, because the party inside and outside the party's independence of judicial independence was very high, Hu Yaobang himself advocated the separation of the party and government. Therefore, in order to straighten the relationship, Qiao Shi's leadership of the political and legal system was right in the government system. In April 1986, Qiao Shi also arranged for Qiao Shi to serve as deputy prime ministers in the State Council.</text:p>
      <text:p text:style-name="P4">
In addition, from the propaganda materials released by the Communist Party of China, it can also be confirmed that the armed police's ownership issues before the June 4th suppression can be confirmed. When the Communist Party of China announced the appointment of the commander and political commissar of the Armed Police Headquarters in 1984, it was said to be "the State Council Decision." However, in February 1990, when Jiang Zemin made a comprehensive cleaning of the leaders of the Armed Police Headquarters, it was renamed "the State Council and the Central Military Commission issued orders."</text:p>
      <text:p text:style-name="P4">
Before the June 4th suppression, Li Lianxiu, commander of the Armed Police Headquarters, Li Lianxiu's political partner. Zhang Xiufu, the political commissar of the Armed Police Headquarters, was a local public security cadre that was raised by Zhejiang Province of Qiao Shi. Chief of Staff; Zhang Haitian, deputy political commissar and director of the Political Department, was the deputy political commissar of the 39th Army before 1985.The author has disclosed the above content in the book "Biography of Qiao Shi". In the future, those who are familiar with the matter will introduce more related content to the author. More than ten years ago, a mysterious person told the author through a friend of us that he knew more about General Li Lianxiu in the June 4th incident. For details, see the related articles, content of the independent commentators on the Internet. Not big in and out.</text:p>
      <text:p text:style-name="P4">
The relevant article of the Caotang Ju Shi said: Before the "June 4th" in 1989, the Ministry of Public Security and the Ministry of National Security were basically paralyzed. The attitude has long been revealed. Li Lianxiu was the most senior spokesperson at the time and the most prestigious Old Army of the Si Ye. At that time, he was in charge of the National Armed Police. At the time of the crisis, Deng Xiaoping and Yang Shangkun did not dare to act lightly.</text:p>
      <text:p text:style-name="P4">
Caotan Ju Shi disclosed that one of his friends who worked in the second chief of the General Staff were born in the Thirty -eighth Army. At that time, the highest organs of the Military Commission took a few people to the Armed Police Headquarters as an opportunity to contact their important positions to monitor the Armed Police Commander Li Lianxiu. , You can "cut first and then play".</text:p>
      <text:p text:style-name="P4">
In his article, Caotang Jushi said: On the eve of June 4th, Xu Qin, the 38th Army commander Xu Qin first met his boss during the cure in Beijing, that is, the first 38 army commander Li Lianxiu. During the meeting, Li Lianxiu explicitly warned Xu Qin before the soldiers must be complete before the soldiers, and should not act lightly, suggesting that Beijing Deng Xiaoping violated the regulations, privately used the soldiers to "violate the law and disciplinary", and also informed the opposition from other generals in the army and Zhao Ziyang did not agree to use the use of the army. The inside story of force suppression ...</text:p>
      <text:p text:style-name="P4">
Whether the content of the article of Shangcaojunjushi is completely true, and after Jiang Zemin came to power, it is an indisputable fact that the political cleaning of the Armed Police Headquarters is not arguing. We introduced the four "ambiguous stances and negative performances" led by Li Lianxiu earlier. After Jiang Zemin took over the position of the chairman of the Military Commission of Deng Xiaoping at the end of 1989, he immediately asked Li Lianxiu and other cadres to be dismissed within three days in the appointment and removal of the cadres of the Armed Police Headquarters in early 1990. Back to the original unit to report. However, their original units have no position, so the four cadres have since been ended in political life. At that time, except for Li Lianxiu's older, the other three were only in their fifty years. This method of processing itself is embarrassing to be the secretary of the Political and Legal Committee Qiao Shi. Soon, Qiao Shi's confidence was relieved, and then the actual power of Wang Fang, the Minister of Public Security Wang Fang.</text:p>
      <text:p text:style-name="P4">
Afterwards, the outside world saw that Jiang Zemin promoted his relatives in Shanghai to the commander of the Armed Police Force, but did not notice the special background of a deputy commander and a deputy political commissar who was promoted at the same time.</text:p>
      <text:p text:style-name="P4">
Before the "June 4th" suppression, Wang Wenli, chief of staff of the Armed Police Headquarters, came from the Pingjie District of Beijing Weijing District. This person has been the secretary of Ye Jianying in the past for a long time, and has a deep relationship with Ye Jia. After the "June 4th", Jiang Zemin all withdrawn the commander, deputy commander of the Armed Police Force, all the political commissions, and deputy political commissions, and the chief of staff Wang Wenli not only did not withdraw, but was ordered by Jiang Zemin to be promoted to the first deputy commander. This move has not only successfully entered the power of the Ye family who will be disgusted with the Yang family, but also gives many older secretaries and children a lot of comfort.</text:p>
      <text:p text:style-name="P4">
At the same time, Jiang Zemin also promoted Xu Guibao, the second political commissar of the former Logistics Department of the Armed Police Headquarters, and directly promoted it to the Deputy Political Commissar of the Armed Police. The background of this person is the former secretary of Li Xiannian's office.</text:p>
      <text:p text:style-name="P4">
After Li Lianxiu was removed from office, he was collected by the Beijing Military Region because of nowhere to go. After nearly 30 years of "retired cadre", he died in Beijing on November 10, 2019 at the age of 96. One year and two months later, his older level Xu Qin died in Shijiazhuang, Hebei.</text:p>
      <text:p text:style-name="P4">
In addition to the partner of this year and his partner at that year at that time, he was dismissed because of poor execution of suppression missions. At that time, at least two of the Chinese Communist Party's field system were "not determined and determined to be determined" to perform the suppression mission. The main military and political leaders of the Eighteenth Army.</text:p>
      <text:p text:style-name="P4">
In this column, this article quoted a paragraph of Liu Asia: the Beijing -Tianjin area is the political and cultural center. People in Beijing are very concerned about politics. The army is not living in vacuum, but also cares about politics. Everyone is a small politician. However, at a critical moment, the more I can't use the Gyeonggi troops. The typical example of the June 4th "38th and 28th Army in the Beijing Military Region ...</text:p>
      <text:p text:style-name="P4">
The system of the 28th Army had been revoked as early as 1998. Interestingly, if it is judged on the standpoint of maintaining the CCP's regime, then this former 28th Army can be described as a shame and humiliation of the Chinese People's Liberation Army. From April to May 1949, the troops were ordered to launch the Kinmen battle, resulting in one of the biggest defeats of the Chinese People's Liberation Army after the Civil War of the KMT. More than 9,000 officials and soldiers who boarded Dajinmen were covered.</text:p>
      <text:p text:style-name="P4">
In November 1969, the army changed to Houma, Shanxi, and belonged to the Beijing Military Region. After the army was changed in 1985, he was restructured into the 28th Army of the Army.</text:p>
      <text:p text:style-name="P4">
According to Wikipedia records: 1989 <text:a xlink:type="simple" xlink:href="https://zh.wikipedia.org/wiki/%E5%85%AD%E5%9B%9B%E4%BA%8B%E4%BB%B6" text:style-name="Internet_20_link" text:visited-style-name="Visited_20_Internet_20_Link">
June 4th Incident</text:a>
On the eve, the 28th Army of the Army was ordered to enter <text:a xlink:type="simple" xlink:href="https://zh.wikipedia.org/wiki/%E5%8C%97%E4%BA%AC" text:style-name="Internet_20_link" text:visited-style-name="Visited_20_Internet_20_Link">
Beijing</text:a>
Execute martial law mission, in <text:a xlink:type="simple" xlink:href="https://zh.wikipedia.org/wiki/%E6%9C%A8%E6%A8%A8%E5%9C%B0" text:style-name="Internet_20_link" text:visited-style-name="Visited_20_Internet_20_Link">
Muya</text:a>
Conflict with demonstrations. The group army is also <text:a xlink:type="simple" xlink:href="https://zh.wikipedia.org/wiki/%E5%85%AD%E5%9B%9B%E6%B8%85%E5%9C%BA" text:style-name="Internet_20_link" text:visited-style-name="Visited_20_Internet_20_Link">
June 4th Qing Dynasty</text:a>
The Group Army, where the Liberation Army lost the most equipment and personnel, lost a total of 76 vehicles, including 34 <text:a xlink:type="simple" xlink:href="https://zh.wikipedia.org/wiki/%E8%A3%85%E7%94%B2%E8%BF%90%E5%85%B5%E8%BD%A6" text:style-name="Internet_20_link" text:visited-style-name="Visited_20_Internet_20_Link">
Armored Military Vehicles</text:a>
Essence At 5:00 pm on June 4th, the 28th Group Army was withdrawn. The 28th Army became the only martial law forces in the process of the June 4th suppression process that did not reach the designated position. But it is also praised by the conscience as "the only troops without blood."According to Liu Asia, the 28th Army opened to Tiananmen Square on the morning of June 4. The previous night was stunned, and many troops had already captured. The masses stopped the Twenty -eighth Army in Muyidi. He Yanran, the commander of the 28th Army, looked forward to the armored car and said, saying a word: "The green yarn tent everywhere." What do you mean, you see the people have the same as the blue yarn account. Isn't this used as a devil? ... The political commissar also came: "100,000 youths and 100,000 troops." The two were still making poetry there. Vice Chairman Liu Huaqing called the Air Force Wang Hai, and sent helicopters to shout them: "Go forward!Regardless of everything!" He Yanran didn't listen at all, and told the political commissar. In the future, you go to the military court, you go to me. Later, Vice Chairman Liu was very angry and said four words: the turtle did not look at his head.</text:p>
      <text:p text:style-name="P4">
The different saying of related words related to Wikipedia was that He Yanran was not dealt with by military law at the time, but was just relegated to deputy commanders of the Anhui Military Region.</text:p>
      <text:p text:style-name="P4">
However, from the public information, Zhang Chunming could be found to die on June 29, 1994, and was only 56 years old when he died. He Yanran was "unknown."</text:p>
      <text:p text:style-name="P4">
The fierce June 4th suppression has passed 34 years. While we miss the real hero, while the general Xu Qin, who armed for armed suppression, should also pay tribute to other armed police and troops who have also refused to make themselves blood.(This episode is chaired and broadcast by high -tech)(The article only represents the personal position and point of view of the special commentator))</text:p>
      <text:p text:style-name="P4">
News Source: <text:a xlink:type="simple" xlink:href="https://www.rfa.org/mandarin/zhuanlan/yehuazhongnanhai/gx-06092023100653.html" text:style-name="Internet_20_link" text:visited-style-name="Visited_20_Internet_20_Link">
https://www.rfa.org/mandarin/zhuanlan/yehuazhongnanhai/gx-06092023100653.html</text:a>
</text:p>
      <!--NEWS-->
      <text:h text:style-name="P10" text:outline-level="1">
<text:span text:style-name="T4">
Column | Tibet Observation: The whereabouts of the missing miners who have disappeared in the Tibet Mine accident are unknown;</text:span>
</text:h>
      <text:p text:style-name="P4">
Author: None</text:p>
      <text:p text:style-name="P4">
Publisher: Radio Free Asia (Organization)</text:p>
      <text:p text:style-name="P4">
Published Time: 2023-06-09T16:59:37-04:00</text:p>
      <text:p text:style-name="P4">
Modified Time: 2023-06-09T16:59:37-04:00</text:p>
      <text:p text:style-name="P4">
Description: None</text:p>
      <text:p text:style-name="P4">
Videos: []</text:p>
      <text:p text:style-name="P4">
Audios: ["<text:a xlink:type="simple" xlink:href="https://www.rfa.org/mandarin/zhuanlan/xizangzonglan/tibet-060920231010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88615in" draw:z-index="0">
<draw:image xlink:href="../Images/rfamandarin/2023-06-09T16-59-37-04-00/000000.png" xlink:type="simple" xlink:show="embed" xlink:actuate="onLoad" draw:mime-type="image/png"/>
</draw:frame>
The Chinese authorities have ordered Tibetans to live in the land of colleagues in western China to make a land for the construction of a hydropower dam, forcing them to leave the farmland they need to make a living. <text:a xlink:type="simple" xlink:href="https://www.rfa.org/mandarin/zhuanlan/xizangzonglan/tibet-06092023101022.html/@@images/image" text:style-name="Internet_20_link" text:visited-style-name="Visited_20_Internet_20_Link">
</text:a>
Screenshot of the Voice of Tibet <text:a xlink:type="simple" xlink:href="https://www.rfa.org/mandarin/zhuanlan/xizangzonglan/tibet-06092023101022.html/@@stream" text:style-name="Internet_20_link" text:visited-style-name="Visited_20_Internet_20_Link">
Audio-Link: https://www.rfa.org/mandarin/zhuanlan/xizangzonglan/tibet-060920231022.html/@stream</text:a>
Hello everyone, my friends, I am Chen Aizheng, Tibet sends out to invite you to look at Tibet with me. Six miners who have disappeared after the Tibet Mine Cage accident have been unknown. It is understood that in recent years, the mining activities on the Qinghai -Tibet Plateau have increased sharply, followed by pollution and degeneration, which has led to the death of animals. After two years of sentence, Tibetan monk Sonan Garcuo, who had poor health, was released from prison recently. He was imprisoned for "sending money" to the Dalai Lama. In addition, Tibetans in western China were ordered to free up the land to build a hydropower dam. The first stage of the project is expected to start in early June. According to reports, the Chinese authorities have been difficult to improve foreign tourists from Nepal to obtain a Tibetan tourist visa. New rules require face -to -face interviews and fingerprint recognition. In this episode, we will understand these situations together.</text:p>
      <text:p text:style-name="P4">
Search and rescue personnel are looking for six workers. They disappeared during the crane crash accident during the construction of a Chinese -funded copper ore, copper multi -metallic ore open -air field drainage roadway related vertical well project in Tibet, and disappeared. Essence</text:p>
      <text:p text:style-name="P4">
On May 14th, the accident occurred in the copper multi -metal mine in the Dragon Dragon Mining Area, Jiama Township, Mozhu Gongka County, Lhasa. China Zijin Mining Group Co., Ltd. owns 50.1% of the subsidiary.</text:p>
      <text:p text:style-name="P4">
Six disappeared miners worked at Fujian Xingwanxiang Construction Group Co., Ltd., a Tibetan Dragon Copper Branch of Zijin Mining Group, and were responsible for project construction. Their names and racial identities have not been announced.</text:p>
      <text:p text:style-name="P4">
Zijin Mining Group stated in a statement submitted to the Hong Kong Stock Exchange on May 15th that after the accident, the dragon copper industry launched an emergency rescue plan and reported the incident to the relevant government departments.</text:p>
      <text:p text:style-name="P4">
The company said that the dragon copper industry had been discontinued and was investigating the incident, which "caused six employees in Xingwanxiang to lose contact."</text:p>
      <text:p text:style-name="P4">
The statement said: "The company will continue to pay attention to the incident and fulfill the information disclosure obligation in a timely manner."</text:p>
      <text:p text:style-name="P4">
Zijin Mining Group has not released any updates, nor does it have an attempt to provide more information.</text:p>
      <text:p text:style-name="P4">
Researcher at the Tibet Policy Research Institute of India said that the Zijin Mining Group has three locations in Tibet, which has generated nearly half of the company's income.</text:p>
      <text:p text:style-name="P4">
Since 2006, with the opening of the Golmud-Lhasa Railway line and the planning and promotion of the Chinese government, the mining and mineral exploration of the Qinghai-Tibet Plateau have increased sharply.</text:p>
      <text:p text:style-name="P4">
What follows is the increase in pollution and the destruction of the pasture, which prompts Tibetans to protest the harm to the environment and local livestock.</text:p>
      <text:p text:style-name="P4">
A Tibetans from the area now exiled overseas in the area said that the Chinese government started mining activities in Gyama Valley, Meldrogunkar, Meldrogunkar, in the 1980s, and developed valuable resources such as gold and copper. It is used to produce products that are conducive to the Chinese economy. The source who did not want to disclose his identity also said,</text:p>
      <text:p text:style-name="P4">
"But this is the cost of the relocation of the Tibetan herdsmen who has degraded the environment and the migration of Tibetan. Forcing Nomads to settle down is a policy that the Communist Party of China has implemented in Tibet for many years."</text:p>
      <text:p text:style-name="P4">
The person also said that the increase in mining activities also caused environmental pollution and water pollution, and led to the death of animals drinking water. This Tibetan pointed out at the same time,</text:p>
      <text:p text:style-name="P4">
"For many years, Tibetans in the region have been protesting, many people have been detained, and many people have been imprisoned."</text:p>
      <text:p text:style-name="P4">
In March 2013, a catastrophic landslide occurred at the operation site of Jiama Copper Gold Mine, causing 83 people to die, most of which were Chinese migrant workers, which caused people's attention to the losses caused by Tibet mining and industrialization.</text:p>
      <text:p text:style-name="P4">
In addition, according to Tibetan insiders, a Tibetan Buddhist monk who served his sentence to the Dalai Lama and his temple abbot had been released and returned to the temple.</text:p>
      <text:p text:style-name="P4">
Sonan Gycuo was arrested by the authorities while on vacation in Chengdu on April 3, 2021. Sources said that after serving two years of imprisonment, he was released from Mianyang Prison near Chengdu, Sichuan Province, southwestern China on May 23.</text:p>
      <text:p text:style-name="P4">
They also said that on May 25, Sonan Garcuo returned to Gelden Temple in Aba County, Sichuan, because of his poor physical condition in prison.</text:p>
      <text:p text:style-name="P4">
The Chinese authorities arrested Johgon, his sister, Ji Ram, and another monk of Gelden Temple, because they were suspected of managing Rosonitomei through the temple to the Tibetan biography of exile in Dallanda, India Buddhist spiritual leaders Dalai Lama and Gelden Rinpoche send money to support.</text:p>
      <text:p text:style-name="P4">
The Chinese authorities believe that it is illegal to contact Tibetans with other exile Tibetans, and it is particularly sensitive to any connection with the Dalai Lama. The Beijing authorities believe that the Dalai Lama is a divisionist and attempts to destroy China's sovereignty by promoting Tibet independence.</text:p>
      <text:p text:style-name="P4">
The three were sentenced to different sentences, but Ji Renlam was released in April this year. A source who refused to disclose his name for security reasons said that after being discharged from the hospital, Zeren Lam sought treatment in a hospital in Chengdu due to his weakness.</text:p>
      <text:p text:style-name="P4">
Let Johgon still served his sentence after being sentenced to three and a half years in July 2022. He also strongly opposed the Chinese government's "patriotic education" campaign. A source who understands the situation previously told Radio Free Asia that during the movement, China and Tibetan officials they trusted forced Buddhist monks and nuns to accept the concept of Tibet and China.</text:p>
      <text:p text:style-name="P4">
When he was young, he became a monk when he was young, and learned Buddhism at Gelden Temple. He obtained Gesai's degree and was a senior degree in Buddhist philosophy. He has served as the head of the Gelden Temple and the deputy director of the Religious Management Committee, and has become a mentor of the other people of Gelden Temple. During the person in charge of Sonan Garcuo as the head of Gelden Temple, the temple had faced the problem of politics, but under his leadership, the temple successfully spent those difficult days. The monks did not suffer much suffering. Essence</text:p>
      <text:p text:style-name="P4">
China firmly controls the turbulent Tibetan Autonomous Region, restricting Tibetan political activities and the cultural and religious identity of peaceful expression as Buddhists. Tibetans often complain about the discrimination and human rights behavior of the authorities, as well as policies they mean to eliminate their nation and cultural identity.</text:p>
      <text:p text:style-name="P4">
According to two Tibetans who understand the situation, the Chinese authorities have ordered Tibetans to live in the land of land to build a hydropower dam in Western China, forcing them to leave the farmland they need to make a living."The land confiscated by the Chinese government is a farmland. This is a living by Tibetan people. The authorities have warned the Tibetans not to show any form of condemnation."</text:p>
      <text:p text:style-name="P4">
Tongren is located in Huangnan Tibetan Autonomous Prefecture, Qinghai Province, China.</text:p>
      <text:p text:style-name="P4">
The Chinese government's infrastructure and development projects in these regions have caused frequent confrontation with Tibetans. They have accused Chinese companies and local officials improperly seizing land and disturbing the lives of the local people. Many incidents caused violent suppression and protests to be detained, and exert great pressure on the local people, asking them to obey the government's wishes.</text:p>
      <text:p text:style-name="P4">
People familiar with the matter said that the local authorities will complete all the basic requirements of the region within 10 days after the notification date of the notice within 10 days after the notice date.</text:p>
      <text:p text:style-name="P4">
Another exile Tibetan said that the authorities had begun to confiscate the land, but they had not discussed the compensation issue of the residents who were forced to migrate. The Tibetan who refused to disclose the name for the same reason, said</text:p>
      <text:p text:style-name="P4">
"In the notice of land acquisition issued by the Chinese authorities, it mentioned that those who need to take out the dam construction area must be prepared to leave. They must not conduct any other construction in the area. Get compensation. "</text:p>
      <text:p text:style-name="P4">
According to two travel agencies operating in the capital of Nepal, the Chinese authorities have implemented stricter visa regulations and conditions for foreign tourists who want to visit Tibet through neighbors Nepal.</text:p>
      <text:p text:style-name="P4">
The Chinese government often prevents foreign journalists, non -governmental organization staff, diplomats and foreign Tibetan citizens enter Tibet. International tourists must obtain Tibetan entry permits to enter Tibet, although obtaining permits is usually not a complicated process.</text:p>
      <text:p text:style-name="P4">
Many foreign tourists get travel permits in Nepal, which is a common starting point for those who plan to visit Tibet.</text:p>
      <text:p text:style-name="P4">
Anyone who wants to enter Tibet from Nepal must organize a group before obtaining a Chinese group visa issued by the Chinese embassy of the Chinese capital of the Chinese capital in Nepal. After obtaining a group visa, you can receive the "Tibet Tourism Certificate" issued by the Tibet Tourism Bureau and arrange travel according to the scheduled itinerary.</text:p>
      <text:p text:style-name="P4">
Travel agencies said that according to new procedures, foreign tourists planning to enter Tibet from Nepal must arrive in Nepal one week before completing the visa application, and the visa will only be issued to groups with at least four people. Another report of the independent monthly "Tibet Review" said that at least five people were required.</text:p>
      <text:p text:style-name="P4">
Travel agencies say visa applicants must personally interview and provide fingerprints at the Chinese embassy in Kathmandu. Five days after the background investigation, a Chinese group visa was issued for the approval tourists.</text:p>
      <text:p text:style-name="P4">
Thamel Tours and Travels, headquartered in Kathmandu, said individual tourists must provide more detailed personal information, such as the school they are studying, and indicate that they intend to visit Tibet.</text:p>
      <text:p text:style-name="P4">
Another travel agency in Kathmandu told Radio Free Asia that only one foreign applicant who applied for a visa through the agency was rejected under new procedures.</text:p>
      <text:p text:style-name="P4">
Earlier, foreign tourists did not need to go to the Chinese Embassy in Nepal to apply for a visa to the Tibet. The travel agency arranged a group visa and issued within two days after the application. The "Tibet Review" states that the visa issued may allow only one foreign tourist to go to Tibet because the applicant on the list has not been verified separately.</text:p>
      <text:p text:style-name="P4">
Three years after the area was closed for three years due to the new crown virus epidemic, the Chinese authorities re -opened the Tibet Autonomous Region to foreign tourists in April this year.</text:p>
      <text:p text:style-name="P4">
On March 31, the Ministry of Culture and Tourism of China issued an announcement that China Travel Agency was urged to comply with new regulations and strictly supervise tourism activities through group supervision to promote the country's tourism industry after the new crown virus epidemic.</text:p>
      <text:p text:style-name="P4">
Writing, hosting, production: Chen Aizheng</text:p>
      <text:p text:style-name="P4">
News Source: <text:a xlink:type="simple" xlink:href="https://www.rfa.org/mandarin/zhuanlan/xizangzonglan/tibet-06092023101022.html" text:style-name="Internet_20_link" text:visited-style-name="Visited_20_Internet_20_Link">
https://www.rfa.org/mandarin/zhuanlan/xizangzonglan/tibet-06092023101022.html</text:a>
</text:p>
      <!--NEWS-->
      <text:h text:style-name="P10" text:outline-level="1">
<text:span text:style-name="T4">
Column | Interpretation of Xinjiang: New details of Uyghur students' suicide are exposed; a worker died in prison for religious pilgrimage</text:span>
</text:h>
      <text:p text:style-name="P4">
Author: None</text:p>
      <text:p text:style-name="P4">
Publisher: Radio Free Asia (Organization)</text:p>
      <text:p text:style-name="P4">
Published Time: 2023-06-09T17:00:04-04:00</text:p>
      <text:p text:style-name="P4">
Modified Time: 2023-06-09T17:00:04-04:00</text:p>
      <text:p text:style-name="P4">
Description: None</text:p>
      <text:p text:style-name="P4">
Videos: []</text:p>
      <text:p text:style-name="P4">
Audios: ["<text:a xlink:type="simple" xlink:href="https://www.rfa.org/mandarin/zhuanlan/jieduxinjiang/xinjiang-060920231011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4.612011in" draw:z-index="0">
<draw:image xlink:href="../Images/rfamandarin/2023-06-09T17-00-04-04-00/000000.png" xlink:type="simple" xlink:show="embed" xlink:actuate="onLoad" draw:mime-type="image/png"/>
</draw:frame>
Located in the third detention center in Daban District, Urumqi, the guard station is at the entrance. Associated Press [Audio-Link: https://www.rfa.org/mandarin/zhuanlan/jieduxinjiang/xinjiang-06092023101135.html/@stream]](https://www.rfa.org/mandarin/zhuanlan/jieduxinjiang/xinjiang-06092023101135.html/@@stream)Hello everyone, my friends, I am Chen Aizheng, welcome you to interpret Xinjiang with me. Recently, the new details of Uyghur students Melier Ismaidin committed suicide. It is understood that when Meloym Ismaidi committed suicide five years ago, he was a student of the Law School of Xinjiang University. Before his death, his father was detained and his mother was annoyed by the police. The Kashgar Prison bought the Uyghur motorcycle repair worker to buy Tuniazi's body to return his family to his family. He entered prison for religious pilgrims he carried out many years ago in 2017. In addition, the protesters disrupted the Volkswagen's shareholders' meeting because the company was suspected of forcing Uighurs to work. The activists shouted the slogans inside and outside, and they were dissatisfied with their cakes. In this episode, we will learn more about the situation together.</text:p>
      <text:p text:style-name="P4">
The 22 -year -old Uyghur Meldemi Meldes Isma Ily, a 22 -year -old Uyghur Village, Saya County, Xinjiang, distracted her father's detention. Her father was a CCP cadre and the village's People's Congress of the village. represent.</text:p>
      <text:p text:style-name="P4">
In 2017, the Chinese authorities sentenced her father to 9 years in prison for "threatening national security".</text:p>
      <text:p text:style-name="P4">
Melierm and her father, Ismayil Mijit, are one of the hundreds of thousands of Uyghur listed in the police record. These records are part of the larger file and record cache, which is called it is called it is called a part of the cache cache, which is called it is called a part of the cache cache. Xinjiang Police Archives.</text:p>
      <text:p text:style-name="P4">
These documents were released in May 2022 and were obtained by third parties from confidential internal police networks. They provide internal information about Beijing in northwestern China in Xinjiang.</text:p>
      <text:p text:style-name="P4">
Melier began learning laws in 2013, hanging suicide on the student dormitory of Xinjiang University in Urumqi on December 19, 2017.</text:p>
      <text:p text:style-name="P4">
Police files show that Melier's father was arrested early in the same year, and her painful mother (a retired village secretary) was constantly being interrogated by the police, which was a factor that caused her suicide. The file also revealed that her father died in prison.</text:p>
      <text:p text:style-name="P4">
In 2017, the Chinese authorities increased their suppression of Xinjiang Uyghur and other Muslim Turkic ethnic minorities, and began to detain them in prisons or "re -education camps".</text:p>
      <text:p text:style-name="P4">
Although they have made wider extensive efforts to kill Uyghur culture on Uyghur intellectuals, famous businessmen and Muslims, they have also arrested ordinary people who are suspected of illegal religious activities and other illegal acts that violate national security and regional stability.</text:p>
      <text:p text:style-name="P4">
The archives show that two police officers at Xinjiang University and Omerjiang Mumimati recorded information about Melier and forwarded it to the relevant authorities.</text:p>
      <text:p text:style-name="P4">
Radio Free Asia's investigation of Melier and her father's death has received new information about the tragedy.</text:p>
      <text:p text:style-name="P4">
A police officer from Xinjiang University confirmed that Melier had died five years ago, but the incident was a sensitive case and he could not discuss it. Another police officer said that he could not fully understand the situation of Melier and his family in a short time.</text:p>
      <text:p text:style-name="P4">
Radio Free Asia also contacted the police officer, Oumerjan Mamut, who was assigned to monitor the situation near the Meloyim dormitory. Mami reported that except Melier's death, the police did not observe any abnormal situation of Xinjiang University during that time.</text:p>
      <text:p text:style-name="P4">
But Mumimati refused to answer the question of Radio Free Asia, and pointed out a specific instruction that prohibits the disclosure of such information. He said,</text:p>
      <text:p text:style-name="P4">
"I can't discuss it. If someone calls to ask, we will be banned from talking on the phone."</text:p>
      <text:p text:style-name="P4">
Radio Free Asia contacted another police officer who was unwilling to disclose, because he had no right to talk to the media. He said that Melierm used her father's mobile phone during the holidays and watched it on the mobile phone that he was regarded as "illegal illegal "Information" content.</text:p>
      <text:p text:style-name="P4">
The police officer said that the authorities interrogated Melier's father because he was responsible for protecting his daughter in order to protect his daughter.</text:p>
      <text:p text:style-name="P4">
Police officers said that the authorities accused Melier's father "threatening national security" and sentenced him to nine years in prison.</text:p>
      <text:p text:style-name="P4">
A police officer at the police station in Gullebag Town, Shaya Prefecture said that Melier's father died in prison in June 2022. He was arrested for "watching illegal content" and added.</text:p>
      <text:p text:style-name="P4">
"He died of illness in prison." The police officer also said the body had been transferred to his family.</text:p>
      <text:p text:style-name="P4">
He said he was responsible for supervising the five key figures, including Melier's mother, and could always call them to his office at any time. The police officer also monitored the relationship with the people who was close to them, he said, he said,</text:p>
      <text:p text:style-name="P4">
"We will pay attention to their conversations with others and their daily activities. If they want to leave the village, they need to get a pass from the office."</text:p>
      <text:p text:style-name="P4">
In addition, a person familiar with the matter said that a Uyghur motorcycle repairman was led by Xinjiang prison since 2017 and died in prison for his religious pilgrimage. His body had returned to his family in late April.</text:p>
      <text:p text:style-name="P4">
Buy Turzoniazi, a resident of Maralbeshi, Kashgar, and he was jailed for a pilgrimage of Muslims in Muslims, Saudi Arabia in early 2017 due to many years ago.</text:p>
      <text:p text:style-name="P4">
According to a member of the local resident committee who transported his remains to his family, he said that when he died in April, the age was between 55-60 years old.</text:p>
      <text:p text:style-name="P4">
Although his sentence is unknown, the detention of buying Tynezi was detained during 2017 that the Uighurs had a larger -scale suppression. Uighurs.</text:p>
      <text:p text:style-name="P4">
Related studies have shown that before the Eid of Eid on April in late April, the prisoner's body was released from the prison in Bachu County.</text:p>
      <text:p text:style-name="P4">
"He died of diabetes in prison. He served his sentence in prison because he went to the pilgrimage."</text:p>
      <text:p text:style-name="P4">
A source in Bachu County said that the prison authorities transferred the corpse of the prisoner to the police stations in various towns and villages in Bachu County, including SEERIQBUYA, which marked the end of the end of Islamic Ramadan, Essence</text:p>
      <text:p text:style-name="P4">
The staff of the neighborhood committee contacted by Radio Asia said that she visited the family of buying Tuniazi about 40 days ago and supervised his funeral.</text:p>
      <text:p text:style-name="P4">
Witnesses said that the transportation of the corpse caused a sensation in the town of Sedaribia.</text:p>
      <text:p text:style-name="P4">
A shopkeeper said that the police car suddenly appeared, and armed personnel who were assigned to maintain safety did not explain their appearance, urging the confused local businessmen to clean up the streets and go back to their stores. The owner said,</text:p>
      <text:p text:style-name="P4">
"They told us not to stay outside. There are police cars warning us not to gather in the crowd and enter the store."</text:p>
      <text:p text:style-name="P4">
The next day, the residents learned that the police had transferred the body of buying Tienezoz to a family living in the area.In addition, recent activists have carried out protests throwing cakes and pretending to be pretending to be pretending to be Chinese President Xi Jinping inside and outside the Volkswagen Shareholders' General Assembly, protesting the German auto manufacturers who have a joint venture factory in Xinjiang suspected of using Uyghur forced labor.</text:p>
      <text:p text:style-name="P4">
Outside the lobby, the activists wore Xi Jinping's big mask and Volkswagen CEO Oliver Bloom's flat paper mask, holding hands and standing. Xi Jinping's portrait is holding a metal ring with a chain on it, and the chain leads to two people wearing handcuffs. They represent Uyghur workers in blue workers.</text:p>
      <text:p text:style-name="P4">
Standing behind them is the activist of the World Uyghur Congress holding a big slogan, saying: "Concentration camps, forced labor, and family separation: The major shareholders of Volkswagen in Saxony cannot be silent against the crimes against the Uighurs." Lower Saxon is the location of Volkswagen's headquarters.</text:p>
      <text:p text:style-name="P4">
Another slogan said, "Extraordinary to the Uyghur!The public must withdraw from the East Turkestan!" East Turkestan is the Uighurs' name for their homeland in Xinjiang.</text:p>
      <text:p text:style-name="P4">
According to Reuters, in the exhibition hall gathered by shareholders, other protesters -including a naked upper body and "dirty money" on their backs -calling for a loud call to executives, and waving a "ending Uyghur Uyghur The banner of forced labor ". Other activists expressed concerns about climate change.</text:p>
      <text:p text:style-name="P4">
The video showed that an activist took the opportunity to throw a piece of cake at the company's executives, and one of them was speaking on the podium.</text:p>
      <text:p text:style-name="P4">
After the meeting was interrupted, the security personnel escorted the activity of the event.</text:p>
      <text:p text:style-name="P4">
The activists are dissatisfied with Volkswagen and its Chinese partner SAIC Group in Urumqi, the capital of Xinjiang Uygur Autonomous Region.</text:p>
      <text:p text:style-name="P4">
The Chinese government has been severely criticized by the international community for seriously infringement of Muslims' rights (including forced labor).</text:p>
      <text:p text:style-name="P4">
Several Western Parliament, including the German Federal House, has announced that these infringements have constituted racial extinction or harm to human beings.</text:p>
      <text:p text:style-name="P4">
Volkswagen defended its factory, saying that this was a typical joint venture in China. Workers are now conducting quality inspections of assembly vehicles without showing signs of abuse.</text:p>
      <text:p text:style-name="P4">
Kurban, director of the Berlin Office of the World Uyghur Congress, reads a statement at the shareholders' general meeting, telling the company executives that China eliminates the Uyghur population in Xinjiang through an invasive surveillance, re -education camp, and other human rights. And no one noticed this.</text:p>
      <text:p text:style-name="P4">
Volkswagen spokesman later told Radio Free Asia by email that the company resolutely opposed forced labor and children's workers related to its global business activities, and there was no evidence that there was forced labor in the Urumqi factory or supply chain.</text:p>
      <text:p text:style-name="P4">
The statement said: "Although in the joint venture factory in China, joint venture companies are responsible for employees, and all partners agreed to respect and protect basic values and rights. Ensuring that the good working conditions of all employees are the top priority."</text:p>
      <text:p text:style-name="P4">
Writing, hosting, production: Chen Aizheng</text:p>
      <text:p text:style-name="P4">
News Source: <text:a xlink:type="simple" xlink:href="https://www.rfa.org/mandarin/zhuanlan/jieduxinjiang/xinjiang-06092023101135.html" text:style-name="Internet_20_link" text:visited-style-name="Visited_20_Internet_20_Link">
https://www.rfa.org/mandarin/zhuanlan/jieduxinjiang/xinjiang-06092023101135.html</text:a>
</text:p>
      <!--NEWS-->
      <text:h text:style-name="P10" text:outline-level="1">
<text:span text:style-name="T4">
"Asia Pacific Report" June 9, 2023 Audio</text:span>
</text:h>
      <text:p text:style-name="P4">
Author: None</text:p>
      <text:p text:style-name="P4">
Publisher: Radio Free Asia (Organization)</text:p>
      <text:p text:style-name="P4">
Published Time: 2023-06-09T17:00:32-04:00</text:p>
      <text:p text:style-name="P4">
Modified Time: 2023-06-09T17:00:32-04:00</text:p>
      <text:p text:style-name="P4">
Description: None</text:p>
      <text:p text:style-name="P4">
Videos: []</text:p>
      <text:p text:style-name="P4">
Audios: ["<text:a xlink:type="simple" xlink:href="https://www.rfa.org/mandarin/apr-audio/yp-06092023124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3.88615in" draw:z-index="0">
<draw:image xlink:href="../Images/rfamandarin/2023-06-09T17-00-32-04-00/000000.png" xlink:type="simple" xlink:show="embed" xlink:actuate="onLoad" draw:mime-type="image/png"/>
</draw:frame>
 <text:a xlink:type="simple" xlink:href="https://www.rfa.org/mandarin/apr-audio/yp-06092023124626.html/@@images/image" text:style-name="Internet_20_link" text:visited-style-name="Visited_20_Internet_20_Link">
</text:a>
Free Asia Radio Drawing <text:a xlink:type="simple" xlink:href="https://www.rfa.org/mandarin/apr-audio/yp-06092023124626.html/@@stream" text:style-name="Internet_20_link" text:visited-style-name="Visited_20_Internet_20_Link">
Audio-Link: https://www.rfa.org/mandarin/Apr- Audio/YP-06092023124626.html/@stream</text:a>
The main content of this show:</text:p>
      <text:p text:style-name="P4">
1 . The college entrance examinations in various places have ended, and the number of cities and rural candidates are polarized;</text:p>
      <text:p text:style-name="P4">
2 . China's production price index hit the largest decline in seven years, and the risk of shrinkage has intensified;</text:p>
      <text:p text:style-name="P4">
3 . Brinken is expected to visit China, and the US Senate Foreign Affairs Committee passed the cancellation of the status of China's developing countries;</text:p>
      <text:p text:style-name="P4">
4 . Expert given the answer;</text:p>
      <text:p text:style-name="P4">
5 . In the fourth anniversary of the "Removal of the Central Movement" in Hong Kong, overseas Hong Kong people are preparing for global commemorative activities.</text:p>
      <text:p text:style-name="P4">
News Source: <text:a xlink:type="simple" xlink:href="https://www.rfa.org/mandarin/apr-audio/yp-06092023124626.html" text:style-name="Internet_20_link" text:visited-style-name="Visited_20_Internet_20_Link">
https://www.rfa.org/mandarin/apr-audio/yp-06092023124626.html</text:a>
</text:p>
      <!--NEWS-->
      <text:h text:style-name="P10" text:outline-level="1">
<text:span text:style-name="T4">
Facts ｜ U.S. economic sanctions affect half of the world's population?</text:span>
</text:h>
      <text:p text:style-name="P4">
Author: 作者：沈轲，发自华盛顿</text:p>
      <text:p text:style-name="P4">
Publisher: Radio Free Asia (Organization)</text:p>
      <text:p text:style-name="P4">
Published Time: 2023-06-09T17:16:30-04:00</text:p>
      <text:p text:style-name="P4">
Modified Time: 2023-06-09T17:16:30-04:00</text:p>
      <text:p text:style-name="P4">
Description: Author: Shen Yan, from Washingto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629306in" draw:z-index="0">
<draw:image xlink:href="../Images/rfamandarin/2023-06-09T17-16-30-04-00/000000.png" xlink:type="simple" xlink:show="embed" xlink:actuate="onLoad" draw:mime-type="image/png"/>
</draw:frame>
 <text:a xlink:type="simple" xlink:href="https://www.rfa.org/mandarin/shishi-hecha/hc-06092023170554.html/@@images/image" text:style-name="Internet_20_link" text:visited-style-name="Visited_20_Internet_20_Link">
</text:a>
Photo: RFA</text:p>
      <text:p text:style-name="P4">
<text:span text:style-name="T4">
 Tags: Exaggerated misleading </text:span>
</text:p>
      <text:p text:style-name="P4">
<text:span text:style-name="T4">
 Read after one minute </text:span>
</text:p>
      <text:p text:style-name="P4">
Seven major industrial countries held in Hiroshima, Japan in late May(G7)The summit mentioned in a statement that countries have concerned about China ’s“ economic coercion ”in other countries in the field of trade. The Chinese Ministry of Foreign Affairs responded that China was the victim of the United States' economic coercion, especially the economic sanctions imposed by the United States, "affecting nearly half of the world's population."</text:p>
      <text:p text:style-name="P4">
The Asian factual verification laboratory found that the figures mentioned in China's official statement exaggerate the facts. Despite the extensive sanctions in the United States, the number of people affected by it is far from half of the global population.</text:p>
      <text:p text:style-name="P4">
<text:span text:style-name="T4">
 In -depth analysis </text:span>
</text:p>
      <text:p text:style-name="P4">
After the G7 summit, leaders of various countries released a joint communique on May 20, which pointed out that all member states will coordinate their actions to curb China's potential "economic stress".</text:p>
      <text:p text:style-name="P4">
The G7 initiative to curb China's "economic coercion" has long been out first. Therefore, before the announcement of the bulletin, Chinese Ministry of Foreign A spokesman Wang Wenbin responded to the relevant issues at a press conference on May 12. He said that the United States is actually the real economic coercion. Wang Wenbin quoted media reports that "the United States has imposed unilateral economic sanctions on nearly 40 countries in the world, and nearly half of the world's population has been affected."</text:p>
      <text:p text:style-name="P4">
<text:span text:style-name="T4">
 What sanctions did the United States impose? </text:span>
</text:p>
      <text:p text:style-name="P4">
US sanctions can be divided into two categories: comprehensive sanctions and sanctions against specific objects.</text:p>
      <text:p text:style-name="P4">
Senior Researcher of Peterson International Institute of International Economics Gary Hef Bauer(Garyheuf builder)Tell the Asian factual inspection laboratory: "'Comprehensive' sanctions usually refer to measures for interrupt trade flow (imports and exports) and capital flow, which may include freezing and confiscation of assets." This is a typical economic sanctions in most people. That is to implement a wide range of trade ban on a country. For example, the US sanctions on Cuba continue to implement. It can also target key departments or products of a country's economy, such as restrictions on the Russian energy sector after Crimea was annexed by the Cremlin in 2014.</text:p>
      <text:p text:style-name="P4">
In 2014, Ukraine protesters called for sanctions against Russia. Image source: AP/Yves Logghe <text:a xlink:type="simple" xlink:href="https://www.rfa.org/mandarin/shishi-hecha/hc-06092023170554.html/1.jpg" text:style-name="Internet_20_link" text:visited-style-name="Visited_20_Internet_20_Link">
![] [](Images/rfamandarin/2023-06-09T17-16-30-04-00/000003.png)</text:a>
Hef Bower explained that in contrast, the goal of targeted sanctions is "specific individuals or companies, usually prohibiting trade or financial transactions with these entities." The well -known example of the recent US sanctions includes Hong Kong Chief Executive Lin Zhengyue, who has suppressed freedom of speech;</text:p>
      <text:p text:style-name="P4">
Lin Zhengyue is a public politician who is particularly sanctioned by the United States. Image source: AP <text:a xlink:type="simple" xlink:href="https://www.rfa.org/mandarin/shishi-hecha/hc-06092023170554.html/2.jpg" text:style-name="Internet_20_link" text:visited-style-name="Visited_20_Internet_20_Link">
</text:a>
</text:p>
      <text:p text:style-name="P4">
Vladimir Putin is a public politician with a specific US sanctions. Image source: AP <text:a xlink:type="simple" xlink:href="https://www.rfa.org/mandarin/shishi-hecha/hc-06092023170554.html/3.jpg" text:style-name="Internet_20_link" text:visited-style-name="Visited_20_Internet_20_Link">
</text:a>
<text:span text:style-name="T4">
 Who affects US sanctions on? </text:span>
</text:p>
      <text:p text:style-name="P4">
If a country is only targeted at some people and institutions, instead of being comprehensive sanctions, ordinary people rarely suffer from extensive suffering.</text:p>
      <text:p text:style-name="P4">
"Named sanctions on several Saudi and Chinese officials have almost no effect on most of their country people." David Portwin, a senior political scientist at the School of Public and International Affairs of Princeton University, told the Asian factual verification laboratory: "Usually targetedness is targeted The sanctions intend to pass a kind of information, not to produce specific economic effects. "</text:p>
      <text:p text:style-name="P4">
Comprehensive sanctions are not. The United States usually causes high inflation to a country, and isolates the sanctions economy from global supply chain through strong hindering foreign investment. Therefore, it is reasonable that comprehensive sanctions have affected the national population of sanctions and should be reasonable. For example, the Demare's example of the US sanctions on Iraq after the Gulf of 1990 and the sanctions on Iran when the new crown epidemic broke out, which caused a serious shortage of medical supplies and medical equipment.</text:p>
      <text:p text:style-name="P4">
Hef Bauer said, "For(North Korea, Cuba or Iran)Comprehensive sanctions will definitely worsen the living conditions of ordinary people, so the impact on ordinary people is heavy. "</text:p>
      <text:p text:style-name="P4">
<text:span text:style-name="T4">
 Does the US sanctions have affected the world's population? </text:span>
Even with targeted sanctions, Demare pointed out: "As of 2022, Washington has implemented about 70 sanctions plans for more than 9,000 individuals, companies and economic departments." The targeted sanctions database maintained by foreign assets offices Simple statistics confirm more than 9,000 goals mentioned by Demare. As of June 6, 2023, a total of 5,353 entities (enterprises and companies), 4,540 individuals, 740 ships and 377 aircraft were included in the list.</text:p>
      <text:p text:style-name="P4">
After the overall sanctions and targeted sanctions are summarized, although the affected people are not small, they are far from half of the world.</text:p>
      <text:p text:style-name="P4">
Hefbauer said: "The" half of the world's population 'is a serious exaggeration. The only major country that has been comprehensively sanctions is Russia. Compared with it, the sanctions on China are relatively light. %Of the world's population is affected by substantial sanctions. "</text:p>
      <text:p text:style-name="P4">
<text:span text:style-name="T4">
in conclusion</text:span>
</text:p>
      <text:p text:style-name="P4">
The Asian factual verification laboratory found that claiming that the current US sanctions have affected half of the world's population an exaggeration, and it is likely to be for political purposes. Although the current sanctions are indeed extensive and as a tool for US foreign policy, the number of directly sanctions or affected people is far less than half of the world's population.</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6092023170554.html" text:style-name="Internet_20_link" text:visited-style-name="Visited_20_Internet_20_Link">
https://www.rfa.org/mandarin/shishi-hecha/hc-06092023170554.html</text:a>
</text:p>
      <!--NEWS-->
      <text:h text:style-name="P10" text:outline-level="1">
<text:span text:style-name="T4">
Jokovic defeats Ekaraz to advance to the French Open Championship</text:span>
</text:h>
      <text:p text:style-name="P4">
Publisher: 法新社</text:p>
      <text:p text:style-name="P4">
Published Time: 2023-06-09T17:32:07+00:00</text:p>
      <text:p text:style-name="P4">
Modified Time: 2023-06-09T17:05:02+00:00</text:p>
      <text:p text:style-name="P4">
Description: (Agence France -Presse, Paris, 9th) Serbian tennis star, Novak Djokovic, defeated the world's number one Spanish player Carlos ... Mow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617581in" draw:z-index="0">
<draw:image xlink:href="../Images/rficn/2023-06-09T17-32-07-00-00/000000.png" xlink:type="simple" xlink:show="embed" xlink:actuate="onLoad" draw:mime-type="image/png"/>
</draw:frame>
Jokovic defeated Ekaraz, which was blocked by cramps 6-2, 5-7, 6-1, 6-1 today.</text:p>
      <text:p text:style-name="P4">
Jokovic will play in the French Open Finals, Casper Ruud, or German famous Alexander Zverev.</text:p>
      <text:p text:style-name="P4">
Jokovic is currently maintaining a 22nd championship with the Spanish "Cattle" Rafa Nadal. The goal is to move towards the 23rd men's singles champion of the 23rd men's singles.</text:p>
      <text:p text:style-name="P4">
The current 20 -year -old Ekaraz won the men's singles in the US Tennis Open last year and won the first Golden Cup of Grand Slam in his career.</text:p>
      <text:p text:style-name="P4">
Akaraz's "Little Man" is known as Nadal's successor. Last year, the Queen of the US Open became the youngest world king of the World Professional Tennis Association (ATP) in 1973.</text:p>
      <text:p text:style-name="P4">
News Source: <text:a xlink:type="simple" xlink:href="https://www.rfi.fr/cn/%E8%BF%90%E5%8A%A8%E5%A4%A9%E5%9C%B0/20230609-%E4%B9%94%E7%A7%91%E7%BB%B4%E5%A5%87%E5%87%BB%E8%B4%A5%E8%89%BE%E5%8D%A1%E6%8B%89%E5%85%B9-%E6%99%8B%E7%BA%A7%E6%B3%95%E7%BD%91%E5%86%A0%E5%86%9B%E8%B5%9B" text:style-name="Internet_20_link" text:visited-style-name="Visited_20_Internet_20_Link">
https://www.rfi.fr/cn/%E8%BF%90%E5%8A%A8%E5%A4%A9%E5%9C%B0/20230609-%E4%B9%94%E7%A7%91%E7%BB%B4%E5%A5%87%E5%87%BB%E8%B4%A5%E8%89%BE%E5%8D%A1%E6%8B%89%E5%85%B9-%E6%99%8B%E7%BA%A7%E6%B3%95%E7%BD%91%E5%86%A0%E5%86%9B%E8%B5%9B</text:a>
</text:p>
      <!--NEWS-->
      <text:h text:style-name="P10" text:outline-level="1">
<text:span text:style-name="T4">
Wait and see the Federal Standard interest rate policy towards European stocks to collect black</text:span>
</text:h>
      <text:p text:style-name="P4">
Publisher: 法新社</text:p>
      <text:p text:style-name="P4">
Published Time: 2023-06-09T18:02:07+00:00</text:p>
      <text:p text:style-name="P4">
Modified Time: 2023-06-09T17:35:02+00:00</text:p>
      <text:p text:style-name="P4">
Description: (Agence France -Presse, London, 9th) Investors are waiting for the US Federal Preparation Council (FED) interest rate decisions will be released next week, and the European stock market will be black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617581in" draw:z-index="0">
<draw:image xlink:href="../Images/rficn/2023-06-09T18-02-07-00-00/000000.png" xlink:type="simple" xlink:show="embed" xlink:actuate="onLoad" draw:mime-type="image/png"/>
</draw:frame>
The London FTSE 100 Index fell 37.38 points or 0.49%, at 7562.36 points.</text:p>
      <text:p text:style-name="P4">
The Frankfurt DAX Index fell 40.12 points or 0.25%, closing at 15949.84 points.</text:p>
      <text:p text:style-name="P4">
The Paris CAC 40 index fell 9.01 points or 0.12%to 7213.14 points. (Translator: Xu Ruicheng)</text:p>
      <text:p text:style-name="P4">
News Source: <text:a xlink:type="simple" xlink:href="https://www.rfi.fr/cn/%E8%B4%A2%E7%BB%8F%E5%BF%AB%E8%AE%AF/20230609-%E8%A7%82%E6%9C%9B%E8%81%94%E5%87%86%E4%BC%9A%E5%88%A9%E7%8E%87%E6%94%BF%E7%AD%96%E8%B5%B0%E5%90%91-%E6%AC%A7%E8%82%A1%E6%94%B6%E9%BB%91" text:style-name="Internet_20_link" text:visited-style-name="Visited_20_Internet_20_Link">
https://www.rfi.fr/cn/%E8%B4%A2%E7%BB%8F%E5%BF%AB%E8%AE%AF/20230609-%E8%A7%82%E6%9C%9B%E8%81%94%E5%87%86%E4%BC%9A%E5%88%A9%E7%8E%87%E6%94%BF%E7%AD%96%E8%B5%B0%E5%90%91-%E6%AC%A7%E8%82%A1%E6%94%B6%E9%BB%91</text:a>
</text:p>
      <!--NEWS-->
      <text:h text:style-name="P10" text:outline-level="1">
<text:span text:style-name="T4">
Chinese human rights lawyer Chang Weiping was sentenced to 3 and a half years for the CCP for "subverting the national crime"</text:span>
</text:h>
      <text:p text:style-name="P4">
Author: chinese@voanews.com (金谷)</text:p>
      <text:p text:style-name="P4">
Publisher: 美国之音中文网 (Type: NewsMediaOrganization)</text:p>
      <text:p text:style-name="P4">
Published Time: 2023-06-09T18:03:51+08:00</text:p>
      <text:p text:style-name="P4">
Modified Time: 2023-06-09 10:03:51Z</text:p>
      <text:p text:style-name="P4">
Description: Chinese human rights lawyer Chang Weiping was sentenced to 3 years and 6 months in prison by the Chinese authorities on Thursday (June 8) for subverting the state power, and in July 2024. His family said that this was the latest crackdown on the dilemma under the leadership of Chinese President Xi Jinping.</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human-rights-lawyer-chang-weiping-jailed-for-3-5-years-by-china-for-state-subversion-20230609/7129878.html" text:style-name="Internet_20_link" text:visited-style-name="Visited_20_Internet_20_Link">
https://www.voachinese.com/a/human-rights-lawyer-chang-weiping-jailed-for-3-5-years-by-china-for-state-subversion-20230609/7129878.html</text:a>
</text:p>
      <!--NEWS-->
      <text:h text:style-name="P10" text:outline-level="1">
<text:span text:style-name="T4">
Malaysia will continue to subsidize meat chickens and eggs</text:span>
</text:h>
      <text:p text:style-name="P4">
Author: 联合早报 (Person)</text:p>
      <text:p text:style-name="P4">
Publisher: 联合早报 (Organization)</text:p>
      <text:p text:style-name="P4">
Published Time: 2023-06-09T18:23</text:p>
      <text:p text:style-name="P4">
Modified Time: 2023-06-09T18:23</text:p>
      <text:p text:style-name="P4">
Description: The Malaysian government decided to continue to issue subsidies to the local meat chickens and eggs after July 1. Mohamad Sausa, Minister of Agriculture and Food Safety on Wednesday (June 7), answered questions in writing in Congress that the subsidies for chicken and eggs will end on June 30, July 1 ...</text:p>
      <text:p text:style-name="P4">
Videos: []</text:p>
      <text:p text:style-name="P4">
Audios: []</text:p>
      <text:p text:style-name="P4">
Images: []</text:p>
      <text:p text:style-name="P4">
Type: NewsArticle</text:p>
      <text:p text:style-name="P4">
Breadcrumbs: ['即时', '国际']</text:p>
      <text:p text:style-name="P4">
Keywords: ['马来西亚', '肉鸡', '鸡蛋', '安华', '补贴']</text:p>
      <!--METADATA-->
      <text:p text:style-name="P4">
The Malaysian government decided to continue to issue subsidies to the local meat chickens and eggs after July 1.</text:p>
      <text:p text:style-name="P4">
Mohamad Sausa, Minister of Agriculture and Food Safety on Wednesday (June 7), answered questions from Congress in writing that meat chicken and egg subsidies will end on June 30, and the price of chickens and eggs will be on July 1st. Freedom floating, and the export restrictions on the chicken will be completely canceled.</text:p>
      <text:p text:style-name="P4">
However, according to the "Star" report, the Ministry of Agriculture and Food Safety and the Ministry of Trade and Life Circular issued a joint statement on Friday (9th), stating that the government will continue to subsidize chickens and eggs to ensure the well -being of the people.</text:p>
      <text:p text:style-name="P4">
The statement said that after the government considers multiple factors, including the sustainable development of chicken and egg industry and the well -being of the people, Prime Minister Anhua agreed to the suggestions of the Ministry of Agriculture and Food Safety and the Ministry of Trade and Living and Domestic Consuction, that is, in July 2023, After 1 day, we will continue to implement subsidies and price control of chicken and eggs.</text:p>
      <text:p text:style-name="P4">
However, the statement did not mention whether the government has withdrawn the decision to completely cancel the export restrictions of liver chicken.</text:p>
      <text:p text:style-name="P4">
News Source: <text:a xlink:type="simple" xlink:href="https://www.zaobao.com.sg/realtime/world/story20230609-1402821" text:style-name="Internet_20_link" text:visited-style-name="Visited_20_Internet_20_Link">
https://www.zaobao.com.sg/realtime/world/story20230609-1402821</text:a>
</text:p>
      <!--NEWS-->
      <text:h text:style-name="P10" text:outline-level="1">
<text:span text:style-name="T4">
On Friday, the U.S. market retreats and focuses on the high -end talks about the electronic signature software dealer Docusign.</text:span>
</text:h>
      <text:p text:style-name="P4">
Author: 李可爱 (Person)</text:p>
      <text:p text:style-name="P4">
Publisher: 联合早报 (Organization)</text:p>
      <text:p text:style-name="P4">
Published Time: 2023-06-09T19:39</text:p>
      <text:p text:style-name="P4">
Modified Time: 2023-06-09T20:10</text:p>
      <text:p text:style-name="P4">
Description: On Friday (June 9), the focus: The main stock index futures futures in Wall Street stock markets retreat on Friday (June 9), and the trend lacks direction. At 7 o'clock, the standard with the Pur 500 index fell by 4.00 points or 0.09 % to 4289.90 points; Nasdaq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text:p>
      <!--METADATA-->
      <text:h text:style-name="P13" text:outline-level="4">
<text:span text:style-name="T4">
Friday (June 9):</text:span>
</text:h>
      <ul>
        <li>
The main stock index futures of the Wall Street stock market will retreat on Friday (June 9), and the trend lacks direction. At 7 o'clock, the standard fell with the Poole 500 index futures by 4.00 points or 0.09 % to 4289.90 points; the Nasdaq 100 index futures were almost flat, only 0.70 points or 0.01 %, at 12618.00; Retreat at 63.50 points to 33770.10 points. * Next week's inflation data and Federal Reserve policy conference decision -making will be released one after another. In this multi -event autumn, most investors choose to wait and see. Overnight (Thursday), the entire transaction tends to be quiet. However, driven by the rebound of technology stocks, the major US stock market stock indexes still closed overnight. * The standard and the Pur 500 index rose 26.41 points overnight, and the closure of 4293.93 points. The heavyweight Dow Jones Index also increased by 168.59 points, and the closed market was 33833.61 points. The Nasdaq 100 Index, which is mainly technology stocks, has a significant 1.27 % or 181.26 points, and is closed at 14484.54 points.</li>
      </ul>
      <text:h text:style-name="P13" text:outline-level="4">
<text:span text:style-name="T4">
Pre -trading focus:</text:span>
</text:h>
      <ul>
        <li>
General Motors' stock price rose 3.5 % in trading tonight, $ 37.10. GM announced overnight that its electric vehicles will be able to start using Tesla's charging network in 2024. GM is another car manufacturer in cooperation with Tesla after Ford Motor announced a similar agreement in May. * Zhu Jiang, the person in charge of China ’s luxury electric vehicle manufacturer Lucid Group, said that the group is preparing to enter the world’ s largest automotive market China. Lucid Group's stock price rose 0.11 US dollars tonight, $ 6.39 in the deadline. * According to market news, the electric vehicle giant Tesla is negotiating with the leaders of the Government of Spain in Spain on the development of factories. According to insiders, this will be a big plan for a total investment of more than 4.5 billion euros (approximately $ 4.83 billion). Tesla's stock price rose by $ 10.65 tonight, with a US $ 245.51. * On Friday, let's take a look at the electronic signature software dealer Docusign performance out of the epidemic. The stock was $ 4.16 tonight, and the pawn reported at $ 62.64. * Active stocks before the market: Tesla, Carvana Co, Palantir Technologies, Nvidia and Apple. At the time of the draft, except for Apple's stock price slightly fell, the stock prices of the other four active stocks rose.</li>
      </ul>
      <text:p text:style-name="P4">
<draw:frame draw:style-name="fr1" draw:name="Image245" text:anchor-type="as-char" svg:width="6.9236in" svg:height="4.696007in" draw:z-index="0">
<draw:image xlink:href="../Images/zaobao world/2023-06-09T19-39/000000.png" xlink:type="simple" xlink:show="embed" xlink:actuate="onLoad" draw:mime-type="image/png"/>
</draw:frame>
As of April 30, Docusign had a total of more than 1 billion users, of which 1.4 million were paid users. (Photo source: docusign)</text:p>
      <text:p text:style-name="P4">
<text:span text:style-name="T4">
 Docusign (Nasdaq Stock Exchange code: DOCU) </text:span>
</text:p>
      <text:p text:style-name="P4">
The first fiscal quarterly performance released by the electronic signature software dealer Docusign overnight has exceeded the standard, driving the stock price to rise by more than 5 % after the market. Not only that, Docusign has also announced that it has hired a number of senior management personnel at the first quarter, which has made market participants start to feel that this software company that protrudes during the epidemic also seems to have adapted to the post -epidemic era.</text:p>
      <text:p text:style-name="P4">
According to Docusign's first quarter performance report as of the end of April this year, the Group's turnover increased by 12 % year -on -year to US $ 661 million, and the adjustment of the adjustment per share was $ 0.72. The average prediction of analysts collected by Refinitiv is the turnover of $ 642 million and a profit of $ 0.56 per share. From the perspective of these two upper and down indicators, Docusign is excessive.</text:p>
      <text:p text:style-name="P4">
In terms of turnover, the monthly turnover of Docusign's monthly fee increased by 12 % to 639 million US dollars year -on -year, and the turnover of the "professional services and other" categories increased by 14 % to $ 22 million year -on -year.</text:p>
      <text:p text:style-name="P4">
Docusign finally stopped this quarter. Its quarterly net profit is US $ 530,900, that is, the balance of payments per share. The net loss in the same period last year was $ 27.4 million, that is, a loss of $ 0.14 per share.</text:p>
      <text:p text:style-name="P4">
Docusign said that as of April 30, it had a total of more than 1 billion users, of which 1.4 million were paid users. The company also emphasized the internationalization of its business at the performance conference, and pointed out that the service spread throughout 180 countries, and the turnover of the international market also increased by 17 % year -on -year.</text:p>
      <text:p text:style-name="P4">
For the current second fiscal season, Docusign is expected to turn on a turnover from $ 675 million to $ 679 million. This prediction is higher than the average prediction of Refinitiv analysts, that is, 667 million US dollars. Throughout fiscal year, Docusign is expected to turn on a turnover from US $ 2710 million to US $ 2730 million. This prediction is also better than an analogy of an analogy of $ 2.7 billion.</text:p>
      <text:p text:style-name="P4">
Among the 12 analysts of Tipranks, three were rated to "buy" to Docusign shares, six rated "holding", and three rated "sell". Essence</text:p>
      <text:p text:style-name="P4">
News Source: <text:a xlink:type="simple" xlink:href="https://www.zaobao.com.sg/realtime/world/story20230609-1402834" text:style-name="Internet_20_link" text:visited-style-name="Visited_20_Internet_20_Link">
https://www.zaobao.com.sg/realtime/world/story20230609-1402834</text:a>
</text:p>
      <!--NEWS-->
      <text:h text:style-name="P10" text:outline-level="1">
<text:span text:style-name="T4">
Is the standard and the Poole 500 index finally from the Bear Market Bull market?</text:span>
</text:h>
      <text:p text:style-name="P4">
Author: 李可爱 (Person)</text:p>
      <text:p text:style-name="P4">
Publisher: 联合早报 (Organization)</text:p>
      <text:p text:style-name="P4">
Published Time: 2023-06-09T21:55</text:p>
      <text:p text:style-name="P4">
Modified Time: 2023-06-09T21:59</text:p>
      <text:p text:style-name="P4">
Description: The standard of the overall trend of the stock market and the Pur 500 index finally rose 26.41 points or 0.6 % in the overnight (Thursday). Elastic</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text:p text:style-name="P4">
Type: NewsArticle</text:p>
      <text:p text:style-name="P4">
Breadcrumbs: ['即时', '国际']</text:p>
      <text:p text:style-name="P4">
Keywords: ['美国股市', '美市', '财经即时']</text:p>
      <!--METADATA-->
      <text:p text:style-name="P4">
The standard of the overall trend of the stock market and the Pur 500 index finally rose 26.41 points or 0.6 % in the overnight (Thursday). The longest bear market area.</text:p>
      <text:p text:style-name="P4">
According to statistics from the Dow Jones Marketdata, the standards and the Pur 500 Index are in the bear market area of 248 trading days. It is the bear market since the stock market ended 484 trading days since May 15, 1948. Two "long" bear markets.</text:p>
      <text:p text:style-name="P4">
If it does not include this bear market, in the past, the average bear market lasted an average of 142 trading days. From the lowest point of the bear market to the completely evacuated bear market, it takes an average of 164 trading days. Although it has been separated from the bear market, the standard and the Pur 500 index are still 10.5 % lower than its record closing level set on January 3, 2022, that is, 4796.56 points.</text:p>
      <text:p text:style-name="P4">
Regarding the difference between the bear market and the bull market, the general use of market participants is to increase from a recent low of 20 %, which marks the beginning of the bull market. On the contrary, if the indicator falls 20 %, it means the beginning of the bear market. In other words, the stock market is either in a bull market or in a bear market, and there is no gray area in the room. The stock market needs to move 10 % or 20 % in the opposite direction to change the state. For the current turning point, many market participants dare not assert that the US bull market is about to begin.</text:p>
      <text:p text:style-name="P4">
Wu Zhuoyin, a senior economist in the Asia -Pacific region of French Foreign Trade Bank (Natixis), said in an exclusive interview with the Lianhe Zaobao: "From a macro level, it is currently not too early to conclude that the US asset prices return to the bull market. In the pace of interest rate hikes, although the United States inflation began to be controlled, if the data is not as expected, the Fed still has the opportunity to raise interest rates at 25 base points during the year after the hike raising in June. "</text:p>
      <text:p text:style-name="P4">
<draw:frame draw:style-name="fr1" draw:name="Image246" text:anchor-type="as-char" svg:width="6.677796in" svg:height="10.0in" draw:z-index="0">
<draw:image xlink:href="../Images/zaobao world/2023-06-09T21-55/000000.png" xlink:type="simple" xlink:show="embed" xlink:actuate="onLoad" draw:mime-type="image/png"/>
</draw:frame>
Wu Zhuoyin: In the next few months, interest rates have been on, or any single company's profit is not as good as expected. There are risks to increase the opportunity to adjust US stocks. (Provided by the respondent)</text:p>
      <text:p text:style-name="P4">
Wu Zhuoyin said: "In addition, the trend of U.S. stocks is mainly driven by a small number of large -scale science and enterprises, and the differentiation of differentiation with other companies is becoming more and more obvious. Therefore, the interest rates will rise in the future, or any single company's profit is not as good as expected. There are all. The risk of making U.S. stock adjustment opportunities. "</text:p>
      <text:p text:style-name="P4">
In an interview, the executive director of the Overseas Chinese Bank Investment Strategy, Vasumenon, also said in an interview: "At present, it is uncertain that the standard and the Poole 500 index have been separated from the longest bear market since 1948. . Although the index has risen by about 12 % so far this year, and investors' optimism of the United States has begun to explode, a large part of the total return of the stock market is Nvidia, Google's parent company Alphabet, and Apple (Apple), etc. A few large technology companies, that is, the boom of artificial intelligence. "</text:p>
      <text:p text:style-name="P4">
<draw:frame draw:style-name="fr1" draw:name="Image247" text:anchor-type="as-char" svg:width="6.9236in" svg:height="8.585264in" draw:z-index="0">
<draw:image xlink:href="../Images/zaobao world/2023-06-09T21-55/000001.png" xlink:type="simple" xlink:show="embed" xlink:actuate="onLoad" draw:mime-type="image/png"/>
</draw:frame>
Huasu Mei Nong believes that the boom of artificial intelligence may last for a while. (Provided by the respondent)</text:p>
      <text:p text:style-name="P4">
Therefore, Huasumi Nong believes that the whether the standard and the Poole 500 index can further rise depends on the performance of technology stocks. Whether the bull market of technology stocks is sustainable is still to be observed. According to past experience, low interest rates and US bond yields are likely to be beneficial to technology stocks. And the boom of artificial intelligence may last for a while. However, investors should still be cautious.</text:p>
      <text:p text:style-name="P4">
Shi Jianming, the wealth management director of online transactions and investment banks SAXO Greater China, also said: "Although we have been leaving the bear market in technology, the actual data describes different stories. Economic data and our point of view are that Although it does not deny the current momentum of the market, in addition to the trend that may continue to rise in the U.S. market, it may also be the horizontal trend. After all, the macro environment in the future has become more challenging. "</text:p>
      <text:p text:style-name="P4">
<draw:frame draw:style-name="fr1" draw:name="Image248" text:anchor-type="as-char" svg:width="6.9236in" svg:height="4.615733in" draw:z-index="0">
<draw:image xlink:href="../Images/zaobao world/2023-06-09T21-55/000002.png" xlink:type="simple" xlink:show="embed" xlink:actuate="onLoad" draw:mime-type="image/png"/>
</draw:frame>
Shi Jianming: Among the 11.8 % rebounds of the Standard and the Pur 500 Index this year, more than 80 % are because of seven stocks, including: Metaplatforms, Apple, Amazon, Microsoft, Alphabet, Tesla and Nivine. (Provided by the respondent)</text:p>
      <text:p text:style-name="P4">
Shi Jianming said: "From the perspective of past experience, the Standard and the Pur 500 Index have increased by an average of 9.7 % in a year after leaving the bear market in 26 bear markets (1929 to 2023). However For those, each market cycle is different. In the current market cycle, the market rebound is very narrow, because of the 11.8 % rebound range of the Standard and the Poor 500 Index this year : MetaplatForms, Apple, Amazon, Microsoft, Alphabet, Tesla and Nvidia. In addition, the valuation of the US market is still at the highest level since 2022. Investors will focus on more defensive investment portfolios and carefully manage management carefully The downside risk of the investment portfolio may benefit more. "</text:p>
      <text:p text:style-name="P4">
However, Chen Xiyang, chief investment officer of Tiger Broker Singapore, said in an inquiry of the "Lianhe Zaobao" that the worst tight cycle of the global central bank has almost passed. The global market also rebounded from the longest bear market since 1948. The major stock market fluctuations that people see in 2022 are now normalized.</text:p>
      <text:p text:style-name="P4">
Chen Xiyang said: "With the slow growth of global growth, energy and commodity prices have begun to adjust. Although the yield curve inverted display shows that the mid -term decline may be coming, from the perspective of the strong employment market in the United States, the Fed should be Design for economy 'soft landing'. "</text:p>
      <text:p text:style-name="P4">
Recently, the US debt limit crisis was resolved at the last moment, but at least three banks in the US banking industry have closed down to form a crisis. Chen Xiyang believes that this is not so easy to resolve.</text:p>
      <text:p text:style-name="P4">
<draw:frame draw:style-name="fr1" draw:name="Image249" text:anchor-type="as-char" svg:width="6.9236in" svg:height="3.894525in" draw:z-index="0">
<draw:image xlink:href="../Images/zaobao world/2023-06-09T21-55/000003.png" xlink:type="simple" xlink:show="embed" xlink:actuate="onLoad" draw:mime-type="image/png"/>
</draw:frame>
Chen Xiyang: From the perspective of the strong employment market in the United States, the Fed should "soft landing" for economic design. (Provided by the respondent)</text:p>
      <text:p text:style-name="P4">
He said: "Although the possibility of systemic risks in the US banking system is unlikely, the US real estate industry is expected to continue to constitute risks to small and medium -sized banks. In other words, we continue to see opportunities in value and quality risks. Bringing more tough performance. Generally speaking, considering factors such as 'soft landing' scene, interest rate touch and liquidity, it seems to be beneficial to risk assets. "</text:p>
      <text:p text:style-name="P4">
In any case, the current rebound of the United States is indeed concentrated in a few technology stocks. Whether their rebound will expand to a wider range of US stock markets remains to be observed. What the market is to see is a clearer inflation, interest rate and economic trend. As long as these problems are unclear, the only thing that can be certain is that market fluctuations will continue, and investors will still be careful.</text:p>
      <text:p text:style-name="P4">
News Source: <text:a xlink:type="simple" xlink:href="https://www.zaobao.com.sg/realtime/world/story20230609-1402867" text:style-name="Internet_20_link" text:visited-style-name="Visited_20_Internet_20_Link">
https://www.zaobao.com.sg/realtime/world/story20230609-1402867</text:a>
</text:p>
      <!--NEWS-->
      <text:h text:style-name="P10" text:outline-level="1">
<text:span text:style-name="T4">
Chinese companies are facing shrinkage and heavy pressure, and the demand for internal and external demand will be turned into a mirror flower.</text:span>
</text:h>
      <text:p text:style-name="P4">
Author: chinese@voanews.com (木风)</text:p>
      <text:p text:style-name="P4">
Publisher: 美国之音中文网 (Type: NewsMediaOrganization)</text:p>
      <text:p text:style-name="P4">
Published Time: 2023-06-09T21:56:15+08:00</text:p>
      <text:p text:style-name="P4">
Modified Time: 2023-06-09 13:56:15Z</text:p>
      <text:p text:style-name="P4">
Description: Chinese official data shows that in May, the wholesale prices of Chinese factories fell sharply, a new high of seven years, and exceeded the forecast of most analysts. This change reflects that the weak demand in China has affected the development of the manufacturing industry, and has cast a new shadow for the fragile economic recovery.</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factory-deflation-steepens-as-demand-wanes-/7129948.html" text:style-name="Internet_20_link" text:visited-style-name="Visited_20_Internet_20_Link">
https://www.voachinese.com/a/china-s-factory-deflation-steepens-as-demand-wanes-/7129948.html</text:a>
</text:p>
      <!--NEWS-->
      <text:h text:style-name="P10" text:outline-level="1">
<text:span text:style-name="T4">
Czech Foreign Minister confirmed that Taiwan Foreign Minister Wu Zhaozheng would visit Prague, and Beijing warned Europe to comply with the "One Middle School" commitment</text:span>
</text:h>
      <text:p text:style-name="P4">
Author: chinese@voanews.com (松仁)</text:p>
      <text:p text:style-name="P4">
Publisher: 美国之音中文网 (Type: NewsMediaOrganization)</text:p>
      <text:p text:style-name="P4">
Published Time: 2023-06-09T21:59:26+08:00</text:p>
      <text:p text:style-name="P4">
Modified Time: 2023-06-09 13:59:26Z</text:p>
      <text:p text:style-name="P4">
Description: Jan Lipavsky, the Czech Republic, confirmed on Friday (June 9) that Taiwan Foreign Minister Wu Zhaozheng will visit Prague next week, but the Czech Republic is unlikely to change its current policy for Taiwan.</text:p>
      <text:p text:style-name="P4">
Videos: []</text:p>
      <text:p text:style-name="P4">
Images: []</text:p>
      <text:p text:style-name="P4">
Categories: ['台湾', '欧洲']</text:p>
      <text:p text:style-name="P4">
Type: None</text:p>
      <!--METADATA-->
      <text:p text:style-name="P4">
Nonenone</text:p>
      <text:p text:style-name="P4">
News Source: <text:a xlink:type="simple" xlink:href="https://www.voachinese.com/a/czech-minister-confirms-taiwan-foreign-minister-wu-to-visit-prague-next-week-20230609/7130037.html" text:style-name="Internet_20_link" text:visited-style-name="Visited_20_Internet_20_Link">
https://www.voachinese.com/a/czech-minister-confirms-taiwan-foreign-minister-wu-to-visit-prague-next-week-20230609/7130037.html</text:a>
</text:p>
      <!--NEWS-->
      <text:h text:style-name="P10" text:outline-level="1">
<text:span text:style-name="T4">
Iceland will suspend the business from the Embassy in Russia from August 1st</text:span>
</text:h>
      <text:p text:style-name="P4">
Author: 联合早报 (Person)</text:p>
      <text:p text:style-name="P4">
Publisher: 联合早报 (Organization)</text:p>
      <text:p text:style-name="P4">
Published Time: 2023-06-09T22:08</text:p>
      <text:p text:style-name="P4">
Modified Time: 2023-06-09T22:08</text:p>
      <text:p text:style-name="P4">
Description: Iceland will suspend business in Moscow from August 1st. Reuters reported that the Iceland's Ministry of Foreign Affairs issued a statement on Friday (June 9) that in addition to deciding to suspend the business in Russia, the government also required Russia to reduce Russia Reykjavi ...</text:p>
      <text:p text:style-name="P4">
Videos: []</text:p>
      <text:p text:style-name="P4">
Audios: []</text:p>
      <text:p text:style-name="P4">
Images: []</text:p>
      <text:p text:style-name="P4">
Type: NewsArticle</text:p>
      <text:p text:style-name="P4">
Breadcrumbs: ['即时', '国际']</text:p>
      <text:p text:style-name="P4">
Keywords: ['冰岛', '俄罗斯', '大使馆', '外交']</text:p>
      <!--METADATA-->
      <text:p text:style-name="P4">
Iceland will suspend business in Moscow from August 1st.</text:p>
      <text:p text:style-name="P4">
Reuters reported that the Icelandic Ministry of Foreign Affairs issued a statement on Friday (June 9) that in addition to deciding to suspend the suspension of the embassy in Russia, Russia also asked Russia to reduce the diplomatic activity of Retojavik in Iceland.</text:p>
      <text:p text:style-name="P4">
The Iceland Foreign Ministry said that the suspension of the embassy business was because the business, cultural and political relations between the two countries are at the "lowest history" level.</text:p>
      <text:p text:style-name="P4">
The Foreign Minister Thordis Gylfadottir said: "The current situation cannot allow small Iceland's small diplomatic institutions to run in the embassy set up in Russia."</text:p>
      <text:p text:style-name="P4">
The Iceland Foreign Ministry said that the diplomatic relations between the two countries have not been cut off, saying that once bilateral relations are returned to normal, they will reopen the embassies.</text:p>
      <text:p text:style-name="P4">
News Source: <text:a xlink:type="simple" xlink:href="https://www.zaobao.com.sg/realtime/world/story20230609-1402870" text:style-name="Internet_20_link" text:visited-style-name="Visited_20_Internet_20_Link">
https://www.zaobao.com.sg/realtime/world/story20230609-1402870</text:a>
</text:p>
      <!--NEWS-->
      <text:h text:style-name="P10" text:outline-level="1">
<text:span text:style-name="T4">
New Year: The US spy satellite detects the explosion before the collapse of the Ukraine dam collapsed</text:span>
</text:h>
      <text:p text:style-name="P4">
Author: 联合早报 (Person)</text:p>
      <text:p text:style-name="P4">
Publisher: 联合早报 (Organization)</text:p>
      <text:p text:style-name="P4">
Published Time: 2023-06-09T22:43</text:p>
      <text:p text:style-name="P4">
Modified Time: 2023-06-09T23:03</text:p>
      <text:p text:style-name="P4">
Description: The New York Times quoted a US official news that U.S. spy satellites detected hot signals in line with the explosion before the collapse of the Hermuson dam in southern Ukraine. NOVA Kakhovka Dam on Tuesday (June ... in June ...</text:p>
      <text:p text:style-name="P4">
Videos: []</text:p>
      <text:p text:style-name="P4">
Audios: []</text:p>
      <text:p text:style-name="P4">
Images: []</text:p>
      <text:p text:style-name="P4">
Type: NewsArticle</text:p>
      <text:p text:style-name="P4">
Breadcrumbs: ['即时', '国际']</text:p>
      <text:p text:style-name="P4">
Keywords: ['俄乌战争', '水坝', '爆炸', '乌克兰危机', '美国']</text:p>
      <!--METADATA-->
      <text:p text:style-name="P4">
The New York Times quoted a US official news that U.S. spy satellites detected hot signals in line with the explosion before the collapse of the Hermuson dam in southern Ukraine.</text:p>
      <text:p text:style-name="P4">
Nova Kakhovka, located in Hulson's port city, was damaged on Tuesday (June 6) on Tuesday (June 6), causing dikes](https://www.zaobao.com/realtime/world/story20230606-1401606)Some of the surrounding villages were flooded.</text:p>
      <text:p text:style-name="P4">
Reuters quoted New Year reports on Friday (9th) that the unnamed intelligence personnel suspected that Russia was behind the scenes that bombed the dam, but American intelligence agencies had not mastered conclusive evidence and confirmed this allegations.</text:p>
      <text:p text:style-name="P4">
On the same day, the Ukrainian Security Agency (SBU) said that they intercepted a call from Russia to confirm that Moscow was behind the scenes of the dam that the dam.</text:p>
      <text:p text:style-name="P4">
SBU released a dialogue audio fragment of about one and a half an hour in the instant messaging platform Telegram. Two men in the audio were discussing the consequences of disaster in Russian. But this audio cannot be verified independently. Moscow has not commented on this statement.</text:p>
      <text:p text:style-name="P4">
The SBU said that the intercepted information confirmed that the new Carhofka dam was bombed by an enemy destroyed group. "The invaders want to blackmail Ukraine by bombing the dam and staged a human disaster in southern Ukraine."</text:p>
      <text:p text:style-name="P4">
On the other hand, Vladimir Saldo, a pro -Russian official in Hermuson, Ukraine, said that the dam of eight people in Russia's control area died and more than 5,800 people were evacuated.</text:p>
      <text:p text:style-name="P4">
Saldo said that the water level in the city of New Carhofka has decreased by 2.5 meters from the peak of Tuesday, but Oleshky and Horapli, opposite to Hulson, who are in the Ulisato Kuruson City, HolaPrystan, the water level is still at the "highest point", and it is expected that the flood will not weaken in the next 10 days.</text:p>
      <text:p text:style-name="P4">
News Source: <text:a xlink:type="simple" xlink:href="https://www.zaobao.com.sg/realtime/world/story20230609-1402880" text:style-name="Internet_20_link" text:visited-style-name="Visited_20_Internet_20_Link">
https://www.zaobao.com.sg/realtime/world/story20230609-1402880</text:a>
</text:p>
      <!--NEWS-->
      <text:h text:style-name="P10" text:outline-level="1">
<text:span text:style-name="T4">
White House: Russia receives hundreds of Iranian drones</text:span>
</text:h>
      <text:p text:style-name="P4">
Author: 联合早报 (Person)</text:p>
      <text:p text:style-name="P4">
Publisher: 联合早报 (Organization)</text:p>
      <text:p text:style-name="P4">
Published Time: 2023-06-09T23:13</text:p>
      <text:p text:style-name="P4">
Modified Time: 2023-06-09T23:23</text:p>
      <text:p text:style-name="P4">
Description: The White House said on Friday (June 9) that Russia is deepening its national defense cooperation and has received hundreds of drones manufactured by Iran to attack Ukraine. Kobe, a spokesman for the White House National Security Council, issued a statement saying that Russia has been using Iran in recent weeks ...</text:p>
      <text:p text:style-name="P4">
Videos: []</text:p>
      <text:p text:style-name="P4">
Audios: []</text:p>
      <text:p text:style-name="P4">
Images: []</text:p>
      <text:p text:style-name="P4">
Type: NewsArticle</text:p>
      <text:p text:style-name="P4">
Breadcrumbs: ['即时', '国际']</text:p>
      <text:p text:style-name="P4">
Keywords: ['俄乌战争', '俄罗斯', '乌克兰', '伊朗', '无人机', '美国']</text:p>
      <!--METADATA-->
      <text:p text:style-name="P4">
The White House said on Friday (June 9) that Russia is deepening its national defense cooperation and has received hundreds of drones manufactured by Iran to attack Ukraine.</text:p>
      <text:p text:style-name="P4">
Kobe, a spokesman for the White House National Security Council, issued a statement saying that Russia has been using Iran's drone attack Kiev in recent weeks, making the Ukraine people panic, "the military partnership between Russia and Iran seems to be deepening."</text:p>
      <text:p text:style-name="P4">
Cerma said that the United States pays close attention to the cooperation between Russia and Iran and the production of Iranian drones in Russia.</text:p>
      <text:p text:style-name="P4">
Karbin said that the US information shows that Russia is acquiring the materials required by the construction of drone manufacturers from Iran, a factory located in the Special Zone of the Russian Arabuga Economic Zone, which will be fully put into operation early next year.</text:p>
      <text:p text:style-name="P4">
Cerbin pointed out that the support between Russia and Iran is two -way. Iran provides drones for Russia, while Russia provides Iran with unprecedented defense cooperation, including missiles and electronic equipment.</text:p>
      <text:p text:style-name="P4">
He said that the cooperation of Russia and Iraqi endangered the neighbor and the international community of Ukraine, Iran, and said that the United States would continue to reveal and destroy these activities, including disclosure related information.</text:p>
      <text:p text:style-name="P4">
News Source: <text:a xlink:type="simple" xlink:href="https://www.zaobao.com.sg/realtime/world/story20230609-1402883" text:style-name="Internet_20_link" text:visited-style-name="Visited_20_Internet_20_Link">
https://www.zaobao.com.sg/realtime/world/story20230609-1402883</text:a>
</text:p>
      <!--NEWS-->
      <text:h text:style-name="P10" text:outline-level="1">
<text:span text:style-name="T4">
Do not ask Beijing to ask for ghosts and gods, Chinese unemployed people have no lives and burn incense and worship the Buddha and look forward to good luck</text:span>
</text:h>
      <text:p text:style-name="P4">
Author: chinese@voanews.com (木风)</text:p>
      <text:p text:style-name="P4">
Publisher: 美国之音中文网 (Type: NewsMediaOrganization)</text:p>
      <text:p text:style-name="P4">
Published Time: 2023-06-09T23:43:08+08:00</text:p>
      <text:p text:style-name="P4">
Modified Time: 2023-06-09 17:06:47Z</text:p>
      <text:p text:style-name="P4">
Description: Since Beijing's abandonment of the dynamic clearing policy and restarting the economy, more and more economic data shows that the three major powers that drive China's economic growth: investment, consumption, and exports have been extinguished. The recovery "has been broken.</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people-in-china-are-so-worried-about-the-economy-they-re-asking-for-divine-intervention--20230609/7129960.html" text:style-name="Internet_20_link" text:visited-style-name="Visited_20_Internet_20_Link">
https://www.voachinese.com/a/people-in-china-are-so-worried-about-the-economy-they-re-asking-for-divine-intervention--20230609/7129960.html</text:a>
</text:p>
      <!--NEWS-->
      <text:h text:style-name="P10" text:outline-level="1">
<text:span text:style-name="T4">
Canadian wild fire smoke fluttered to Norway</text:span>
</text:h>
      <text:p text:style-name="P4">
Publisher: 法新社</text:p>
      <text:p text:style-name="P4">
Published Time: 2023-06-09T3:02:08+00:00</text:p>
      <text:p text:style-name="P4">
Modified Time: 2023-06-09T13:50:02+00:00</text:p>
      <text:p text:style-name="P4">
Description: (Agence France -Presse Oslo, 9th) The Institute of Climate and Environment of Norway Nordic Norway said today that the smoke produced by the wildfires in North American countries can detect Norway, which has been scattered thousands of kilometers away this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3.617581in" draw:z-index="0">
<draw:image xlink:href="../Images/rficn/2023-06-09T3-02-08-00-00/000000.png" xlink:type="simple" xlink:show="embed" xlink:actuate="onLoad" draw:mime-type="image/png"/>
</draw:frame>
Researcher Nikolaosevangeliou, a researcher at the Norwegian Research Institute of Climate and Environment (Nilu) researcher, told France -Praise that the concentration "very weak" smoke particles can be detected in Norway from the 5th, especially At the Birkenes Observation Station in the south.</text:p>
      <text:p text:style-name="P4">
Ivan Jereo said that the detected data changed according to wildfire strength, wind direction and rainfall. "We have not seen severe peaks or large -scale increases ... so we don't think (for Norway) to constitute any environmental problems or serious health hazards."</text:p>
      <text:p text:style-name="P4">
In recent weeks, Canada's outbreaks and unprecedented wildfires have been unprecedented with fire. About 3.8 million hectares of forest land have been Zhu Rong, and tens of thousands of residents have been forced to escape their homes. Canada has recorded about 2,300 wildfires since this year, and has never been seen before.</text:p>
      <text:p text:style-name="P4">
Like most regions in northern Europe, the climate of this spring and early summer is extremely dry. Southern Norway has not rain for 16 consecutive days, and the forecast will not rain in the next few days.</text:p>
      <text:p text:style-name="P4">
News Source: <text:a xlink:type="simple" xlink:href="https://www.rfi.fr/cn/%E7%A7%91%E5%AD%A6%E6%96%B0%E7%9F%A5/20230609-%E5%8A%A0%E6%8B%BF%E5%A4%A7%E9%87%8E%E7%81%AB%E7%83%9F%E5%B0%98%E9%A3%98%E6%95%A3%E8%87%B3%E6%8C%AA%E5%A8%81" text:style-name="Internet_20_link" text:visited-style-name="Visited_20_Internet_20_Link">
https://www.rfi.fr/cn/%E7%A7%91%E5%AD%A6%E6%96%B0%E7%9F%A5/20230609-%E5%8A%A0%E6%8B%BF%E5%A4%A7%E9%87%8E%E7%81%AB%E7%83%9F%E5%B0%98%E9%A3%98%E6%95%A3%E8%87%B3%E6%8C%AA%E5%A8%81</text:a>
</text:p>
      <!--NEWS-->
      <text:h text:style-name="P10" text:outline-level="1">
<text:span text:style-name="T4">
Ukrainian dam, Understanding EU: Russia is behind the scenes</text:span>
</text:h>
      <text:p text:style-name="P4">
Publisher: 法新社</text:p>
      <text:p text:style-name="P4">
Published Time: 2023-06-09T8:02:08+00:00</text:p>
      <text:p text:style-name="P4">
Modified Time: 2023-06-09T14:50:01+00:00</text:p>
      <text:p text:style-name="P4">
Description: (France -France -France -France/Moscow, 9th) EU ’s senior representative of Foreign and Security Policy, Josep Borrell, said today that“ everything indicates that ”Russia is behind the scenes of the Kakova dam burst. Both the Moscow and the Kiev authorities accused each other alleged to the other party to cause the inci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3.617581in" draw:z-index="0">
<draw:image xlink:href="../Images/rficn/2023-06-09T8-02-08-00-00/000000.png" xlink:type="simple" xlink:show="embed" xlink:actuate="onLoad" draw:mime-type="image/png"/>
</draw:frame>
The dam was decided on the 6th, floods poured into the Dieber River, drowned dozens of villages and parts of Hesong City, forcing thousands of people to escape from their homes, causing concerns about humanitarian disasters from all walks of life.</text:p>
      <text:p text:style-name="P4">
Poorier told the Spanish media: "The dam is not bombed. It is destroyed by explosives placed where the turbine is located. This place is in Russia's control."</text:p>
      <text:p text:style-name="P4">
He also said, "I don't come to find out anyone. But everything seems to indicate that if this happens where Russia is controlled, it is difficult to believe that it may be what others do."</text:p>
      <text:p text:style-name="P4">
News Source: <text:a xlink:type="simple" xlink:href="https://www.rfi.fr/cn/%E5%9B%BD%E9%99%85%E6%8A%A5%E9%81%93/20230609-%E4%B9%8C%E5%85%8B%E5%85%B0%E6%B0%B4%E5%9D%9D%E6%BA%83%E5%A0%A4-%E6%AC%A7%E7%9B%9F-%E4%BF%84%E7%BD%97%E6%96%AF%E6%98%AF%E5%B9%95%E5%90%8E%E9%BB%91%E6%89%8B" text:style-name="Internet_20_link" text:visited-style-name="Visited_20_Internet_20_Link">
https://www.rfi.fr/cn/%E5%9B%BD%E9%99%85%E6%8A%A5%E9%81%93/20230609-%E4%B9%8C%E5%85%8B%E5%85%B0%E6%B0%B4%E5%9D%9D%E6%BA%83%E5%A0%A4-%E6%AC%A7%E7%9B%9F-%E4%BF%84%E7%BD%97%E6%96%AF%E6%98%AF%E5%B9%95%E5%90%8E%E9%BB%91%E6%89%8B</text:a>
</text:p>
      <!--NEWS-->
      <text:h text:style-name="P10" text:outline-level="1">
<text:span text:style-name="T4">
Trump was prosecuted for file processing case (Free Version)</text:span>
</text:h>
      <text:p text:style-name="P4">
Author: Sadie Gurman</text:p>
      <text:p text:style-name="P4">
Publisher: 华尔街日报中文网</text:p>
      <text:p text:style-name="P4">
Published Time: 2023-06-09T9:31:00.000Z</text:p>
      <text:p text:style-name="P4">
Modified Time: 2023-06-09T11:31:00.000Z</text:p>
      <text:p text:style-name="P4">
Created Time: 2023-06-09T00:24:00.000Z</text:p>
      <text:p text:style-name="P4">
Description: Former US President Trump said he had been sued by a federal jury to involve his investigation of confidential documents in Haihu Manor; this is the first time that the U.S. Department of Justice has the first time that a former president has proposed criminal charges.</text:p>
      <text:p text:style-name="P4">
Images: []</text:p>
      <text:p text:style-name="P4">
Categories: ['国际']</text:p>
      <text:p text:style-name="P4">
Keywords: SYND</text:p>
      <text:p text:style-name="P4">
Type: Article</text:p>
      <!--METADATA-->
      <text:p text:style-name="P4">
Former American President Trump(Donald Trump)He said that he had been sued by a federal jury, <text:a xlink:type="simple" xlink:href="https://cn.wsj.com/articles/CN-BGH-20230524065548" text:style-name="Internet_20_link" text:visited-style-name="Visited_20_Internet_20_Link">
involving him in Haihu Manor(Mar-a-Lago)Investigation of confidential file processing</text:a>
This is the first time that the U.S. Department of Justice has made criminal charges on a former president.</text:p>
      <text:p text:style-name="P4">
News Source: <text:a xlink:type="simple" xlink:href="https://cn.wsj.com/articles/%E7%89%B9%E6%9C%97%E6%99%AE%E7%A7%B0%E8%87%AA%E5%B7%B1%E5%B7%B2%E5%9B%A0%E6%96%87%E4%BB%B6%E5%A4%84%E7%90%86%E6%A1%88%E8%80%8C%E8%A2%AB%E8%B5%B7%E8%AF%89-d4d85528" text:style-name="Internet_20_link" text:visited-style-name="Visited_20_Internet_20_Link">
https://cn.wsj.com/articles/%E7%89%B9%E6%9C%97%E6%99%AE%E7%A7%B0%E8%87%AA%E5%B7%B1%E5%B7%B2%E5%9B%A0%E6%96%87%E4%BB%B6%E5%A4%84%E7%90%86%E6%A1%88%E8%80%8C%E8%A2%AB%E8%B5%B7%E8%AF%89-d4d85528</text:a>
</text:p>
      <!--NEWS-->
      <text:h text:style-name="P10" text:outline-level="1">
<text:span text:style-name="T4">
The United States and Japan intend to share unmanned reconnaissance aircraft real -time military information data</text:span>
</text:h>
      <text:p text:style-name="P4">
Author: chinese@voanews.com (高锋)</text:p>
      <text:p text:style-name="P4">
Publisher: 美国之音中文网 (Type: NewsMediaOrganization)</text:p>
      <text:p text:style-name="P4">
Published Time: 2023-06-10T00:57:58+08:00</text:p>
      <text:p text:style-name="P4">
Modified Time: 2023-06-09 16:57:58Z</text:p>
      <text:p text:style-name="P4">
Description: The United States and the Japanese military reported that the real -time data of sharing unmanned reconnaissance aircraft with Taiwan's unmanned reconnaissance plans to deal with the mainland may attack Taiwan. It is particularly important to master the movement of the PLA on the first island chain. Some military experts believe that shared real -time data is an important part of the United States to defense Taiwan, and it is also the general trend, and Beijing is unable to change.</text:p>
      <text:p text:style-name="P4">
Videos: []</text:p>
      <text:p text:style-name="P4">
Images: []</text:p>
      <text:p text:style-name="P4">
Categories: ['亚太', '美国', '军事']</text:p>
      <text:p text:style-name="P4">
Type: None</text:p>
      <!--METADATA-->
      <text:p text:style-name="P4">
Nonenone</text:p>
      <text:p text:style-name="P4">
News Source: <text:a xlink:type="simple" xlink:href="https://www.voachinese.com/a/us-taiwan-japan-drone-fleets-to-share-real-time-data-20230609/7130244.html" text:style-name="Internet_20_link" text:visited-style-name="Visited_20_Internet_20_Link">
https://www.voachinese.com/a/us-taiwan-japan-drone-fleets-to-share-real-time-data-20230609/7130244.html</text:a>
</text:p>
      <!--NEWS-->
      <text:h text:style-name="P10" text:outline-level="1">
<text:span text:style-name="T4">
Canadian mountain fires are raging, and the smoke of the US -Canadian coast has many smokes and hazy people let the people feel the threat of wildfires by themselves</text:span>
</text:h>
      <text:p text:style-name="P4">
Author: chinese@voanews.com (松仁)</text:p>
      <text:p text:style-name="P4">
Publisher: 美国之音中文网 (Type: NewsMediaOrganization)</text:p>
      <text:p text:style-name="P4">
Published Time: 2023-06-10T01:42:34+08:00</text:p>
      <text:p text:style-name="P4">
Modified Time: 2023-06-09 17:47:08Z</text:p>
      <text:p text:style-name="P4">
Description: The mountain fires in Quebec and New Stocks in Canada continued to burn, and the smoke southward south, making the smoke dazzling in New York, Washington, and even North Carolina for the third consecutive day. Patients with respiratory diseases are directly threatened, and it also causes serious inconvenience to the lives of ordinary men, women, and children.</text:p>
      <text:p text:style-name="P4">
Videos: []</text:p>
      <text:p text:style-name="P4">
Images: []</text:p>
      <text:p text:style-name="P4">
Categories: ['美国', '美洲', '生态环境']</text:p>
      <text:p text:style-name="P4">
Type: None</text:p>
      <!--METADATA-->
      <text:p text:style-name="P4">
Nonenone</text:p>
      <text:p text:style-name="P4">
News Source: <text:a xlink:type="simple" xlink:href="https://www.voachinese.com/a/a-third-day-of-smoky-air-gives-millions-in-us-east-coast-canada-a-new-view-of-wildfire-threat-20230609/7130480.html" text:style-name="Internet_20_link" text:visited-style-name="Visited_20_Internet_20_Link">
https://www.voachinese.com/a/a-third-day-of-smoky-air-gives-millions-in-us-east-coast-canada-a-new-view-of-wildfire-threat-20230609/7130480.html</text:a>
</text:p>
      <!--NEWS-->
      <text:h text:style-name="P10" text:outline-level="1">
<text:span text:style-name="T4">
The United States includes the two Chinese companies in the entity list, and continues to implement the actions to resist Xinjiang forced labor products</text:span>
</text:h>
      <text:p text:style-name="P4">
Author: chinese@voanews.com (木风)</text:p>
      <text:p text:style-name="P4">
Publisher: 美国之音中文网 (Type: NewsMediaOrganization)</text:p>
      <text:p text:style-name="P4">
Published Time: 2023-06-10T02:21:35+08:00</text:p>
      <text:p text:style-name="P4">
Modified Time: 2023-06-09 19:40:59Z</text:p>
      <text:p text:style-name="P4">
Description: The US government announced on Friday (June 9) that the Chinese laser printer manufacturer Nasda Co., Ltd. and its eight subordinate branches were included in the export control list. The reason for sanctioning this Chinese company is that the company is suspected of participating in human rights in Xinjiang, China.</text:p>
      <text:p text:style-name="P4">
Videos: []</text:p>
      <text:p text:style-name="P4">
Images: []</text:p>
      <text:p text:style-name="P4">
Categories: ['美中贸易', '美国', '中国']</text:p>
      <text:p text:style-name="P4">
Type: None</text:p>
      <!--METADATA-->
      <text:p text:style-name="P4">
Nonenone</text:p>
      <text:p text:style-name="P4">
News Source: <text:a xlink:type="simple" xlink:href="https://www.voachinese.com/a/u-s-bans-imports-from-china-based-ninestar-corp-over-uyghurs-20230609/7130370.html" text:style-name="Internet_20_link" text:visited-style-name="Visited_20_Internet_20_Link">
https://www.voachinese.com/a/u-s-bans-imports-from-china-based-ninestar-corp-over-uyghurs-20230609/7130370.html</text:a>
</text:p>
      <!--NEWS-->
      <text:h text:style-name="P10" text:outline-level="1">
<text:span text:style-name="T4">
Blint is expected to visit China next week for the establishment of crisis management and control mechanism, but US -China cooperation is "challenged huge"</text:span>
</text:h>
      <text:p text:style-name="P4">
Author: chinese@voanews.com (斯洋)</text:p>
      <text:p text:style-name="P4">
Publisher: 美国之音中文网 (Type: NewsMediaOrganization)</text:p>
      <text:p text:style-name="P4">
Published Time: 2023-06-10T02:56:45+08:00</text:p>
      <text:p text:style-name="P4">
Modified Time: 2023-06-09 19:29:47Z</text:p>
      <text:p text:style-name="P4">
Description: Politico, a US political news website, quoted sources on Thursday (June 8th) that US Secretary of State Brosky is arranging to visit China next week. A senior official of the Biden Government said recently that the Bayeng government seeking dialogue with China is to establish a crisis control mechanism similar to the United States and Russia during the Cold War, but for the prospects of cooperation between the United States and China. "Challenge huge." Some experts point out that, given the current structural competition in the United States and China, compared with cooperation, the United States and China should find the establishment of a framework of "barely tolerance and restraint" to coexist peacefully.</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blinken-us-china-crisis-management-20230609/7130079.html" text:style-name="Internet_20_link" text:visited-style-name="Visited_20_Internet_20_Link">
https://www.voachinese.com/a/blinken-us-china-crisis-management-20230609/7130079.html</text:a>
</text:p>
      <!--NEWS-->
      <text:h text:style-name="P10" text:outline-level="1">
<text:span text:style-name="T4">
Sino -Russian fighter plane joint cruise show muscle first island chain alliance confrontation is clear</text:span>
</text:h>
      <text:p text:style-name="P4">
Author: chinese@voanews.com (刘恩民)</text:p>
      <text:p text:style-name="P4">
Publisher: 美国之音中文网 (Type: Organization)</text:p>
      <text:p text:style-name="P4">
Published Time: 2023-06-10T03:50:59+08:00</text:p>
      <text:p text:style-name="P4">
Modified Time: 2023-06-09 19:50:59Z</text:p>
      <text:p text:style-name="P4">
Description: China and Russia conducted the sixth joint strategic cruise since 2019, including the China Board-6 and Russia's Tu-95 strategic bomber. The cruise of the Japanese sea, the East China Sea and the western Pacific airspace is longer than in the past. China continued to send various types of fighters into the Taiwan air defense identification zone on the 8th. In response to the China -Russia Alliance, Japan, South Korea, and the Taiwan Air Force sent fighters to respond. Taiwan also launched a missile defense system to chase and prison. The first island chain league headed by the United States was clear.</text:p>
      <text:p text:style-name="P4">
Videos: []</text:p>
      <text:p text:style-name="P4">
Images: []</text:p>
      <text:p text:style-name="P4">
Categories: ['军事', '美中关系', '台海两岸关系', '社媒-最IN视频']</text:p>
      <text:p text:style-name="P4">
Type: None</text:p>
      <!--METADATA-->
      <text:p text:style-name="P4">
Nonenone</text:p>
      <text:p text:style-name="P4">
News Source: <text:a xlink:type="simple" xlink:href="https://www.voachinese.com/a/china-russia-launch-joint-air-patrol-alarms-south-korea-japan-taiwan-20230610/7130750.html" text:style-name="Internet_20_link" text:visited-style-name="Visited_20_Internet_20_Link">
https://www.voachinese.com/a/china-russia-launch-joint-air-patrol-alarms-south-korea-japan-taiwan-20230610/7130750.html</text:a>
</text:p>
      <!--NEWS-->
      <text:h text:style-name="P10" text:outline-level="1">
<text:span text:style-name="T4">
White House: Russia receives hundreds of drones from Iran and plans to produce in Russia</text:span>
</text:h>
      <text:p text:style-name="P4">
Author: chinese@voanews.com (维达库斯瓦拉)</text:p>
      <text:p text:style-name="P4">
Publisher: 美国之音中文网 (Type: NewsMediaOrganization)</text:p>
      <text:p text:style-name="P4">
Published Time: 2023-06-10T04:10:03+08:00</text:p>
      <text:p text:style-name="P4">
Modified Time: 2023-06-09 21:18:42Z</text:p>
      <text:p text:style-name="P4">
Description: According to the White House, Moscow not only got hundreds of Iranian drones, but also cooperated with Iran to produce drones in Russia, which is a sign of deepening military cooperation between the two countries.</text:p>
      <text:p text:style-name="P4">
Videos: []</text:p>
      <text:p text:style-name="P4">
Images: []</text:p>
      <text:p text:style-name="P4">
Categories: ['中东', '欧洲', '军事', '乌克兰局势', '编辑推荐']</text:p>
      <text:p text:style-name="P4">
Type: None</text:p>
      <!--METADATA-->
      <text:p text:style-name="P4">
Nonenone</text:p>
      <text:p text:style-name="P4">
News Source: <text:a xlink:type="simple" xlink:href="https://www.voachinese.com/a/russia-receiving-hundreds-of-iranian-drones-plans-to-produce-them-white-house-20230609/7130822.html" text:style-name="Internet_20_link" text:visited-style-name="Visited_20_Internet_20_Link">
https://www.voachinese.com/a/russia-receiving-hundreds-of-iranian-drones-plans-to-produce-them-white-house-20230609/7130822.html</text:a>
</text:p>
      <!--NEWS-->
      <text:h text:style-name="P10" text:outline-level="1">
<text:span text:style-name="T4">
The United States announced the new US $ 2.1 billion project</text:span>
</text:h>
      <text:p text:style-name="P4">
Author: chinese@voanews.com (美国之音)</text:p>
      <text:p text:style-name="P4">
Publisher: 美国之音中文网 (Type: NewsMediaOrganization)</text:p>
      <text:p text:style-name="P4">
Published Time: 2023-06-10T04:48:04+08:00</text:p>
      <text:p text:style-name="P4">
Modified Time: 2023-06-09 20:48:04Z</text:p>
      <text:p text:style-name="P4">
Description: The Pentagon announced on Friday (June 9) a new US $ 2.1 billion aid plan, including key air defense and ammunition capabilities.</text:p>
      <text:p text:style-name="P4">
Videos: []</text:p>
      <text:p text:style-name="P4">
Images: []</text:p>
      <text:p text:style-name="P4">
Categories: ['乌克兰局势', '美国', '军事']</text:p>
      <text:p text:style-name="P4">
Type: None</text:p>
      <!--METADATA-->
      <text:p text:style-name="P4">
Nonenone</text:p>
      <text:p text:style-name="P4">
News Source: <text:a xlink:type="simple" xlink:href="https://www.voachinese.com/a/us-announces-additional-2-1b-security-assistance-to-ukraine-20230609/7130795.html" text:style-name="Internet_20_link" text:visited-style-name="Visited_20_Internet_20_Link">
https://www.voachinese.com/a/us-announces-additional-2-1b-security-assistance-to-ukraine-20230609/7130795.html</text:a>
</text:p>
      <!--NEWS-->
      <text:h text:style-name="P10" text:outline-level="1">
<text:span text:style-name="T4">
South Korea summoned the Chinese ambassador about the "unforgivable" remarks</text:span>
</text:h>
      <text:p text:style-name="P4">
Author: chinese@voanews.com (加洛)</text:p>
      <text:p text:style-name="P4">
Publisher: 美国之音中文网 (Type: NewsMediaOrganization)</text:p>
      <text:p text:style-name="P4">
Published Time: 2023-06-10T05:07:57+08:00</text:p>
      <text:p text:style-name="P4">
Modified Time: 2023-06-09 21:07:57Z</text:p>
      <text:p text:style-name="P4">
Description: South Korea summoned the Chinese ambassador to South Korea on Friday (June 9) to condemn the criticism of "unforgivable" South Korea's "unforgivable". This is the latest outbreak of the tension between Seoul and Beijing.</text:p>
      <text:p text:style-name="P4">
Videos: []</text:p>
      <text:p text:style-name="P4">
Images: []</text:p>
      <text:p text:style-name="P4">
Categories: ['亚太', '中国', '朝鲜半岛局势']</text:p>
      <text:p text:style-name="P4">
Type: None</text:p>
      <!--METADATA-->
      <text:p text:style-name="P4">
Nonenone</text:p>
      <text:p text:style-name="P4">
News Source: <text:a xlink:type="simple" xlink:href="https://www.voachinese.com/a/south-korea-summons-china-ambassador-over-unforgivable-comments-20230609/7130803.html" text:style-name="Internet_20_link" text:visited-style-name="Visited_20_Internet_20_Link">
https://www.voachinese.com/a/south-korea-summons-china-ambassador-over-unforgivable-comments-20230609/7130803.html</text:a>
</text:p>
      <!--NEWS-->
      <text:h text:style-name="P10" text:outline-level="1">
<text:span text:style-name="T4">
New progress of Chinese babies in the United States for banned Chinese in the United States</text:span>
</text:h>
      <text:p text:style-name="P4">
Author: chinese@voanews.com (刘文)</text:p>
      <text:p text:style-name="P4">
Publisher: 美国之音中文网 (Type: NewsMediaOrganization)</text:p>
      <text:p text:style-name="P4">
Published Time: 2023-06-10T05:16:18+08:00</text:p>
      <text:p text:style-name="P4">
Modified Time: 2023-06-09 21:16:18Z</text:p>
      <text:p text:style-name="P4">
Description: With Louisiana, the legislature meeting of the Texas and other places, the bills that the Chinese government and Chinese citizens have tried to promote the purchase of real estate in the United States. In a large number of opposition voices in the Chinese community, some states' bills have been modified to become more gentle, and the governor signed as a law, and some state bills are "aborted" in the process of promotion.</text:p>
      <text:p text:style-name="P4">
Videos: []</text:p>
      <text:p text:style-name="P4">
Images: []</text:p>
      <text:p text:style-name="P4">
Categories: ['经济·金融·贸易', '美国', '法律']</text:p>
      <text:p text:style-name="P4">
Type: None</text:p>
      <!--METADATA-->
      <text:p text:style-name="P4">
Nonenone</text:p>
      <text:p text:style-name="P4">
News Source: <text:a xlink:type="simple" xlink:href="https://www.voachinese.com/a/recent-updates-on-bills-banning-chinese-citizens-from-buying-property-and-land-in-the-united-states/7130853.html" text:style-name="Internet_20_link" text:visited-style-name="Visited_20_Internet_20_Link">
https://www.voachinese.com/a/recent-updates-on-bills-banning-chinese-citizens-from-buying-property-and-land-in-the-united-states/713085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